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25.986cm"/>
    </style:style>
    <style:style style:name="co5" style:family="table-column">
      <style:table-column-properties fo:break-before="auto" style:column-width="8.098cm"/>
    </style:style>
    <style:style style:name="co6" style:family="table-column">
      <style:table-column-properties fo:break-before="auto" style:column-width="7.881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3.522cm"/>
    </style:style>
    <style:style style:name="co11" style:family="table-column">
      <style:table-column-properties fo:break-before="auto" style:column-width="2.596cm"/>
    </style:style>
    <style:style style:name="co12" style:family="table-column">
      <style:table-column-properties fo:break-before="auto" style:column-width="7.608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2.977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2.732cm"/>
    </style:style>
    <style:style style:name="co17" style:family="table-column">
      <style:table-column-properties fo:break-before="auto" style:column-width="2.678cm"/>
    </style:style>
    <style:style style:name="co18" style:family="table-column">
      <style:table-column-properties fo:break-before="auto" style:column-width="13.002cm"/>
    </style:style>
    <style:style style:name="co19" style:family="table-column">
      <style:table-column-properties fo:break-before="auto" style:column-width="2.868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3.604cm"/>
    </style:style>
    <style:style style:name="co22" style:family="table-column">
      <style:table-column-properties fo:break-before="auto" style:column-width="2.051cm"/>
    </style:style>
    <style:style style:name="co23" style:family="table-column">
      <style:table-column-properties fo:break-before="auto" style:column-width="2.214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8.28cm"/>
    </style:style>
    <style:style style:name="co26" style:family="table-column">
      <style:table-column-properties fo:break-before="auto" style:column-width="8.58cm"/>
    </style:style>
    <style:style style:name="co27" style:family="table-column">
      <style:table-column-properties fo:break-before="auto" style:column-width="15.88cm"/>
    </style:style>
    <style:style style:name="co28" style:family="table-column">
      <style:table-column-properties fo:break-before="auto" style:column-width="23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202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9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edic_referencia</text:p>
          </table:table-cell>
          <table:table-cell table:style-name="Default" office:value-type="string" calcext:value-type="string">
            <text:p>edic_datainici</text:p>
          </table:table-cell>
          <table:table-cell table:style-name="Default" office:value-type="string" calcext:value-type="string">
            <text:p>edic_datafi</text:p>
          </table:table-cell>
          <table:table-cell office:value-type="string" calcext:value-type="string">
            <text:p>edic_titulo</text:p>
          </table:table-cell>
          <table:table-cell office:value-type="string" calcext:value-type="string">
            <text:p>aras_descriptor</text:p>
          </table:table-cell>
          <table:table-cell office:value-type="string" calcext:value-type="string">
            <text:p>nom_coordinador</text:p>
          </table:table-cell>
          <table:table-cell office:value-type="string" calcext:value-type="string">
            <text:p>imp_gasto</text:p>
          </table:table-cell>
          <table:table-cell office:value-type="string" calcext:value-type="string">
            <text:p>imp_presupuesto</text:p>
          </table:table-cell>
          <table:table-cell office:value-type="string" calcext:value-type="string">
            <text:p>edic_usualta</text:p>
          </table:table-cell>
          <table:table-cell office:value-type="string" calcext:value-type="string">
            <text:p>edic_fcmodif</text:p>
          </table:table-cell>
          <table:table-cell office:value-type="string" calcext:value-type="string">
            <text:p>edic_usumodif</text:p>
          </table:table-cell>
          <table:table-cell office:value-type="string" calcext:value-type="string">
            <text:p>conv_denominacion</text:p>
          </table:table-cell>
          <table:table-cell office:value-type="string" calcext:value-type="string">
            <text:p>edic_orden</text:p>
          </table:table-cell>
          <table:table-cell office:value-type="string" calcext:value-type="string">
            <text:p>conv_codigo</text:p>
          </table:table-cell>
          <table:table-cell office:value-type="string" calcext:value-type="string">
            <text:p>edic_idpropuesta</text:p>
          </table:table-cell>
          <table:table-cell office:value-type="string" calcext:value-type="string">
            <text:p>edic_idvalid</text:p>
          </table:table-cell>
          <table:table-cell office:value-type="string" calcext:value-type="string">
            <text:p>edic_idvalid_dg</text:p>
          </table:table-cell>
          <table:table-cell office:value-type="string" calcext:value-type="string">
            <text:p>estado_edicion</text:p>
          </table:table-cell>
          <table:table-cell office:value-type="string" calcext:value-type="string">
            <text:p>lugar_realizacion</text:p>
          </table:table-cell>
          <table:table-cell office:value-type="string" calcext:value-type="string">
            <text:p>num_solicitudes</text:p>
          </table:table-cell>
          <table:table-cell office:value-type="string" calcext:value-type="string">
            <text:p>num_participantes</text:p>
          </table:table-cell>
          <table:table-cell office:value-type="string" calcext:value-type="string">
            <text:p>num_part_certificado</text:p>
          </table:table-cell>
          <table:table-cell office:value-type="string" calcext:value-type="string">
            <text:p>num_horas</text:p>
          </table:table-cell>
          <table:table-cell office:value-type="string" calcext:value-type="string">
            <text:p>num_plazas</text:p>
          </table:table-cell>
        </table:table-row>
        <table:table-row table:style-name="ro1">
          <table:table-cell/>
          <table:table-cell office:value-type="string" calcext:value-type="string">
            <text:p>25FP43CF021</text:p>
          </table:table-cell>
          <table:table-cell office:value-type="date" office:date-value="2025-01-15" calcext:value-type="date">
            <text:p>15/01/25</text:p>
          </table:table-cell>
          <table:table-cell office:value-type="date" office:date-value="2025-02-12" calcext:value-type="date">
            <text:p>12/02/25</text:p>
          </table:table-cell>
          <table:table-cell office:value-type="string" calcext:value-type="string">
            <text:p>Expertos en programación por competencias 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2112" calcext:value-type="float">
            <text:p>2112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0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5FP20CF007</text:p>
          </table:table-cell>
          <table:table-cell office:value-type="date" office:date-value="2025-01-25" calcext:value-type="date">
            <text:p>25/01/25</text:p>
          </table:table-cell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Diseño de entrenamientos funcionales basados en evidencias para el fitness grupal y personal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25FP27CF002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EPLAN Electric P8: Software de diseño eléctrico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60" calcext:value-type="float">
            <text:p>1260</text:p>
          </table:table-cell>
          <table:table-cell/>
          <table:table-cell office:value-type="string" calcext:value-type="string">
            <text:p>20/0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25FP27CF001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16" calcext:value-type="date">
            <text:p>16/03/25</text:p>
          </table:table-cell>
          <table:table-cell office:value-type="string" calcext:value-type="string">
            <text:p>Comunicaciones industriales con PLC e introducción al IoT industrial 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920" calcext:value-type="float">
            <text:p>1920</text:p>
          </table:table-cell>
          <table:table-cell/>
          <table:table-cell office:value-type="string" calcext:value-type="string">
            <text:p>19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Antonio José Cavanilles"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2CF004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30" calcext:value-type="date">
            <text:p>30/03/25</text:p>
          </table:table-cell>
          <table:table-cell office:value-type="string" calcext:value-type="string">
            <text:p>GNS3. Virtualización de sistemas, equipos y red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680" calcext:value-type="float">
            <text:p>1680</text:p>
          </table:table-cell>
          <table:table-cell/>
          <table:table-cell office:value-type="string" calcext:value-type="string">
            <text:p>03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25FP32CF002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AWS Academy: Primeros pasos y creación de entornos en la nube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04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25FP32CF003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Introducción a Docker y <text:s/>Kubernet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60" calcext:value-type="float">
            <text:p>1260</text:p>
          </table:table-cell>
          <table:table-cell/>
          <table:table-cell office:value-type="string" calcext:value-type="string">
            <text:p>05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329" calcext:value-type="float">
            <text:p>32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25FP43CF162</text:p>
          </table:table-cell>
          <table:table-cell table:number-columns-repeated="2" office:value-type="date" office:date-value="2025-01-28" calcext:value-type="date">
            <text:p>28/01/25</text:p>
          </table:table-cell>
          <table:table-cell office:value-type="string" calcext:value-type="string">
            <text:p>La Inteligencia Artificial en formación profesional: preparando al profesional del futuro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22/01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16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alón de Actos de la Conselleria de Educación, Investigación, Cultura y Deporte</text:p>
          </table:table-cell>
          <table:table-cell office:value-type="float" office:value="418" calcext:value-type="float">
            <text:p>418</text:p>
          </table:table-cell>
          <table:table-cell office:value-type="float" office:value="270" calcext:value-type="float">
            <text:p>270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25FP43CF020</text:p>
          </table:table-cell>
          <table:table-cell office:value-type="date" office:date-value="2025-01-28" calcext:value-type="date">
            <text:p>28/01/25</text:p>
          </table:table-cell>
          <table:table-cell office:value-type="date" office:date-value="2025-04-11" calcext:value-type="date">
            <text:p>11/04/25</text:p>
          </table:table-cell>
          <table:table-cell office:value-type="string" calcext:value-type="string">
            <text:p>La digitalización y la sostenibilidad en la empresa de hoy: casos de éxito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VICENTE BOIX, ALFREDO RAFAEL</text:p>
          </table:table-cell>
          <table:table-cell office:value-type="float" office:value="1273" calcext:value-type="float">
            <text:p>1273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03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892" calcext:value-type="float">
            <text:p>1892</text:p>
          </table:table-cell>
          <table:table-cell office:value-type="float" office:value="1475" calcext:value-type="float">
            <text:p>1475</text:p>
          </table:table-cell>
          <table:table-cell office:value-type="float" office:value="1032" calcext:value-type="float">
            <text:p>1032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25FP38CF005</text:p>
          </table:table-cell>
          <table:table-cell office:value-type="date" office:date-value="2025-02-01" calcext:value-type="date">
            <text:p>01/02/25</text:p>
          </table:table-cell>
          <table:table-cell office:value-type="date" office:date-value="2025-03-29" calcext:value-type="date">
            <text:p>29/03/25</text:p>
          </table:table-cell>
          <table:table-cell office:value-type="string" calcext:value-type="string">
            <text:p>Aulas como <text:s/>espacios de felicidad y amabilidad para la primera infanci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GANDIA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35CF004</text:p>
          </table:table-cell>
          <table:table-cell office:value-type="date" office:date-value="2025-02-03" calcext:value-type="date">
            <text:p>03/02/25</text:p>
          </table:table-cell>
          <table:table-cell office:value-type="date" office:date-value="2025-03-06" calcext:value-type="date">
            <text:p>06/03/25</text:p>
          </table:table-cell>
          <table:table-cell office:value-type="string" calcext:value-type="string">
            <text:p>Puesta en marcha y aplicación práctica en el aula del autómata SCHNEIDER Modicon M221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2095" calcext:value-type="float">
            <text:p>2095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9/12/2024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 IES José Cavanilles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43CF085</text:p>
          </table:table-cell>
          <table:table-cell office:value-type="date" office:date-value="2025-02-03" calcext:value-type="date">
            <text:p>03/02/25</text:p>
          </table:table-cell>
          <table:table-cell office:value-type="date" office:date-value="2025-02-18" calcext:value-type="date">
            <text:p>18/02/25</text:p>
          </table:table-cell>
          <table:table-cell office:value-type="string" calcext:value-type="string">
            <text:p>Inglés logístico portuario en un entorno de empresas simuladas en el comercio internacional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9/12/2024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85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35CF002</text:p>
          </table:table-cell>
          <table:table-cell office:value-type="date" office:date-value="2025-02-04" calcext:value-type="date">
            <text:p>04/02/25</text:p>
          </table:table-cell>
          <table:table-cell office:value-type="date" office:date-value="2025-02-05" calcext:value-type="date">
            <text:p>05/02/25</text:p>
          </table:table-cell>
          <table:table-cell office:value-type="string" calcext:value-type="string">
            <text:p>Sistemas de climatización: aerotermia y VRF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0/02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25FP37CF007</text:p>
          </table:table-cell>
          <table:table-cell office:value-type="date" office:date-value="2025-02-10" calcext:value-type="date">
            <text:p>10/02/25</text:p>
          </table:table-cell>
          <table:table-cell office:value-type="date" office:date-value="2025-02-24" calcext:value-type="date">
            <text:p>24/02/25</text:p>
          </table:table-cell>
          <table:table-cell office:value-type="string" calcext:value-type="string">
            <text:p>Atención inicial en pacientes politraumatizados: enfoque en múltiples escenarios</text:p>
            <text:p/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office:value-type="float" office:value="1340" calcext:value-type="float">
            <text:p>134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30/01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eonardo da Vinci"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37CF012</text:p>
          </table:table-cell>
          <table:table-cell office:value-type="date" office:date-value="2025-02-12" calcext:value-type="date">
            <text:p>12/02/25</text:p>
          </table:table-cell>
          <table:table-cell office:value-type="date" office:date-value="2025-02-26" calcext:value-type="date">
            <text:p>26/02/25</text:p>
          </table:table-cell>
          <table:table-cell office:value-type="string" calcext:value-type="string">
            <text:p>Aplicaciones teórico prácticas de los Técnicos medios de emergencias sanitarias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office:value-type="float" office:value="1340" calcext:value-type="float">
            <text:p>1340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30/01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eonardo da Vinci"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25CF005</text:p>
          </table:table-cell>
          <table:table-cell office:value-type="date" office:date-value="2025-02-15" calcext:value-type="date">
            <text:p>15/02/25</text:p>
          </table:table-cell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Introducción al modelado con Blender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ORRICO TERUEL, MIGUEL</text:p>
          </table:table-cell>
          <table:table-cell table:number-columns-repeated="2" office:value-type="float" office:value="1090" calcext:value-type="float">
            <text:p>109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15/01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25FP20CF006</text:p>
          </table:table-cell>
          <table:table-cell office:value-type="date" office:date-value="2025-02-17" calcext:value-type="date">
            <text:p>17/02/25</text:p>
          </table:table-cell>
          <table:table-cell office:value-type="date" office:date-value="2025-04-02" calcext:value-type="date">
            <text:p>02/04/25</text:p>
          </table:table-cell>
          <table:table-cell office:value-type="string" calcext:value-type="string">
            <text:p>Marketing en el deporte: branding, fan engagement, patrocinio e innovaciones de futuro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25FP38CF003</text:p>
          </table:table-cell>
          <table:table-cell office:value-type="date" office:date-value="2025-02-19" calcext:value-type="date">
            <text:p>19/02/25</text:p>
          </table:table-cell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Comunicación en Lengua de Signos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Victoria Kent"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19CF006</text:p>
          </table:table-cell>
          <table:table-cell office:value-type="date" office:date-value="2025-02-21" calcext:value-type="date">
            <text:p>21/02/25</text:p>
          </table:table-cell>
          <table:table-cell office:value-type="date" office:date-value="2025-02-23" calcext:value-type="date">
            <text:p>23/02/25</text:p>
          </table:table-cell>
          <table:table-cell office:value-type="string" calcext:value-type="string">
            <text:p>Técnicas de secado con flores y verdes para realizar tus propias composiciones florales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26/02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MERCAFLOR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80CF001</text:p>
          </table:table-cell>
          <table:table-cell table:number-columns-repeated="2" office:value-type="date" office:date-value="2025-02-25" calcext:value-type="date">
            <text:p>25/02/25</text:p>
          </table:table-cell>
          <table:table-cell office:value-type="string" calcext:value-type="string">
            <text:p>Formación simulador de Realidad Virtual SimulWind 2025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BLANCO MILLA, PASCUAL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11/02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Luis Suñer Sanchis"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023</text:p>
          </table:table-cell>
          <table:table-cell office:value-type="date" office:date-value="2025-02-26" calcext:value-type="date">
            <text:p>26/02/25</text:p>
          </table:table-cell>
          <table:table-cell office:value-type="date" office:date-value="2025-05-07" calcext:value-type="date">
            <text:p>07/05/25</text:p>
          </table:table-cell>
          <table:table-cell office:value-type="string" calcext:value-type="string">
            <text:p>Programando con la nueva Ley de FP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2360" calcext:value-type="float">
            <text:p>1236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3/01/2025 00:00:00</text:p>
          </table:table-cell>
          <table:table-cell office:value-type="string" calcext:value-type="string">
            <text:p>mlopezc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848" calcext:value-type="float">
            <text:p>1848</text:p>
          </table:table-cell>
          <table:table-cell office:value-type="float" office:value="743" calcext:value-type="float">
            <text:p>743</text:p>
          </table:table-cell>
          <table:table-cell office:value-type="float" office:value="524" calcext:value-type="float">
            <text:p>524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25FP64CF002</text:p>
          </table:table-cell>
          <table:table-cell office:value-type="date" office:date-value="2025-02-27" calcext:value-type="date">
            <text:p>27/02/25</text:p>
          </table:table-cell>
          <table:table-cell office:value-type="date" office:date-value="2025-02-28" calcext:value-type="date">
            <text:p>28/02/25</text:p>
          </table:table-cell>
          <table:table-cell office:value-type="string" calcext:value-type="string">
            <text:p>El valor de la FP. El valor de las personas</text:p>
          </table:table-cell>
          <table:table-cell office:value-type="string" calcext:value-type="string">
            <text:p>FP - Calidad Educativa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uditorio Martí y Soler, Ciudad de las Artes y las Ciencias</text:p>
          </table:table-cell>
          <table:table-cell office:value-type="float" office:value="596" calcext:value-type="float">
            <text:p>596</text:p>
          </table:table-cell>
          <table:table-cell office:value-type="float" office:value="311" calcext:value-type="float">
            <text:p>311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25FP33CF002</text:p>
          </table:table-cell>
          <table:table-cell office:value-type="date" office:date-value="2025-03-03" calcext:value-type="date">
            <text:p>03/03/25</text:p>
          </table:table-cell>
          <table:table-cell office:value-type="date" office:date-value="2025-04-14" calcext:value-type="date">
            <text:p>14/04/25</text:p>
          </table:table-cell>
          <table:table-cell office:value-type="string" calcext:value-type="string">
            <text:p>Programación CNC aplicada a sector carpintería y mobiliario con Autodesk Fusion</text:p>
          </table:table-cell>
          <table:table-cell office:value-type="string" calcext:value-type="string">
            <text:p>Fam. Madera, mueble y corcho</text:p>
          </table:table-cell>
          <table:table-cell office:value-type="string" calcext:value-type="string">
            <text:p>ORRICO TERUEL, MIGUEL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ATERN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15</text:p>
          </table:table-cell>
          <table:table-cell office:value-type="date" office:date-value="2025-03-03" calcext:value-type="date">
            <text:p>03/03/25</text:p>
          </table:table-cell>
          <table:table-cell office:value-type="date" office:date-value="2025-05-04" calcext:value-type="date">
            <text:p>04/05/25</text:p>
          </table:table-cell>
          <table:table-cell office:value-type="string" calcext:value-type="string">
            <text:p>Digitalización aplicada al sistema productivo en la nueva Ley de FP 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3588" calcext:value-type="float">
            <text:p>3588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28/01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580" calcext:value-type="float">
            <text:p>1580</text:p>
          </table:table-cell>
          <table:table-cell office:value-type="float" office:value="1276" calcext:value-type="float">
            <text:p>1276</text:p>
          </table:table-cell>
          <table:table-cell office:value-type="float" office:value="1037" calcext:value-type="float">
            <text:p>1037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25FP38CF004</text:p>
          </table:table-cell>
          <table:table-cell office:value-type="date" office:date-value="2025-03-04" calcext:value-type="date">
            <text:p>04/03/25</text:p>
          </table:table-cell>
          <table:table-cell office:value-type="date" office:date-value="2025-03-20" calcext:value-type="date">
            <text:p>20/03/25</text:p>
          </table:table-cell>
          <table:table-cell office:value-type="string" calcext:value-type="string">
            <text:p>Herramientas digitales en el aula para trabajar el desarrollo cognitivo de personas en situación de dependenci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ran Via"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4CF002</text:p>
          </table:table-cell>
          <table:table-cell office:value-type="date" office:date-value="2025-03-04" calcext:value-type="date">
            <text:p>04/03/25</text:p>
          </table:table-cell>
          <table:table-cell office:value-type="date" office:date-value="2025-04-17" calcext:value-type="date">
            <text:p>17/04/25</text:p>
          </table:table-cell>
          <table:table-cell office:value-type="string" calcext:value-type="string">
            <text:p>IPE I: Retos y desafíos derivados del cambio curricular en la especialidad de FOL 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2604" calcext:value-type="float">
            <text:p>2604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4/05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351" calcext:value-type="float">
            <text:p>351</text:p>
          </table:table-cell>
          <table:table-cell office:value-type="float" office:value="257" calcext:value-type="float">
            <text:p>257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25FP20CF008</text:p>
          </table:table-cell>
          <table:table-cell office:value-type="date" office:date-value="2025-03-06" calcext:value-type="date">
            <text:p>06/03/25</text:p>
          </table:table-cell>
          <table:table-cell office:value-type="date" office:date-value="2025-04-06" calcext:value-type="date">
            <text:p>06/04/25</text:p>
          </table:table-cell>
          <table:table-cell office:value-type="string" calcext:value-type="string">
            <text:p>La orientación deportiva como educación activa al aire libre 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ETRER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22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Actualización en nutricosméticos enfocados a servicios de Imagen Personal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7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25FP37CF013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Técnicas básicas en microbiologí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office:value-type="float" office:value="1340" calcext:value-type="float">
            <text:p>1340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25/02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eonardo da Vinci"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3CF218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3-18" calcext:value-type="date">
            <text:p>18/03/25</text:p>
          </table:table-cell>
          <table:table-cell office:value-type="string" calcext:value-type="string">
            <text:p>SF4C: nutrición saludable, economía circular y sostenible 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06/03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18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20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4-29" calcext:value-type="date">
            <text:p>29/04/25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06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20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19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4-29" calcext:value-type="date">
            <text:p>29/04/25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LAFUENTE ALONSO, MIGUEL ANGE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19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24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5-05" calcext:value-type="date">
            <text:p>05/05/25</text:p>
          </table:table-cell>
          <table:table-cell office:value-type="string" calcext:value-type="string">
            <text:p>Actualización INCOTERMS 2020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8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2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12</text:p>
          </table:table-cell>
          <table:table-cell office:value-type="date" office:date-value="2025-03-12" calcext:value-type="date">
            <text:p>12/03/25</text:p>
          </table:table-cell>
          <table:table-cell office:value-type="date" office:date-value="2025-05-28" calcext:value-type="date">
            <text:p>28/05/25</text:p>
          </table:table-cell>
          <table:table-cell office:value-type="string" calcext:value-type="string">
            <text:p>Sostenibilidad: Calidad del aire. 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office:value-type="float" office:value="840" calcext:value-type="float">
            <text:p>840</text:p>
          </table:table-cell>
          <table:table-cell office:value-type="float" office:value="2894.5" calcext:value-type="float">
            <text:p>2894,5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04/03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25CF006</text:p>
          </table:table-cell>
          <table:table-cell office:value-type="date" office:date-value="2025-03-15" calcext:value-type="date">
            <text:p>15/03/25</text:p>
          </table:table-cell>
          <table:table-cell office:value-type="date" office:date-value="2025-04-12" calcext:value-type="date">
            <text:p>12/04/25</text:p>
          </table:table-cell>
          <table:table-cell office:value-type="string" calcext:value-type="string">
            <text:p>Manejo básico de MQ50 y MagicQ de Chamsys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ORRICO TERUEL, MIGUEL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14/02/2025 00:00:0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27CF007</text:p>
          </table:table-cell>
          <table:table-cell office:value-type="date" office:date-value="2025-03-21" calcext:value-type="date">
            <text:p>21/03/25</text:p>
          </table:table-cell>
          <table:table-cell office:value-type="date" office:date-value="2025-05-09" calcext:value-type="date">
            <text:p>09/05/25</text:p>
          </table:table-cell>
          <table:table-cell office:value-type="string" calcext:value-type="string">
            <text:p>Aprende KNX practicando. Nivel 2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2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7CF015</text:p>
          </table:table-cell>
          <table:table-cell office:value-type="date" office:date-value="2025-03-21" calcext:value-type="date">
            <text:p>21/03/25</text:p>
          </table:table-cell>
          <table:table-cell office:value-type="date" office:date-value="2025-04-11" calcext:value-type="date">
            <text:p>11/04/25</text:p>
          </table:table-cell>
          <table:table-cell office:value-type="string" calcext:value-type="string">
            <text:p>Introducción a la evaluación de muestras citológicas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office:value-type="float" office:value="1533.8" calcext:value-type="float">
            <text:p>1533,8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23/05/2025 00:00:00</text:p>
          </table:table-cell>
          <table:table-cell office:value-type="string" calcext:value-type="string">
            <text:p>eestornell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as March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25FP20CF009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4-12" calcext:value-type="date">
            <text:p>12/04/25</text:p>
          </table:table-cell>
          <table:table-cell office:value-type="string" calcext:value-type="string">
            <text:p>Fitness en Sala de Entrenamiento Polivalente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27CF008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Introducción a Docker para Electricidad y Electrónica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60" calcext:value-type="float">
            <text:p>1260</text:p>
          </table:table-cell>
          <table:table-cell/>
          <table:table-cell office:value-type="string" calcext:value-type="string">
            <text:p>12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27CF009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Sistemas IoT industriales con pasarelas eWON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560" calcext:value-type="float">
            <text:p>1560</text:p>
          </table:table-cell>
          <table:table-cell/>
          <table:table-cell office:value-type="string" calcext:value-type="string">
            <text:p>12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27CF010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Sistemas de visión artificial. Nivel básico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845" calcext:value-type="float">
            <text:p>1845</text:p>
          </table:table-cell>
          <table:table-cell/>
          <table:table-cell office:value-type="string" calcext:value-type="string">
            <text:p>01/05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Cotes Baixes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2CF005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Cisco CCNA 1: Introducción a las red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680" calcext:value-type="float">
            <text:p>1680</text:p>
          </table:table-cell>
          <table:table-cell/>
          <table:table-cell office:value-type="string" calcext:value-type="string">
            <text:p>12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2CF006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Arquitecturas y despliegues en AW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60" calcext:value-type="float">
            <text:p>1260</text:p>
          </table:table-cell>
          <table:table-cell/>
          <table:table-cell office:value-type="string" calcext:value-type="string">
            <text:p>12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315" calcext:value-type="float">
            <text:p>31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5CF008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4-02" calcext:value-type="date">
            <text:p>02/04/25</text:p>
          </table:table-cell>
          <table:table-cell office:value-type="string" calcext:value-type="string">
            <text:p>Principios básicos del Pump Down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2010" calcext:value-type="float">
            <text:p>2010</text:p>
          </table:table-cell>
          <table:table-cell office:value-type="float" office:value="2999.78" calcext:value-type="float">
            <text:p>2999,78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05/03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08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4-30" calcext:value-type="date">
            <text:p>30/04/25</text:p>
          </table:table-cell>
          <table:table-cell office:value-type="string" calcext:value-type="string">
            <text:p>Kdenlive y OBS para la creación de videotutoriales</text:p>
          </table:table-cell>
          <table:table-cell table:style-name="ce2" office:value-type="string" calcext:value-type="string">
            <text:p>Formación Profesional</text:p>
          </table:table-cell>
          <table:table-cell office:value-type="string" calcext:value-type="string">
            <text:p>VICENTE BOIX, ALFREDO RAFAEL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22/04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08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80CF002</text:p>
          </table:table-cell>
          <table:table-cell office:value-type="date" office:date-value="2025-03-25" calcext:value-type="date">
            <text:p>25/03/25</text:p>
          </table:table-cell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Seguridad y Salud Laboral en el Ciclo Integral del Agua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2/03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atriu Fajardo de Mendoza"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18</text:p>
          </table:table-cell>
          <table:table-cell office:value-type="date" office:date-value="2025-03-26" calcext:value-type="date">
            <text:p>26/03/25</text:p>
          </table:table-cell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Recursos digitales con IA para maquilladore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4/0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Torreta"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7CF016</text:p>
          </table:table-cell>
          <table:table-cell office:value-type="date" office:date-value="2025-03-31" calcext:value-type="date">
            <text:p>31/03/25</text:p>
          </table:table-cell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Aplicaciones de Realidad Virtual y Aumentada. Familia de Sanidad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16/04/2025 00:00:00</text:p>
          </table:table-cell>
          <table:table-cell office:value-type="string" calcext:value-type="string">
            <text:p>mzuriag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43CF214</text:p>
          </table:table-cell>
          <table:table-cell office:value-type="date" office:date-value="2025-03-31" calcext:value-type="date">
            <text:p>31/03/25</text:p>
          </table:table-cell>
          <table:table-cell office:value-type="date" office:date-value="2025-05-12" calcext:value-type="date">
            <text:p>12/05/25</text:p>
          </table:table-cell>
          <table:table-cell office:value-type="string" calcext:value-type="string">
            <text:p>Metodologías activas para la nueva <text:s/>Ley de FP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530" calcext:value-type="float">
            <text:p>153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9/05/2025 00:00:00</text:p>
          </table:table-cell>
          <table:table-cell office:value-type="string" calcext:value-type="string">
            <text:p>eestornell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Maria Ibars"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43CF242</text:p>
          </table:table-cell>
          <table:table-cell office:value-type="date" office:date-value="2025-03-31" calcext:value-type="date">
            <text:p>31/03/25</text:p>
          </table:table-cell>
          <table:table-cell office:value-type="date" office:date-value="2025-05-23" calcext:value-type="date">
            <text:p>23/05/25</text:p>
          </table:table-cell>
          <table:table-cell office:value-type="string" calcext:value-type="string">
            <text:p>La investigación de mercado como clave de éxito empresarial: caso práctico de una casa rural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5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4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80CF003</text:p>
          </table:table-cell>
          <table:table-cell office:value-type="date" office:date-value="2025-04-01" calcext:value-type="date">
            <text:p>01/04/25</text:p>
          </table:table-cell>
          <table:table-cell office:value-type="date" office:date-value="2025-04-08" calcext:value-type="date">
            <text:p>08/04/25</text:p>
          </table:table-cell>
          <table:table-cell office:value-type="string" calcext:value-type="string">
            <text:p>Instalaciones fotovoltaicas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Victron Energy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25FP43CF213</text:p>
          </table:table-cell>
          <table:table-cell office:value-type="date" office:date-value="2025-04-01" calcext:value-type="date">
            <text:p>01/04/25</text:p>
          </table:table-cell>
          <table:table-cell office:value-type="date" office:date-value="2025-05-13" calcext:value-type="date">
            <text:p>13/05/25</text:p>
          </table:table-cell>
          <table:table-cell office:value-type="string" calcext:value-type="string">
            <text:p>Metodologías activas para la Nueva Ley de FP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lata"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8CF006</text:p>
          </table:table-cell>
          <table:table-cell office:value-type="date" office:date-value="2025-04-02" calcext:value-type="date">
            <text:p>02/04/25</text:p>
          </table:table-cell>
          <table:table-cell office:value-type="date" office:date-value="2025-04-30" calcext:value-type="date">
            <text:p>30/04/25</text:p>
          </table:table-cell>
          <table:table-cell office:value-type="string" calcext:value-type="string">
            <text:p>Habilidades de comunicación para una interacción saludable y empátic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242" calcext:value-type="float">
            <text:p>242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28CF003</text:p>
          </table:table-cell>
          <table:table-cell office:value-type="date" office:date-value="2025-04-03" calcext:value-type="date">
            <text:p>03/04/25</text:p>
          </table:table-cell>
          <table:table-cell office:value-type="date" office:date-value="2025-05-29" calcext:value-type="date">
            <text:p>29/05/25</text:p>
          </table:table-cell>
          <table:table-cell office:value-type="string" calcext:value-type="string">
            <text:p>Soldadura en atmósfera protegida MAG y TIG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BLANCO MILLA, PASCUAL</text:p>
          </table:table-cell>
          <table:table-cell office:value-type="float" office:value="1675" calcext:value-type="float">
            <text:p>1675</text:p>
          </table:table-cell>
          <table:table-cell office:value-type="float" office:value="2422.42" calcext:value-type="float">
            <text:p>2422,42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Antonio José Cavanilles"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03</text:p>
          </table:table-cell>
          <table:table-cell office:value-type="date" office:date-value="2025-04-03" calcext:value-type="date">
            <text:p>03/04/25</text:p>
          </table:table-cell>
          <table:table-cell office:value-type="date" office:date-value="2025-04-10" calcext:value-type="date">
            <text:p>10/04/25</text:p>
          </table:table-cell>
          <table:table-cell office:value-type="string" calcext:value-type="string">
            <text:p>Actualización en corrientes fisiológicamente activas 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2/02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20CF004</text:p>
          </table:table-cell>
          <table:table-cell office:value-type="date" office:date-value="2025-04-04" calcext:value-type="date">
            <text:p>04/04/25</text:p>
          </table:table-cell>
          <table:table-cell office:value-type="date" office:date-value="2025-04-05" calcext:value-type="date">
            <text:p>05/04/25</text:p>
          </table:table-cell>
          <table:table-cell office:value-type="string" calcext:value-type="string">
            <text:p>Maniobras básicas en escalada: conocimientos básicos para la autonomía del docente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7/02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Montesa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25FP38CF011</text:p>
          </table:table-cell>
          <table:table-cell table:number-columns-repeated="2" office:value-type="date" office:date-value="2025-04-04" calcext:value-type="date">
            <text:p>04/04/25</text:p>
          </table:table-cell>
          <table:table-cell office:value-type="string" calcext:value-type="string">
            <text:p>V Intercambio de experiencias docentes de la Familia Profesional de SSC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24/03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de Xàtiva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38CF012</text:p>
          </table:table-cell>
          <table:table-cell office:value-type="date" office:date-value="2025-04-07" calcext:value-type="date">
            <text:p>07/04/25</text:p>
          </table:table-cell>
          <table:table-cell office:value-type="date" office:date-value="2025-05-12" calcext:value-type="date">
            <text:p>12/05/25</text:p>
          </table:table-cell>
          <table:table-cell office:value-type="string" calcext:value-type="string">
            <text:p>Gestión de equipos de profesionales de Servicios Socioculturales y a la Comunidad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11/03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7CF018</text:p>
          </table:table-cell>
          <table:table-cell table:number-columns-repeated="2" office:value-type="date" office:date-value="2025-04-09" calcext:value-type="date">
            <text:p>09/04/25</text:p>
          </table:table-cell>
          <table:table-cell office:value-type="string" calcext:value-type="string">
            <text:p>Jornadas de profesorado de emergencias sanitarias. TES 2025: Del currículum a la realidad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16/04/2025 00:00:00</text:p>
          </table:table-cell>
          <table:table-cell office:value-type="string" calcext:value-type="string">
            <text:p>mzuriaga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18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La Costera"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25FP43CF237</text:p>
          </table:table-cell>
          <table:table-cell office:value-type="date" office:date-value="2025-05-04" calcext:value-type="date">
            <text:p>04/05/25</text:p>
          </table:table-cell>
          <table:table-cell office:value-type="date" office:date-value="2025-05-08" calcext:value-type="date">
            <text:p>08/05/25</text:p>
          </table:table-cell>
          <table:table-cell office:value-type="string" calcext:value-type="string">
            <text:p>Experiencia inmersiva en el modelo de FP alemán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21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37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lemania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25FP27CF012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Robótica Industrial. Iniciación al Robot FANUC y al ROBOGUIDE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635" calcext:value-type="float">
            <text:p>1635</text:p>
          </table:table-cell>
          <table:table-cell/>
          <table:table-cell office:value-type="string" calcext:value-type="string">
            <text:p>03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Guinovart"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27CF013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29" calcext:value-type="date">
            <text:p>29/06/25</text:p>
          </table:table-cell>
          <table:table-cell office:value-type="string" calcext:value-type="string">
            <text:p>Robótica Colaborativa (UR3e) y su integración en sistemas automáticos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2765" calcext:value-type="float">
            <text:p>2765</text:p>
          </table:table-cell>
          <table:table-cell/>
          <table:table-cell office:value-type="string" calcext:value-type="string">
            <text:p>27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Antonio José Cavanilles"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27CF014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Programación y supervisión con Machine Expert del autómata TM241 de Schneider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660" calcext:value-type="float">
            <text:p>1660</text:p>
          </table:table-cell>
          <table:table-cell/>
          <table:table-cell office:value-type="string" calcext:value-type="string">
            <text:p>23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Guinovart"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2CF011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Introducción a Git y su aplicación en el aula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60" calcext:value-type="float">
            <text:p>1260</text:p>
          </table:table-cell>
          <table:table-cell/>
          <table:table-cell office:value-type="string" calcext:value-type="string">
            <text:p>28/04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58" calcext:value-type="float">
            <text:p>25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2CF012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Desarrollo front-end con React y Vue.j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60" calcext:value-type="float">
            <text:p>1260</text:p>
          </table:table-cell>
          <table:table-cell/>
          <table:table-cell office:value-type="string" calcext:value-type="string">
            <text:p>18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25" calcext:value-type="float">
            <text:p>22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5CF010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5-08" calcext:value-type="date">
            <text:p>08/05/25</text:p>
          </table:table-cell>
          <table:table-cell office:value-type="string" calcext:value-type="string">
            <text:p>Bomba de calor. Principios básico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1072" calcext:value-type="float">
            <text:p>1072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5/04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ran Via"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5CF018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05" calcext:value-type="date">
            <text:p>05/06/25</text:p>
          </table:table-cell>
          <table:table-cell office:value-type="string" calcext:value-type="string">
            <text:p>Autodesk Inventor para principiantes: fundamentos y aplicacione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4/04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7CF014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5-20" calcext:value-type="date">
            <text:p>20/05/25</text:p>
          </table:table-cell>
          <table:table-cell office:value-type="string" calcext:value-type="string">
            <text:p>Fundamentos y técnicas de análisis bioquímicos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office:value-type="float" office:value="2010" calcext:value-type="float">
            <text:p>2010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eonardo da Vinci"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27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5-30" calcext:value-type="date">
            <text:p>30/05/25</text:p>
          </table:table-cell>
          <table:table-cell office:value-type="string" calcext:value-type="string">
            <text:p>Marketing digital y redes sociales para pequeños alojamientos turísticos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0/06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2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23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02" calcext:value-type="date">
            <text:p>02/06/25</text:p>
          </table:table-cell>
          <table:table-cell office:value-type="string" calcext:value-type="string">
            <text:p>Taller de IA Generativa. Creación de aplicaciones para el Aul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VICENTE BOIX, ALFREDO RAFAEL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08/04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2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875" calcext:value-type="float">
            <text:p>875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44CF004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1" calcext:value-type="date">
            <text:p>11/06/25</text:p>
          </table:table-cell>
          <table:table-cell office:value-type="string" calcext:value-type="string">
            <text:p>Impartir IPE en FP Básica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1932" calcext:value-type="float">
            <text:p>1932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3/03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355" calcext:value-type="float">
            <text:p>355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25FP28CF006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5-14" calcext:value-type="date">
            <text:p>14/05/25</text:p>
          </table:table-cell>
          <table:table-cell office:value-type="string" calcext:value-type="string">
            <text:p>Mecanizado por control numérico. Simulador Fagor - Heidenhain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BLANCO MILLA, PASCUAL</text:p>
          </table:table-cell>
          <table:table-cell office:value-type="float" office:value="2010" calcext:value-type="float">
            <text:p>2010</text:p>
          </table:table-cell>
          <table:table-cell office:value-type="float" office:value="2840.23" calcext:value-type="float">
            <text:p>2840,23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15/04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Molí del Sol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5CF016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6-24" calcext:value-type="date">
            <text:p>24/06/25</text:p>
          </table:table-cell>
          <table:table-cell office:value-type="string" calcext:value-type="string">
            <text:p>Configuración de instalaciones de aerotermia frente a convencionale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1930" calcext:value-type="float">
            <text:p>193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5/04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 en el IES Cabanyal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8CF013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Resolución de Conflictos y Comunicación Efectiva en los equipos docentes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360" calcext:value-type="float">
            <text:p>136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12/03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string" calcext:value-type="string">
            <text:p>25FP38CF014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Sistema de protección y ámbito educativo ¿Cómo lo hacemos?</text:p>
            <text:p/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12/03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ran Via"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3CF244</text:p>
          </table:table-cell>
          <table:table-cell office:value-type="date" office:date-value="2025-05-07" calcext:value-type="date">
            <text:p>07/05/25</text:p>
          </table:table-cell>
          <table:table-cell office:value-type="date" office:date-value="2025-06-10" calcext:value-type="date">
            <text:p>10/06/25</text:p>
          </table:table-cell>
          <table:table-cell office:value-type="string" calcext:value-type="string">
            <text:p>Ofimática avanzada para la gestión empresarial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27/03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4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45</text:p>
          </table:table-cell>
          <table:table-cell office:value-type="date" office:date-value="2025-05-07" calcext:value-type="date">
            <text:p>07/05/25</text:p>
          </table:table-cell>
          <table:table-cell office:value-type="date" office:date-value="2025-06-20" calcext:value-type="date">
            <text:p>20/06/25</text:p>
          </table:table-cell>
          <table:table-cell office:value-type="string" calcext:value-type="string">
            <text:p> IPE I: Mentoría vocacional y empleabilidad con metodologías ágiles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3360" calcext:value-type="float">
            <text:p>336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1/03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4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30CF027</text:p>
          </table:table-cell>
          <table:table-cell office:value-type="date" office:date-value="2025-05-08" calcext:value-type="date">
            <text:p>08/05/25</text:p>
          </table:table-cell>
          <table:table-cell office:value-type="date" office:date-value="2025-05-29" calcext:value-type="date">
            <text:p>29/05/25</text:p>
          </table:table-cell>
          <table:table-cell office:value-type="string" calcext:value-type="string">
            <text:p>Características del cliente oncológico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469" calcext:value-type="float">
            <text:p>46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6/04/2025 00:00:00</text:p>
          </table:table-cell>
          <table:table-cell office:value-type="string" calcext:value-type="string">
            <text:p>mlafu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32CF017</text:p>
          </table:table-cell>
          <table:table-cell table:number-columns-repeated="2" office:value-type="date" office:date-value="2025-05-08" calcext:value-type="date">
            <text:p>08/05/25</text:p>
          </table:table-cell>
          <table:table-cell office:value-type="string" calcext:value-type="string">
            <text:p>Jornadas del Cloud 2025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14/05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17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ampus de Gandia de la Universitat Politècnica de València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25FP43CF221</text:p>
          </table:table-cell>
          <table:table-cell office:value-type="date" office:date-value="2025-05-08" calcext:value-type="date">
            <text:p>08/05/25</text:p>
          </table:table-cell>
          <table:table-cell office:value-type="date" office:date-value="2025-06-16" calcext:value-type="date">
            <text:p>16/06/25</text:p>
          </table:table-cell>
          <table:table-cell office:value-type="string" calcext:value-type="string">
            <text:p>Sostenibilidad aplicada al sistema productivo en la nueva Ley de FP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3420" calcext:value-type="float">
            <text:p>342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5/04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789" calcext:value-type="float">
            <text:p>1789</text:p>
          </table:table-cell>
          <table:table-cell office:value-type="float" office:value="1425" calcext:value-type="float">
            <text:p>1425</text:p>
          </table:table-cell>
          <table:table-cell office:value-type="float" office:value="1270" calcext:value-type="float">
            <text:p>1270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25FP31CF002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30" calcext:value-type="date">
            <text:p>30/06/25</text:p>
          </table:table-cell>
          <table:table-cell office:value-type="string" calcext:value-type="string">
            <text:p>Elaboración de vinos</text:p>
          </table:table-cell>
          <table:table-cell office:value-type="string" calcext:value-type="string">
            <text:p>Fam. Industrias alimentarias</text:p>
          </table:table-cell>
          <table:table-cell office:value-type="string" calcext:value-type="string">
            <text:p>MUÑOZ CATALA, LORENA</text:p>
          </table:table-cell>
          <table:table-cell office:value-type="float" office:value="1072" calcext:value-type="float">
            <text:p>1072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05/05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<text:s/>presenciales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25FP32CF014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Programación en Inteligencia Artificial. Machine Learning y Deep Learning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60" calcext:value-type="float">
            <text:p>1260</text:p>
          </table:table-cell>
          <table:table-cell/>
          <table:table-cell office:value-type="string" calcext:value-type="string">
            <text:p>24/02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414" calcext:value-type="float">
            <text:p>4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2CF015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Arquitecturas y despliegues en AW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3780" calcext:value-type="float">
            <text:p>3780</text:p>
          </table:table-cell>
          <table:table-cell/>
          <table:table-cell office:value-type="string" calcext:value-type="string">
            <text:p>12/03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35" calcext:value-type="float">
            <text:p>235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32CF016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IaaC en la nube. Terraform y AWS CloudFormation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2820" calcext:value-type="float">
            <text:p>2820</text:p>
          </table:table-cell>
          <table:table-cell/>
          <table:table-cell office:value-type="string" calcext:value-type="string">
            <text:p>28/03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25FP43CF256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5-25" calcext:value-type="date">
            <text:p>25/05/25</text:p>
          </table:table-cell>
          <table:table-cell office:value-type="string" calcext:value-type="string">
            <text:p>Competencias Digitales. Nivel Básico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/06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Competències Digitals FP 2024</text:p>
          </table:table-cell>
          <table:table-cell office:value-type="string" calcext:value-type="string">
            <text:p>256</text:p>
          </table:table-cell>
          <table:table-cell office:value-type="float" office:value="12780856" calcext:value-type="float">
            <text:p>1278085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263" calcext:value-type="float">
            <text:p>2263</text:p>
          </table:table-cell>
          <table:table-cell office:value-type="float" office:value="2324" calcext:value-type="float">
            <text:p>2324</text:p>
          </table:table-cell>
          <table:table-cell office:value-type="float" office:value="2322" calcext:value-type="float">
            <text:p>232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25FP43CF246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0" calcext:value-type="date">
            <text:p>20/06/25</text:p>
          </table:table-cell>
          <table:table-cell office:value-type="string" calcext:value-type="string">
            <text:p>Gestión financiera en el mundo actual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1/03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4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34CF012</text:p>
          </table:table-cell>
          <table:table-cell office:value-type="date" office:date-value="2025-05-14" calcext:value-type="date">
            <text:p>14/05/25</text:p>
          </table:table-cell>
          <table:table-cell office:value-type="date" office:date-value="2025-05-20" calcext:value-type="date">
            <text:p>20/05/25</text:p>
          </table:table-cell>
          <table:table-cell office:value-type="string" calcext:value-type="string">
            <text:p>Reparación y manipulación de fibras de carbono en vehículos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BLANCO MILLA, PASCUAL</text:p>
          </table:table-cell>
          <table:table-cell office:value-type="float" office:value="1340" calcext:value-type="float">
            <text:p>1340</text:p>
          </table:table-cell>
          <table:table-cell office:value-type="float" office:value="3449.65" calcext:value-type="float">
            <text:p>3449,65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09/05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La Costera"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5FP43CF250</text:p>
          </table:table-cell>
          <table:table-cell office:value-type="date" office:date-value="2025-05-15" calcext:value-type="date">
            <text:p>15/05/25</text:p>
          </table:table-cell>
          <table:table-cell office:value-type="date" office:date-value="2025-06-18" calcext:value-type="date">
            <text:p>18/06/25</text:p>
          </table:table-cell>
          <table:table-cell office:value-type="string" calcext:value-type="string">
            <text:p>Redacción de solicitudes de Acreditación Erasmus KA120-VET (sector Formación Profesional)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03/04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50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25CF001</text:p>
          </table:table-cell>
          <table:table-cell office:value-type="date" office:date-value="2025-05-17" calcext:value-type="date">
            <text:p>17/05/25</text:p>
          </table:table-cell>
          <table:table-cell office:value-type="date" office:date-value="2025-06-14" calcext:value-type="date">
            <text:p>14/06/25</text:p>
          </table:table-cell>
          <table:table-cell office:value-type="string" calcext:value-type="string">
            <text:p>Animación, motion graphics y postproducción de vídeo con After Effects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ORRICO TERUEL, MIGUEL</text:p>
          </table:table-cell>
          <table:table-cell table:number-columns-repeated="2" office:value-type="float" office:value="1675" calcext:value-type="float">
            <text:p>1675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07/04/2025 00:00:0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0CF017</text:p>
          </table:table-cell>
          <table:table-cell table:number-columns-repeated="2" office:value-type="date" office:date-value="2025-05-20" calcext:value-type="date">
            <text:p>20/05/25</text:p>
          </table:table-cell>
          <table:table-cell office:value-type="string" calcext:value-type="string">
            <text:p>Gestión de negocios de peluquerí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2/03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alvador Gadea"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04</text:p>
          </table:table-cell>
          <table:table-cell office:value-type="date" office:date-value="2025-05-26" calcext:value-type="date">
            <text:p>26/05/25</text:p>
          </table:table-cell>
          <table:table-cell office:value-type="date" office:date-value="2025-05-28" calcext:value-type="date">
            <text:p>28/05/25</text:p>
          </table:table-cell>
          <table:table-cell office:value-type="string" calcext:value-type="string">
            <text:p>Técnicas actuales para la realización de maquillaje de fantasí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1072" calcext:value-type="float">
            <text:p>1072</text:p>
          </table:table-cell>
          <table:table-cell office:value-type="float" office:value="1455.52" calcext:value-type="float">
            <text:p>1455,52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6/03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16</text:p>
          </table:table-cell>
          <table:table-cell office:value-type="date" office:date-value="2025-05-26" calcext:value-type="date">
            <text:p>26/05/25</text:p>
          </table:table-cell>
          <table:table-cell office:value-type="date" office:date-value="2025-05-27" calcext:value-type="date">
            <text:p>27/05/25</text:p>
          </table:table-cell>
          <table:table-cell office:value-type="string" calcext:value-type="string">
            <text:p>Cambios de forma temporal mediante herramientas térmica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770.32" calcext:value-type="float">
            <text:p>770,32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57</text:p>
          </table:table-cell>
          <table:table-cell office:value-type="date" office:date-value="2025-05-26" calcext:value-type="date">
            <text:p>26/05/25</text:p>
          </table:table-cell>
          <table:table-cell office:value-type="date" office:date-value="2025-06-08" calcext:value-type="date">
            <text:p>08/06/25</text:p>
          </table:table-cell>
          <table:table-cell office:value-type="string" calcext:value-type="string">
            <text:p>Competencias Digitales. Nivel Intermedio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/06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Competències Digitals FP 2024</text:p>
          </table:table-cell>
          <table:table-cell office:value-type="string" calcext:value-type="string">
            <text:p>257</text:p>
          </table:table-cell>
          <table:table-cell office:value-type="float" office:value="12780856" calcext:value-type="float">
            <text:p>1278085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335" calcext:value-type="float">
            <text:p>2335</text:p>
          </table:table-cell>
          <table:table-cell office:value-type="float" office:value="2407" calcext:value-type="float">
            <text:p>2407</text:p>
          </table:table-cell>
          <table:table-cell office:value-type="float" office:value="2405" calcext:value-type="float">
            <text:p>2405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25FP43CF255</text:p>
          </table:table-cell>
          <table:table-cell table:number-columns-repeated="2" office:value-type="date" office:date-value="2025-05-28" calcext:value-type="date">
            <text:p>28/05/25</text:p>
          </table:table-cell>
          <table:table-cell office:value-type="string" calcext:value-type="string">
            <text:p>Jornada CEFIRE de Formación Profesional, Enseñanzas Artísticas y Deportivas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BARREDA CENTELLES, FRANCISCO JAVIER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string" calcext:value-type="string">
            <text:p>fjbarreda</text:p>
          </table:table-cell>
          <table:table-cell office:value-type="string" calcext:value-type="string">
            <text:p>21/05/2025 00:00:00</text:p>
          </table:table-cell>
          <table:table-cell office:value-type="string" calcext:value-type="string">
            <text:p>fjmañ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55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ONSERVATORI PROFESSIONAL DE MÚSICA</text:p>
          </table:table-cell>
          <table:table-cell office:value-type="float" office:value="191" calcext:value-type="float">
            <text:p>191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25FP30CF028</text:p>
          </table:table-cell>
          <table:table-cell office:value-type="date" office:date-value="2025-06-02" calcext:value-type="date">
            <text:p>02/06/25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Cambios de forma temporal mediante herramientas térmica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6/03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alvador Gadea"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2CF013</text:p>
          </table:table-cell>
          <table:table-cell office:value-type="date" office:date-value="2025-06-02" calcext:value-type="date">
            <text:p>02/06/25</text:p>
          </table:table-cell>
          <table:table-cell office:value-type="date" office:date-value="2025-07-12" calcext:value-type="date">
            <text:p>12/07/25</text:p>
          </table:table-cell>
          <table:table-cell office:value-type="string" calcext:value-type="string">
            <text:p>Introducción a Microsoft Azure. Servicios IAAS y PAA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60" calcext:value-type="float">
            <text:p>1260</text:p>
          </table:table-cell>
          <table:table-cell/>
          <table:table-cell office:value-type="string" calcext:value-type="string">
            <text:p>04/07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25FP30CF013</text:p>
          </table:table-cell>
          <table:table-cell office:value-type="date" office:date-value="2025-06-09" calcext:value-type="date">
            <text:p>09/06/25</text:p>
          </table:table-cell>
          <table:table-cell office:value-type="date" office:date-value="2025-06-10" calcext:value-type="date">
            <text:p>10/06/25</text:p>
          </table:table-cell>
          <table:table-cell office:value-type="string" calcext:value-type="string">
            <text:p>Skill profesional en Peluquería Masculina y Barbería: Actualización de técnica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9/05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alvador Gadea"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4CF011</text:p>
          </table:table-cell>
          <table:table-cell office:value-type="date" office:date-value="2025-06-09" calcext:value-type="date">
            <text:p>09/06/25</text:p>
          </table:table-cell>
          <table:table-cell office:value-type="date" office:date-value="2025-06-12" calcext:value-type="date">
            <text:p>12/06/25</text:p>
          </table:table-cell>
          <table:table-cell office:value-type="string" calcext:value-type="string">
            <text:p>Mantenimiento y diagnosis en vehículos híbridos y eléctricos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BLANCO MILLA, PASCUAL</text:p>
          </table:table-cell>
          <table:table-cell office:value-type="float" office:value="1340" calcext:value-type="float">
            <text:p>1340</text:p>
          </table:table-cell>
          <table:table-cell office:value-type="float" office:value="2839.07" calcext:value-type="float">
            <text:p>2839,07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04/06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El Vinalopó"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58</text:p>
          </table:table-cell>
          <table:table-cell office:value-type="date" office:date-value="2025-06-09" calcext:value-type="date">
            <text:p>09/06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Competencias Digitales. Nivel Avanzado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/06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Competències Digitals FP 2024</text:p>
          </table:table-cell>
          <table:table-cell office:value-type="string" calcext:value-type="string">
            <text:p>258</text:p>
          </table:table-cell>
          <table:table-cell office:value-type="float" office:value="12780856" calcext:value-type="float">
            <text:p>1278085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117" calcext:value-type="float">
            <text:p>2117</text:p>
          </table:table-cell>
          <table:table-cell office:value-type="float" office:value="2142" calcext:value-type="float">
            <text:p>2142</text:p>
          </table:table-cell>
          <table:table-cell office:value-type="float" office:value="2140" calcext:value-type="float">
            <text:p>214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25FP43CF226</text:p>
          </table:table-cell>
          <table:table-cell office:value-type="date" office:date-value="2025-06-12" calcext:value-type="date">
            <text:p>12/06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Skills de Cocina Vegana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03/06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2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43CF263</text:p>
          </table:table-cell>
          <table:table-cell office:value-type="date" office:date-value="2025-06-16" calcext:value-type="date">
            <text:p>16/06/25</text:p>
          </table:table-cell>
          <table:table-cell office:value-type="date" office:date-value="2025-07-16" calcext:value-type="date">
            <text:p>16/07/25</text:p>
          </table:table-cell>
          <table:table-cell office:value-type="string" calcext:value-type="string">
            <text:p>Intercambio de experiencias educativas campeonatos Skills CV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3/06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6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284" calcext:value-type="float">
            <text:p>284</text:p>
          </table:table-cell>
          <table:table-cell office:value-type="float" office:value="338" calcext:value-type="float">
            <text:p>338</text:p>
          </table:table-cell>
          <table:table-cell office:value-type="float" office:value="284" calcext:value-type="float">
            <text:p>284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25FP30CF001</text:p>
          </table:table-cell>
          <table:table-cell office:value-type="date" office:date-value="2025-06-17" calcext:value-type="date">
            <text:p>17/06/25</text:p>
          </table:table-cell>
          <table:table-cell office:value-type="date" office:date-value="2025-07-01" calcext:value-type="date">
            <text:p>01/07/25</text:p>
          </table:table-cell>
          <table:table-cell office:value-type="string" calcext:value-type="string">
            <text:p>Skill básico en la elaboración de tocados para peluquerí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30/05/2025 00:00:00</text:p>
          </table:table-cell>
          <table:table-cell office:value-type="string" calcext:value-type="string">
            <text:p>csorianog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9CF002</text:p>
          </table:table-cell>
          <table:table-cell office:value-type="date" office:date-value="2025-06-17" calcext:value-type="date">
            <text:p>17/06/25</text:p>
          </table:table-cell>
          <table:table-cell office:value-type="date" office:date-value="2025-07-02" calcext:value-type="date">
            <text:p>02/07/25</text:p>
          </table:table-cell>
          <table:table-cell office:value-type="string" calcext:value-type="string">
            <text:p>Elaboración del cuaderno de vestuario de escena <text:s/></text:p>
          </table:table-cell>
          <table:table-cell office:value-type="string" calcext:value-type="string">
            <text:p>Fam. Textil, Confección y Pie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2/04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0CF006</text:p>
          </table:table-cell>
          <table:table-cell office:value-type="date" office:date-value="2025-06-18" calcext:value-type="date">
            <text:p>18/06/25</text:p>
          </table:table-cell>
          <table:table-cell office:value-type="date" office:date-value="2025-06-19" calcext:value-type="date">
            <text:p>19/06/25</text:p>
          </table:table-cell>
          <table:table-cell office:value-type="string" calcext:value-type="string">
            <text:p>Skill Estética: Técnicas de Pestañas para realzar la mirad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07</text:p>
          </table:table-cell>
          <table:table-cell table:number-columns-repeated="2" office:value-type="date" office:date-value="2025-06-18" calcext:value-type="date">
            <text:p>18/06/25</text:p>
          </table:table-cell>
          <table:table-cell office:value-type="string" calcext:value-type="string">
            <text:p>Nuevas técnicas en micropigmentación de ojo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80CF005</text:p>
          </table:table-cell>
          <table:table-cell office:value-type="date" office:date-value="2025-06-19" calcext:value-type="date">
            <text:p>19/06/25</text:p>
          </table:table-cell>
          <table:table-cell office:value-type="date" office:date-value="2025-06-27" calcext:value-type="date">
            <text:p>27/06/25</text:p>
          </table:table-cell>
          <table:table-cell office:value-type="string" calcext:value-type="string">
            <text:p>Subestaciones eléctricas y centros de transformación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GISBERT GARCIA, CAMILO</text:p>
          </table:table-cell>
          <table:table-cell office:value-type="float" office:value="1675" calcext:value-type="float">
            <text:p>167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4/05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Misericòrdia"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89CF001</text:p>
          </table:table-cell>
          <table:table-cell office:value-type="date" office:date-value="2025-06-19" calcext:value-type="date">
            <text:p>19/06/25</text:p>
          </table:table-cell>
          <table:table-cell office:value-type="date" office:date-value="2025-07-30" calcext:value-type="date">
            <text:p>30/07/25</text:p>
          </table:table-cell>
          <table:table-cell office:value-type="string" calcext:value-type="string">
            <text:p>Orientación profesional en el sistema de FP-Módulo 1</text:p>
          </table:table-cell>
          <table:table-cell office:value-type="string" calcext:value-type="string">
            <text:p>Orientación Educativa</text:p>
          </table:table-cell>
          <table:table-cell office:value-type="string" calcext:value-type="string">
            <text:p>PEREZ PALLARES, JOSE ALBERT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04/06/2025 00:00:0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112" calcext:value-type="float">
            <text:p>1112</text:p>
          </table:table-cell>
          <table:table-cell office:value-type="float" office:value="1005" calcext:value-type="float">
            <text:p>1005</text:p>
          </table:table-cell>
          <table:table-cell office:value-type="float" office:value="769" calcext:value-type="float">
            <text:p>76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25FP26CF002</text:p>
          </table:table-cell>
          <table:table-cell office:value-type="date" office:date-value="2025-06-23" calcext:value-type="date">
            <text:p>23/06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Aislamiento de fachadas (SATE). Aplicación a la eficiencia y rehabilitación de edificios</text:p>
          </table:table-cell>
          <table:table-cell office:value-type="string" calcext:value-type="string">
            <text:p>Fam. Edificación y obra civil</text:p>
          </table:table-cell>
          <table:table-cell office:value-type="string" calcext:value-type="string">
            <text:p>BLANCO MILLA, PASCUAL</text:p>
          </table:table-cell>
          <table:table-cell table:number-columns-repeated="2" office:value-type="float" office:value="1997.5" calcext:value-type="float">
            <text:p>1997,5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02/06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 con sesiones presenciales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25FP30CF002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6-27" calcext:value-type="date">
            <text:p>27/06/25</text:p>
          </table:table-cell>
          <table:table-cell office:value-type="string" calcext:value-type="string">
            <text:p>Posticería para medios audiovisuale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2/05/2025 00:00:00</text:p>
          </table:table-cell>
          <table:table-cell office:value-type="string" calcext:value-type="string">
            <text:p>mlopezc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Torreta"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25FP30CF019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6-27" calcext:value-type="date">
            <text:p>27/06/25</text:p>
          </table:table-cell>
          <table:table-cell office:value-type="string" calcext:value-type="string">
            <text:p>Recursos digitales con IA para maquilladore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5CF021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7-02" calcext:value-type="date">
            <text:p>02/07/25</text:p>
          </table:table-cell>
          <table:table-cell office:value-type="string" calcext:value-type="string">
            <text:p>Skill refrigeración: regulación y control de instalaciones frigorífica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0/06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5FP37CF021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Actualització en Formulació Magistral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18/06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Matilde Salvador"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0CF003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6-29" calcext:value-type="date">
            <text:p>29/06/25</text:p>
          </table:table-cell>
          <table:table-cell office:value-type="string" calcext:value-type="string">
            <text:p>Convivencias cerámicas 2025</text:p>
          </table:table-cell>
          <table:table-cell office:value-type="string" calcext:value-type="string">
            <text:p>Fam. Vidrio y Cerámica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2/05/2025 00:00:00</text:p>
          </table:table-cell>
          <table:table-cell office:value-type="string" calcext:value-type="string">
            <text:p>mlopezc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003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Museu del Taulell Manolo Safont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43CF262</text:p>
          </table:table-cell>
          <table:table-cell table:number-columns-repeated="2" office:value-type="date" office:date-value="2025-06-25" calcext:value-type="date">
            <text:p>25/06/25</text:p>
          </table:table-cell>
          <table:table-cell office:value-type="string" calcext:value-type="string">
            <text:p>Skills en FP Básica. Jornada "Codavant" nuevo enfoque del Grado Básico para la nueva Ley de FP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4/07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62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Camp de Túria"</text:p>
          </table:table-cell>
          <table:table-cell office:value-type="float" office:value="184" calcext:value-type="float">
            <text:p>184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43CF251</text:p>
          </table:table-cell>
          <table:table-cell office:value-type="date" office:date-value="2025-06-26" calcext:value-type="date">
            <text:p>26/06/25</text:p>
          </table:table-cell>
          <table:table-cell office:value-type="date" office:date-value="2025-06-29" calcext:value-type="date">
            <text:p>29/06/25</text:p>
          </table:table-cell>
          <table:table-cell office:value-type="string" calcext:value-type="string">
            <text:p>I Feria Internacional de Difusión de Experiencias Erasmus: "Linking the Erasmus Community"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18/07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51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ALACIO FORTALEZA MARQUES DE DOS AGUAS (ONIL)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25FP43CF265</text:p>
          </table:table-cell>
          <table:table-cell table:number-columns-repeated="2" office:value-type="date" office:date-value="2025-06-26" calcext:value-type="date">
            <text:p>26/06/25</text:p>
          </table:table-cell>
          <table:table-cell office:value-type="string" calcext:value-type="string">
            <text:p>Jornada de Internacionalización en la Formación Profesional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20/06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65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otànic Cavanilles"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43CF222</text:p>
          </table:table-cell>
          <table:table-cell office:value-type="date" office:date-value="2025-06-26" calcext:value-type="date">
            <text:p>26/06/25</text:p>
          </table:table-cell>
          <table:table-cell office:value-type="date" office:date-value="2025-07-08" calcext:value-type="date">
            <text:p>08/07/25</text:p>
          </table:table-cell>
          <table:table-cell office:value-type="string" calcext:value-type="string">
            <text:p>Futuro protegido: IA, Sostenibilidad y Propiedad Intelectual en FP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ORENO RANDO, MOIS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16/06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22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354" calcext:value-type="float">
            <text:p>354</text:p>
          </table:table-cell>
          <table:table-cell office:value-type="float" office:value="324" calcext:value-type="float">
            <text:p>324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25FP23CF002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07" calcext:value-type="date">
            <text:p>07/07/25</text:p>
          </table:table-cell>
          <table:table-cell office:value-type="string" calcext:value-type="string">
            <text:p>El color y su gestión en entornos productivos</text:p>
          </table:table-cell>
          <table:table-cell office:value-type="string" calcext:value-type="string">
            <text:p>Fam. Artes gráficas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4/05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80CF006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12" calcext:value-type="date">
            <text:p>12/07/25</text:p>
          </table:table-cell>
          <table:table-cell office:value-type="string" calcext:value-type="string">
            <text:p>Gestión de un parque eólico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1550" calcext:value-type="float">
            <text:p>155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0/06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7CF022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Aplicaciones prácticas en técnicas de ayuda odontológ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29/05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Tirant lo Blanc"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3CF228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Curso básico sobre legionel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11/04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28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19CF007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Skill 28.Técnicas de trabajo con material preservado para profesorado que prepara alumnado para las competiciones skills de floristerí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30/06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7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odolfo Llopis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80CF007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Funcionamiento de instalaciones críticas en el ciclo integral del agua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0/06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Global Omnium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24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Actualización en Skill de Masaje Facial: Nuevas técnicas 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8/05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25CF009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Realización en Directo con vMix, ATEM y Conexión de Equipos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ORRICO TERUEL, MIGUEL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Marxadella"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7CF019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Skill41. Atención sociosanitaria. Cuidados de enfermerí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23/05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Matilde Salvador"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23CF003</text:p>
          </table:table-cell>
          <table:table-cell office:value-type="date" office:date-value="2025-07-02" calcext:value-type="date">
            <text:p>02/07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Rotulación y "wrapping" integral de vehículos</text:p>
          </table:table-cell>
          <table:table-cell office:value-type="string" calcext:value-type="string">
            <text:p>Fam. Artes gráficas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GITOT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47</text:p>
          </table:table-cell>
          <table:table-cell office:value-type="date" office:date-value="2025-07-02" calcext:value-type="date">
            <text:p>02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SF4C: nutrición saludable, economía circular y sostenible 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18/06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47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osta de Azahar"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29</text:p>
          </table:table-cell>
          <table:table-cell office:value-type="date" office:date-value="2025-07-03" calcext:value-type="date">
            <text:p>03/07/25</text:p>
          </table:table-cell>
          <table:table-cell office:value-type="date" office:date-value="2025-07-07" calcext:value-type="date">
            <text:p>07/07/25</text:p>
          </table:table-cell>
          <table:table-cell office:value-type="string" calcext:value-type="string">
            <text:p>Tratamientos estéticos previos y posteriores a una cirugía esté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871" calcext:value-type="float">
            <text:p>87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2/07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El Cabanyal"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26CF001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5" calcext:value-type="date">
            <text:p>15/07/25</text:p>
          </table:table-cell>
          <table:table-cell office:value-type="string" calcext:value-type="string">
            <text:p>Iniciación en REVIT - Edificación</text:p>
          </table:table-cell>
          <table:table-cell office:value-type="string" calcext:value-type="string">
            <text:p>Fam. Edificación y obra civil</text:p>
          </table:table-cell>
          <table:table-cell office:value-type="string" calcext:value-type="string">
            <text:p>BLANCO MILLA, PASCUAL</text:p>
          </table:table-cell>
          <table:table-cell table:number-columns-repeated="2" office:value-type="float" office:value="1760" calcext:value-type="float">
            <text:p>176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06/06/2025 00:00:0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25CF007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Diseño, montaje y ajuste de sistemas de sonorización para espectáculos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ORRICO TERUEL, MIGUEL</text:p>
          </table:table-cell>
          <table:table-cell office:value-type="float" office:value="2010" calcext:value-type="float">
            <text:p>2010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10/06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Veles e Vents"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5CF022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Montaje mecánico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1340" calcext:value-type="float">
            <text:p>1340</text:p>
          </table:table-cell>
          <table:table-cell office:value-type="float" office:value="1589.8" calcext:value-type="float">
            <text:p>1589,8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0/06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Antonio José Cavanilles"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5FP36CF005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Técnicas de análisis instrumental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11/06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icente Blasco Ibáñez"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6CF008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Ensayos de materiales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IMPLAS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25FP36CF007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Fabricación de formas farmacéuticas no estériles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office:value-type="float" office:value="1675" calcext:value-type="float">
            <text:p>1675</text:p>
          </table:table-cell>
          <table:table-cell office:value-type="float" office:value="2485.24" calcext:value-type="float">
            <text:p>2485,24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11/06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Doctor Peset Aleixandre"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6CF006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Experimentación en quimica industrial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675" calcext:value-type="float">
            <text:p>1675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13/05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Escuela Técnica Superior de Ingenieria de la Universitat de Valènci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7CF020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Cultivos celulares y aplicaciones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MOYA SMITH, LOIDA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25/06/2025 00:00:00</text:p>
          </table:table-cell>
          <table:table-cell office:value-type="string" calcext:value-type="string">
            <text:p>lmoy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eonardo da Vinci"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0CF001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08" calcext:value-type="date">
            <text:p>08/07/25</text:p>
          </table:table-cell>
          <table:table-cell office:value-type="string" calcext:value-type="string">
            <text:p>Vitrofusión, elaboración de vidrieras y termoformado</text:p>
          </table:table-cell>
          <table:table-cell office:value-type="string" calcext:value-type="string">
            <text:p>Fam. Vidrio y Cerámica</text:p>
          </table:table-cell>
          <table:table-cell office:value-type="string" calcext:value-type="string">
            <text:p>CEREZO GIL, GEMMA</text:p>
          </table:table-cell>
          <table:table-cell office:value-type="float" office:value="536" calcext:value-type="float">
            <text:p>536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2/03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VIDRIOS SORRIBE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25FP43CF229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Tratamiento de aguas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29/04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29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25FP19CF008</text:p>
          </table:table-cell>
          <table:table-cell office:value-type="date" office:date-value="2025-07-08" calcext:value-type="date">
            <text:p>08/07/25</text:p>
          </table:table-cell>
          <table:table-cell office:value-type="date" office:date-value="2025-07-22" calcext:value-type="date">
            <text:p>22/07/25</text:p>
          </table:table-cell>
          <table:table-cell office:value-type="string" calcext:value-type="string">
            <text:p>IA + <text:s/>IOT como herramientas educativas para la familia agrari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26/06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43CF266</text:p>
          </table:table-cell>
          <table:table-cell table:number-columns-repeated="2" office:value-type="date" office:date-value="2025-07-08" calcext:value-type="date">
            <text:p>08/07/25</text:p>
          </table:table-cell>
          <table:table-cell office:value-type="string" calcext:value-type="string">
            <text:p>Jornada de Internacionalización en la Formación Profesional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07/07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66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Batoi"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25FP43CF264</text:p>
          </table:table-cell>
          <table:table-cell office:value-type="date" office:date-value="2025-07-15" calcext:value-type="date">
            <text:p>15/07/25</text:p>
          </table:table-cell>
          <table:table-cell office:value-type="date" office:date-value="2025-07-23" calcext:value-type="date">
            <text:p>23/07/25</text:p>
          </table:table-cell>
          <table:table-cell office:value-type="string" calcext:value-type="string">
            <text:p>Gestión administrativa de la exportación utilizando un software de simulación empresarial</text:p>
            <text:p/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05/07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6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FP32CF020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39. GNS3. Virtualización de sistemas, equipos y red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31/08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FP32CF022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1-23" calcext:value-type="date">
            <text:p>23/11/25</text:p>
          </table:table-cell>
          <table:table-cell office:value-type="string" calcext:value-type="string">
            <text:p>Skill 39. CCNA 2 v7: Conmutación, enrutamiento y fundamentos inalámbrico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1/08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2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5FP32CF023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0-26" calcext:value-type="date">
            <text:p>26/10/25</text:p>
          </table:table-cell>
          <table:table-cell office:value-type="string" calcext:value-type="string">
            <text:p>Skill 39. Introducción a MikroTik: configuración y administración de red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1/08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33" calcext:value-type="float">
            <text:p>13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FP35CF020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09-23" calcext:value-type="date">
            <text:p>23/09/25</text:p>
          </table:table-cell>
          <table:table-cell office:value-type="string" calcext:value-type="string">
            <text:p>Skills 07. Mecanizado convencional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4/07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Molí del Sol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FP38CF015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Nociones básicas de primeros auxilios en el aul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17/06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5FP20CF013</text:p>
          </table:table-cell>
          <table:table-cell office:value-type="date" office:date-value="2025-09-19" calcext:value-type="date">
            <text:p>19/09/25</text:p>
          </table:table-cell>
          <table:table-cell office:value-type="date" office:date-value="2025-10-12" calcext:value-type="date">
            <text:p>12/10/25</text:p>
          </table:table-cell>
          <table:table-cell office:value-type="string" calcext:value-type="string">
            <text:p>Nuevas Tendencias Entrenamiento de fuerza</text:p>
            <text:p/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23/10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FP20CF011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l pádel, deporte de implemento con más auge en salida profesional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23/09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FP32CF019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54. Hacking ético y ciberseguridad para entornos profesional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2/10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5FP32CF021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53. AWS Academy: Primeros pasos y creación de entornos en la nube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1/08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P43CF270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20" calcext:value-type="date">
            <text:p>20/11/25</text:p>
          </table:table-cell>
          <table:table-cell office:value-type="string" calcext:value-type="string">
            <text:p>SKILL 52. Laboratori químic. Exercici interlaboratori com a proposta intermodular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23/07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7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icente Blasco Ibáñez"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5FP43CF271</text:p>
          </table:table-cell>
          <table:table-cell office:value-type="date" office:date-value="2025-09-23" calcext:value-type="date">
            <text:p>23/09/25</text:p>
          </table:table-cell>
          <table:table-cell office:value-type="date" office:date-value="2025-10-01" calcext:value-type="date">
            <text:p>01/10/25</text:p>
          </table:table-cell>
          <table:table-cell office:value-type="string" calcext:value-type="string">
            <text:p>Control de qualitat a la indústria alimentària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1800" calcext:value-type="float">
            <text:p>1800</text:p>
          </table:table-cell>
          <table:table-cell office:value-type="float" office:value="2361.74" calcext:value-type="float">
            <text:p>2361,74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21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5FP27CF015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istemas de visión artificial. Nivel avanzado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2100" calcext:value-type="float">
            <text:p>21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Cotes Baixes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5FP27CF016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istemas de visión artificial. Nivel básico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table:number-columns-repeated="2" office:value-type="float" office:value="2100" calcext:value-type="float">
            <text:p>2100</text:p>
          </table:table-cell>
          <table:table-cell/>
          <table:table-cell office:value-type="string" calcext:value-type="string">
            <text:p>14/10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Cotes Baixes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FP27CF018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Programación y supervisión con Machine Expert y el autómata TM241 de Schneider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table:number-columns-repeated="2" office:value-type="float" office:value="1620" calcext:value-type="float">
            <text:p>1620</text:p>
          </table:table-cell>
          <table:table-cell/>
          <table:table-cell office:value-type="string" calcext:value-type="string">
            <text:p>05/1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Guinovart"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5FP31CF004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Tratamientos térmicos en alimentos</text:p>
          </table:table-cell>
          <table:table-cell office:value-type="string" calcext:value-type="string">
            <text:p>Fam. Industrias alimentarias</text:p>
          </table:table-cell>
          <table:table-cell office:value-type="string" calcext:value-type="string">
            <text:p>MUÑOZ CATALA, LORENA</text:p>
          </table:table-cell>
          <table:table-cell office:value-type="float" office:value="1800" calcext:value-type="float">
            <text:p>1800</text:p>
          </table:table-cell>
          <table:table-cell office:value-type="float" office:value="2674.23" calcext:value-type="float">
            <text:p>2674,23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19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5FP35CF023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Skill 05. AutoCAD aplicado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4/07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5FP43CF253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Programando con la nueva ley <text:s/>de FP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24800" calcext:value-type="float">
            <text:p>248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6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5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002" calcext:value-type="float">
            <text:p>1002</text:p>
          </table:table-cell>
          <table:table-cell office:value-type="float" office:value="738" calcext:value-type="float">
            <text:p>738</text:p>
          </table:table-cell>
          <table:table-cell office:value-type="float" office:value="569" calcext:value-type="float">
            <text:p>569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FP25CF012</text:p>
          </table:table-cell>
          <table:table-cell office:value-type="date" office:date-value="2025-10-01" calcext:value-type="date">
            <text:p>01/10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Diseño y desarrollo de videojuegos con Unity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MAÑO FRASQUET, FRANCISCO JAVIER</text:p>
          </table:table-cell>
          <table:table-cell table:number-columns-repeated="2" office:value-type="float" office:value="2250" calcext:value-type="float">
            <text:p>2250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FP43CF277</text:p>
          </table:table-cell>
          <table:table-cell office:value-type="date" office:date-value="2025-10-02" calcext:value-type="date">
            <text:p>02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ostenibilitat aplicada. Incorporació de la química verda al laboratori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650" calcext:value-type="float">
            <text:p>1650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lataforma Teams https://www.microsoft.com/es-es/microsoft-teams/log-in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FP31CF005</text:p>
          </table:table-cell>
          <table:table-cell office:value-type="date" office:date-value="2025-10-03" calcext:value-type="date">
            <text:p>03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Gestión de residuos en los laboratorios de formación profesional</text:p>
          </table:table-cell>
          <table:table-cell office:value-type="string" calcext:value-type="string">
            <text:p>Fam. Industrias alimentarias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25/07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FP19CF009</text:p>
          </table:table-cell>
          <table:table-cell table:number-columns-repeated="2" office:value-type="date" office:date-value="2025-10-04" calcext:value-type="date">
            <text:p>04/10/25</text:p>
          </table:table-cell>
          <table:table-cell office:value-type="string" calcext:value-type="string">
            <text:p>Técnicas de trepa y poda en altur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720" calcext:value-type="float">
            <text:p>720</text:p>
          </table:table-cell>
          <table:table-cell office:value-type="float" office:value="1497.39" calcext:value-type="float">
            <text:p>1497,39</text:p>
          </table:table-cell>
          <table:table-cell/>
          <table:table-cell office:value-type="string" calcext:value-type="string">
            <text:p>22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odolfo Llopi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5FP27CF01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Docker con ejemplos prácticos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table:number-columns-repeated="2" office:value-type="float" office:value="1125" calcext:value-type="float">
            <text:p>1125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5FP29CF00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cina de colectividades, transformaciones culinarias <text:s/>y sus implicaciones físico-químicas 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table:number-columns-repeated="2" office:value-type="float" office:value="2232" calcext:value-type="float">
            <text:p>2232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05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5FP32CF024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ervicios administrados de Base de Datos en AW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2400" calcext:value-type="float">
            <text:p>24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5FP32CF02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NLP: Introducción a la IA Generativa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5FP32CF02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Docker y <text:s/>Kubernet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5FP32CF02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Programación de procesos, hilos y comunicacion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8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5FP32CF029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Git y su aplicación en el aula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5FP32CF032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Microsoft Azure. Servicios IAAS y PAA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8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5FP32CF03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Aprendizaje basado en retos y gamificación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3042" calcext:value-type="float">
            <text:p>3042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string" calcext:value-type="string">
            <text:p>23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5FP32CF030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l desarrollo multiplataforma con Flutter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5FP32CF02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Creación de recursos con Markdown: herramientas y estrategia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128" calcext:value-type="float">
            <text:p>1128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16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5FP32CF031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Laravel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410" calcext:value-type="float">
            <text:p>141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5FP32CF033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Virtualización con LliureX y Proxmox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5FP32CF034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Gestión de la tarea docente con hojas de cálculo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lataforma online Aules</text:p>
          </table:table-cell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5FP37CF02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4" calcext:value-type="date">
            <text:p>24/10/25</text:p>
          </table:table-cell>
          <table:table-cell office:value-type="string" calcext:value-type="string">
            <text:p>Skill 41. Actualización en Cuidados Auxiliares de Enfermería: atención hospitalari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8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às March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5FP43CF27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19" calcext:value-type="date">
            <text:p>19/10/25</text:p>
          </table:table-cell>
          <table:table-cell office:value-type="string" calcext:value-type="string">
            <text:p>Iniciación a los Sistemas de información geográfica (S.I.G.), aplicaciones al sector laboral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office:value-type="float" office:value="1800" calcext:value-type="float">
            <text:p>1800</text:p>
          </table:table-cell>
          <table:table-cell office:value-type="float" office:value="3537" calcext:value-type="float">
            <text:p>3537</text:p>
          </table:table-cell>
          <table:table-cell/>
          <table:table-cell office:value-type="string" calcext:value-type="string">
            <text:p>22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5FP43CF283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Contaminación atmosférica y calidad del aire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table:number-columns-repeated="2" office:value-type="float" office:value="1755" calcext:value-type="float">
            <text:p>1755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5FP43CF28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iciación a la Formación en empresa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FUSTER FORT, PATRICIA</text:p>
          </table:table-cell>
          <table:table-cell table:number-columns-repeated="2" office:value-type="float" office:value="2520" calcext:value-type="float">
            <text:p>2520</text:p>
          </table:table-cell>
          <table:table-cell/>
          <table:table-cell office:value-type="string" calcext:value-type="string">
            <text:p>22/09/2025 00:00:00</text:p>
          </table:table-cell>
          <table:table-cell office:value-type="string" calcext:value-type="string">
            <text:p>pfuster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233" calcext:value-type="float">
            <text:p>23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5FP43CF28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De la idea al prototipo con impresión 3D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AÑO FRASQUET, FRANCISCO JAVIER</text:p>
          </table:table-cell>
          <table:table-cell table:number-columns-repeated="2" office:value-type="float" office:value="1920" calcext:value-type="float">
            <text:p>1920</text:p>
          </table:table-cell>
          <table:table-cell/>
          <table:table-cell office:value-type="string" calcext:value-type="string">
            <text:p>31/10/2025 00:00:00</text:p>
          </table:table-cell>
          <table:table-cell office:value-type="string" calcext:value-type="string">
            <text:p>fjmañ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5FP43CF27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Metodologia AICLE a l'FP Anglés Tècnic. Nivell inicial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155" calcext:value-type="float">
            <text:p>1155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5FP43CF27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Metodologia AICLE a la FP  Anglès Tècnic. Nivell avançat</text:p>
            <text:p>Advanced CLIL course for vocational educational teachers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155" calcext:value-type="float">
            <text:p>1155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5FP43CF22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0" calcext:value-type="date">
            <text:p>20/10/25</text:p>
          </table:table-cell>
          <table:table-cell office:value-type="string" calcext:value-type="string">
            <text:p>Como trabajar las soft skills para aumentar las posibilidades de empleabilidad del alumnado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2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às March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5FP44CF00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mpartir IPE en FP Básica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FUSTER FORT, PATRICIA</text:p>
          </table:table-cell>
          <table:table-cell table:number-columns-repeated="2" office:value-type="float" office:value="1725" calcext:value-type="float">
            <text:p>1725</text:p>
          </table:table-cell>
          <table:table-cell/>
          <table:table-cell office:value-type="string" calcext:value-type="string">
            <text:p>1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5FP34CF013</text:p>
          </table:table-cell>
          <table:table-cell office:value-type="date" office:date-value="2025-10-07" calcext:value-type="date">
            <text:p>07/10/25</text:p>
          </table:table-cell>
          <table:table-cell office:value-type="date" office:date-value="2025-11-04" calcext:value-type="date">
            <text:p>04/11/25</text:p>
          </table:table-cell>
          <table:table-cell office:value-type="string" calcext:value-type="string">
            <text:p>Aplicaciones de la placa <text:s/>ESP32 y APP INVENTOR como recurso Open Source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DENIA ABAD, JOSE CARLOS</text:p>
          </table:table-cell>
          <table:table-cell office:value-type="float" office:value="2700" calcext:value-type="float">
            <text:p>2700</text:p>
          </table:table-cell>
          <table:table-cell office:value-type="float" office:value="3987.44" calcext:value-type="float">
            <text:p>3987,44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18/09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5FP43CF280</text:p>
          </table:table-cell>
          <table:table-cell office:value-type="date" office:date-value="2025-10-07" calcext:value-type="date">
            <text:p>07/10/25</text:p>
          </table:table-cell>
          <table:table-cell office:value-type="date" office:date-value="2025-10-28" calcext:value-type="date">
            <text:p>28/10/25</text:p>
          </table:table-cell>
          <table:table-cell office:value-type="string" calcext:value-type="string">
            <text:p>Sostenibilitat aplicada a sector. <text:s/>Families Química,alimentària,seguretat i medi ambient i agrària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155" calcext:value-type="float">
            <text:p>1155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5FP30CF005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Creación de personajes 2D / 3D para caracterización: nivel intermedio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5FP30CF026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5" calcext:value-type="date">
            <text:p>15/10/25</text:p>
          </table:table-cell>
          <table:table-cell office:value-type="string" calcext:value-type="string">
            <text:p>Skill 29 Peluquería.Estilismo de Peinados: Enfoque para moda y audiovisual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6/11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5FP30CF021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5" calcext:value-type="date">
            <text:p>15/10/25</text:p>
          </table:table-cell>
          <table:table-cell office:value-type="string" calcext:value-type="string">
            <text:p>Skill 30 Estética. Escultura de uña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RVERA &amp; ALCAIDE NAIL TRAINING SCHOOL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5FP35CF024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2" calcext:value-type="date">
            <text:p>22/10/25</text:p>
          </table:table-cell>
          <table:table-cell office:value-type="string" calcext:value-type="string">
            <text:p>Instalación y puesta en marcha de equipos de climatización partido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1800" calcext:value-type="float">
            <text:p>1800</text:p>
          </table:table-cell>
          <table:table-cell office:value-type="float" office:value="2846.63" calcext:value-type="float">
            <text:p>2846,63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2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ran Via"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5FP33CF00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Gestión de materiales y componentes en Autodesk Fusión para el sector de la madera</text:p>
          </table:table-cell>
          <table:table-cell office:value-type="string" calcext:value-type="string">
            <text:p>Fam. Madera, mueble y corcho</text:p>
          </table:table-cell>
          <table:table-cell office:value-type="string" calcext:value-type="string">
            <text:p>DENIA ABAD, JOSE CARLOS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15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5FP36CF01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7" calcext:value-type="date">
            <text:p>17/10/25</text:p>
          </table:table-cell>
          <table:table-cell office:value-type="string" calcext:value-type="string">
            <text:p>Ensayos de materiales. Biodegradabilidad y caracterización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IMPLA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5FP37CF02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Avances y prácticas de Citogené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office:value-type="float" office:value="1590" calcext:value-type="float">
            <text:p>159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2/09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Batoi"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5FP43CF282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Metodologías activas para la Nueva Ley de FP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800" calcext:value-type="float">
            <text:p>1800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Federica Montseny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5FP43CF290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Alimentación saludable y consciente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LIP ORUS, VERA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9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omplejo Educativo de Cheste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FP43CF27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2-15" calcext:value-type="date">
            <text:p>15/12/25</text:p>
          </table:table-cell>
          <table:table-cell office:value-type="string" calcext:value-type="string">
            <text:p>Gestión de proyectos Erasmus+ KA121-VET y KA122-VET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29/07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septiembre a diciembre de 2025</text:p>
          </table:table-cell>
          <table:table-cell office:value-type="string" calcext:value-type="string">
            <text:p>273</text:p>
          </table:table-cell>
          <table:table-cell office:value-type="float" office:value="12811178" calcext:value-type="float">
            <text:p>1281117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5FP28CF004</text:p>
          </table:table-cell>
          <table:table-cell office:value-type="date" office:date-value="2025-10-14" calcext:value-type="date">
            <text:p>14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Tecnologías impresión 3D. FDM - SLA - SLS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BLANCO MILLA, PASCUAL</text:p>
          </table:table-cell>
          <table:table-cell office:value-type="float" office:value="2700" calcext:value-type="float">
            <text:p>2700</text:p>
          </table:table-cell>
          <table:table-cell office:value-type="float" office:value="3396.02" calcext:value-type="float">
            <text:p>3396,02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01/10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icente Blasco Ibáñez"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5FP28CF008</text:p>
          </table:table-cell>
          <table:table-cell office:value-type="date" office:date-value="2025-10-14" calcext:value-type="date">
            <text:p>14/10/25</text:p>
          </table:table-cell>
          <table:table-cell office:value-type="date" office:date-value="2025-10-28" calcext:value-type="date">
            <text:p>28/10/25</text:p>
          </table:table-cell>
          <table:table-cell office:value-type="string" calcext:value-type="string">
            <text:p>Normativa para la fabricación de máquinas y entornos seguros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DENIA ABAD, JOSE CARLOS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FP37CF025</text:p>
          </table:table-cell>
          <table:table-cell office:value-type="date" office:date-value="2025-10-16" calcext:value-type="date">
            <text:p>16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kill Farmacia y Parafarmacia. Escaparatismo farmacéutico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Federica Montsen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5FP20CF010</text:p>
          </table:table-cell>
          <table:table-cell office:value-type="date" office:date-value="2025-10-17" calcext:value-type="date">
            <text:p>17/10/25</text:p>
          </table:table-cell>
          <table:table-cell office:value-type="date" office:date-value="2025-10-25" calcext:value-type="date">
            <text:p>25/10/25</text:p>
          </table:table-cell>
          <table:table-cell office:value-type="string" calcext:value-type="string">
            <text:p>Actividades básicas de acondicionamiento físico con soporte musical: aeróbic y step</text:p>
            <text:p/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876" calcext:value-type="float">
            <text:p>1876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5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olideportivo Camilo Cano La Nuci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5FP25CF011</text:p>
          </table:table-cell>
          <table:table-cell office:value-type="date" office:date-value="2025-10-18" calcext:value-type="date">
            <text:p>18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kill 50. Diseño y animación de juegos 3D con Blender (Avanzado)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MAÑO FRASQUET, FRANCISCO JAVIE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15/09/2025 00:00:00</text:p>
          </table:table-cell>
          <table:table-cell office:value-type="string" calcext:value-type="string">
            <text:p>fjmañ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5FP19CF011</text:p>
          </table:table-cell>
          <table:table-cell table:number-columns-repeated="2" office:value-type="date" office:date-value="2025-10-20" calcext:value-type="date">
            <text:p>20/10/25</text:p>
          </table:table-cell>
          <table:table-cell office:value-type="string" calcext:value-type="string">
            <text:p>Tecnologías inteligentes aplicadas a la familia agraria y sectores afines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table:number-columns-repeated="2" office:value-type="float" office:value="720" calcext:value-type="float">
            <text:p>720</text:p>
          </table:table-cell>
          <table:table-cell/>
          <table:table-cell office:value-type="string" calcext:value-type="string">
            <text:p>29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de Xàtiva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5FP27CF01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23. Aprende KNX practicando. Nivel 1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5FP27CF020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23. Aprende KNX practicando. Nivel 2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04/10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5FP30CF032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Peluquería nupcial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720" calcext:value-type="float">
            <text:p>720</text:p>
          </table:table-cell>
          <table:table-cell/>
          <table:table-cell office:value-type="string" calcext:value-type="string">
            <text:p>19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5FP35CF032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Introducción al programa Factory IO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1230" calcext:value-type="float">
            <text:p>123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8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5FP37CF02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Creación de actividades H5p interactivas en el área de Sanidad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5FP30CF014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Actualización en Skill de Peluquería Masculina: Técnicas Especializadas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El Cabanyal"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5FP43CF217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conomía circular-Reutilización-Servitización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DENIA ABAD, JOSE CARLOS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20/10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línea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5FP43CF27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istemas de información geográfica (SIG)  avanzados, consultas multicriterio y gestión de la información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office:value-type="float" office:value="1800" calcext:value-type="float">
            <text:p>1800</text:p>
          </table:table-cell>
          <table:table-cell office:value-type="float" office:value="3537" calcext:value-type="float">
            <text:p>3537</text:p>
          </table:table-cell>
          <table:table-cell/>
          <table:table-cell office:value-type="string" calcext:value-type="string">
            <text:p>13/10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5FP30CF020</text:p>
          </table:table-cell>
          <table:table-cell table:number-columns-repeated="2" office:value-type="date" office:date-value="2025-10-21" calcext:value-type="date">
            <text:p>21/10/25</text:p>
          </table:table-cell>
          <table:table-cell office:value-type="string" calcext:value-type="string">
            <text:p>Gestión de negocio de esté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4/07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alvador Gadea"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5FP35CF030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Instalación y puesta en marcha de equipos frigorífico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2700" calcext:value-type="float">
            <text:p>2700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3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FP35CF035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23" calcext:value-type="date">
            <text:p>23/10/25</text:p>
          </table:table-cell>
          <table:table-cell office:value-type="string" calcext:value-type="string">
            <text:p>Cálculo y montaje de conductos de fibra de vidrio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1350" calcext:value-type="float">
            <text:p>1350</text:p>
          </table:table-cell>
          <table:table-cell office:value-type="float" office:value="2284.31" calcext:value-type="float">
            <text:p>2284,3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lombai"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5FP37CF027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Tecnologías XR en la creación de casos clínicos e interpretación de imágenes diagnósticas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5FP83CF002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1-04" calcext:value-type="date">
            <text:p>04/11/25</text:p>
          </table:table-cell>
          <table:table-cell office:value-type="string" calcext:value-type="string">
            <text:p>Skill: Educación y control ambiental: sanidad ambiental aplicada </text:p>
          </table:table-cell>
          <table:table-cell office:value-type="string" calcext:value-type="string">
            <text:p>Fam. Seguridad y medio ambiente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08/10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2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5FP30CF025</text:p>
          </table:table-cell>
          <table:table-cell office:value-type="date" office:date-value="2025-10-22" calcext:value-type="date">
            <text:p>22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Herbario: herramienta didáctica para perfumerí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1/10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alvador Gadea"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FP43CF236</text:p>
          </table:table-cell>
          <table:table-cell office:value-type="date" office:date-value="2025-10-22" calcext:value-type="date">
            <text:p>22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strategias Metodológicas para la Impartición de Módulos de FP en Inglés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pfuster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3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as March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5FP19CF010</text:p>
          </table:table-cell>
          <table:table-cell table:number-columns-repeated="2" office:value-type="date" office:date-value="2025-10-25" calcext:value-type="date">
            <text:p>25/10/25</text:p>
          </table:table-cell>
          <table:table-cell office:value-type="string" calcext:value-type="string">
            <text:p>Técnicas de trepa y poda en altur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720" calcext:value-type="float">
            <text:p>720</text:p>
          </table:table-cell>
          <table:table-cell office:value-type="float" office:value="1483.39" calcext:value-type="float">
            <text:p>1483,39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odolfo Llopis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5FP35CF036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álculo y montaje de conductos de fibra de vidrio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1350" calcext:value-type="float">
            <text:p>1350</text:p>
          </table:table-cell>
          <table:table-cell office:value-type="float" office:value="2303.03" calcext:value-type="float">
            <text:p>2303,03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5FP35CF040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Mecanizado avanzado en torno y fresadora convencional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4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Molí del 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5FP29CF007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Panes especiales y masa madre</text:p>
          </table:table-cell>
          <table:table-cell office:value-type="string" calcext:value-type="string">
            <text:p>Fam. Hostaleria i Turisme</text:p>
          </table:table-cell>
          <table:table-cell office:value-type="string" calcext:value-type="string">
            <text:p>GUASP VIDAL, ANNA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05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uillem d'Alcalà"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5FP80CF020</text:p>
          </table:table-cell>
          <table:table-cell office:value-type="date" office:date-value="2025-10-28" calcext:value-type="date">
            <text:p>28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Comunidades energéticas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FP43CF293</text:p>
          </table:table-cell>
          <table:table-cell office:value-type="date" office:date-value="2025-10-29" calcext:value-type="date">
            <text:p>29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KILL 52. Laboratori. Proves tècniques amb simuladors de realitat virtual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24/10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9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<text:s/>Valenci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5FP32CF040</text:p>
          </table:table-cell>
          <table:table-cell table:number-columns-repeated="2" office:value-type="date" office:date-value="2025-10-30" calcext:value-type="date">
            <text:p>30/10/25</text:p>
          </table:table-cell>
          <table:table-cell office:value-type="string" calcext:value-type="string">
            <text:p>Jornada de intercambio de experiencias de la familia informática y comunicacion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AÑO FRASQUET, FRANCISCO JAVIER</text:p>
          </table:table-cell>
          <table:table-cell table:number-columns-repeated="2" office:value-type="float" office:value="450" calcext:value-type="float">
            <text:p>450</text:p>
          </table:table-cell>
          <table:table-cell/>
          <table:table-cell office:value-type="string" calcext:value-type="string">
            <text:p>15/10/2025 00:00:00</text:p>
          </table:table-cell>
          <table:table-cell office:value-type="string" calcext:value-type="string">
            <text:p>fjmañ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4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às March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5FP19CF012</text:p>
          </table:table-cell>
          <table:table-cell table:number-columns-repeated="2" office:value-type="date" office:date-value="2025-11-03" calcext:value-type="date">
            <text:p>03/11/25</text:p>
          </table:table-cell>
          <table:table-cell office:value-type="string" calcext:value-type="string">
            <text:p>Tecnologías inteligentes aplicadas a la familia agraria y sectores afines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table:number-columns-repeated="2" office:value-type="float" office:value="720" calcext:value-type="float">
            <text:p>720</text:p>
          </table:table-cell>
          <table:table-cell/>
          <table:table-cell office:value-type="string" calcext:value-type="string">
            <text:p>28/10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de Xàtiv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5FP29CF014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17" calcext:value-type="date">
            <text:p>17/11/25</text:p>
          </table:table-cell>
          <table:table-cell office:value-type="string" calcext:value-type="string">
            <text:p>Skills 47. Técnicas elementales de pastelería y reposterí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31/10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uillem d'Alcalà"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5FP30CF033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1" calcext:value-type="date">
            <text:p>01/12/25</text:p>
          </table:table-cell>
          <table:table-cell office:value-type="string" calcext:value-type="string">
            <text:p>Skill 29 Peluquería. Confección de prótesis faciales pilosa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4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5FP32CF036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iseño aplicado a interfaces web con Flutter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5FP32CF037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esarrollo de módulos para Odoo</text:p>
            <text:p/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7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25FP32CF038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53. Introducción a Terraform y Salt Project</text:p>
            <text:p/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8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5FP32CF039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esarrollo con PHP y Laravel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1/10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5FP35CF031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ntorno reglamentario y normativo para refrigerantes A2L y A3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5FP35CF111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04. Puesta en marcha y aplicación práctica del autómata SCHNEIDER Modicon M221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8/10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 IES José Cavanilles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5FP35CF112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05. Autodesk Inventor para principiantes: fundamentos y aplicacione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0/10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2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5FP30CF030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Micropigmentación reconstructiva areolar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1440" calcext:value-type="float">
            <text:p>1440</text:p>
          </table:table-cell>
          <table:table-cell office:value-type="float" office:value="2371.46" calcext:value-type="float">
            <text:p>2371,4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8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5FP30CF031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Técnicas de maquillaje de fantasía para moros y cristiano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1140.91" calcext:value-type="float">
            <text:p>1140,91</text:p>
          </table:table-cell>
          <table:table-cell office:value-type="float" office:value="1140.92" calcext:value-type="float">
            <text:p>1140,92</text:p>
          </table:table-cell>
          <table:table-cell/>
          <table:table-cell office:value-type="string" calcext:value-type="string">
            <text:p>19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5FP30CF035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25" calcext:value-type="date">
            <text:p>25/11/25</text:p>
          </table:table-cell>
          <table:table-cell office:value-type="string" calcext:value-type="string">
            <text:p>Skill 30 Estética. Creación de prótesis de espuma de látex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10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5FP34CF014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2-02" calcext:value-type="date">
            <text:p>02/12/25</text:p>
          </table:table-cell>
          <table:table-cell office:value-type="string" calcext:value-type="string">
            <text:p>Skill 13. Peritación de daños y elaboración de presupuestos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5FP43CF297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21" calcext:value-type="date">
            <text:p>21/11/25</text:p>
          </table:table-cell>
          <table:table-cell office:value-type="string" calcext:value-type="string">
            <text:p>Skill Emprendimiento. Entrena las soft skills para el emprendimiento con IA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FUSTER FORT, PATRIC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8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97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5FP33CF004</text:p>
          </table:table-cell>
          <table:table-cell office:value-type="date" office:date-value="2025-11-05" calcext:value-type="date">
            <text:p>05/11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ls 24 y 25: Conocimiento Skills Carpintería y Ebanistería</text:p>
          </table:table-cell>
          <table:table-cell office:value-type="string" calcext:value-type="string">
            <text:p>Fam. Madera, mueble y corcho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5FP43CF295</text:p>
          </table:table-cell>
          <table:table-cell office:value-type="date" office:date-value="2025-11-05" calcext:value-type="date">
            <text:p>05/11/25</text:p>
          </table:table-cell>
          <table:table-cell office:value-type="date" office:date-value="2025-12-01" calcext:value-type="date">
            <text:p>01/12/25</text:p>
          </table:table-cell>
          <table:table-cell office:value-type="string" calcext:value-type="string">
            <text:p>Skill Emprendimiento.Visibiliza el emprendimiento con IA: marca personal y redes sociales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FUSTER FORT, PATRIC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27/10/2025 00:00:00</text:p>
          </table:table-cell>
          <table:table-cell office:value-type="string" calcext:value-type="string">
            <text:p>pfuster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9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5FP29CF010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s 56. Marketing digital turístico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20/10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5FP30CF034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29 Peluquería. Posticería para peinados de épo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8/10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José María Parra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5FP36CF014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Técnicas de análisis instrumental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28/10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icente Blasco Ibáñez"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5FP34CF015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33. Iniciación a las tecnologías híbridas y eléctricas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7/10/2025 00:00:00</text:p>
          </table:table-cell>
          <table:table-cell office:value-type="string" calcext:value-type="string">
            <text:p>malbinana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omplejo Educativo de Cheste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5FP28CF009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10. Soldadura en atmósfera natural con electrodo revestido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4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RESENCIAL IES Antonio Jose Cavanille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5FP29CF009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29" calcext:value-type="date">
            <text:p>29/11/25</text:p>
          </table:table-cell>
          <table:table-cell office:value-type="string" calcext:value-type="string">
            <text:p>Skill 56. La promoción de los recursos turísticos: el Modernismo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29/10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eterminar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5FP43CF296</text:p>
          </table:table-cell>
          <table:table-cell office:value-type="date" office:date-value="2025-11-10" calcext:value-type="date">
            <text:p>10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50. De la idea al prototipo con impresión 3D en el aul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AÑO FRASQUET, FRANCISCO JAVIE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1/10/2025 00:00:00</text:p>
          </table:table-cell>
          <table:table-cell office:value-type="string" calcext:value-type="string">
            <text:p>fjmañ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9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5FP43CF299</text:p>
          </table:table-cell>
          <table:table-cell table:number-columns-repeated="2" office:value-type="date" office:date-value="2025-11-11" calcext:value-type="date">
            <text:p>11/11/25</text:p>
          </table:table-cell>
          <table:table-cell office:value-type="string" calcext:value-type="string">
            <text:p>Jornada Team up: Restauración ecológica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10/11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99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El Palmeral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5FP43CF300</text:p>
          </table:table-cell>
          <table:table-cell table:number-columns-repeated="2" office:value-type="date" office:date-value="2025-11-13" calcext:value-type="date">
            <text:p>13/11/25</text:p>
          </table:table-cell>
          <table:table-cell office:value-type="string" calcext:value-type="string">
            <text:p>Jornada Team up: Restauración ecológica.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8/10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300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omplejo Educativo de Cheste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5FP30CF036</text:p>
          </table:table-cell>
          <table:table-cell office:value-type="date" office:date-value="2025-11-14" calcext:value-type="date">
            <text:p>14/11/25</text:p>
          </table:table-cell>
          <table:table-cell office:value-type="date" office:date-value="2025-11-18" calcext:value-type="date">
            <text:p>18/11/25</text:p>
          </table:table-cell>
          <table:table-cell office:value-type="string" calcext:value-type="string">
            <text:p>Skill 30 Estética. Técnico Superior en Estética: Funciones en Medicina Esté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10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5FP29CF011</text:p>
          </table:table-cell>
          <table:table-cell office:value-type="date" office:date-value="2025-11-17" calcext:value-type="date">
            <text:p>17/11/25</text:p>
          </table:table-cell>
          <table:table-cell office:value-type="date" office:date-value="2025-11-25" calcext:value-type="date">
            <text:p>25/11/25</text:p>
          </table:table-cell>
          <table:table-cell office:value-type="string" calcext:value-type="string">
            <text:p>Skills 34. Cocina japones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04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5FP35CF114</text:p>
          </table:table-cell>
          <table:table-cell office:value-type="date" office:date-value="2025-11-17" calcext:value-type="date">
            <text:p>17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 15. Mecanizado de tuberías para instalaciones térmicas y de fluido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1/10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5FP29CF015</text:p>
          </table:table-cell>
          <table:table-cell office:value-type="date" office:date-value="2025-11-18" calcext:value-type="date">
            <text:p>18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s 35. Curso de coctelería aplicada al servicio real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04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osta de Azahar"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5FP35CF115</text:p>
          </table:table-cell>
          <table:table-cell office:value-type="date" office:date-value="2025-11-19" calcext:value-type="date">
            <text:p>19/11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 38. Instalaciones de gran escala en la edificación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1/11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5FP35CF116</text:p>
          </table:table-cell>
          <table:table-cell office:value-type="date" office:date-value="2025-11-20" calcext:value-type="date">
            <text:p>20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05. Iniciación al diseño y fabricación aditiva (impresión 3D)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1/10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PRIVADO FP "Ford España"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5FP19CF013</text:p>
          </table:table-cell>
          <table:table-cell office:value-type="date" office:date-value="2025-11-24" calcext:value-type="date">
            <text:p>24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 37. Perfeccionamiento en maquinaria específic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10/11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PRIVADO "La Malvesia"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5FP36CF015</text:p>
          </table:table-cell>
          <table:table-cell office:value-type="date" office:date-value="2025-11-24" calcext:value-type="date">
            <text:p>24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52. Assajos biotecnològics aplicats a la família professional química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4/12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eonardo da Vinci"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5FP29CF016</text:p>
          </table:table-cell>
          <table:table-cell table:number-columns-repeated="2" office:value-type="date" office:date-value="2025-11-28" calcext:value-type="date">
            <text:p>28/11/25</text:p>
          </table:table-cell>
          <table:table-cell office:value-type="string" calcext:value-type="string">
            <text:p>Skills 34 y 35. De Skills al éxito: innovación, talento y futuro en la FP de Hosteleria y Cocin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17/1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osta de Azahar"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5FP19CF014</text:p>
          </table:table-cell>
          <table:table-cell office:value-type="date" office:date-value="2025-12-01" calcext:value-type="date">
            <text:p>01/12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 37. Perfeccionamiento en maquinaria específic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10/11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PRIVADO "La Malvesia"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5FP27CF021</text:p>
          </table:table-cell>
          <table:table-cell office:value-type="date" office:date-value="2025-12-01" calcext:value-type="date">
            <text:p>01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KNX Nivel 1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4998.84" calcext:value-type="float">
            <text:p>14998,84</text:p>
          </table:table-cell>
          <table:table-cell/>
          <table:table-cell office:value-type="string" calcext:value-type="string">
            <text:p>25/1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5FP34CF016</text:p>
          </table:table-cell>
          <table:table-cell office:value-type="date" office:date-value="2025-12-05" calcext:value-type="date">
            <text:p>05/12/25</text:p>
          </table:table-cell>
          <table:table-cell office:value-type="date" office:date-value="2025-12-13" calcext:value-type="date">
            <text:p>13/12/25</text:p>
          </table:table-cell>
          <table:table-cell office:value-type="string" calcext:value-type="string">
            <text:p>CAD para la reconstrucción de piezas en termoplástico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6788" calcext:value-type="float">
            <text:p>6788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19/12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5FP32CF041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3" calcext:value-type="date">
            <text:p>13/12/25</text:p>
          </table:table-cell>
          <table:table-cell office:value-type="string" calcext:value-type="string">
            <text:p>Proxmox avanzado en redes empresarial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string" calcext:value-type="string">
            <text:p>20/12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4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Orriols"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5FP35CF121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7" calcext:value-type="date">
            <text:p>17/12/25</text:p>
          </table:table-cell>
          <table:table-cell office:value-type="string" calcext:value-type="string">
            <text:p>Construye en digital: BIM. Introducción a la Metodología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04/12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1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5FP35CF122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Monitoreo de instalaciones frigoríficas y su aplicación en el aula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13700" calcext:value-type="float">
            <text:p>137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5/11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12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5FP43CF306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Automatización en CODESYS con Delta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FUSTER FORT, PATRICIA</text:p>
          </table:table-cell>
          <table:table-cell office:value-type="float" office:value="0" calcext:value-type="float">
            <text:p>0</text:p>
          </table:table-cell>
          <table:table-cell office:value-type="float" office:value="14998.99" calcext:value-type="float">
            <text:p>14998,99</text:p>
          </table:table-cell>
          <table:table-cell/>
          <table:table-cell office:value-type="string" calcext:value-type="string">
            <text:p>11/12/2025 00:00:00</text:p>
          </table:table-cell>
          <table:table-cell office:value-type="string" calcext:value-type="string">
            <text:p>pfuster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3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Antonio José Cavanilles"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5FP43CF304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9" calcext:value-type="date">
            <text:p>19/12/25</text:p>
          </table:table-cell>
          <table:table-cell office:value-type="string" calcext:value-type="string">
            <text:p>Formació amb simuladors de realitat virtual aplicats a família química i afins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11676.49" calcext:value-type="float">
            <text:p>11676,49</text:p>
          </table:table-cell>
          <table:table-cell/>
          <table:table-cell office:value-type="string" calcext:value-type="string">
            <text:p>02/12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3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5FP43CF305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9" calcext:value-type="date">
            <text:p>19/12/25</text:p>
          </table:table-cell>
          <table:table-cell office:value-type="string" calcext:value-type="string">
            <text:p>Formació amb simuladors de realitat virtual aplicats a família agrària i seguretat i medi ambient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11676.49" calcext:value-type="float">
            <text:p>11676,49</text:p>
          </table:table-cell>
          <table:table-cell/>
          <table:table-cell office:value-type="string" calcext:value-type="string">
            <text:p>05/12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3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5FP37CF030</text:p>
          </table:table-cell>
          <table:table-cell office:value-type="date" office:date-value="2025-12-10" calcext:value-type="date">
            <text:p>10/12/25</text:p>
          </table:table-cell>
          <table:table-cell office:value-type="date" office:date-value="2025-12-17" calcext:value-type="date">
            <text:p>17/12/25</text:p>
          </table:table-cell>
          <table:table-cell office:value-type="string" calcext:value-type="string">
            <text:p>Diseño y fabricación de prótesis tradicionales y flexibles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4/11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às March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5FP43CF303</text:p>
          </table:table-cell>
          <table:table-cell office:value-type="date" office:date-value="2025-12-10" calcext:value-type="date">
            <text:p>10/12/25</text:p>
          </table:table-cell>
          <table:table-cell office:value-type="date" office:date-value="2025-12-16" calcext:value-type="date">
            <text:p>16/12/25</text:p>
          </table:table-cell>
          <table:table-cell office:value-type="string" calcext:value-type="string">
            <text:p>Jornada campeonatos FPB CVSKILLS 2025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6/11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30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5FP30CF037</text:p>
          </table:table-cell>
          <table:table-cell office:value-type="date" office:date-value="2025-12-12" calcext:value-type="date">
            <text:p>12/12/25</text:p>
          </table:table-cell>
          <table:table-cell office:value-type="date" office:date-value="2025-12-20" calcext:value-type="date">
            <text:p>20/12/25</text:p>
          </table:table-cell>
          <table:table-cell office:value-type="string" calcext:value-type="string">
            <text:p>Tricopigmentación y micropigmentación paraméd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4828.89" calcext:value-type="float">
            <text:p>14828,89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1/1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5FP35CF123</text:p>
          </table:table-cell>
          <table:table-cell office:value-type="date" office:date-value="2025-12-15" calcext:value-type="date">
            <text:p>15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Procesos de torneado en mecanizado CNC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04/12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12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Molí del Sol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5FP43CF308</text:p>
          </table:table-cell>
          <table:table-cell office:value-type="date" office:date-value="2026-01-08" calcext:value-type="date">
            <text:p>08/01/26</text:p>
          </table:table-cell>
          <table:table-cell office:value-type="date" office:date-value="2026-01-22" calcext:value-type="date">
            <text:p>22/01/26</text:p>
          </table:table-cell>
          <table:table-cell office:value-type="string" calcext:value-type="string">
            <text:p>Redacción de proyectos Erasmus+ KA122 sector VET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30/12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septiembre a diciembre de 2025</text:p>
          </table:table-cell>
          <table:table-cell office:value-type="string" calcext:value-type="string">
            <text:p>308</text:p>
          </table:table-cell>
          <table:table-cell office:value-type="float" office:value="12811178" calcext:value-type="float">
            <text:p>1281117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TEAMS MICROSOFT</text:p>
          </table:table-cell>
          <table:table-cell office:value-type="float" office:value="259" calcext:value-type="float">
            <text:p>259</text:p>
          </table:table-cell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0"/>
          <table:table-cell table:formula="of:=SUM([.U2:.U276])" office:value-type="float" office:value="39925" calcext:value-type="float">
            <text:p>39925</text:p>
          </table:table-cell>
          <table:table-cell table:formula="of:=SUM([.V2:.V276])" office:value-type="float" office:value="25488" calcext:value-type="float">
            <text:p>25488</text:p>
          </table:table-cell>
          <table:table-cell table:formula="of:=SUM([.W2:.W276])" office:value-type="float" office:value="20574" calcext:value-type="float">
            <text:p>20574</text:p>
          </table:table-cell>
          <table:table-cell table:formula="of:=SUM([.X2:.X276])" office:value-type="float" office:value="6414" calcext:value-type="float">
            <text:p>6414</text:p>
          </table:table-cell>
          <table:table-cell table:formula="of:=SUM([.Y2:.Y276])" office:value-type="float" office:value="36889" calcext:value-type="float">
            <text:p>36889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num_solicitudes</text:p>
          </table:table-cell>
          <table:table-cell office:value-type="string" calcext:value-type="string">
            <text:p>num_participantes</text:p>
          </table:table-cell>
          <table:table-cell office:value-type="string" calcext:value-type="string">
            <text:p>num_part_certificado</text:p>
          </table:table-cell>
          <table:table-cell office:value-type="string" calcext:value-type="string">
            <text:p>num_horas</text:p>
          </table:table-cell>
          <table:table-cell office:value-type="string" calcext:value-type="string">
            <text:p>num_plazas</text:p>
          </table:table-cell>
        </table:table-row>
        <table:table-row table:style-name="ro1" table:number-rows-repeated="104829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oja2" table:style-name="ta2">
        <office:forms form:automatic-focus="false" form:apply-design-mode="false"/>
        <table:table-column table:style-name="co25" table:default-cell-style-name="Default"/>
        <table:table-column table:style-name="co24" table:number-columns-repeated="3" table:default-cell-style-name="Default"/>
        <table:table-column table:style-name="co26" table:default-cell-style-name="Default"/>
        <table:table-column table:style-name="co24" table:default-cell-style-name="Default"/>
        <table:table-row table:style-name="ro1">
          <table:table-cell table:number-matrix-columns-spanned="1" table:number-matrix-rows-spanned="32" table:formula="of:=COM.MICROSOFT.UNIQUE([$'2025'.F:.F])" office:value-type="string" office:string-value="aras_descriptor" calcext:value-type="string">
            <text:p>aras_descriptor</text:p>
          </table:table-cell>
          <table:table-cell table:number-columns-repeated="5"/>
        </table:table-row>
        <table:table-row table:style-name="ro1">
          <table:table-cell office:value-type="string" office:string-value="Fam. Imagen " calcext:value-type="string">
            <text:p>Fam. Imagen </text:p>
          </table:table-cell>
          <table:table-cell table:formula="of:=COUNTIF([$'2025'.F:.F];[.A2])" office:value-type="float" office:value="8" calcext:value-type="float">
            <text:p>8</text:p>
          </table:table-cell>
          <table:table-cell table:number-columns-repeated="2"/>
          <table:table-cell table:formula="of:=[.A2]" office:value-type="string" office:string-value="Fam. Imagen " calcext:value-type="string">
            <text:p>Fam. Imagen </text:p>
          </table:table-cell>
          <table:table-cell table:formula="of:=[.B2]" office:value-type="float" office:value="8" calcext:value-type="float">
            <text:p>8</text:p>
          </table:table-cell>
        </table:table-row>
        <table:table-row table:style-name="ro1">
          <table:table-cell office:value-type="string" office:string-value="Fam. Actividades físicas y deportivas" calcext:value-type="string">
            <text:p>Fam. Actividades físicas y deportivas</text:p>
          </table:table-cell>
          <table:table-cell table:formula="of:=COUNTIF([$'2025'.F:.F];[.A3])" office:value-type="float" office:value="8" calcext:value-type="float">
            <text:p>8</text:p>
          </table:table-cell>
          <table:table-cell table:number-columns-repeated="2"/>
          <table:table-cell table:formula="of:=[.A3]" office:value-type="string" office:string-value="Fam. Actividades físicas y deportivas" calcext:value-type="string">
            <text:p>Fam. Actividades físicas y deportivas</text:p>
          </table:table-cell>
          <table:table-cell table:formula="of:=[.B3]" office:value-type="float" office:value="8" calcext:value-type="float">
            <text:p>8</text:p>
          </table:table-cell>
        </table:table-row>
        <table:table-row table:style-name="ro1">
          <table:table-cell office:value-type="string" office:string-value="Fam. Electricidad y electrónica" calcext:value-type="string">
            <text:p>Fam. Electricidad y electrónica</text:p>
          </table:table-cell>
          <table:table-cell table:formula="of:=COUNTIF([$'2025'.F:.F];[.A4])" office:value-type="float" office:value="16" calcext:value-type="float">
            <text:p>16</text:p>
          </table:table-cell>
          <table:table-cell table:number-columns-repeated="2"/>
          <table:table-cell table:formula="of:=[.A4]" office:value-type="string" office:string-value="Fam. Electricidad y electrónica" calcext:value-type="string">
            <text:p>Fam. Electricidad y electrónica</text:p>
          </table:table-cell>
          <table:table-cell table:formula="of:=[.B4]" office:value-type="float" office:value="16" calcext:value-type="float">
            <text:p>16</text:p>
          </table:table-cell>
        </table:table-row>
        <table:table-row table:style-name="ro1">
          <table:table-cell office:value-type="string" office:string-value="Fam. Informática y comunicaciones" calcext:value-type="string">
            <text:p>Fam. Informática y comunicaciones</text:p>
          </table:table-cell>
          <table:table-cell table:formula="of:=COUNTIF([$'2025'.F:.F];[.A5])" office:value-type="float" office:value="35" calcext:value-type="float">
            <text:p>35</text:p>
          </table:table-cell>
          <table:table-cell table:number-columns-repeated="2"/>
          <table:table-cell table:formula="of:=[.A5]" office:value-type="string" office:string-value="Fam. Informática y comunicaciones" calcext:value-type="string">
            <text:p>Fam. Informática y comunicaciones</text:p>
          </table:table-cell>
          <table:table-cell table:formula="of:=[.B5]"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Formación Profesional" calcext:value-type="string">
            <text:p>Formación Profesional</text:p>
          </table:table-cell>
          <table:table-cell table:formula="of:=COUNTIF([$'2025'.F:.F];[.A6])" office:value-type="float" office:value="28" calcext:value-type="float">
            <text:p>28</text:p>
          </table:table-cell>
          <table:table-cell table:number-columns-repeated="2"/>
          <table:table-cell table:formula="of:=[.A6]" office:value-type="string" office:string-value="Formación Profesional" calcext:value-type="string">
            <text:p>Formación Profesional</text:p>
          </table:table-cell>
          <table:table-cell table:formula="of:=[.B6]" office:value-type="float" office:value="28" calcext:value-type="float">
            <text:p>28</text:p>
          </table:table-cell>
        </table:table-row>
        <table:table-row table:style-name="ro1">
          <table:table-cell office:value-type="string" office:string-value="Fam. Servicios Socioculturales y a la Comunidad" calcext:value-type="string">
            <text:p>Fam. Servicios Socioculturales y a la Comunidad</text:p>
          </table:table-cell>
          <table:table-cell table:formula="of:=COUNTIF([$'2025'.F:.F];[.A7])" office:value-type="float" office:value="9" calcext:value-type="float">
            <text:p>9</text:p>
          </table:table-cell>
          <table:table-cell table:number-columns-repeated="2"/>
          <table:table-cell table:formula="of:=[.A7]" office:value-type="string" office:string-value="Fam. Servicios Socioculturales y a la Comunidad" calcext:value-type="string">
            <text:p>Fam. Servicios Socioculturales y a la Comunidad</text:p>
          </table:table-cell>
          <table:table-cell table:formula="of:=[.B7]" office:value-type="float" office:value="9" calcext:value-type="float">
            <text:p>9</text:p>
          </table:table-cell>
        </table:table-row>
        <table:table-row table:style-name="ro1">
          <table:table-cell office:value-type="string" office:string-value="Fam. Instalación y mantenimiento" calcext:value-type="string">
            <text:p>Fam. Instalación y mantenimiento</text:p>
          </table:table-cell>
          <table:table-cell table:formula="of:=COUNTIF([$'2025'.F:.F];[.A8])" office:value-type="float" office:value="25" calcext:value-type="float">
            <text:p>25</text:p>
          </table:table-cell>
          <table:table-cell table:number-columns-repeated="2"/>
          <table:table-cell table:formula="of:=[.A8]" office:value-type="string" office:string-value="Fam. Instalación y mantenimiento" calcext:value-type="string">
            <text:p>Fam. Instalación y mantenimiento</text:p>
          </table:table-cell>
          <table:table-cell table:formula="of:=[.B8]" office:value-type="float" office:value="25" calcext:value-type="float">
            <text:p>25</text:p>
          </table:table-cell>
        </table:table-row>
        <table:table-row table:style-name="ro1">
          <table:table-cell office:value-type="string" office:string-value="Fam. Processos de gestió adminsitrativa" calcext:value-type="string">
            <text:p>Fam. Processos de gestió adminsitrativa</text:p>
          </table:table-cell>
          <table:table-cell table:formula="of:=COUNTIF([$'2025'.F:.F];[.A9])" office:value-type="float" office:value="16" calcext:value-type="float">
            <text:p>16</text:p>
          </table:table-cell>
          <table:table-cell table:number-columns-repeated="2"/>
          <table:table-cell table:formula="of:=[.A9]" office:value-type="string" office:string-value="Fam. Processos de gestió adminsitrativa" calcext:value-type="string">
            <text:p>Fam. Processos de gestió adminsitrativa</text:p>
          </table:table-cell>
          <table:table-cell table:formula="of:=[.B9]" office:value-type="float" office:value="16" calcext:value-type="float">
            <text:p>16</text:p>
          </table:table-cell>
        </table:table-row>
        <table:table-row table:style-name="ro1">
          <table:table-cell office:value-type="string" office:string-value="Fam. Sanidad" calcext:value-type="string">
            <text:p>Fam. Sanidad</text:p>
          </table:table-cell>
          <table:table-cell table:formula="of:=COUNTIF([$'2025'.F:.F];[.A10])" office:value-type="float" office:value="17" calcext:value-type="float">
            <text:p>17</text:p>
          </table:table-cell>
          <table:table-cell table:number-columns-repeated="2"/>
          <table:table-cell table:formula="of:=[.A10]" office:value-type="string" office:string-value="Fam. Sanidad" calcext:value-type="string">
            <text:p>Fam. Sanidad</text:p>
          </table:table-cell>
          <table:table-cell table:formula="of:=[.B10]" office:value-type="float" office:value="17" calcext:value-type="float">
            <text:p>17</text:p>
          </table:table-cell>
        </table:table-row>
        <table:table-row table:style-name="ro1">
          <table:table-cell office:value-type="string" office:string-value="Fam. Imagen y sonido" calcext:value-type="string">
            <text:p>Fam. Imagen y sonido</text:p>
          </table:table-cell>
          <table:table-cell table:formula="of:=COUNTIF([$'2025'.F:.F];[.A11])" office:value-type="float" office:value="7" calcext:value-type="float">
            <text:p>7</text:p>
          </table:table-cell>
          <table:table-cell table:number-columns-repeated="2"/>
          <table:table-cell table:formula="of:=[.A11]" office:value-type="string" office:string-value="Fam. Imagen y sonido" calcext:value-type="string">
            <text:p>Fam. Imagen y sonido</text:p>
          </table:table-cell>
          <table:table-cell table:formula="of:=[.B11]" office:value-type="float" office:value="7" calcext:value-type="float">
            <text:p>7</text:p>
          </table:table-cell>
        </table:table-row>
        <table:table-row table:style-name="ro1">
          <table:table-cell office:value-type="string" office:string-value="Fam. Agraria" calcext:value-type="string">
            <text:p>Fam. Agraria</text:p>
          </table:table-cell>
          <table:table-cell table:formula="of:=COUNTIF([$'2025'.F:.F];[.A12])" office:value-type="float" office:value="9" calcext:value-type="float">
            <text:p>9</text:p>
          </table:table-cell>
          <table:table-cell table:number-columns-repeated="2"/>
          <table:table-cell table:formula="of:=[.A12]" office:value-type="string" office:string-value="Fam. Agraria" calcext:value-type="string">
            <text:p>Fam. Agraria</text:p>
          </table:table-cell>
          <table:table-cell table:formula="of:=[.B12]" office:value-type="float" office:value="9" calcext:value-type="float">
            <text:p>9</text:p>
          </table:table-cell>
        </table:table-row>
        <table:table-row table:style-name="ro1">
          <table:table-cell office:value-type="string" office:string-value="Fam. Energia y agua" calcext:value-type="string">
            <text:p>Fam. Energia y agua</text:p>
          </table:table-cell>
          <table:table-cell table:formula="of:=COUNTIF([$'2025'.F:.F];[.A13])" office:value-type="float" office:value="7" calcext:value-type="float">
            <text:p>7</text:p>
          </table:table-cell>
          <table:table-cell table:number-columns-repeated="2"/>
          <table:table-cell table:formula="of:=[.A13]" office:value-type="string" office:string-value="Fam. Energia y agua" calcext:value-type="string">
            <text:p>Fam. Energia y agua</text:p>
          </table:table-cell>
          <table:table-cell table:formula="of:=[.B13]" office:value-type="float" office:value="7" calcext:value-type="float">
            <text:p>7</text:p>
          </table:table-cell>
        </table:table-row>
        <table:table-row table:style-name="ro1">
          <table:table-cell office:value-type="string" office:string-value="FP - Calidad Educativa" calcext:value-type="string">
            <text:p>FP - Calidad Educativa</text:p>
          </table:table-cell>
          <table:table-cell table:formula="of:=COUNTIF([$'2025'.F:.F];[.A14])" office:value-type="float" office:value="1" calcext:value-type="float">
            <text:p>1</text:p>
          </table:table-cell>
          <table:table-cell table:number-columns-repeated="2"/>
          <table:table-cell table:formula="of:=[.A14]" office:value-type="string" office:string-value="FP - Calidad Educativa" calcext:value-type="string">
            <text:p>FP - Calidad Educativa</text:p>
          </table:table-cell>
          <table:table-cell table:formula="of:=[.B14]" office:value-type="float" office:value="1" calcext:value-type="float">
            <text:p>1</text:p>
          </table:table-cell>
        </table:table-row>
        <table:table-row table:style-name="ro1">
          <table:table-cell office:value-type="string" office:string-value="Fam. Madera, mueble y corcho" calcext:value-type="string">
            <text:p>Fam. Madera, mueble y corcho</text:p>
          </table:table-cell>
          <table:table-cell table:formula="of:=COUNTIF([$'2025'.F:.F];[.A15])" office:value-type="float" office:value="3" calcext:value-type="float">
            <text:p>3</text:p>
          </table:table-cell>
          <table:table-cell table:number-columns-repeated="2"/>
          <table:table-cell table:formula="of:=[.A15]" office:value-type="string" office:string-value="Fam. Madera, mueble y corcho" calcext:value-type="string">
            <text:p>Fam. Madera, mueble y corcho</text:p>
          </table:table-cell>
          <table:table-cell table:formula="of:=[.B15]" office:value-type="float" office:value="3" calcext:value-type="float">
            <text:p>3</text:p>
          </table:table-cell>
        </table:table-row>
        <table:table-row table:style-name="ro1">
          <table:table-cell office:value-type="string" office:string-value="Formación y Orientación laboral" calcext:value-type="string">
            <text:p>Formación y Orientación laboral</text:p>
          </table:table-cell>
          <table:table-cell table:formula="of:=COUNTIF([$'2025'.F:.F];[.A16])" office:value-type="float" office:value="3" calcext:value-type="float">
            <text:p>3</text:p>
          </table:table-cell>
          <table:table-cell table:number-columns-repeated="2"/>
          <table:table-cell table:formula="of:=[.A16]" office:value-type="string" office:string-value="Formación y Orientación laboral" calcext:value-type="string">
            <text:p>Formación y Orientación laboral</text:p>
          </table:table-cell>
          <table:table-cell table:formula="of:=[.B16]" office:value-type="float" office:value="3" calcext:value-type="float">
            <text:p>3</text:p>
          </table:table-cell>
        </table:table-row>
        <table:table-row table:style-name="ro1">
          <table:table-cell office:value-type="string" office:string-value="Fam. Imagen personal" calcext:value-type="string">
            <text:p>Fam. Imagen personal</text:p>
          </table:table-cell>
          <table:table-cell table:formula="of:=COUNTIF([$'2025'.F:.F];[.A17])" office:value-type="float" office:value="29" calcext:value-type="float">
            <text:p>29</text:p>
          </table:table-cell>
          <table:table-cell table:number-columns-repeated="2"/>
          <table:table-cell table:formula="of:=[.A17]" office:value-type="string" office:string-value="Fam. Imagen personal" calcext:value-type="string">
            <text:p>Fam. Imagen personal</text:p>
          </table:table-cell>
          <table:table-cell table:formula="of:=[.B17]" office:value-type="float" office:value="29" calcext:value-type="float">
            <text:p>29</text:p>
          </table:table-cell>
        </table:table-row>
        <table:table-row table:style-name="ro1">
          <table:table-cell office:value-type="string" office:string-value="Fam. Agraria i Maritimo-pesquera" calcext:value-type="string">
            <text:p>Fam. Agraria i Maritimo-pesquera</text:p>
          </table:table-cell>
          <table:table-cell table:formula="of:=COUNTIF([$'2025'.F:.F];[.A18])" office:value-type="float" office:value="6" calcext:value-type="float">
            <text:p>6</text:p>
          </table:table-cell>
          <table:table-cell table:number-columns-repeated="2"/>
          <table:table-cell table:formula="of:=[.A18]" office:value-type="string" office:string-value="Fam. Agraria i Maritimo-pesquera" calcext:value-type="string">
            <text:p>Fam. Agraria i Maritimo-pesquera</text:p>
          </table:table-cell>
          <table:table-cell table:formula="of:=[.B18]" office:value-type="float" office:value="6" calcext:value-type="float">
            <text:p>6</text:p>
          </table:table-cell>
        </table:table-row>
        <table:table-row table:style-name="ro1">
          <table:table-cell office:value-type="string" office:string-value="Fam. Fabricación mecánica" calcext:value-type="string">
            <text:p>Fam. Fabricación mecánica</text:p>
          </table:table-cell>
          <table:table-cell table:formula="of:=COUNTIF([$'2025'.F:.F];[.A19])" office:value-type="float" office:value="5" calcext:value-type="float">
            <text:p>5</text:p>
          </table:table-cell>
          <table:table-cell table:number-columns-repeated="2"/>
          <table:table-cell table:formula="of:=[.A19]" office:value-type="string" office:string-value="Fam. Fabricación mecánica" calcext:value-type="string">
            <text:p>Fam. Fabricación mecánica</text:p>
          </table:table-cell>
          <table:table-cell table:formula="of:=[.B19]" office:value-type="float" office:value="5" calcext:value-type="float">
            <text:p>5</text:p>
          </table:table-cell>
        </table:table-row>
        <table:table-row table:style-name="ro1">
          <table:table-cell office:value-type="string" office:string-value="Fam. Industrias alimentarias" calcext:value-type="string">
            <text:p>Fam. Industrias alimentarias</text:p>
          </table:table-cell>
          <table:table-cell table:formula="of:=COUNTIF([$'2025'.F:.F];[.A20])" office:value-type="float" office:value="3" calcext:value-type="float">
            <text:p>3</text:p>
          </table:table-cell>
          <table:table-cell table:number-columns-repeated="2"/>
          <table:table-cell table:formula="of:=[.A20]" office:value-type="string" office:string-value="Fam. Industrias alimentarias" calcext:value-type="string">
            <text:p>Fam. Industrias alimentarias</text:p>
          </table:table-cell>
          <table:table-cell table:formula="of:=[.B20]" office:value-type="float" office:value="3" calcext:value-type="float">
            <text:p>3</text:p>
          </table:table-cell>
        </table:table-row>
        <table:table-row table:style-name="ro1">
          <table:table-cell office:value-type="string" office:string-value="Fam. Transporte y Mantenimiento de Vehículos" calcext:value-type="string">
            <text:p>Fam. Transporte y Mantenimiento de Vehículos</text:p>
          </table:table-cell>
          <table:table-cell table:formula="of:=COUNTIF([$'2025'.F:.F];[.A21])" office:value-type="float" office:value="6" calcext:value-type="float">
            <text:p>6</text:p>
          </table:table-cell>
          <table:table-cell table:number-columns-repeated="2"/>
          <table:table-cell table:formula="of:=[.A21]" office:value-type="string" office:string-value="Fam. Transporte y Mantenimiento de Vehículos" calcext:value-type="string">
            <text:p>Fam. Transporte y Mantenimiento de Vehículos</text:p>
          </table:table-cell>
          <table:table-cell table:formula="of:=[.B21]" office:value-type="float" office:value="6" calcext:value-type="float">
            <text:p>6</text:p>
          </table:table-cell>
        </table:table-row>
        <table:table-row table:style-name="ro1">
          <table:table-cell office:value-type="string" office:string-value="Fam. Textil, Confección y Piel" calcext:value-type="string">
            <text:p>Fam. Textil, Confección y Piel</text:p>
          </table:table-cell>
          <table:table-cell table:formula="of:=COUNTIF([$'2025'.F:.F];[.A22])" office:value-type="float" office:value="1" calcext:value-type="float">
            <text:p>1</text:p>
          </table:table-cell>
          <table:table-cell table:number-columns-repeated="2"/>
          <table:table-cell table:formula="of:=[.A22]" office:value-type="string" office:string-value="Fam. Textil, Confección y Piel" calcext:value-type="string">
            <text:p>Fam. Textil, Confección y Piel</text:p>
          </table:table-cell>
          <table:table-cell table:formula="of:=[.B22]" office:value-type="float" office:value="1" calcext:value-type="float">
            <text:p>1</text:p>
          </table:table-cell>
        </table:table-row>
        <table:table-row table:style-name="ro1">
          <table:table-cell office:value-type="string" office:string-value="Orientación Educativa" calcext:value-type="string">
            <text:p>Orientación Educativa</text:p>
          </table:table-cell>
          <table:table-cell table:formula="of:=COUNTIF([$'2025'.F:.F];[.A23])" office:value-type="float" office:value="1" calcext:value-type="float">
            <text:p>1</text:p>
          </table:table-cell>
          <table:table-cell table:number-columns-repeated="2"/>
          <table:table-cell table:formula="of:=[.A23]" office:value-type="string" office:string-value="Orientación Educativa" calcext:value-type="string">
            <text:p>Orientación Educativa</text:p>
          </table:table-cell>
          <table:table-cell table:formula="of:=[.B23]" office:value-type="float" office:value="1" calcext:value-type="float">
            <text:p>1</text:p>
          </table:table-cell>
        </table:table-row>
        <table:table-row table:style-name="ro1">
          <table:table-cell office:value-type="string" office:string-value="Fam. Edificación y obra civil" calcext:value-type="string">
            <text:p>Fam. Edificación y obra civil</text:p>
          </table:table-cell>
          <table:table-cell table:formula="of:=COUNTIF([$'2025'.F:.F];[.A24])" office:value-type="float" office:value="2" calcext:value-type="float">
            <text:p>2</text:p>
          </table:table-cell>
          <table:table-cell table:number-columns-repeated="2"/>
          <table:table-cell table:formula="of:=[.A24]" office:value-type="string" office:string-value="Fam. Edificación y obra civil" calcext:value-type="string">
            <text:p>Fam. Edificación y obra civil</text:p>
          </table:table-cell>
          <table:table-cell table:formula="of:=[.B24]" office:value-type="float" office:value="2" calcext:value-type="float">
            <text:p>2</text:p>
          </table:table-cell>
        </table:table-row>
        <table:table-row table:style-name="ro1">
          <table:table-cell office:value-type="string" office:string-value="Fam. Vidrio y Cerámica" calcext:value-type="string">
            <text:p>Fam. Vidrio y Cerámica</text:p>
          </table:table-cell>
          <table:table-cell table:formula="of:=COUNTIF([$'2025'.F:.F];[.A25])" office:value-type="float" office:value="2" calcext:value-type="float">
            <text:p>2</text:p>
          </table:table-cell>
          <table:table-cell table:number-columns-repeated="2"/>
          <table:table-cell table:formula="of:=[.A25]" office:value-type="string" office:string-value="Fam. Vidrio y Cerámica" calcext:value-type="string">
            <text:p>Fam. Vidrio y Cerámica</text:p>
          </table:table-cell>
          <table:table-cell table:formula="of:=[.B25]" office:value-type="float" office:value="2" calcext:value-type="float">
            <text:p>2</text:p>
          </table:table-cell>
        </table:table-row>
        <table:table-row table:style-name="ro1">
          <table:table-cell office:value-type="string" office:string-value="Fam. Artes gráficas" calcext:value-type="string">
            <text:p>Fam. Artes gráficas</text:p>
          </table:table-cell>
          <table:table-cell table:formula="of:=COUNTIF([$'2025'.F:.F];[.A26])" office:value-type="float" office:value="2" calcext:value-type="float">
            <text:p>2</text:p>
          </table:table-cell>
          <table:table-cell table:number-columns-repeated="2"/>
          <table:table-cell table:formula="of:=[.A26]" office:value-type="string" office:string-value="Fam. Artes gráficas" calcext:value-type="string">
            <text:p>Fam. Artes gráficas</text:p>
          </table:table-cell>
          <table:table-cell table:formula="of:=[.B26]" office:value-type="float" office:value="2" calcext:value-type="float">
            <text:p>2</text:p>
          </table:table-cell>
        </table:table-row>
        <table:table-row table:style-name="ro1">
          <table:table-cell office:value-type="string" office:string-value="Fam. Química" calcext:value-type="string">
            <text:p>Fam. Química</text:p>
          </table:table-cell>
          <table:table-cell table:formula="of:=COUNTIF([$'2025'.F:.F];[.A27])" office:value-type="float" office:value="7" calcext:value-type="float">
            <text:p>7</text:p>
          </table:table-cell>
          <table:table-cell table:number-columns-repeated="2"/>
          <table:table-cell table:formula="of:=[.A27]" office:value-type="string" office:string-value="Fam. Química" calcext:value-type="string">
            <text:p>Fam. Química</text:p>
          </table:table-cell>
          <table:table-cell table:formula="of:=[.B27]" office:value-type="float" office:value="7" calcext:value-type="float">
            <text:p>7</text:p>
          </table:table-cell>
        </table:table-row>
        <table:table-row table:style-name="ro1">
          <table:table-cell office:value-type="string" office:string-value="Fam. Anàlisi i Quiímica Industrial" calcext:value-type="string">
            <text:p>Fam. Anàlisi i Quiímica Industrial</text:p>
          </table:table-cell>
          <table:table-cell table:formula="of:=COUNTIF([$'2025'.F:.F];[.A28])" office:value-type="float" office:value="10" calcext:value-type="float">
            <text:p>10</text:p>
          </table:table-cell>
          <table:table-cell table:number-columns-repeated="2"/>
          <table:table-cell table:formula="of:=[.A28]" office:value-type="string" office:string-value="Fam. Anàlisi i Quiímica Industrial" calcext:value-type="string">
            <text:p>Fam. Anàlisi i Quiímica Industrial</text:p>
          </table:table-cell>
          <table:table-cell table:formula="of:=[.B28]" office:value-type="float" office:value="10" calcext:value-type="float">
            <text:p>10</text:p>
          </table:table-cell>
        </table:table-row>
        <table:table-row table:style-name="ro1">
          <table:table-cell office:value-type="string" office:string-value="Fam. Hostelería y turismo" calcext:value-type="string">
            <text:p>Fam. Hostelería y turismo</text:p>
          </table:table-cell>
          <table:table-cell table:formula="of:=COUNTIF([$'2025'.F:.F];[.A29])" office:value-type="float" office:value="7" calcext:value-type="float">
            <text:p>7</text:p>
          </table:table-cell>
          <table:table-cell table:number-columns-repeated="2"/>
          <table:table-cell table:formula="of:=[.A29]" office:value-type="string" office:string-value="Fam. Hostelería y turismo" calcext:value-type="string">
            <text:p>Fam. Hostelería y turismo</text:p>
          </table:table-cell>
          <table:table-cell table:formula="of:=[.B29]" office:value-type="float" office:value="7" calcext:value-type="float">
            <text:p>7</text:p>
          </table:table-cell>
        </table:table-row>
        <table:table-row table:style-name="ro1">
          <table:table-cell office:value-type="string" office:string-value="Fam. Seguridad y medio ambiente" calcext:value-type="string">
            <text:p>Fam. Seguridad y medio ambiente</text:p>
          </table:table-cell>
          <table:table-cell table:formula="of:=COUNTIF([$'2025'.F:.F];[.A30])" office:value-type="float" office:value="1" calcext:value-type="float">
            <text:p>1</text:p>
          </table:table-cell>
          <table:table-cell table:number-columns-repeated="2"/>
          <table:table-cell table:formula="of:=[.A30]" office:value-type="string" office:string-value="Fam. Seguridad y medio ambiente" calcext:value-type="string">
            <text:p>Fam. Seguridad y medio ambiente</text:p>
          </table:table-cell>
          <table:table-cell table:formula="of:=[.B30]" office:value-type="float" office:value="1" calcext:value-type="float">
            <text:p>1</text:p>
          </table:table-cell>
        </table:table-row>
        <table:table-row table:style-name="ro1">
          <table:table-cell office:value-type="string" office:string-value="Fam. Hostaleria i Turisme" calcext:value-type="string">
            <text:p>Fam. Hostaleria i Turisme</text:p>
          </table:table-cell>
          <table:table-cell table:formula="of:=COUNTIF([$'2025'.F:.F];[.A31])" office:value-type="float" office:value="1" calcext:value-type="float">
            <text:p>1</text:p>
          </table:table-cell>
          <table:table-cell table:number-columns-repeated="2"/>
          <table:table-cell table:formula="of:=[.A31]" office:value-type="string" office:string-value="Fam. Hostaleria i Turisme" calcext:value-type="string">
            <text:p>Fam. Hostaleria i Turisme</text:p>
          </table:table-cell>
          <table:table-cell table:formula="of:=[.B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/>
          </table:table-cell>
          <table:table-cell table:formula="of:=COUNTIF([$'2025'.F:.F];[.A32])" office:value-type="float" office:value="0" calcext:value-type="float">
            <text:p>0</text:p>
          </table:table-cell>
          <table:table-cell table:number-columns-repeated="4"/>
        </table:table-row>
      </table:table>
      <table:table table:name="Hoja3" table:style-name="ta2">
        <office:forms form:automatic-focus="false" form:apply-design-mode="false"/>
        <table:shapes>
          <draw:frame draw:z-index="0" draw:style-name="gr1" draw:text-style-name="P1" svg:width="15.999cm" svg:height="8.999cm" svg:x="15.905cm" svg:y="0.1cm">
            <draw:object draw:notify-on-update-of-ranges="Hoja3.A1:Hoja3.A1 Hoja3.A2:Hoja3.A4 Hoja3.B1:Hoja3.B1 Hoja3.B2:Hoja3.B4 Hoja3.C1:Hoja3.C1 Hoja3.C2:Hoja3.C4 Hoja3.D1:Hoja3.D1 Hoja3.D2:Hoja3.D4 Hoja3.E1:Hoja3.E1 Hoja3.E2:Hoja3.E4 Hoja3.F1:Hoja3.F1 Hoja3.F2:Hoja3.F4 Hoja3.G1:Hoja3.G1 Hoja3.G2:Hoja3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4" table:number-columns-repeated="7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<text:s/>Formaciones </text:p>
          </table:table-cell>
          <table:table-cell office:value-type="string" calcext:value-type="string">
            <text:p><text:s/>num_solicitudes </text:p>
          </table:table-cell>
          <table:table-cell office:value-type="string" calcext:value-type="string">
            <text:p><text:s/>num_participantes </text:p>
          </table:table-cell>
          <table:table-cell office:value-type="string" calcext:value-type="string">
            <text:p><text:s/>num_part_certificado </text:p>
          </table:table-cell>
          <table:table-cell office:value-type="string" calcext:value-type="string">
            <text:p><text:s/>num_horas </text:p>
          </table:table-cell>
          <table:table-cell office:value-type="string" calcext:value-type="string">
            <text:p><text:s/>num_plazas 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27" calcext:value-type="float">
            <text:p>227</text:p>
          </table:table-cell>
          <table:table-cell office:value-type="float" office:value="16748" calcext:value-type="float">
            <text:p>16748</text:p>
          </table:table-cell>
          <table:table-cell office:value-type="float" office:value="8267" calcext:value-type="float">
            <text:p>8267</text:p>
          </table:table-cell>
          <table:table-cell office:value-type="float" office:value="6296" calcext:value-type="float">
            <text:p>6296</text:p>
          </table:table-cell>
          <table:table-cell office:value-type="float" office:value="5957" calcext:value-type="float">
            <text:p>5957</text:p>
          </table:table-cell>
          <table:table-cell office:value-type="float" office:value="8102" calcext:value-type="float">
            <text:p>810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53" calcext:value-type="float">
            <text:p>153</text:p>
          </table:table-cell>
          <table:table-cell office:value-type="float" office:value="22721" calcext:value-type="float">
            <text:p>22721</text:p>
          </table:table-cell>
          <table:table-cell office:value-type="float" office:value="12327" calcext:value-type="float">
            <text:p>12327</text:p>
          </table:table-cell>
          <table:table-cell office:value-type="float" office:value="9315" calcext:value-type="float">
            <text:p>9315</text:p>
          </table:table-cell>
          <table:table-cell office:value-type="float" office:value="3564" calcext:value-type="float">
            <text:p>3564</text:p>
          </table:table-cell>
          <table:table-cell office:value-type="float" office:value="15801" calcext:value-type="float">
            <text:p>1580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75" calcext:value-type="float">
            <text:p>275</text:p>
          </table:table-cell>
          <table:table-cell office:value-type="float" office:value="39925" calcext:value-type="float">
            <text:p>39925</text:p>
          </table:table-cell>
          <table:table-cell office:value-type="float" office:value="25488" calcext:value-type="float">
            <text:p>25488</text:p>
          </table:table-cell>
          <table:table-cell office:value-type="float" office:value="20574" calcext:value-type="float">
            <text:p>20574</text:p>
          </table:table-cell>
          <table:table-cell office:value-type="float" office:value="6414" calcext:value-type="float">
            <text:p>6414</text:p>
          </table:table-cell>
          <table:table-cell office:value-type="float" office:value="36889" calcext:value-type="float">
            <text:p>36889</text:p>
          </table:table-cell>
        </table:table-row>
      </table:table>
      <table:table table:name="Hoja4" table:style-name="ta2">
        <office:forms form:automatic-focus="false" form:apply-design-mode="false"/>
        <table:table-column table:style-name="co24" table:number-columns-repeated="2" table:default-cell-style-name="Default"/>
        <table:table-column table:style-name="co24" table:number-columns-repeated="2" table:default-cell-style-name="ce1"/>
        <table:table-column table:style-name="co24" table:number-columns-repeated="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FP32CF020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39. GNS3. Virtualización de sistemas, equipos y red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31/08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FP32CF022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1-23" calcext:value-type="date">
            <text:p>23/11/25</text:p>
          </table:table-cell>
          <table:table-cell office:value-type="string" calcext:value-type="string">
            <text:p>Skill 39. CCNA 2 v7: Conmutación, enrutamiento y fundamentos inalámbrico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1/08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2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5FP32CF023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0-26" calcext:value-type="date">
            <text:p>26/10/25</text:p>
          </table:table-cell>
          <table:table-cell office:value-type="string" calcext:value-type="string">
            <text:p>Skill 39. Introducción a MikroTik: configuración y administración de red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1/08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33" calcext:value-type="float">
            <text:p>13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FP35CF020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09-23" calcext:value-type="date">
            <text:p>23/09/25</text:p>
          </table:table-cell>
          <table:table-cell office:value-type="string" calcext:value-type="string">
            <text:p>Skills 07. Mecanizado convencional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4/07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Molí del Sol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FP38CF015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Nociones básicas de primeros auxilios en el aula</text:p>
          </table:table-cell>
          <table:table-cell office:value-type="string" calcext:value-type="string">
            <text:p>Fam. Servicios Socioculturales y a la Comunidad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17/06/2025 00:00: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5FP20CF013</text:p>
          </table:table-cell>
          <table:table-cell office:value-type="date" office:date-value="2025-09-19" calcext:value-type="date">
            <text:p>19/09/25</text:p>
          </table:table-cell>
          <table:table-cell office:value-type="date" office:date-value="2025-10-12" calcext:value-type="date">
            <text:p>12/10/25</text:p>
          </table:table-cell>
          <table:table-cell office:value-type="string" calcext:value-type="string">
            <text:p>Nuevas Tendencias Entrenamiento de fuerza</text:p>
            <text:p/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23/10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FP20CF011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l pádel, deporte de implemento con más auge en salida profesional</text:p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23/09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FP32CF019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54. Hacking ético y ciberseguridad para entornos profesional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2/10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5FP32CF021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53. AWS Academy: Primeros pasos y creación de entornos en la nube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1/08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P43CF270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20" calcext:value-type="date">
            <text:p>20/11/25</text:p>
          </table:table-cell>
          <table:table-cell office:value-type="string" calcext:value-type="string">
            <text:p>SKILL 52. Laboratori químic. Exercici interlaboratori com a proposta intermodular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23/07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7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icente Blasco Ibáñez"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5FP43CF271</text:p>
          </table:table-cell>
          <table:table-cell office:value-type="date" office:date-value="2025-09-23" calcext:value-type="date">
            <text:p>23/09/25</text:p>
          </table:table-cell>
          <table:table-cell office:value-type="date" office:date-value="2025-10-01" calcext:value-type="date">
            <text:p>01/10/25</text:p>
          </table:table-cell>
          <table:table-cell office:value-type="string" calcext:value-type="string">
            <text:p>Control de qualitat a la indústria alimentària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1800" calcext:value-type="float">
            <text:p>1800</text:p>
          </table:table-cell>
          <table:table-cell office:value-type="float" office:value="2361.74" calcext:value-type="float">
            <text:p>2361,74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21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5FP27CF015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istemas de visión artificial. Nivel avanzado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2100" calcext:value-type="float">
            <text:p>21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Cotes Baixes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5FP27CF016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istemas de visión artificial. Nivel básico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table:number-columns-repeated="2" office:value-type="float" office:value="2100" calcext:value-type="float">
            <text:p>2100</text:p>
          </table:table-cell>
          <table:table-cell/>
          <table:table-cell office:value-type="string" calcext:value-type="string">
            <text:p>14/10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Cotes Baixes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FP27CF018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Programación y supervisión con Machine Expert y el autómata TM241 de Schneider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table:number-columns-repeated="2" office:value-type="float" office:value="1620" calcext:value-type="float">
            <text:p>1620</text:p>
          </table:table-cell>
          <table:table-cell/>
          <table:table-cell office:value-type="string" calcext:value-type="string">
            <text:p>05/1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Guinovart"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5FP31CF004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Tratamientos térmicos en alimentos</text:p>
          </table:table-cell>
          <table:table-cell office:value-type="string" calcext:value-type="string">
            <text:p>Fam. Industrias alimentarias</text:p>
          </table:table-cell>
          <table:table-cell office:value-type="string" calcext:value-type="string">
            <text:p>MUÑOZ CATALA, LORENA</text:p>
          </table:table-cell>
          <table:table-cell office:value-type="float" office:value="1800" calcext:value-type="float">
            <text:p>1800</text:p>
          </table:table-cell>
          <table:table-cell office:value-type="float" office:value="2674.23" calcext:value-type="float">
            <text:p>2674,23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19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5FP35CF023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Skill 05. AutoCAD aplicado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4/07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5FP43CF253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Programando con la nueva ley <text:s/>de FP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24800" calcext:value-type="float">
            <text:p>248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6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5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002" calcext:value-type="float">
            <text:p>1002</text:p>
          </table:table-cell>
          <table:table-cell office:value-type="float" office:value="738" calcext:value-type="float">
            <text:p>738</text:p>
          </table:table-cell>
          <table:table-cell office:value-type="float" office:value="569" calcext:value-type="float">
            <text:p>569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FP25CF012</text:p>
          </table:table-cell>
          <table:table-cell office:value-type="date" office:date-value="2025-10-01" calcext:value-type="date">
            <text:p>01/10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Diseño y desarrollo de videojuegos con Unity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MAÑO FRASQUET, FRANCISCO JAVIER</text:p>
          </table:table-cell>
          <table:table-cell table:number-columns-repeated="2" office:value-type="float" office:value="2250" calcext:value-type="float">
            <text:p>2250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FP43CF277</text:p>
          </table:table-cell>
          <table:table-cell office:value-type="date" office:date-value="2025-10-02" calcext:value-type="date">
            <text:p>02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ostenibilitat aplicada. Incorporació de la química verda al laboratori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650" calcext:value-type="float">
            <text:p>1650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lataforma Teams https://www.microsoft.com/es-es/microsoft-teams/log-in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FP31CF005</text:p>
          </table:table-cell>
          <table:table-cell office:value-type="date" office:date-value="2025-10-03" calcext:value-type="date">
            <text:p>03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Gestión de residuos en los laboratorios de formación profesional</text:p>
          </table:table-cell>
          <table:table-cell office:value-type="string" calcext:value-type="string">
            <text:p>Fam. Industrias alimentarias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25/07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FP19CF009</text:p>
          </table:table-cell>
          <table:table-cell table:number-columns-repeated="2" office:value-type="date" office:date-value="2025-10-04" calcext:value-type="date">
            <text:p>04/10/25</text:p>
          </table:table-cell>
          <table:table-cell office:value-type="string" calcext:value-type="string">
            <text:p>Técnicas de trepa y poda en altur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720" calcext:value-type="float">
            <text:p>720</text:p>
          </table:table-cell>
          <table:table-cell office:value-type="float" office:value="1497.39" calcext:value-type="float">
            <text:p>1497,39</text:p>
          </table:table-cell>
          <table:table-cell/>
          <table:table-cell office:value-type="string" calcext:value-type="string">
            <text:p>22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odolfo Llopi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5FP27CF01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Docker con ejemplos prácticos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table:number-columns-repeated="2" office:value-type="float" office:value="1125" calcext:value-type="float">
            <text:p>1125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5FP29CF00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cina de colectividades, transformaciones culinarias <text:s/>y sus implicaciones físico-químicas 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table:number-columns-repeated="2" office:value-type="float" office:value="2232" calcext:value-type="float">
            <text:p>2232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05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5FP32CF024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ervicios administrados de Base de Datos en AW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2400" calcext:value-type="float">
            <text:p>24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5FP32CF02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NLP: Introducción a la IA Generativa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5FP32CF02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Docker y <text:s/>Kubernet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5FP32CF02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Programación de procesos, hilos y comunicacion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8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5FP32CF029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Git y su aplicación en el aula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6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5FP32CF032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Microsoft Azure. Servicios IAAS y PAA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table:number-columns-repeated="2" office:value-type="float" office:value="1200" calcext:value-type="float">
            <text:p>1200</text:p>
          </table:table-cell>
          <table:table-cell/>
          <table:table-cell office:value-type="string" calcext:value-type="string">
            <text:p>18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5FP32CF03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Aprendizaje basado en retos y gamificación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3042" calcext:value-type="float">
            <text:p>3042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string" calcext:value-type="string">
            <text:p>23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5FP32CF030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l desarrollo multiplataforma con Flutter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5FP32CF02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Creación de recursos con Markdown: herramientas y estrategia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128" calcext:value-type="float">
            <text:p>1128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16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5FP32CF031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Laravel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410" calcext:value-type="float">
            <text:p>141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5FP32CF033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Virtualización con LliureX y Proxmox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5FP32CF034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Gestión de la tarea docente con hojas de cálculo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lataforma online Aules</text:p>
          </table:table-cell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5FP37CF02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4" calcext:value-type="date">
            <text:p>24/10/25</text:p>
          </table:table-cell>
          <table:table-cell office:value-type="string" calcext:value-type="string">
            <text:p>Skill 41. Actualización en Cuidados Auxiliares de Enfermería: atención hospitalari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8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às March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5FP43CF27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19" calcext:value-type="date">
            <text:p>19/10/25</text:p>
          </table:table-cell>
          <table:table-cell office:value-type="string" calcext:value-type="string">
            <text:p>Iniciación a los Sistemas de información geográfica (S.I.G.), aplicaciones al sector laboral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office:value-type="float" office:value="1800" calcext:value-type="float">
            <text:p>1800</text:p>
          </table:table-cell>
          <table:table-cell office:value-type="float" office:value="3537" calcext:value-type="float">
            <text:p>3537</text:p>
          </table:table-cell>
          <table:table-cell/>
          <table:table-cell office:value-type="string" calcext:value-type="string">
            <text:p>22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5FP43CF283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Contaminación atmosférica y calidad del aire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table:number-columns-repeated="2" office:value-type="float" office:value="1755" calcext:value-type="float">
            <text:p>1755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5FP43CF28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iciación a la Formación en empresa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FUSTER FORT, PATRICIA</text:p>
          </table:table-cell>
          <table:table-cell table:number-columns-repeated="2" office:value-type="float" office:value="2520" calcext:value-type="float">
            <text:p>2520</text:p>
          </table:table-cell>
          <table:table-cell/>
          <table:table-cell office:value-type="string" calcext:value-type="string">
            <text:p>22/09/2025 00:00:00</text:p>
          </table:table-cell>
          <table:table-cell office:value-type="string" calcext:value-type="string">
            <text:p>pfuster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233" calcext:value-type="float">
            <text:p>23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5FP43CF28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De la idea al prototipo con impresión 3D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AÑO FRASQUET, FRANCISCO JAVIER</text:p>
          </table:table-cell>
          <table:table-cell table:number-columns-repeated="2" office:value-type="float" office:value="1920" calcext:value-type="float">
            <text:p>1920</text:p>
          </table:table-cell>
          <table:table-cell/>
          <table:table-cell office:value-type="string" calcext:value-type="string">
            <text:p>31/10/2025 00:00:00</text:p>
          </table:table-cell>
          <table:table-cell office:value-type="string" calcext:value-type="string">
            <text:p>fjmañ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5FP43CF27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Metodologia AICLE a l'FP Anglés Tècnic. Nivell inicial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155" calcext:value-type="float">
            <text:p>1155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5FP43CF27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Metodologia AICLE a la FP  Anglès Tècnic. Nivell avançat</text:p>
            <text:p>Advanced CLIL course for vocational educational teachers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155" calcext:value-type="float">
            <text:p>1155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5FP43CF22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0" calcext:value-type="date">
            <text:p>20/10/25</text:p>
          </table:table-cell>
          <table:table-cell office:value-type="string" calcext:value-type="string">
            <text:p>Como trabajar las soft skills para aumentar las posibilidades de empleabilidad del alumnado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2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2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às March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5FP44CF00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mpartir IPE en FP Básica</text:p>
          </table:table-cell>
          <table:table-cell office:value-type="string" calcext:value-type="string">
            <text:p>Formación y Orientación laboral</text:p>
          </table:table-cell>
          <table:table-cell office:value-type="string" calcext:value-type="string">
            <text:p>FUSTER FORT, PATRICIA</text:p>
          </table:table-cell>
          <table:table-cell table:number-columns-repeated="2" office:value-type="float" office:value="1725" calcext:value-type="float">
            <text:p>1725</text:p>
          </table:table-cell>
          <table:table-cell/>
          <table:table-cell office:value-type="string" calcext:value-type="string">
            <text:p>1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5FP34CF013</text:p>
          </table:table-cell>
          <table:table-cell office:value-type="date" office:date-value="2025-10-07" calcext:value-type="date">
            <text:p>07/10/25</text:p>
          </table:table-cell>
          <table:table-cell office:value-type="date" office:date-value="2025-11-04" calcext:value-type="date">
            <text:p>04/11/25</text:p>
          </table:table-cell>
          <table:table-cell office:value-type="string" calcext:value-type="string">
            <text:p>Aplicaciones de la placa <text:s/>ESP32 y APP INVENTOR como recurso Open Source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DENIA ABAD, JOSE CARLOS</text:p>
          </table:table-cell>
          <table:table-cell office:value-type="float" office:value="2700" calcext:value-type="float">
            <text:p>2700</text:p>
          </table:table-cell>
          <table:table-cell office:value-type="float" office:value="3987.44" calcext:value-type="float">
            <text:p>3987,44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18/09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5FP43CF280</text:p>
          </table:table-cell>
          <table:table-cell office:value-type="date" office:date-value="2025-10-07" calcext:value-type="date">
            <text:p>07/10/25</text:p>
          </table:table-cell>
          <table:table-cell office:value-type="date" office:date-value="2025-10-28" calcext:value-type="date">
            <text:p>28/10/25</text:p>
          </table:table-cell>
          <table:table-cell office:value-type="string" calcext:value-type="string">
            <text:p>Sostenibilitat aplicada a sector. <text:s/>Families Química,alimentària,seguretat i medi ambient i agrària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1155" calcext:value-type="float">
            <text:p>1155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5FP30CF005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Creación de personajes 2D / 3D para caracterización: nivel intermedio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Bernat de Sarrià"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5FP30CF026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5" calcext:value-type="date">
            <text:p>15/10/25</text:p>
          </table:table-cell>
          <table:table-cell office:value-type="string" calcext:value-type="string">
            <text:p>Skill 29 Peluquería.Estilismo de Peinados: Enfoque para moda y audiovisual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6/11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5FP30CF021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5" calcext:value-type="date">
            <text:p>15/10/25</text:p>
          </table:table-cell>
          <table:table-cell office:value-type="string" calcext:value-type="string">
            <text:p>Skill 30 Estética. Escultura de uña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9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RVERA &amp; ALCAIDE NAIL TRAINING SCHOOL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5FP35CF024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2" calcext:value-type="date">
            <text:p>22/10/25</text:p>
          </table:table-cell>
          <table:table-cell office:value-type="string" calcext:value-type="string">
            <text:p>Instalación y puesta en marcha de equipos de climatización partido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1800" calcext:value-type="float">
            <text:p>1800</text:p>
          </table:table-cell>
          <table:table-cell office:value-type="float" office:value="2846.63" calcext:value-type="float">
            <text:p>2846,63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2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ran Via"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5FP33CF00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Gestión de materiales y componentes en Autodesk Fusión para el sector de la madera</text:p>
          </table:table-cell>
          <table:table-cell office:value-type="string" calcext:value-type="string">
            <text:p>Fam. Madera, mueble y corcho</text:p>
          </table:table-cell>
          <table:table-cell office:value-type="string" calcext:value-type="string">
            <text:p>DENIA ABAD, JOSE CARLOS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15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5FP36CF01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7" calcext:value-type="date">
            <text:p>17/10/25</text:p>
          </table:table-cell>
          <table:table-cell office:value-type="string" calcext:value-type="string">
            <text:p>Ensayos de materiales. Biodegradabilidad y caracterización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IMPLA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5FP37CF02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Avances y prácticas de Citogenética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office:value-type="float" office:value="1590" calcext:value-type="float">
            <text:p>159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2/09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Batoi"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5FP43CF282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Metodologías activas para la Nueva Ley de FP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800" calcext:value-type="float">
            <text:p>1800</text:p>
          </table:table-cell>
          <table:table-cell/>
          <table:table-cell office:value-type="string" calcext:value-type="string">
            <text:p>17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8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Federica Montseny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5FP43CF290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Alimentación saludable y consciente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LIP ORUS, VERA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9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omplejo Educativo de Cheste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FP43CF27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2-15" calcext:value-type="date">
            <text:p>15/12/25</text:p>
          </table:table-cell>
          <table:table-cell office:value-type="string" calcext:value-type="string">
            <text:p>Gestión de proyectos Erasmus+ KA121-VET y KA122-VET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29/07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septiembre a diciembre de 2025</text:p>
          </table:table-cell>
          <table:table-cell office:value-type="string" calcext:value-type="string">
            <text:p>273</text:p>
          </table:table-cell>
          <table:table-cell office:value-type="float" office:value="12811178" calcext:value-type="float">
            <text:p>1281117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5FP28CF004</text:p>
          </table:table-cell>
          <table:table-cell office:value-type="date" office:date-value="2025-10-14" calcext:value-type="date">
            <text:p>14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Tecnologías impresión 3D. FDM - SLA - SLS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BLANCO MILLA, PASCUAL</text:p>
          </table:table-cell>
          <table:table-cell office:value-type="float" office:value="2700" calcext:value-type="float">
            <text:p>2700</text:p>
          </table:table-cell>
          <table:table-cell office:value-type="float" office:value="3396.02" calcext:value-type="float">
            <text:p>3396,02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01/10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icente Blasco Ibáñez"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5FP28CF008</text:p>
          </table:table-cell>
          <table:table-cell office:value-type="date" office:date-value="2025-10-14" calcext:value-type="date">
            <text:p>14/10/25</text:p>
          </table:table-cell>
          <table:table-cell office:value-type="date" office:date-value="2025-10-28" calcext:value-type="date">
            <text:p>28/10/25</text:p>
          </table:table-cell>
          <table:table-cell office:value-type="string" calcext:value-type="string">
            <text:p>Normativa para la fabricación de máquinas y entornos seguros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DENIA ABAD, JOSE CARLOS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8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FP37CF025</text:p>
          </table:table-cell>
          <table:table-cell office:value-type="date" office:date-value="2025-10-16" calcext:value-type="date">
            <text:p>16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kill Farmacia y Parafarmacia. Escaparatismo farmacéutico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Federica Montsen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5FP20CF010</text:p>
          </table:table-cell>
          <table:table-cell office:value-type="date" office:date-value="2025-10-17" calcext:value-type="date">
            <text:p>17/10/25</text:p>
          </table:table-cell>
          <table:table-cell office:value-type="date" office:date-value="2025-10-25" calcext:value-type="date">
            <text:p>25/10/25</text:p>
          </table:table-cell>
          <table:table-cell office:value-type="string" calcext:value-type="string">
            <text:p>Actividades básicas de acondicionamiento físico con soporte musical: aeróbic y step</text:p>
            <text:p/>
          </table:table-cell>
          <table:table-cell office:value-type="string" calcext:value-type="string">
            <text:p>Fam. Actividades físicas y deportivas</text:p>
          </table:table-cell>
          <table:table-cell office:value-type="string" calcext:value-type="string">
            <text:p>MORENO RANDO, MOISES</text:p>
          </table:table-cell>
          <table:table-cell table:number-columns-repeated="2" office:value-type="float" office:value="1876" calcext:value-type="float">
            <text:p>1876</text:p>
          </table:table-cell>
          <table:table-cell office:value-type="string" calcext:value-type="string">
            <text:p>mmoreno</text:p>
          </table:table-cell>
          <table:table-cell office:value-type="string" calcext:value-type="string">
            <text:p>05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olideportivo Camilo Cano La Nuci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5FP25CF011</text:p>
          </table:table-cell>
          <table:table-cell office:value-type="date" office:date-value="2025-10-18" calcext:value-type="date">
            <text:p>18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kill 50. Diseño y animación de juegos 3D con Blender (Avanzado)</text:p>
          </table:table-cell>
          <table:table-cell office:value-type="string" calcext:value-type="string">
            <text:p>Fam. Imagen y sonido</text:p>
          </table:table-cell>
          <table:table-cell office:value-type="string" calcext:value-type="string">
            <text:p>MAÑO FRASQUET, FRANCISCO JAVIE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dorrico</text:p>
          </table:table-cell>
          <table:table-cell office:value-type="string" calcext:value-type="string">
            <text:p>15/09/2025 00:00:00</text:p>
          </table:table-cell>
          <table:table-cell office:value-type="string" calcext:value-type="string">
            <text:p>fjmañ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5FP19CF011</text:p>
          </table:table-cell>
          <table:table-cell table:number-columns-repeated="2" office:value-type="date" office:date-value="2025-10-20" calcext:value-type="date">
            <text:p>20/10/25</text:p>
          </table:table-cell>
          <table:table-cell office:value-type="string" calcext:value-type="string">
            <text:p>Tecnologías inteligentes aplicadas a la familia agraria y sectores afines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table:number-columns-repeated="2" office:value-type="float" office:value="720" calcext:value-type="float">
            <text:p>720</text:p>
          </table:table-cell>
          <table:table-cell/>
          <table:table-cell office:value-type="string" calcext:value-type="string">
            <text:p>29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de Xàtiva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5FP27CF01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23. Aprende KNX practicando. Nivel 1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5FP27CF020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23. Aprende KNX practicando. Nivel 2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PEIRO TURPIN, SANTIAGO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04/10/2025 00:00:00</text:p>
          </table:table-cell>
          <table:table-cell office:value-type="string" calcext:value-type="string">
            <text:p>speir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2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5FP30CF032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Peluquería nupcial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720" calcext:value-type="float">
            <text:p>720</text:p>
          </table:table-cell>
          <table:table-cell/>
          <table:table-cell office:value-type="string" calcext:value-type="string">
            <text:p>19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5FP35CF032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Introducción al programa Factory IO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1230" calcext:value-type="float">
            <text:p>123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8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5FP37CF02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Creación de actividades H5p interactivas en el área de Sanidad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5FP30CF014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Actualización en Skill de Peluquería Masculina: Técnicas Especializadas</text:p>
          </table:table-cell>
          <table:table-cell office:value-type="string" calcext:value-type="string">
            <text:p>Fam. Imagen 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El Cabanyal"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5FP43CF217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conomía circular-Reutilización-Servitización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DENIA ABAD, JOSE CARLOS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pblanco</text:p>
          </table:table-cell>
          <table:table-cell office:value-type="string" calcext:value-type="string">
            <text:p>20/10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1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línea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5FP43CF27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istemas de información geográfica (SIG)  avanzados, consultas multicriterio y gestión de la información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office:value-type="float" office:value="1800" calcext:value-type="float">
            <text:p>1800</text:p>
          </table:table-cell>
          <table:table-cell office:value-type="float" office:value="3537" calcext:value-type="float">
            <text:p>3537</text:p>
          </table:table-cell>
          <table:table-cell/>
          <table:table-cell office:value-type="string" calcext:value-type="string">
            <text:p>13/10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79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5FP30CF020</text:p>
          </table:table-cell>
          <table:table-cell table:number-columns-repeated="2" office:value-type="date" office:date-value="2025-10-21" calcext:value-type="date">
            <text:p>21/10/25</text:p>
          </table:table-cell>
          <table:table-cell office:value-type="string" calcext:value-type="string">
            <text:p>Gestión de negocio de esté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4/07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alvador Gadea"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5FP35CF030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Instalación y puesta en marcha de equipos frigorífico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2700" calcext:value-type="float">
            <text:p>2700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3/09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FP35CF035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23" calcext:value-type="date">
            <text:p>23/10/25</text:p>
          </table:table-cell>
          <table:table-cell office:value-type="string" calcext:value-type="string">
            <text:p>Cálculo y montaje de conductos de fibra de vidrio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1350" calcext:value-type="float">
            <text:p>1350</text:p>
          </table:table-cell>
          <table:table-cell office:value-type="float" office:value="2284.31" calcext:value-type="float">
            <text:p>2284,3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lombai"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5FP37CF027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Tecnologías XR en la creación de casos clínicos e interpretación de imágenes diagnósticas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5FP83CF002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1-04" calcext:value-type="date">
            <text:p>04/11/25</text:p>
          </table:table-cell>
          <table:table-cell office:value-type="string" calcext:value-type="string">
            <text:p>Skill: Educación y control ambiental: sanidad ambiental aplicada </text:p>
          </table:table-cell>
          <table:table-cell office:value-type="string" calcext:value-type="string">
            <text:p>Fam. Seguridad y medio ambiente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08/10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2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5FP30CF025</text:p>
          </table:table-cell>
          <table:table-cell office:value-type="date" office:date-value="2025-10-22" calcext:value-type="date">
            <text:p>22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Herbario: herramienta didáctica para perfumerí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1/10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Salvador Gadea"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FP43CF236</text:p>
          </table:table-cell>
          <table:table-cell office:value-type="date" office:date-value="2025-10-22" calcext:value-type="date">
            <text:p>22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strategias Metodológicas para la Impartición de Módulos de FP en Inglés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PEREZ PALLARES, JOSE ALBERTO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aperezp</text:p>
          </table:table-cell>
          <table:table-cell office:value-type="string" calcext:value-type="string">
            <text:p>17/09/2025 00:00:00</text:p>
          </table:table-cell>
          <table:table-cell office:value-type="string" calcext:value-type="string">
            <text:p>pfuster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23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as March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5FP19CF010</text:p>
          </table:table-cell>
          <table:table-cell table:number-columns-repeated="2" office:value-type="date" office:date-value="2025-10-25" calcext:value-type="date">
            <text:p>25/10/25</text:p>
          </table:table-cell>
          <table:table-cell office:value-type="string" calcext:value-type="string">
            <text:p>Técnicas de trepa y poda en altur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720" calcext:value-type="float">
            <text:p>720</text:p>
          </table:table-cell>
          <table:table-cell office:value-type="float" office:value="1483.39" calcext:value-type="float">
            <text:p>1483,39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odolfo Llopis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5FP35CF036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álculo y montaje de conductos de fibra de vidrio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1350" calcext:value-type="float">
            <text:p>1350</text:p>
          </table:table-cell>
          <table:table-cell office:value-type="float" office:value="2303.03" calcext:value-type="float">
            <text:p>2303,03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5FP35CF040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Mecanizado avanzado en torno y fresadora convencional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4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Molí del 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5FP29CF007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Panes especiales y masa madre</text:p>
          </table:table-cell>
          <table:table-cell office:value-type="string" calcext:value-type="string">
            <text:p>Fam. Hostaleria i Turisme</text:p>
          </table:table-cell>
          <table:table-cell office:value-type="string" calcext:value-type="string">
            <text:p>GUASP VIDAL, ANNA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05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0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uillem d'Alcalà"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5FP80CF020</text:p>
          </table:table-cell>
          <table:table-cell office:value-type="date" office:date-value="2025-10-28" calcext:value-type="date">
            <text:p>28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Comunidades energéticas</text:p>
          </table:table-cell>
          <table:table-cell office:value-type="string" calcext:value-type="string">
            <text:p>Fam. Energia y agua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FP43CF293</text:p>
          </table:table-cell>
          <table:table-cell office:value-type="date" office:date-value="2025-10-29" calcext:value-type="date">
            <text:p>29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KILL 52. Laboratori. Proves tècniques amb simuladors de realitat virtual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24/10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9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<text:s/>Valenci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5FP32CF040</text:p>
          </table:table-cell>
          <table:table-cell table:number-columns-repeated="2" office:value-type="date" office:date-value="2025-10-30" calcext:value-type="date">
            <text:p>30/10/25</text:p>
          </table:table-cell>
          <table:table-cell office:value-type="string" calcext:value-type="string">
            <text:p>Jornada de intercambio de experiencias de la familia informática y comunicacion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AÑO FRASQUET, FRANCISCO JAVIER</text:p>
          </table:table-cell>
          <table:table-cell table:number-columns-repeated="2" office:value-type="float" office:value="450" calcext:value-type="float">
            <text:p>450</text:p>
          </table:table-cell>
          <table:table-cell/>
          <table:table-cell office:value-type="string" calcext:value-type="string">
            <text:p>15/10/2025 00:00:00</text:p>
          </table:table-cell>
          <table:table-cell office:value-type="string" calcext:value-type="string">
            <text:p>fjmañ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4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às March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5FP19CF012</text:p>
          </table:table-cell>
          <table:table-cell table:number-columns-repeated="2" office:value-type="date" office:date-value="2025-11-03" calcext:value-type="date">
            <text:p>03/11/25</text:p>
          </table:table-cell>
          <table:table-cell office:value-type="string" calcext:value-type="string">
            <text:p>Tecnologías inteligentes aplicadas a la familia agraria y sectores afines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table:number-columns-repeated="2" office:value-type="float" office:value="720" calcext:value-type="float">
            <text:p>720</text:p>
          </table:table-cell>
          <table:table-cell/>
          <table:table-cell office:value-type="string" calcext:value-type="string">
            <text:p>28/10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FIRE de Xàtiv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5FP29CF014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17" calcext:value-type="date">
            <text:p>17/11/25</text:p>
          </table:table-cell>
          <table:table-cell office:value-type="string" calcext:value-type="string">
            <text:p>Skills 47. Técnicas elementales de pastelería y reposterí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31/10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Guillem d'Alcalà"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5FP30CF033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1" calcext:value-type="date">
            <text:p>01/12/25</text:p>
          </table:table-cell>
          <table:table-cell office:value-type="string" calcext:value-type="string">
            <text:p>Skill 29 Peluquería. Confección de prótesis faciales pilosa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4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5FP32CF036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iseño aplicado a interfaces web con Flutter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5FP32CF037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esarrollo de módulos para Odoo</text:p>
            <text:p/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7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25FP32CF038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53. Introducción a Terraform y Salt Project</text:p>
            <text:p/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30/09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8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5FP32CF039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esarrollo con PHP y Laravel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1/10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5FP35CF031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ntorno reglamentario y normativo para refrigerantes A2L y A3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2/09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5FP35CF111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04. Puesta en marcha y aplicación práctica del autómata SCHNEIDER Modicon M221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8/10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semipresencial IES José Cavanilles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5FP35CF112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05. Autodesk Inventor para principiantes: fundamentos y aplicacione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0/10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2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5FP30CF030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Micropigmentación reconstructiva areolar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1440" calcext:value-type="float">
            <text:p>1440</text:p>
          </table:table-cell>
          <table:table-cell office:value-type="float" office:value="2371.46" calcext:value-type="float">
            <text:p>2371,46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8/09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5FP30CF031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Técnicas de maquillaje de fantasía para moros y cristianos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1140.91" calcext:value-type="float">
            <text:p>1140,91</text:p>
          </table:table-cell>
          <table:table-cell office:value-type="float" office:value="1140.92" calcext:value-type="float">
            <text:p>1140,92</text:p>
          </table:table-cell>
          <table:table-cell/>
          <table:table-cell office:value-type="string" calcext:value-type="string">
            <text:p>19/09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5FP30CF035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25" calcext:value-type="date">
            <text:p>25/11/25</text:p>
          </table:table-cell>
          <table:table-cell office:value-type="string" calcext:value-type="string">
            <text:p>Skill 30 Estética. Creación de prótesis de espuma de látex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8/10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La Patacon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5FP34CF014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2-02" calcext:value-type="date">
            <text:p>02/12/25</text:p>
          </table:table-cell>
          <table:table-cell office:value-type="string" calcext:value-type="string">
            <text:p>Skill 13. Peritación de daños y elaboración de presupuestos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5FP43CF297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21" calcext:value-type="date">
            <text:p>21/11/25</text:p>
          </table:table-cell>
          <table:table-cell office:value-type="string" calcext:value-type="string">
            <text:p>Skill Emprendimiento. Entrena las soft skills para el emprendimiento con IA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FUSTER FORT, PATRIC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8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97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5FP33CF004</text:p>
          </table:table-cell>
          <table:table-cell office:value-type="date" office:date-value="2025-11-05" calcext:value-type="date">
            <text:p>05/11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ls 24 y 25: Conocimiento Skills Carpintería y Ebanistería</text:p>
          </table:table-cell>
          <table:table-cell office:value-type="string" calcext:value-type="string">
            <text:p>Fam. Madera, mueble y corcho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3/10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5FP43CF295</text:p>
          </table:table-cell>
          <table:table-cell office:value-type="date" office:date-value="2025-11-05" calcext:value-type="date">
            <text:p>05/11/25</text:p>
          </table:table-cell>
          <table:table-cell office:value-type="date" office:date-value="2025-12-01" calcext:value-type="date">
            <text:p>01/12/25</text:p>
          </table:table-cell>
          <table:table-cell office:value-type="string" calcext:value-type="string">
            <text:p>Skill Emprendimiento.Visibiliza el emprendimiento con IA: marca personal y redes sociales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FUSTER FORT, PATRIC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27/10/2025 00:00:00</text:p>
          </table:table-cell>
          <table:table-cell office:value-type="string" calcext:value-type="string">
            <text:p>pfuster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9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síncronas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5FP29CF010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s 56. Marketing digital turístico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20/10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0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5FP30CF034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29 Peluquería. Posticería para peinados de épo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08/10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José María Parra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5FP36CF014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Técnicas de análisis instrumental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28/10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Vicente Blasco Ibáñez"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5FP34CF015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33. Iniciación a las tecnologías híbridas y eléctricas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7/10/2025 00:00:00</text:p>
          </table:table-cell>
          <table:table-cell office:value-type="string" calcext:value-type="string">
            <text:p>malbinana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omplejo Educativo de Cheste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5FP28CF009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10. Soldadura en atmósfera natural con electrodo revestido</text:p>
          </table:table-cell>
          <table:table-cell office:value-type="string" calcext:value-type="string">
            <text:p>Fam. Fabricación mecánica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04/10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PRESENCIAL IES Antonio Jose Cavanille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5FP29CF009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29" calcext:value-type="date">
            <text:p>29/11/25</text:p>
          </table:table-cell>
          <table:table-cell office:value-type="string" calcext:value-type="string">
            <text:p>Skill 56. La promoción de los recursos turísticos: el Modernismo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29/10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09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eterminar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5FP43CF296</text:p>
          </table:table-cell>
          <table:table-cell office:value-type="date" office:date-value="2025-11-10" calcext:value-type="date">
            <text:p>10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50. De la idea al prototipo con impresión 3D en el aula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MAÑO FRASQUET, FRANCISCO JAVIE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31/10/2025 00:00:00</text:p>
          </table:table-cell>
          <table:table-cell office:value-type="string" calcext:value-type="string">
            <text:p>fjmañ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29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TEAMS MICROSOFT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5FP43CF299</text:p>
          </table:table-cell>
          <table:table-cell table:number-columns-repeated="2" office:value-type="date" office:date-value="2025-11-11" calcext:value-type="date">
            <text:p>11/11/25</text:p>
          </table:table-cell>
          <table:table-cell office:value-type="string" calcext:value-type="string">
            <text:p>Jornada Team up: Restauración ecológica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10/11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299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El Palmeral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5FP43CF300</text:p>
          </table:table-cell>
          <table:table-cell table:number-columns-repeated="2" office:value-type="date" office:date-value="2025-11-13" calcext:value-type="date">
            <text:p>13/11/25</text:p>
          </table:table-cell>
          <table:table-cell office:value-type="string" calcext:value-type="string">
            <text:p>Jornada Team up: Restauración ecológica.</text:p>
          </table:table-cell>
          <table:table-cell office:value-type="string" calcext:value-type="string">
            <text:p>Fam. Agraria i Maritimo-pesquera</text:p>
          </table:table-cell>
          <table:table-cell office:value-type="string" calcext:value-type="string">
            <text:p>FERRANDO YUSTE, LOURD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8/10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enero a julio de 2025</text:p>
          </table:table-cell>
          <table:table-cell office:value-type="string" calcext:value-type="string">
            <text:p>300</text:p>
          </table:table-cell>
          <table:table-cell office:value-type="float" office:value="12385968" calcext:value-type="float">
            <text:p>1238596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omplejo Educativo de Cheste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5FP30CF036</text:p>
          </table:table-cell>
          <table:table-cell office:value-type="date" office:date-value="2025-11-14" calcext:value-type="date">
            <text:p>14/11/25</text:p>
          </table:table-cell>
          <table:table-cell office:value-type="date" office:date-value="2025-11-18" calcext:value-type="date">
            <text:p>18/11/25</text:p>
          </table:table-cell>
          <table:table-cell office:value-type="string" calcext:value-type="string">
            <text:p>Skill 30 Estética. Técnico Superior en Estética: Funciones en Medicina Estét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17/10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3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5FP29CF011</text:p>
          </table:table-cell>
          <table:table-cell office:value-type="date" office:date-value="2025-11-17" calcext:value-type="date">
            <text:p>17/11/25</text:p>
          </table:table-cell>
          <table:table-cell office:value-type="date" office:date-value="2025-11-25" calcext:value-type="date">
            <text:p>25/11/25</text:p>
          </table:table-cell>
          <table:table-cell office:value-type="string" calcext:value-type="string">
            <text:p>Skills 34. Cocina japones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04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1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5FP35CF114</text:p>
          </table:table-cell>
          <table:table-cell office:value-type="date" office:date-value="2025-11-17" calcext:value-type="date">
            <text:p>17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 15. Mecanizado de tuberías para instalaciones térmicas y de fluidos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1/10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5FP29CF015</text:p>
          </table:table-cell>
          <table:table-cell office:value-type="date" office:date-value="2025-11-18" calcext:value-type="date">
            <text:p>18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s 35. Curso de coctelería aplicada al servicio real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GUASP VIDAL, AN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04/11/2025 00:00:00</text:p>
          </table:table-cell>
          <table:table-cell office:value-type="string" calcext:value-type="string">
            <text:p>aguasp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osta de Azahar"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5FP35CF115</text:p>
          </table:table-cell>
          <table:table-cell office:value-type="date" office:date-value="2025-11-19" calcext:value-type="date">
            <text:p>19/11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 38. Instalaciones de gran escala en la edificación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11/11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5FP35CF116</text:p>
          </table:table-cell>
          <table:table-cell office:value-type="date" office:date-value="2025-11-20" calcext:value-type="date">
            <text:p>20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05. Iniciación al diseño y fabricación aditiva (impresión 3D)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1/10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11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PRIVADO FP "Ford España"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5FP19CF013</text:p>
          </table:table-cell>
          <table:table-cell office:value-type="date" office:date-value="2025-11-24" calcext:value-type="date">
            <text:p>24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 37. Perfeccionamiento en maquinaria específic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10/11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PRIVADO "La Malvesia"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5FP36CF015</text:p>
          </table:table-cell>
          <table:table-cell office:value-type="date" office:date-value="2025-11-24" calcext:value-type="date">
            <text:p>24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52. Assajos biotecnològics aplicats a la família professional química</text:p>
          </table:table-cell>
          <table:table-cell office:value-type="string" calcext:value-type="string">
            <text:p>Fam. Química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04/12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5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eonardo da Vinci"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5FP29CF016</text:p>
          </table:table-cell>
          <table:table-cell table:number-columns-repeated="2" office:value-type="date" office:date-value="2025-11-28" calcext:value-type="date">
            <text:p>28/11/25</text:p>
          </table:table-cell>
          <table:table-cell office:value-type="string" calcext:value-type="string">
            <text:p>Skills 34 y 35. De Skills al éxito: innovación, talento y futuro en la FP de Hosteleria y Cocina</text:p>
          </table:table-cell>
          <table:table-cell office:value-type="string" calcext:value-type="string">
            <text:p>Fam. Hostelería y turismo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17/1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6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osta de Azahar"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5FP19CF014</text:p>
          </table:table-cell>
          <table:table-cell office:value-type="date" office:date-value="2025-12-01" calcext:value-type="date">
            <text:p>01/12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 37. Perfeccionamiento en maquinaria específica</text:p>
          </table:table-cell>
          <table:table-cell office:value-type="string" calcext:value-type="string">
            <text:p>Fam. Agraria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10/11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014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ENTRO PRIVADO "La Malvesia"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5FP27CF021</text:p>
          </table:table-cell>
          <table:table-cell office:value-type="date" office:date-value="2025-12-01" calcext:value-type="date">
            <text:p>01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KNX Nivel 1</text:p>
          </table:table-cell>
          <table:table-cell office:value-type="string" calcext:value-type="string">
            <text:p>Fam. Electricidad y electrónica</text:p>
          </table:table-cell>
          <table:table-cell office:value-type="string" calcext:value-type="string">
            <text:p>MUÑOZ GONZÁLEZ, MARÍA GLORIA</text:p>
          </table:table-cell>
          <table:table-cell office:value-type="float" office:value="0" calcext:value-type="float">
            <text:p>0</text:p>
          </table:table-cell>
          <table:table-cell office:value-type="float" office:value="14998.84" calcext:value-type="float">
            <text:p>14998,84</text:p>
          </table:table-cell>
          <table:table-cell/>
          <table:table-cell office:value-type="string" calcext:value-type="string">
            <text:p>25/11/2025 00:00:00</text:p>
          </table:table-cell>
          <table:table-cell office:value-type="string" calcext:value-type="string">
            <text:p>mg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distancia con sesiones presenciales virtuales síncronas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5FP34CF016</text:p>
          </table:table-cell>
          <table:table-cell office:value-type="date" office:date-value="2025-12-05" calcext:value-type="date">
            <text:p>05/12/25</text:p>
          </table:table-cell>
          <table:table-cell office:value-type="date" office:date-value="2025-12-13" calcext:value-type="date">
            <text:p>13/12/25</text:p>
          </table:table-cell>
          <table:table-cell office:value-type="string" calcext:value-type="string">
            <text:p>CAD para la reconstrucción de piezas en termoplástico</text:p>
          </table:table-cell>
          <table:table-cell office:value-type="string" calcext:value-type="string">
            <text:p>Fam. Transporte y Mantenimiento de Vehículos</text:p>
          </table:table-cell>
          <table:table-cell office:value-type="string" calcext:value-type="string">
            <text:p>DENIA ABAD, JOSE CARLOS</text:p>
          </table:table-cell>
          <table:table-cell office:value-type="float" office:value="0" calcext:value-type="float">
            <text:p>0</text:p>
          </table:table-cell>
          <table:table-cell office:value-type="float" office:value="6788" calcext:value-type="float">
            <text:p>6788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19/12/2025 00:00:00</text:p>
          </table:table-cell>
          <table:table-cell office:value-type="string" calcext:value-type="string">
            <text:p>jcdenia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1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5FP32CF041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3" calcext:value-type="date">
            <text:p>13/12/25</text:p>
          </table:table-cell>
          <table:table-cell office:value-type="string" calcext:value-type="string">
            <text:p>Proxmox avanzado en redes empresariales</text:p>
          </table:table-cell>
          <table:table-cell office:value-type="string" calcext:value-type="string">
            <text:p>Fam. Informática y comunicaciones</text:p>
          </table:table-cell>
          <table:table-cell office:value-type="string" calcext:value-type="string">
            <text:p>VICENTE BOIX, ALFREDO RAFAEL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string" calcext:value-type="string">
            <text:p>20/12/2025 00:00:00</text:p>
          </table:table-cell>
          <table:table-cell office:value-type="string" calcext:value-type="string">
            <text:p>avicente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4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Orriols"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5FP35CF121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7" calcext:value-type="date">
            <text:p>17/12/25</text:p>
          </table:table-cell>
          <table:table-cell office:value-type="string" calcext:value-type="string">
            <text:p>Construye en digital: BIM. Introducción a la Metodología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04/12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121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Rascanya-Antonio Cañuelo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5FP35CF122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Monitoreo de instalaciones frigoríficas y su aplicación en el aula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13700" calcext:value-type="float">
            <text:p>137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25/11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122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Canastell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5FP43CF306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Automatización en CODESYS con Delta</text:p>
          </table:table-cell>
          <table:table-cell office:value-type="string" calcext:value-type="string">
            <text:p>Fam. Processos de gestió adminsitrativa</text:p>
          </table:table-cell>
          <table:table-cell office:value-type="string" calcext:value-type="string">
            <text:p>FUSTER FORT, PATRICIA</text:p>
          </table:table-cell>
          <table:table-cell office:value-type="float" office:value="0" calcext:value-type="float">
            <text:p>0</text:p>
          </table:table-cell>
          <table:table-cell office:value-type="float" office:value="14998.99" calcext:value-type="float">
            <text:p>14998,99</text:p>
          </table:table-cell>
          <table:table-cell/>
          <table:table-cell office:value-type="string" calcext:value-type="string">
            <text:p>11/12/2025 00:00:00</text:p>
          </table:table-cell>
          <table:table-cell office:value-type="string" calcext:value-type="string">
            <text:p>pfuster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306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Antonio José Cavanilles"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5FP43CF304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9" calcext:value-type="date">
            <text:p>19/12/25</text:p>
          </table:table-cell>
          <table:table-cell office:value-type="string" calcext:value-type="string">
            <text:p>Formació amb simuladors de realitat virtual aplicats a família química i afins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11676.49" calcext:value-type="float">
            <text:p>11676,49</text:p>
          </table:table-cell>
          <table:table-cell/>
          <table:table-cell office:value-type="string" calcext:value-type="string">
            <text:p>02/12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304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5FP43CF305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9" calcext:value-type="date">
            <text:p>19/12/25</text:p>
          </table:table-cell>
          <table:table-cell office:value-type="string" calcext:value-type="string">
            <text:p>Formació amb simuladors de realitat virtual aplicats a família agrària i seguretat i medi ambient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office:value-type="float" office:value="0" calcext:value-type="float">
            <text:p>0</text:p>
          </table:table-cell>
          <table:table-cell office:value-type="float" office:value="11676.49" calcext:value-type="float">
            <text:p>11676,49</text:p>
          </table:table-cell>
          <table:table-cell/>
          <table:table-cell office:value-type="string" calcext:value-type="string">
            <text:p>05/12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305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A distancia con sesiones presenciales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5FP37CF030</text:p>
          </table:table-cell>
          <table:table-cell office:value-type="date" office:date-value="2025-12-10" calcext:value-type="date">
            <text:p>10/12/25</text:p>
          </table:table-cell>
          <table:table-cell office:value-type="date" office:date-value="2025-12-17" calcext:value-type="date">
            <text:p>17/12/25</text:p>
          </table:table-cell>
          <table:table-cell office:value-type="string" calcext:value-type="string">
            <text:p>Diseño y fabricación de prótesis tradicionales y flexibles</text:p>
          </table:table-cell>
          <table:table-cell office:value-type="string" calcext:value-type="string">
            <text:p>Fam. Sanidad</text:p>
          </table:table-cell>
          <table:table-cell office:value-type="string" calcext:value-type="string">
            <text:p>FELIP ORUS, VERA</text:p>
          </table:table-cell>
          <table:table-cell office:value-type="float" office:value="0" calcext:value-type="float">
            <text:p>0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24/11/2025 00:00:00</text:p>
          </table:table-cell>
          <table:table-cell office:value-type="string" calcext:value-type="string">
            <text:p>vfelip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0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Ausiàs March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5FP43CF303</text:p>
          </table:table-cell>
          <table:table-cell office:value-type="date" office:date-value="2025-12-10" calcext:value-type="date">
            <text:p>10/12/25</text:p>
          </table:table-cell>
          <table:table-cell office:value-type="date" office:date-value="2025-12-16" calcext:value-type="date">
            <text:p>16/12/25</text:p>
          </table:table-cell>
          <table:table-cell office:value-type="string" calcext:value-type="string">
            <text:p>Jornada campeonatos FPB CVSKILLS 2025</text:p>
          </table:table-cell>
          <table:table-cell office:value-type="string" calcext:value-type="string">
            <text:p>Fam. Anàlisi i Quiímica Industrial</text:p>
          </table:table-cell>
          <table:table-cell office:value-type="string" calcext:value-type="string">
            <text:p>MUÑOZ CATALA, LOREN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6/11/2025 00:00:00</text:p>
          </table:table-cell>
          <table:table-cell office:value-type="string" calcext:value-type="string">
            <text:p>lmuñoz</text:p>
          </table:table-cell>
          <table:table-cell office:value-type="string" calcext:value-type="string">
            <text:p>Skills2024</text:p>
          </table:table-cell>
          <table:table-cell office:value-type="string" calcext:value-type="string">
            <text:p>303</text:p>
          </table:table-cell>
          <table:table-cell office:value-type="float" office:value="12779432" calcext:value-type="float">
            <text:p>1277943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CIPFP "Ciutat de l'Aprenent"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5FP30CF037</text:p>
          </table:table-cell>
          <table:table-cell office:value-type="date" office:date-value="2025-12-12" calcext:value-type="date">
            <text:p>12/12/25</text:p>
          </table:table-cell>
          <table:table-cell office:value-type="date" office:date-value="2025-12-20" calcext:value-type="date">
            <text:p>20/12/25</text:p>
          </table:table-cell>
          <table:table-cell office:value-type="string" calcext:value-type="string">
            <text:p>Tricopigmentación y micropigmentación paramédica</text:p>
          </table:table-cell>
          <table:table-cell office:value-type="string" calcext:value-type="string">
            <text:p>Fam. Imagen personal</text:p>
          </table:table-cell>
          <table:table-cell office:value-type="string" calcext:value-type="string">
            <text:p>CEREZO GIL, GEMMA</text:p>
          </table:table-cell>
          <table:table-cell office:value-type="float" office:value="0" calcext:value-type="float">
            <text:p>0</text:p>
          </table:table-cell>
          <table:table-cell office:value-type="float" office:value="14828.89" calcext:value-type="float">
            <text:p>14828,89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21/11/2025 00:00:00</text:p>
          </table:table-cell>
          <table:table-cell office:value-type="string" calcext:value-type="string">
            <text:p>gcerezo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037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"La Vereda"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5FP35CF123</text:p>
          </table:table-cell>
          <table:table-cell office:value-type="date" office:date-value="2025-12-15" calcext:value-type="date">
            <text:p>15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Procesos de torneado en mecanizado CNC</text:p>
          </table:table-cell>
          <table:table-cell office:value-type="string" calcext:value-type="string">
            <text:p>Fam. Instalación y mantenimiento</text:p>
          </table:table-cell>
          <table:table-cell office:value-type="string" calcext:value-type="string">
            <text:p>GISBERT GARCIA, CAMILO</text:p>
          </table:table-cell>
          <table:table-cell office:value-type="float" office:value="0" calcext:value-type="float">
            <text:p>0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04/12/2025 00:00:00</text:p>
          </table:table-cell>
          <table:table-cell office:value-type="string" calcext:value-type="string">
            <text:p>cgisbert</text:p>
          </table:table-cell>
          <table:table-cell office:value-type="string" calcext:value-type="string">
            <text:p>FSE 2025 (PROF 2024)</text:p>
          </table:table-cell>
          <table:table-cell office:value-type="string" calcext:value-type="string">
            <text:p>123</text:p>
          </table:table-cell>
          <table:table-cell office:value-type="float" office:value="12576512" calcext:value-type="float">
            <text:p>1257651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string" calcext:value-type="string">
            <text:p>IES Molí del Sol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5FP43CF308</text:p>
          </table:table-cell>
          <table:table-cell office:value-type="date" office:date-value="2026-01-08" calcext:value-type="date">
            <text:p>08/01/26</text:p>
          </table:table-cell>
          <table:table-cell office:value-type="date" office:date-value="2026-01-22" calcext:value-type="date">
            <text:p>22/01/26</text:p>
          </table:table-cell>
          <table:table-cell office:value-type="string" calcext:value-type="string">
            <text:p>Redacción de proyectos Erasmus+ KA122 sector VET</text:p>
          </table:table-cell>
          <table:table-cell office:value-type="string" calcext:value-type="string">
            <text:p>Formación Profesional</text:p>
          </table:table-cell>
          <table:table-cell office:value-type="string" calcext:value-type="string">
            <text:p>FERRANDO YUSTE, LOURD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30/12/2025 00:00:00</text:p>
          </table:table-cell>
          <table:table-cell office:value-type="string" calcext:value-type="string">
            <text:p>lferrandoy</text:p>
          </table:table-cell>
          <table:table-cell office:value-type="string" calcext:value-type="string">
            <text:p>PAA CEFIRE septiembre a diciembre de 2025</text:p>
          </table:table-cell>
          <table:table-cell office:value-type="string" calcext:value-type="string">
            <text:p>308</text:p>
          </table:table-cell>
          <table:table-cell office:value-type="float" office:value="12811178" calcext:value-type="float">
            <text:p>12811178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TEAMS MICROSOFT</text:p>
          </table:table-cell>
          <table:table-cell office:value-type="float" office:value="259" calcext:value-type="float">
            <text:p>259</text:p>
          </table:table-cell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0"/>
          <table:table-cell table:formula="of:=SUM([.U1:.U133])" office:value-type="float" office:value="9488" calcext:value-type="float">
            <text:p>9488</text:p>
          </table:table-cell>
          <table:table-cell table:formula="of:=SUM([.V1:.V133])" office:value-type="float" office:value="5394" calcext:value-type="float">
            <text:p>5394</text:p>
          </table:table-cell>
          <table:table-cell table:formula="of:=SUM([.W1:.W133])" office:value-type="float" office:value="3794" calcext:value-type="float">
            <text:p>3794</text:p>
          </table:table-cell>
          <table:table-cell table:formula="of:=SUM([.X1:.X133])" office:value-type="float" office:value="3138" calcext:value-type="float">
            <text:p>3138</text:p>
          </table:table-cell>
          <table:table-cell table:formula="of:=SUM([.Y1:.Y133])" office:value-type="float" office:value="5212" calcext:value-type="float">
            <text:p>5212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num_solicitudes</text:p>
          </table:table-cell>
          <table:table-cell office:value-type="string" calcext:value-type="string">
            <text:p>num_participantes</text:p>
          </table:table-cell>
          <table:table-cell office:value-type="string" calcext:value-type="string">
            <text:p>num_part_certificado</text:p>
          </table:table-cell>
          <table:table-cell office:value-type="string" calcext:value-type="string">
            <text:p>num_horas</text:p>
          </table:table-cell>
          <table:table-cell office:value-type="string" calcext:value-type="string">
            <text:p>num_plazas</text:p>
          </table:table-cell>
        </table:table-row>
      </table:table>
      <table:table table:name="Hoja5" table:style-name="ta2">
        <office:forms form:automatic-focus="false" form:apply-design-mode="false"/>
        <table:table-column table:style-name="co24" table:default-cell-style-name="Default"/>
        <table:table-column table:style-name="co24" table:number-columns-repeated="2" table:default-cell-style-name="ce1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dic_referencia</text:p>
          </table:table-cell>
          <table:table-cell table:style-name="Default" office:value-type="string" calcext:value-type="string">
            <text:p>edic_datainici</text:p>
          </table:table-cell>
          <table:table-cell table:style-name="Default" office:value-type="string" calcext:value-type="string">
            <text:p>edic_datafi</text:p>
          </table:table-cell>
          <table:table-cell office:value-type="string" calcext:value-type="string">
            <text:p>edic_titulo</text:p>
          </table:table-cell>
          <table:table-cell table:formula="of:=COM.MICROSOFT.CONCAT(&quot;| &quot;;[.A1];&quot; | &quot;;[.B1];&quot; | &quot;;[.C1];&quot; | &quot;;[.D1];&quot; | &quot;)" office:value-type="string" office:string-value="| edic_referencia | edic_datainici | edic_datafi | edic_titulo | " calcext:value-type="string">
            <text:p>| edic_referencia | edic_datainici | edic_datafi | edic_titulo | </text:p>
          </table:table-cell>
        </table:table-row>
        <table:table-row table:style-name="ro1">
          <table:table-cell office:value-type="string" calcext:value-type="string">
            <text:p>25FP43CF021</text:p>
          </table:table-cell>
          <table:table-cell office:value-type="date" office:date-value="2025-01-15" calcext:value-type="date">
            <text:p>15/01/25</text:p>
          </table:table-cell>
          <table:table-cell office:value-type="date" office:date-value="2025-02-12" calcext:value-type="date">
            <text:p>12/02/25</text:p>
          </table:table-cell>
          <table:table-cell office:value-type="string" calcext:value-type="string">
            <text:p>Expertos en programación por competencias </text:p>
          </table:table-cell>
          <table:table-cell table:formula="of:=COM.MICROSOFT.CONCAT(&quot;| &quot;;[.A2];&quot; | &quot;;[.B2];&quot; | &quot;;[.C2];&quot; | &quot;;[.D2];&quot; | &quot;)" office:value-type="string" office:string-value="| 25FP43CF021 | 45672 | 45700 | Expertos en programación por competencias  | " calcext:value-type="string">
            <text:p>| 25FP43CF021 | 45672 | 45700 | Expertos en programación por competencias <text:s/>| </text:p>
          </table:table-cell>
        </table:table-row>
        <table:table-row table:style-name="ro1">
          <table:table-cell office:value-type="string" calcext:value-type="string">
            <text:p>25FP20CF007</text:p>
          </table:table-cell>
          <table:table-cell office:value-type="date" office:date-value="2025-01-25" calcext:value-type="date">
            <text:p>25/01/25</text:p>
          </table:table-cell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Diseño de entrenamientos funcionales basados en evidencias para el fitness grupal y personal</text:p>
          </table:table-cell>
          <table:table-cell table:formula="of:=COM.MICROSOFT.CONCAT(&quot;| &quot;;[.A3];&quot; | &quot;;[.B3];&quot; | &quot;;[.C3];&quot; | &quot;;[.D3];&quot; | &quot;)" office:value-type="string" office:string-value="| 25FP20CF007 | 45682 | 45731 | Diseño de entrenamientos funcionales basados en evidencias para el fitness grupal y personal | " calcext:value-type="string">
            <text:p>| 25FP20CF007 | 45682 | 45731 | Diseño de entrenamientos funcionales basados en evidencias para el fitness grupal y personal | </text:p>
          </table:table-cell>
        </table:table-row>
        <table:table-row table:style-name="ro1">
          <table:table-cell office:value-type="string" calcext:value-type="string">
            <text:p>25FP27CF002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EPLAN Electric P8: Software de diseño eléctrico</text:p>
          </table:table-cell>
          <table:table-cell table:formula="of:=COM.MICROSOFT.CONCAT(&quot;| &quot;;[.A4];&quot; | &quot;;[.B4];&quot; | &quot;;[.C4];&quot; | &quot;;[.D4];&quot; | &quot;)" office:value-type="string" office:string-value="| 25FP27CF002 | 45684 | 45725 | EPLAN Electric P8: Software de diseño eléctrico | " calcext:value-type="string">
            <text:p>| 25FP27CF002 | 45684 | 45725 | EPLAN Electric P8: Software de diseño eléctrico | </text:p>
          </table:table-cell>
        </table:table-row>
        <table:table-row table:style-name="ro1">
          <table:table-cell office:value-type="string" calcext:value-type="string">
            <text:p>25FP27CF001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16" calcext:value-type="date">
            <text:p>16/03/25</text:p>
          </table:table-cell>
          <table:table-cell office:value-type="string" calcext:value-type="string">
            <text:p>Comunicaciones industriales con PLC e introducción al IoT industrial </text:p>
          </table:table-cell>
          <table:table-cell table:formula="of:=COM.MICROSOFT.CONCAT(&quot;| &quot;;[.A5];&quot; | &quot;;[.B5];&quot; | &quot;;[.C5];&quot; | &quot;;[.D5];&quot; | &quot;)" office:value-type="string" office:string-value="| 25FP27CF001 | 45684 | 45732 | Comunicaciones industriales con PLC e introducción al IoT industrial  | " calcext:value-type="string">
            <text:p>| 25FP27CF001 | 45684 | 45732 | Comunicaciones industriales con PLC e introducción al IoT industrial <text:s/>| </text:p>
          </table:table-cell>
        </table:table-row>
        <table:table-row table:style-name="ro1">
          <table:table-cell office:value-type="string" calcext:value-type="string">
            <text:p>25FP32CF004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30" calcext:value-type="date">
            <text:p>30/03/25</text:p>
          </table:table-cell>
          <table:table-cell office:value-type="string" calcext:value-type="string">
            <text:p>GNS3. Virtualización de sistemas, equipos y redes</text:p>
          </table:table-cell>
          <table:table-cell table:formula="of:=COM.MICROSOFT.CONCAT(&quot;| &quot;;[.A6];&quot; | &quot;;[.B6];&quot; | &quot;;[.C6];&quot; | &quot;;[.D6];&quot; | &quot;)" office:value-type="string" office:string-value="| 25FP32CF004 | 45684 | 45746 | GNS3. Virtualización de sistemas, equipos y redes | " calcext:value-type="string">
            <text:p>| 25FP32CF004 | 45684 | 45746 | GNS3. Virtualización de sistemas, equipos y redes | </text:p>
          </table:table-cell>
        </table:table-row>
        <table:table-row table:style-name="ro1">
          <table:table-cell office:value-type="string" calcext:value-type="string">
            <text:p>25FP32CF002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AWS Academy: Primeros pasos y creación de entornos en la nube</text:p>
          </table:table-cell>
          <table:table-cell table:formula="of:=COM.MICROSOFT.CONCAT(&quot;| &quot;;[.A7];&quot; | &quot;;[.B7];&quot; | &quot;;[.C7];&quot; | &quot;;[.D7];&quot; | &quot;)" office:value-type="string" office:string-value="| 25FP32CF002 | 45684 | 45725 | AWS Academy: Primeros pasos y creación de entornos en la nube | " calcext:value-type="string">
            <text:p>| 25FP32CF002 | 45684 | 45725 | AWS Academy: Primeros pasos y creación de entornos en la nube | </text:p>
          </table:table-cell>
        </table:table-row>
        <table:table-row table:style-name="ro1">
          <table:table-cell office:value-type="string" calcext:value-type="string">
            <text:p>25FP32CF003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Introducción a Docker y <text:s/>Kubernetes</text:p>
          </table:table-cell>
          <table:table-cell table:formula="of:=COM.MICROSOFT.CONCAT(&quot;| &quot;;[.A8];&quot; | &quot;;[.B8];&quot; | &quot;;[.C8];&quot; | &quot;;[.D8];&quot; | &quot;)" office:value-type="string" office:string-value="| 25FP32CF003 | 45684 | 45725 | Introducción a Docker y  Kubernetes | " calcext:value-type="string">
            <text:p>| 25FP32CF003 | 45684 | 45725 | Introducción a Docker y <text:s/>Kubernetes | </text:p>
          </table:table-cell>
        </table:table-row>
        <table:table-row table:style-name="ro1">
          <table:table-cell office:value-type="string" calcext:value-type="string">
            <text:p>25FP43CF162</text:p>
          </table:table-cell>
          <table:table-cell table:number-columns-repeated="2" office:value-type="date" office:date-value="2025-01-28" calcext:value-type="date">
            <text:p>28/01/25</text:p>
          </table:table-cell>
          <table:table-cell office:value-type="string" calcext:value-type="string">
            <text:p>La Inteligencia Artificial en formación profesional: preparando al profesional del futuro</text:p>
          </table:table-cell>
          <table:table-cell table:formula="of:=COM.MICROSOFT.CONCAT(&quot;| &quot;;[.A9];&quot; | &quot;;[.B9];&quot; | &quot;;[.C9];&quot; | &quot;;[.D9];&quot; | &quot;)" office:value-type="string" office:string-value="| 25FP43CF162 | 45685 | 45685 | La Inteligencia Artificial en formación profesional: preparando al profesional del futuro | " calcext:value-type="string">
            <text:p>| 25FP43CF162 | 45685 | 45685 | La Inteligencia Artificial en formación profesional: preparando al profesional del futuro | </text:p>
          </table:table-cell>
        </table:table-row>
        <table:table-row table:style-name="ro1">
          <table:table-cell office:value-type="string" calcext:value-type="string">
            <text:p>25FP43CF020</text:p>
          </table:table-cell>
          <table:table-cell office:value-type="date" office:date-value="2025-01-28" calcext:value-type="date">
            <text:p>28/01/25</text:p>
          </table:table-cell>
          <table:table-cell office:value-type="date" office:date-value="2025-04-11" calcext:value-type="date">
            <text:p>11/04/25</text:p>
          </table:table-cell>
          <table:table-cell office:value-type="string" calcext:value-type="string">
            <text:p>La digitalización y la sostenibilidad en la empresa de hoy: casos de éxito</text:p>
          </table:table-cell>
          <table:table-cell table:formula="of:=COM.MICROSOFT.CONCAT(&quot;| &quot;;[.A10];&quot; | &quot;;[.B10];&quot; | &quot;;[.C10];&quot; | &quot;;[.D10];&quot; | &quot;)" office:value-type="string" office:string-value="| 25FP43CF020 | 45685 | 45758 | La digitalización y la sostenibilidad en la empresa de hoy: casos de éxito | " calcext:value-type="string">
            <text:p>| 25FP43CF020 | 45685 | 45758 | La digitalización y la sostenibilidad en la empresa de hoy: casos de éxito | </text:p>
          </table:table-cell>
        </table:table-row>
        <table:table-row table:style-name="ro1">
          <table:table-cell office:value-type="string" calcext:value-type="string">
            <text:p>25FP38CF005</text:p>
          </table:table-cell>
          <table:table-cell office:value-type="date" office:date-value="2025-02-01" calcext:value-type="date">
            <text:p>01/02/25</text:p>
          </table:table-cell>
          <table:table-cell office:value-type="date" office:date-value="2025-03-29" calcext:value-type="date">
            <text:p>29/03/25</text:p>
          </table:table-cell>
          <table:table-cell office:value-type="string" calcext:value-type="string">
            <text:p>Aulas como <text:s/>espacios de felicidad y amabilidad para la primera infancia</text:p>
          </table:table-cell>
          <table:table-cell table:formula="of:=COM.MICROSOFT.CONCAT(&quot;| &quot;;[.A11];&quot; | &quot;;[.B11];&quot; | &quot;;[.C11];&quot; | &quot;;[.D11];&quot; | &quot;)" office:value-type="string" office:string-value="| 25FP38CF005 | 45689 | 45745 | Aulas como  espacios de felicidad y amabilidad para la primera infancia | " calcext:value-type="string">
            <text:p>| 25FP38CF005 | 45689 | 45745 | Aulas como <text:s/>espacios de felicidad y amabilidad para la primera infancia | </text:p>
          </table:table-cell>
        </table:table-row>
        <table:table-row table:style-name="ro1">
          <table:table-cell office:value-type="string" calcext:value-type="string">
            <text:p>25FP35CF004</text:p>
          </table:table-cell>
          <table:table-cell office:value-type="date" office:date-value="2025-02-03" calcext:value-type="date">
            <text:p>03/02/25</text:p>
          </table:table-cell>
          <table:table-cell office:value-type="date" office:date-value="2025-03-06" calcext:value-type="date">
            <text:p>06/03/25</text:p>
          </table:table-cell>
          <table:table-cell office:value-type="string" calcext:value-type="string">
            <text:p>Puesta en marcha y aplicación práctica en el aula del autómata SCHNEIDER Modicon M221</text:p>
          </table:table-cell>
          <table:table-cell table:formula="of:=COM.MICROSOFT.CONCAT(&quot;| &quot;;[.A12];&quot; | &quot;;[.B12];&quot; | &quot;;[.C12];&quot; | &quot;;[.D12];&quot; | &quot;)" office:value-type="string" office:string-value="| 25FP35CF004 | 45691 | 45722 | Puesta en marcha y aplicación práctica en el aula del autómata SCHNEIDER Modicon M221 | " calcext:value-type="string">
            <text:p>| 25FP35CF004 | 45691 | 45722 | Puesta en marcha y aplicación práctica en el aula del autómata SCHNEIDER Modicon M221 | </text:p>
          </table:table-cell>
        </table:table-row>
        <table:table-row table:style-name="ro1">
          <table:table-cell office:value-type="string" calcext:value-type="string">
            <text:p>25FP43CF085</text:p>
          </table:table-cell>
          <table:table-cell office:value-type="date" office:date-value="2025-02-03" calcext:value-type="date">
            <text:p>03/02/25</text:p>
          </table:table-cell>
          <table:table-cell office:value-type="date" office:date-value="2025-02-18" calcext:value-type="date">
            <text:p>18/02/25</text:p>
          </table:table-cell>
          <table:table-cell office:value-type="string" calcext:value-type="string">
            <text:p>Inglés logístico portuario en un entorno de empresas simuladas en el comercio internacional</text:p>
          </table:table-cell>
          <table:table-cell table:formula="of:=COM.MICROSOFT.CONCAT(&quot;| &quot;;[.A13];&quot; | &quot;;[.B13];&quot; | &quot;;[.C13];&quot; | &quot;;[.D13];&quot; | &quot;)" office:value-type="string" office:string-value="| 25FP43CF085 | 45691 | 45706 | Inglés logístico portuario en un entorno de empresas simuladas en el comercio internacional | " calcext:value-type="string">
            <text:p>| 25FP43CF085 | 45691 | 45706 | Inglés logístico portuario en un entorno de empresas simuladas en el comercio internacional | </text:p>
          </table:table-cell>
        </table:table-row>
        <table:table-row table:style-name="ro1">
          <table:table-cell office:value-type="string" calcext:value-type="string">
            <text:p>25FP35CF002</text:p>
          </table:table-cell>
          <table:table-cell office:value-type="date" office:date-value="2025-02-04" calcext:value-type="date">
            <text:p>04/02/25</text:p>
          </table:table-cell>
          <table:table-cell office:value-type="date" office:date-value="2025-02-05" calcext:value-type="date">
            <text:p>05/02/25</text:p>
          </table:table-cell>
          <table:table-cell office:value-type="string" calcext:value-type="string">
            <text:p>Sistemas de climatización: aerotermia y VRF</text:p>
          </table:table-cell>
          <table:table-cell table:formula="of:=COM.MICROSOFT.CONCAT(&quot;| &quot;;[.A14];&quot; | &quot;;[.B14];&quot; | &quot;;[.C14];&quot; | &quot;;[.D14];&quot; | &quot;)" office:value-type="string" office:string-value="| 25FP35CF002 | 45692 | 45693 | Sistemas de climatización: aerotermia y VRF | " calcext:value-type="string">
            <text:p>| 25FP35CF002 | 45692 | 45693 | Sistemas de climatización: aerotermia y VRF | </text:p>
          </table:table-cell>
        </table:table-row>
        <table:table-row table:style-name="ro2">
          <table:table-cell office:value-type="string" calcext:value-type="string">
            <text:p>25FP37CF007</text:p>
          </table:table-cell>
          <table:table-cell office:value-type="date" office:date-value="2025-02-10" calcext:value-type="date">
            <text:p>10/02/25</text:p>
          </table:table-cell>
          <table:table-cell office:value-type="date" office:date-value="2025-02-24" calcext:value-type="date">
            <text:p>24/02/25</text:p>
          </table:table-cell>
          <table:table-cell office:value-type="string" calcext:value-type="string">
            <text:p>Atención inicial en pacientes politraumatizados: enfoque en múltiples escenarios</text:p>
            <text:p/>
          </table:table-cell>
          <table:table-cell table:formula="of:=COM.MICROSOFT.CONCAT(&quot;| &quot;;[.A15];&quot; | &quot;;[.B15];&quot; | &quot;;[.C15];&quot; | &quot;;[.D15];&quot; | &quot;)" office:value-type="string" office:string-value="| 25FP37CF007 | 45698 | 45712 | Atención inicial en pacientes politraumatizados: enfoque en múltiples escenarios&#10; | " calcext:value-type="string">
            <text:p>| 25FP37CF007 | 45698 | 45712 | Atención inicial en pacientes politraumatizados: enfoque en múltiples escenarios</text:p>
            <text:p> | </text:p>
          </table:table-cell>
        </table:table-row>
        <table:table-row table:style-name="ro1">
          <table:table-cell office:value-type="string" calcext:value-type="string">
            <text:p>25FP37CF012</text:p>
          </table:table-cell>
          <table:table-cell office:value-type="date" office:date-value="2025-02-12" calcext:value-type="date">
            <text:p>12/02/25</text:p>
          </table:table-cell>
          <table:table-cell office:value-type="date" office:date-value="2025-02-26" calcext:value-type="date">
            <text:p>26/02/25</text:p>
          </table:table-cell>
          <table:table-cell office:value-type="string" calcext:value-type="string">
            <text:p>Aplicaciones teórico prácticas de los Técnicos medios de emergencias sanitarias</text:p>
          </table:table-cell>
          <table:table-cell table:formula="of:=COM.MICROSOFT.CONCAT(&quot;| &quot;;[.A16];&quot; | &quot;;[.B16];&quot; | &quot;;[.C16];&quot; | &quot;;[.D16];&quot; | &quot;)" office:value-type="string" office:string-value="| 25FP37CF012 | 45700 | 45714 | Aplicaciones teórico prácticas de los Técnicos medios de emergencias sanitarias | " calcext:value-type="string">
            <text:p>| 25FP37CF012 | 45700 | 45714 | Aplicaciones teórico prácticas de los Técnicos medios de emergencias sanitarias | </text:p>
          </table:table-cell>
        </table:table-row>
        <table:table-row table:style-name="ro1">
          <table:table-cell office:value-type="string" calcext:value-type="string">
            <text:p>25FP25CF005</text:p>
          </table:table-cell>
          <table:table-cell office:value-type="date" office:date-value="2025-02-15" calcext:value-type="date">
            <text:p>15/02/25</text:p>
          </table:table-cell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Introducción al modelado con Blender</text:p>
          </table:table-cell>
          <table:table-cell table:formula="of:=COM.MICROSOFT.CONCAT(&quot;| &quot;;[.A17];&quot; | &quot;;[.B17];&quot; | &quot;;[.C17];&quot; | &quot;;[.D17];&quot; | &quot;)" office:value-type="string" office:string-value="| 25FP25CF005 | 45703 | 45738 | Introducción al modelado con Blender | " calcext:value-type="string">
            <text:p>| 25FP25CF005 | 45703 | 45738 | Introducción al modelado con Blender | </text:p>
          </table:table-cell>
        </table:table-row>
        <table:table-row table:style-name="ro1">
          <table:table-cell office:value-type="string" calcext:value-type="string">
            <text:p>25FP20CF006</text:p>
          </table:table-cell>
          <table:table-cell office:value-type="date" office:date-value="2025-02-17" calcext:value-type="date">
            <text:p>17/02/25</text:p>
          </table:table-cell>
          <table:table-cell office:value-type="date" office:date-value="2025-04-02" calcext:value-type="date">
            <text:p>02/04/25</text:p>
          </table:table-cell>
          <table:table-cell office:value-type="string" calcext:value-type="string">
            <text:p>Marketing en el deporte: branding, fan engagement, patrocinio e innovaciones de futuro</text:p>
          </table:table-cell>
          <table:table-cell table:formula="of:=COM.MICROSOFT.CONCAT(&quot;| &quot;;[.A18];&quot; | &quot;;[.B18];&quot; | &quot;;[.C18];&quot; | &quot;;[.D18];&quot; | &quot;)" office:value-type="string" office:string-value="| 25FP20CF006 | 45705 | 45749 | Marketing en el deporte: branding, fan engagement, patrocinio e innovaciones de futuro | " calcext:value-type="string">
            <text:p>| 25FP20CF006 | 45705 | 45749 | Marketing en el deporte: branding, fan engagement, patrocinio e innovaciones de futuro | </text:p>
          </table:table-cell>
        </table:table-row>
        <table:table-row table:style-name="ro1">
          <table:table-cell office:value-type="string" calcext:value-type="string">
            <text:p>25FP38CF003</text:p>
          </table:table-cell>
          <table:table-cell office:value-type="date" office:date-value="2025-02-19" calcext:value-type="date">
            <text:p>19/02/25</text:p>
          </table:table-cell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Comunicación en Lengua de Signos</text:p>
          </table:table-cell>
          <table:table-cell table:formula="of:=COM.MICROSOFT.CONCAT(&quot;| &quot;;[.A19];&quot; | &quot;;[.B19];&quot; | &quot;;[.C19];&quot; | &quot;;[.D19];&quot; | &quot;)" office:value-type="string" office:string-value="| 25FP38CF003 | 45707 | 45756 | Comunicación en Lengua de Signos | " calcext:value-type="string">
            <text:p>| 25FP38CF003 | 45707 | 45756 | Comunicación en Lengua de Signos | </text:p>
          </table:table-cell>
        </table:table-row>
        <table:table-row table:style-name="ro1">
          <table:table-cell office:value-type="string" calcext:value-type="string">
            <text:p>25FP19CF006</text:p>
          </table:table-cell>
          <table:table-cell office:value-type="date" office:date-value="2025-02-21" calcext:value-type="date">
            <text:p>21/02/25</text:p>
          </table:table-cell>
          <table:table-cell office:value-type="date" office:date-value="2025-02-23" calcext:value-type="date">
            <text:p>23/02/25</text:p>
          </table:table-cell>
          <table:table-cell office:value-type="string" calcext:value-type="string">
            <text:p>Técnicas de secado con flores y verdes para realizar tus propias composiciones florales</text:p>
          </table:table-cell>
          <table:table-cell table:formula="of:=COM.MICROSOFT.CONCAT(&quot;| &quot;;[.A20];&quot; | &quot;;[.B20];&quot; | &quot;;[.C20];&quot; | &quot;;[.D20];&quot; | &quot;)" office:value-type="string" office:string-value="| 25FP19CF006 | 45709 | 45711 | Técnicas de secado con flores y verdes para realizar tus propias composiciones florales | " calcext:value-type="string">
            <text:p>| 25FP19CF006 | 45709 | 45711 | Técnicas de secado con flores y verdes para realizar tus propias composiciones florales | </text:p>
          </table:table-cell>
        </table:table-row>
        <table:table-row table:style-name="ro1">
          <table:table-cell office:value-type="string" calcext:value-type="string">
            <text:p>25FP80CF001</text:p>
          </table:table-cell>
          <table:table-cell table:number-columns-repeated="2" office:value-type="date" office:date-value="2025-02-25" calcext:value-type="date">
            <text:p>25/02/25</text:p>
          </table:table-cell>
          <table:table-cell office:value-type="string" calcext:value-type="string">
            <text:p>Formación simulador de Realidad Virtual SimulWind 2025</text:p>
          </table:table-cell>
          <table:table-cell table:formula="of:=COM.MICROSOFT.CONCAT(&quot;| &quot;;[.A21];&quot; | &quot;;[.B21];&quot; | &quot;;[.C21];&quot; | &quot;;[.D21];&quot; | &quot;)" office:value-type="string" office:string-value="| 25FP80CF001 | 45713 | 45713 | Formación simulador de Realidad Virtual SimulWind 2025 | " calcext:value-type="string">
            <text:p>| 25FP80CF001 | 45713 | 45713 | Formación simulador de Realidad Virtual SimulWind 2025 | </text:p>
          </table:table-cell>
        </table:table-row>
        <table:table-row table:style-name="ro1">
          <table:table-cell office:value-type="string" calcext:value-type="string">
            <text:p>25FP43CF023</text:p>
          </table:table-cell>
          <table:table-cell office:value-type="date" office:date-value="2025-02-26" calcext:value-type="date">
            <text:p>26/02/25</text:p>
          </table:table-cell>
          <table:table-cell office:value-type="date" office:date-value="2025-05-07" calcext:value-type="date">
            <text:p>07/05/25</text:p>
          </table:table-cell>
          <table:table-cell office:value-type="string" calcext:value-type="string">
            <text:p>Programando con la nueva Ley de FP</text:p>
          </table:table-cell>
          <table:table-cell table:formula="of:=COM.MICROSOFT.CONCAT(&quot;| &quot;;[.A22];&quot; | &quot;;[.B22];&quot; | &quot;;[.C22];&quot; | &quot;;[.D22];&quot; | &quot;)" office:value-type="string" office:string-value="| 25FP43CF023 | 45714 | 45784 | Programando con la nueva Ley de FP | " calcext:value-type="string">
            <text:p>| 25FP43CF023 | 45714 | 45784 | Programando con la nueva Ley de FP | </text:p>
          </table:table-cell>
        </table:table-row>
        <table:table-row table:style-name="ro1">
          <table:table-cell office:value-type="string" calcext:value-type="string">
            <text:p>25FP64CF002</text:p>
          </table:table-cell>
          <table:table-cell office:value-type="date" office:date-value="2025-02-27" calcext:value-type="date">
            <text:p>27/02/25</text:p>
          </table:table-cell>
          <table:table-cell office:value-type="date" office:date-value="2025-02-28" calcext:value-type="date">
            <text:p>28/02/25</text:p>
          </table:table-cell>
          <table:table-cell office:value-type="string" calcext:value-type="string">
            <text:p>El valor de la FP. El valor de las personas</text:p>
          </table:table-cell>
          <table:table-cell table:formula="of:=COM.MICROSOFT.CONCAT(&quot;| &quot;;[.A23];&quot; | &quot;;[.B23];&quot; | &quot;;[.C23];&quot; | &quot;;[.D23];&quot; | &quot;)" office:value-type="string" office:string-value="| 25FP64CF002 | 45715 | 45716 | El valor de la FP. El valor de las personas | " calcext:value-type="string">
            <text:p>| 25FP64CF002 | 45715 | 45716 | El valor de la FP. El valor de las personas | </text:p>
          </table:table-cell>
        </table:table-row>
        <table:table-row table:style-name="ro1">
          <table:table-cell office:value-type="string" calcext:value-type="string">
            <text:p>25FP33CF002</text:p>
          </table:table-cell>
          <table:table-cell office:value-type="date" office:date-value="2025-03-03" calcext:value-type="date">
            <text:p>03/03/25</text:p>
          </table:table-cell>
          <table:table-cell office:value-type="date" office:date-value="2025-04-14" calcext:value-type="date">
            <text:p>14/04/25</text:p>
          </table:table-cell>
          <table:table-cell office:value-type="string" calcext:value-type="string">
            <text:p>Programación CNC aplicada a sector carpintería y mobiliario con Autodesk Fusion</text:p>
          </table:table-cell>
          <table:table-cell table:formula="of:=COM.MICROSOFT.CONCAT(&quot;| &quot;;[.A24];&quot; | &quot;;[.B24];&quot; | &quot;;[.C24];&quot; | &quot;;[.D24];&quot; | &quot;)" office:value-type="string" office:string-value="| 25FP33CF002 | 45719 | 45761 | Programación CNC aplicada a sector carpintería y mobiliario con Autodesk Fusion | " calcext:value-type="string">
            <text:p>| 25FP33CF002 | 45719 | 45761 | Programación CNC aplicada a sector carpintería y mobiliario con Autodesk Fusion | </text:p>
          </table:table-cell>
        </table:table-row>
        <table:table-row table:style-name="ro1">
          <table:table-cell office:value-type="string" calcext:value-type="string">
            <text:p>25FP43CF215</text:p>
          </table:table-cell>
          <table:table-cell office:value-type="date" office:date-value="2025-03-03" calcext:value-type="date">
            <text:p>03/03/25</text:p>
          </table:table-cell>
          <table:table-cell office:value-type="date" office:date-value="2025-05-04" calcext:value-type="date">
            <text:p>04/05/25</text:p>
          </table:table-cell>
          <table:table-cell office:value-type="string" calcext:value-type="string">
            <text:p>Digitalización aplicada al sistema productivo en la nueva Ley de FP </text:p>
          </table:table-cell>
          <table:table-cell table:formula="of:=COM.MICROSOFT.CONCAT(&quot;| &quot;;[.A25];&quot; | &quot;;[.B25];&quot; | &quot;;[.C25];&quot; | &quot;;[.D25];&quot; | &quot;)" office:value-type="string" office:string-value="| 25FP43CF215 | 45719 | 45781 | Digitalización aplicada al sistema productivo en la nueva Ley de FP  | " calcext:value-type="string">
            <text:p>| 25FP43CF215 | 45719 | 45781 | Digitalización aplicada al sistema productivo en la nueva Ley de FP <text:s/>| </text:p>
          </table:table-cell>
        </table:table-row>
        <table:table-row table:style-name="ro1">
          <table:table-cell office:value-type="string" calcext:value-type="string">
            <text:p>25FP38CF004</text:p>
          </table:table-cell>
          <table:table-cell office:value-type="date" office:date-value="2025-03-04" calcext:value-type="date">
            <text:p>04/03/25</text:p>
          </table:table-cell>
          <table:table-cell office:value-type="date" office:date-value="2025-03-20" calcext:value-type="date">
            <text:p>20/03/25</text:p>
          </table:table-cell>
          <table:table-cell office:value-type="string" calcext:value-type="string">
            <text:p>Herramientas digitales en el aula para trabajar el desarrollo cognitivo de personas en situación de dependencia</text:p>
          </table:table-cell>
          <table:table-cell table:formula="of:=COM.MICROSOFT.CONCAT(&quot;| &quot;;[.A26];&quot; | &quot;;[.B26];&quot; | &quot;;[.C26];&quot; | &quot;;[.D26];&quot; | &quot;)" office:value-type="string" office:string-value="| 25FP38CF004 | 45720 | 45736 | Herramientas digitales en el aula para trabajar el desarrollo cognitivo de personas en situación de dependencia | " calcext:value-type="string">
            <text:p>| 25FP38CF004 | 45720 | 45736 | Herramientas digitales en el aula para trabajar el desarrollo cognitivo de personas en situación de dependencia | </text:p>
          </table:table-cell>
        </table:table-row>
        <table:table-row table:style-name="ro1">
          <table:table-cell office:value-type="string" calcext:value-type="string">
            <text:p>25FP44CF002</text:p>
          </table:table-cell>
          <table:table-cell office:value-type="date" office:date-value="2025-03-04" calcext:value-type="date">
            <text:p>04/03/25</text:p>
          </table:table-cell>
          <table:table-cell office:value-type="date" office:date-value="2025-04-17" calcext:value-type="date">
            <text:p>17/04/25</text:p>
          </table:table-cell>
          <table:table-cell office:value-type="string" calcext:value-type="string">
            <text:p>IPE I: Retos y desafíos derivados del cambio curricular en la especialidad de FOL </text:p>
          </table:table-cell>
          <table:table-cell table:formula="of:=COM.MICROSOFT.CONCAT(&quot;| &quot;;[.A27];&quot; | &quot;;[.B27];&quot; | &quot;;[.C27];&quot; | &quot;;[.D27];&quot; | &quot;)" office:value-type="string" office:string-value="| 25FP44CF002 | 45720 | 45764 | IPE I: Retos y desafíos derivados del cambio curricular en la especialidad de FOL  | " calcext:value-type="string">
            <text:p>| 25FP44CF002 | 45720 | 45764 | IPE I: Retos y desafíos derivados del cambio curricular en la especialidad de FOL <text:s/>| </text:p>
          </table:table-cell>
        </table:table-row>
        <table:table-row table:style-name="ro1">
          <table:table-cell office:value-type="string" calcext:value-type="string">
            <text:p>25FP20CF008</text:p>
          </table:table-cell>
          <table:table-cell office:value-type="date" office:date-value="2025-03-06" calcext:value-type="date">
            <text:p>06/03/25</text:p>
          </table:table-cell>
          <table:table-cell office:value-type="date" office:date-value="2025-04-06" calcext:value-type="date">
            <text:p>06/04/25</text:p>
          </table:table-cell>
          <table:table-cell office:value-type="string" calcext:value-type="string">
            <text:p>La orientación deportiva como educación activa al aire libre </text:p>
          </table:table-cell>
          <table:table-cell table:formula="of:=COM.MICROSOFT.CONCAT(&quot;| &quot;;[.A28];&quot; | &quot;;[.B28];&quot; | &quot;;[.C28];&quot; | &quot;;[.D28];&quot; | &quot;)" office:value-type="string" office:string-value="| 25FP20CF008 | 45722 | 45753 | La orientación deportiva como educación activa al aire libre  | " calcext:value-type="string">
            <text:p>| 25FP20CF008 | 45722 | 45753 | La orientación deportiva como educación activa al aire libre <text:s/>| </text:p>
          </table:table-cell>
        </table:table-row>
        <table:table-row table:style-name="ro1">
          <table:table-cell office:value-type="string" calcext:value-type="string">
            <text:p>25FP30CF022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Actualización en nutricosméticos enfocados a servicios de Imagen Personal</text:p>
          </table:table-cell>
          <table:table-cell table:formula="of:=COM.MICROSOFT.CONCAT(&quot;| &quot;;[.A29];&quot; | &quot;;[.B29];&quot; | &quot;;[.C29];&quot; | &quot;;[.D29];&quot; | &quot;)" office:value-type="string" office:string-value="| 25FP30CF022 | 45726 | 45744 | Actualización en nutricosméticos enfocados a servicios de Imagen Personal | " calcext:value-type="string">
            <text:p>| 25FP30CF022 | 45726 | 45744 | Actualización en nutricosméticos enfocados a servicios de Imagen Personal | </text:p>
          </table:table-cell>
        </table:table-row>
        <table:table-row table:style-name="ro1">
          <table:table-cell office:value-type="string" calcext:value-type="string">
            <text:p>25FP37CF013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Técnicas básicas en microbiología</text:p>
          </table:table-cell>
          <table:table-cell table:formula="of:=COM.MICROSOFT.CONCAT(&quot;| &quot;;[.A30];&quot; | &quot;;[.B30];&quot; | &quot;;[.C30];&quot; | &quot;;[.D30];&quot; | &quot;)" office:value-type="string" office:string-value="| 25FP37CF013 | 45726 | 45729 | Técnicas básicas en microbiología | " calcext:value-type="string">
            <text:p>| 25FP37CF013 | 45726 | 45729 | Técnicas básicas en microbiología | </text:p>
          </table:table-cell>
        </table:table-row>
        <table:table-row table:style-name="ro1">
          <table:table-cell office:value-type="string" calcext:value-type="string">
            <text:p>25FP43CF218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3-18" calcext:value-type="date">
            <text:p>18/03/25</text:p>
          </table:table-cell>
          <table:table-cell office:value-type="string" calcext:value-type="string">
            <text:p>SF4C: nutrición saludable, economía circular y sostenible </text:p>
          </table:table-cell>
          <table:table-cell table:formula="of:=COM.MICROSOFT.CONCAT(&quot;| &quot;;[.A31];&quot; | &quot;;[.B31];&quot; | &quot;;[.C31];&quot; | &quot;;[.D31];&quot; | &quot;)" office:value-type="string" office:string-value="| 25FP43CF218 | 45726 | 45734 | SF4C: nutrición saludable, economía circular y sostenible  | " calcext:value-type="string">
            <text:p>| 25FP43CF218 | 45726 | 45734 | SF4C: nutrición saludable, economía circular y sostenible <text:s/>| </text:p>
          </table:table-cell>
        </table:table-row>
        <table:table-row table:style-name="ro1">
          <table:table-cell office:value-type="string" calcext:value-type="string">
            <text:p>25FP43CF220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4-29" calcext:value-type="date">
            <text:p>29/04/25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table:formula="of:=COM.MICROSOFT.CONCAT(&quot;| &quot;;[.A32];&quot; | &quot;;[.B32];&quot; | &quot;;[.C32];&quot; | &quot;;[.D32];&quot; | &quot;)" office:value-type="string" office:string-value="| 25FP43CF220 | 45726 | 45776 | Evaluación y acreditación de la competencia profesional: Formación para personal asesor y evaluador del PEAC permanente en la Comunidad Valenciana | " calcext:value-type="string">
            <text:p>| 25FP43CF220 | 45726 | 45776 | Evaluación y acreditación de la competencia profesional: Formación para personal asesor y evaluador del PEAC permanente en la Comunidad Valenciana | </text:p>
          </table:table-cell>
        </table:table-row>
        <table:table-row table:style-name="ro1">
          <table:table-cell office:value-type="string" calcext:value-type="string">
            <text:p>25FP43CF219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4-29" calcext:value-type="date">
            <text:p>29/04/25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table:formula="of:=COM.MICROSOFT.CONCAT(&quot;| &quot;;[.A33];&quot; | &quot;;[.B33];&quot; | &quot;;[.C33];&quot; | &quot;;[.D33];&quot; | &quot;)" office:value-type="string" office:string-value="| 25FP43CF219 | 45726 | 45776 | Evaluación y acreditación de la competencia profesional: Formación para personal asesor y evaluador del PEAC permanente en la Comunidad Valenciana | " calcext:value-type="string">
            <text:p>| 25FP43CF219 | 45726 | 45776 | Evaluación y acreditación de la competencia profesional: Formación para personal asesor y evaluador del PEAC permanente en la Comunidad Valenciana | </text:p>
          </table:table-cell>
        </table:table-row>
        <table:table-row table:style-name="ro1">
          <table:table-cell office:value-type="string" calcext:value-type="string">
            <text:p>25FP43CF224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5-05" calcext:value-type="date">
            <text:p>05/05/25</text:p>
          </table:table-cell>
          <table:table-cell office:value-type="string" calcext:value-type="string">
            <text:p>Actualización INCOTERMS 2020</text:p>
          </table:table-cell>
          <table:table-cell table:formula="of:=COM.MICROSOFT.CONCAT(&quot;| &quot;;[.A34];&quot; | &quot;;[.B34];&quot; | &quot;;[.C34];&quot; | &quot;;[.D34];&quot; | &quot;)" office:value-type="string" office:string-value="| 25FP43CF224 | 45726 | 45782 | Actualización INCOTERMS 2020 | " calcext:value-type="string">
            <text:p>| 25FP43CF224 | 45726 | 45782 | Actualización INCOTERMS 2020 | </text:p>
          </table:table-cell>
        </table:table-row>
        <table:table-row table:style-name="ro1">
          <table:table-cell office:value-type="string" calcext:value-type="string">
            <text:p>25FP43CF212</text:p>
          </table:table-cell>
          <table:table-cell office:value-type="date" office:date-value="2025-03-12" calcext:value-type="date">
            <text:p>12/03/25</text:p>
          </table:table-cell>
          <table:table-cell office:value-type="date" office:date-value="2025-05-28" calcext:value-type="date">
            <text:p>28/05/25</text:p>
          </table:table-cell>
          <table:table-cell office:value-type="string" calcext:value-type="string">
            <text:p>Sostenibilidad: Calidad del aire. </text:p>
          </table:table-cell>
          <table:table-cell table:formula="of:=COM.MICROSOFT.CONCAT(&quot;| &quot;;[.A35];&quot; | &quot;;[.B35];&quot; | &quot;;[.C35];&quot; | &quot;;[.D35];&quot; | &quot;)" office:value-type="string" office:string-value="| 25FP43CF212 | 45728 | 45805 | Sostenibilidad: Calidad del aire.  | " calcext:value-type="string">
            <text:p>| 25FP43CF212 | 45728 | 45805 | Sostenibilidad: Calidad del aire. <text:s/>| </text:p>
          </table:table-cell>
        </table:table-row>
        <table:table-row table:style-name="ro1">
          <table:table-cell office:value-type="string" calcext:value-type="string">
            <text:p>25FP25CF006</text:p>
          </table:table-cell>
          <table:table-cell office:value-type="date" office:date-value="2025-03-15" calcext:value-type="date">
            <text:p>15/03/25</text:p>
          </table:table-cell>
          <table:table-cell office:value-type="date" office:date-value="2025-04-12" calcext:value-type="date">
            <text:p>12/04/25</text:p>
          </table:table-cell>
          <table:table-cell office:value-type="string" calcext:value-type="string">
            <text:p>Manejo básico de MQ50 y MagicQ de Chamsys</text:p>
          </table:table-cell>
          <table:table-cell table:formula="of:=COM.MICROSOFT.CONCAT(&quot;| &quot;;[.A36];&quot; | &quot;;[.B36];&quot; | &quot;;[.C36];&quot; | &quot;;[.D36];&quot; | &quot;)" office:value-type="string" office:string-value="| 25FP25CF006 | 45731 | 45759 | Manejo básico de MQ50 y MagicQ de Chamsys | " calcext:value-type="string">
            <text:p>| 25FP25CF006 | 45731 | 45759 | Manejo básico de MQ50 y MagicQ de Chamsys | </text:p>
          </table:table-cell>
        </table:table-row>
        <table:table-row table:style-name="ro1">
          <table:table-cell office:value-type="string" calcext:value-type="string">
            <text:p>25FP27CF007</text:p>
          </table:table-cell>
          <table:table-cell office:value-type="date" office:date-value="2025-03-21" calcext:value-type="date">
            <text:p>21/03/25</text:p>
          </table:table-cell>
          <table:table-cell office:value-type="date" office:date-value="2025-05-09" calcext:value-type="date">
            <text:p>09/05/25</text:p>
          </table:table-cell>
          <table:table-cell office:value-type="string" calcext:value-type="string">
            <text:p>Aprende KNX practicando. Nivel 2</text:p>
          </table:table-cell>
          <table:table-cell table:formula="of:=COM.MICROSOFT.CONCAT(&quot;| &quot;;[.A37];&quot; | &quot;;[.B37];&quot; | &quot;;[.C37];&quot; | &quot;;[.D37];&quot; | &quot;)" office:value-type="string" office:string-value="| 25FP27CF007 | 45737 | 45786 | Aprende KNX practicando. Nivel 2 | " calcext:value-type="string">
            <text:p>| 25FP27CF007 | 45737 | 45786 | Aprende KNX practicando. Nivel 2 | </text:p>
          </table:table-cell>
        </table:table-row>
        <table:table-row table:style-name="ro1">
          <table:table-cell office:value-type="string" calcext:value-type="string">
            <text:p>25FP37CF015</text:p>
          </table:table-cell>
          <table:table-cell office:value-type="date" office:date-value="2025-03-21" calcext:value-type="date">
            <text:p>21/03/25</text:p>
          </table:table-cell>
          <table:table-cell office:value-type="date" office:date-value="2025-04-11" calcext:value-type="date">
            <text:p>11/04/25</text:p>
          </table:table-cell>
          <table:table-cell office:value-type="string" calcext:value-type="string">
            <text:p>Introducción a la evaluación de muestras citológicas</text:p>
          </table:table-cell>
          <table:table-cell table:formula="of:=COM.MICROSOFT.CONCAT(&quot;| &quot;;[.A38];&quot; | &quot;;[.B38];&quot; | &quot;;[.C38];&quot; | &quot;;[.D38];&quot; | &quot;)" office:value-type="string" office:string-value="| 25FP37CF015 | 45737 | 45758 | Introducción a la evaluación de muestras citológicas | " calcext:value-type="string">
            <text:p>| 25FP37CF015 | 45737 | 45758 | Introducción a la evaluación de muestras citológicas | </text:p>
          </table:table-cell>
        </table:table-row>
        <table:table-row table:style-name="ro1">
          <table:table-cell office:value-type="string" calcext:value-type="string">
            <text:p>25FP20CF009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4-12" calcext:value-type="date">
            <text:p>12/04/25</text:p>
          </table:table-cell>
          <table:table-cell office:value-type="string" calcext:value-type="string">
            <text:p>Fitness en Sala de Entrenamiento Polivalente</text:p>
          </table:table-cell>
          <table:table-cell table:formula="of:=COM.MICROSOFT.CONCAT(&quot;| &quot;;[.A39];&quot; | &quot;;[.B39];&quot; | &quot;;[.C39];&quot; | &quot;;[.D39];&quot; | &quot;)" office:value-type="string" office:string-value="| 25FP20CF009 | 45740 | 45759 | Fitness en Sala de Entrenamiento Polivalente | " calcext:value-type="string">
            <text:p>| 25FP20CF009 | 45740 | 45759 | Fitness en Sala de Entrenamiento Polivalente | </text:p>
          </table:table-cell>
        </table:table-row>
        <table:table-row table:style-name="ro1">
          <table:table-cell office:value-type="string" calcext:value-type="string">
            <text:p>25FP27CF008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Introducción a Docker para Electricidad y Electrónica</text:p>
          </table:table-cell>
          <table:table-cell table:formula="of:=COM.MICROSOFT.CONCAT(&quot;| &quot;;[.A40];&quot; | &quot;;[.B40];&quot; | &quot;;[.C40];&quot; | &quot;;[.D40];&quot; | &quot;)" office:value-type="string" office:string-value="| 25FP27CF008 | 45740 | 45788 | Introducción a Docker para Electricidad y Electrónica | " calcext:value-type="string">
            <text:p>| 25FP27CF008 | 45740 | 45788 | Introducción a Docker para Electricidad y Electrónica | </text:p>
          </table:table-cell>
        </table:table-row>
        <table:table-row table:style-name="ro1">
          <table:table-cell office:value-type="string" calcext:value-type="string">
            <text:p>25FP27CF009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Sistemas IoT industriales con pasarelas eWON</text:p>
          </table:table-cell>
          <table:table-cell table:formula="of:=COM.MICROSOFT.CONCAT(&quot;| &quot;;[.A41];&quot; | &quot;;[.B41];&quot; | &quot;;[.C41];&quot; | &quot;;[.D41];&quot; | &quot;)" office:value-type="string" office:string-value="| 25FP27CF009 | 45740 | 45788 | Sistemas IoT industriales con pasarelas eWON | " calcext:value-type="string">
            <text:p>| 25FP27CF009 | 45740 | 45788 | Sistemas IoT industriales con pasarelas eWON | </text:p>
          </table:table-cell>
        </table:table-row>
        <table:table-row table:style-name="ro1">
          <table:table-cell office:value-type="string" calcext:value-type="string">
            <text:p>25FP27CF010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Sistemas de visión artificial. Nivel básico</text:p>
          </table:table-cell>
          <table:table-cell table:formula="of:=COM.MICROSOFT.CONCAT(&quot;| &quot;;[.A42];&quot; | &quot;;[.B42];&quot; | &quot;;[.C42];&quot; | &quot;;[.D42];&quot; | &quot;)" office:value-type="string" office:string-value="| 25FP27CF010 | 45740 | 45788 | Sistemas de visión artificial. Nivel básico | " calcext:value-type="string">
            <text:p>| 25FP27CF010 | 45740 | 45788 | Sistemas de visión artificial. Nivel básico | </text:p>
          </table:table-cell>
        </table:table-row>
        <table:table-row table:style-name="ro1">
          <table:table-cell office:value-type="string" calcext:value-type="string">
            <text:p>25FP32CF005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Cisco CCNA 1: Introducción a las redes</text:p>
          </table:table-cell>
          <table:table-cell table:formula="of:=COM.MICROSOFT.CONCAT(&quot;| &quot;;[.A43];&quot; | &quot;;[.B43];&quot; | &quot;;[.C43];&quot; | &quot;;[.D43];&quot; | &quot;)" office:value-type="string" office:string-value="| 25FP32CF005 | 45740 | 45823 | Cisco CCNA 1: Introducción a las redes | " calcext:value-type="string">
            <text:p>| 25FP32CF005 | 45740 | 45823 | Cisco CCNA 1: Introducción a las redes | </text:p>
          </table:table-cell>
        </table:table-row>
        <table:table-row table:style-name="ro1">
          <table:table-cell office:value-type="string" calcext:value-type="string">
            <text:p>25FP32CF006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Arquitecturas y despliegues en AWS</text:p>
          </table:table-cell>
          <table:table-cell table:formula="of:=COM.MICROSOFT.CONCAT(&quot;| &quot;;[.A44];&quot; | &quot;;[.B44];&quot; | &quot;;[.C44];&quot; | &quot;;[.D44];&quot; | &quot;)" office:value-type="string" office:string-value="| 25FP32CF006 | 45740 | 45788 | Arquitecturas y despliegues en AWS | " calcext:value-type="string">
            <text:p>| 25FP32CF006 | 45740 | 45788 | Arquitecturas y despliegues en AWS | </text:p>
          </table:table-cell>
        </table:table-row>
        <table:table-row table:style-name="ro1">
          <table:table-cell office:value-type="string" calcext:value-type="string">
            <text:p>25FP35CF008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4-02" calcext:value-type="date">
            <text:p>02/04/25</text:p>
          </table:table-cell>
          <table:table-cell office:value-type="string" calcext:value-type="string">
            <text:p>Principios básicos del Pump Down</text:p>
          </table:table-cell>
          <table:table-cell table:formula="of:=COM.MICROSOFT.CONCAT(&quot;| &quot;;[.A45];&quot; | &quot;;[.B45];&quot; | &quot;;[.C45];&quot; | &quot;;[.D45];&quot; | &quot;)" office:value-type="string" office:string-value="| 25FP35CF008 | 45740 | 45749 | Principios básicos del Pump Down | " calcext:value-type="string">
            <text:p>| 25FP35CF008 | 45740 | 45749 | Principios básicos del Pump Down | </text:p>
          </table:table-cell>
        </table:table-row>
        <table:table-row table:style-name="ro1">
          <table:table-cell office:value-type="string" calcext:value-type="string">
            <text:p>25FP43CF208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4-30" calcext:value-type="date">
            <text:p>30/04/25</text:p>
          </table:table-cell>
          <table:table-cell office:value-type="string" calcext:value-type="string">
            <text:p>Kdenlive y OBS para la creación de videotutoriales</text:p>
          </table:table-cell>
          <table:table-cell table:formula="of:=COM.MICROSOFT.CONCAT(&quot;| &quot;;[.A46];&quot; | &quot;;[.B46];&quot; | &quot;;[.C46];&quot; | &quot;;[.D46];&quot; | &quot;)" office:value-type="string" office:string-value="| 25FP43CF208 | 45740 | 45777 | Kdenlive y OBS para la creación de videotutoriales | " calcext:value-type="string">
            <text:p>| 25FP43CF208 | 45740 | 45777 | Kdenlive y OBS para la creación de videotutoriales | </text:p>
          </table:table-cell>
        </table:table-row>
        <table:table-row table:style-name="ro1">
          <table:table-cell office:value-type="string" calcext:value-type="string">
            <text:p>25FP80CF002</text:p>
          </table:table-cell>
          <table:table-cell office:value-type="date" office:date-value="2025-03-25" calcext:value-type="date">
            <text:p>25/03/25</text:p>
          </table:table-cell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Seguridad y Salud Laboral en el Ciclo Integral del Agua</text:p>
          </table:table-cell>
          <table:table-cell table:formula="of:=COM.MICROSOFT.CONCAT(&quot;| &quot;;[.A47];&quot; | &quot;;[.B47];&quot; | &quot;;[.C47];&quot; | &quot;;[.D47];&quot; | &quot;)" office:value-type="string" office:string-value="| 25FP80CF002 | 45741 | 45750 | Seguridad y Salud Laboral en el Ciclo Integral del Agua | " calcext:value-type="string">
            <text:p>| 25FP80CF002 | 45741 | 45750 | Seguridad y Salud Laboral en el Ciclo Integral del Agua | </text:p>
          </table:table-cell>
        </table:table-row>
        <table:table-row table:style-name="ro1">
          <table:table-cell office:value-type="string" calcext:value-type="string">
            <text:p>25FP30CF018</text:p>
          </table:table-cell>
          <table:table-cell office:value-type="date" office:date-value="2025-03-26" calcext:value-type="date">
            <text:p>26/03/25</text:p>
          </table:table-cell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Recursos digitales con IA para maquilladores</text:p>
          </table:table-cell>
          <table:table-cell table:formula="of:=COM.MICROSOFT.CONCAT(&quot;| &quot;;[.A48];&quot; | &quot;;[.B48];&quot; | &quot;;[.C48];&quot; | &quot;;[.D48];&quot; | &quot;)" office:value-type="string" office:string-value="| 25FP30CF018 | 45742 | 45756 | Recursos digitales con IA para maquilladores | " calcext:value-type="string">
            <text:p>| 25FP30CF018 | 45742 | 45756 | Recursos digitales con IA para maquilladores | </text:p>
          </table:table-cell>
        </table:table-row>
        <table:table-row table:style-name="ro1">
          <table:table-cell office:value-type="string" calcext:value-type="string">
            <text:p>25FP37CF016</text:p>
          </table:table-cell>
          <table:table-cell office:value-type="date" office:date-value="2025-03-31" calcext:value-type="date">
            <text:p>31/03/25</text:p>
          </table:table-cell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Aplicaciones de Realidad Virtual y Aumentada. Familia de Sanidad</text:p>
          </table:table-cell>
          <table:table-cell table:formula="of:=COM.MICROSOFT.CONCAT(&quot;| &quot;;[.A49];&quot; | &quot;;[.B49];&quot; | &quot;;[.C49];&quot; | &quot;;[.D49];&quot; | &quot;)" office:value-type="string" office:string-value="| 25FP37CF016 | 45747 | 45756 | Aplicaciones de Realidad Virtual y Aumentada. Familia de Sanidad | " calcext:value-type="string">
            <text:p>| 25FP37CF016 | 45747 | 45756 | Aplicaciones de Realidad Virtual y Aumentada. Familia de Sanidad | </text:p>
          </table:table-cell>
        </table:table-row>
        <table:table-row table:style-name="ro1">
          <table:table-cell office:value-type="string" calcext:value-type="string">
            <text:p>25FP43CF214</text:p>
          </table:table-cell>
          <table:table-cell office:value-type="date" office:date-value="2025-03-31" calcext:value-type="date">
            <text:p>31/03/25</text:p>
          </table:table-cell>
          <table:table-cell office:value-type="date" office:date-value="2025-05-12" calcext:value-type="date">
            <text:p>12/05/25</text:p>
          </table:table-cell>
          <table:table-cell office:value-type="string" calcext:value-type="string">
            <text:p>Metodologías activas para la nueva <text:s/>Ley de FP</text:p>
          </table:table-cell>
          <table:table-cell table:formula="of:=COM.MICROSOFT.CONCAT(&quot;| &quot;;[.A50];&quot; | &quot;;[.B50];&quot; | &quot;;[.C50];&quot; | &quot;;[.D50];&quot; | &quot;)" office:value-type="string" office:string-value="| 25FP43CF214 | 45747 | 45789 | Metodologías activas para la nueva  Ley de FP | " calcext:value-type="string">
            <text:p>| 25FP43CF214 | 45747 | 45789 | Metodologías activas para la nueva <text:s/>Ley de FP | </text:p>
          </table:table-cell>
        </table:table-row>
        <table:table-row table:style-name="ro1">
          <table:table-cell office:value-type="string" calcext:value-type="string">
            <text:p>25FP43CF242</text:p>
          </table:table-cell>
          <table:table-cell office:value-type="date" office:date-value="2025-03-31" calcext:value-type="date">
            <text:p>31/03/25</text:p>
          </table:table-cell>
          <table:table-cell office:value-type="date" office:date-value="2025-05-23" calcext:value-type="date">
            <text:p>23/05/25</text:p>
          </table:table-cell>
          <table:table-cell office:value-type="string" calcext:value-type="string">
            <text:p>La investigación de mercado como clave de éxito empresarial: caso práctico de una casa rural</text:p>
          </table:table-cell>
          <table:table-cell table:formula="of:=COM.MICROSOFT.CONCAT(&quot;| &quot;;[.A51];&quot; | &quot;;[.B51];&quot; | &quot;;[.C51];&quot; | &quot;;[.D51];&quot; | &quot;)" office:value-type="string" office:string-value="| 25FP43CF242 | 45747 | 45800 | La investigación de mercado como clave de éxito empresarial: caso práctico de una casa rural | " calcext:value-type="string">
            <text:p>| 25FP43CF242 | 45747 | 45800 | La investigación de mercado como clave de éxito empresarial: caso práctico de una casa rural | </text:p>
          </table:table-cell>
        </table:table-row>
        <table:table-row table:style-name="ro1">
          <table:table-cell office:value-type="string" calcext:value-type="string">
            <text:p>25FP80CF003</text:p>
          </table:table-cell>
          <table:table-cell office:value-type="date" office:date-value="2025-04-01" calcext:value-type="date">
            <text:p>01/04/25</text:p>
          </table:table-cell>
          <table:table-cell office:value-type="date" office:date-value="2025-04-08" calcext:value-type="date">
            <text:p>08/04/25</text:p>
          </table:table-cell>
          <table:table-cell office:value-type="string" calcext:value-type="string">
            <text:p>Instalaciones fotovoltaicas</text:p>
          </table:table-cell>
          <table:table-cell table:formula="of:=COM.MICROSOFT.CONCAT(&quot;| &quot;;[.A52];&quot; | &quot;;[.B52];&quot; | &quot;;[.C52];&quot; | &quot;;[.D52];&quot; | &quot;)" office:value-type="string" office:string-value="| 25FP80CF003 | 45748 | 45755 | Instalaciones fotovoltaicas | " calcext:value-type="string">
            <text:p>| 25FP80CF003 | 45748 | 45755 | Instalaciones fotovoltaicas | </text:p>
          </table:table-cell>
        </table:table-row>
        <table:table-row table:style-name="ro1">
          <table:table-cell office:value-type="string" calcext:value-type="string">
            <text:p>25FP43CF213</text:p>
          </table:table-cell>
          <table:table-cell office:value-type="date" office:date-value="2025-04-01" calcext:value-type="date">
            <text:p>01/04/25</text:p>
          </table:table-cell>
          <table:table-cell office:value-type="date" office:date-value="2025-05-13" calcext:value-type="date">
            <text:p>13/05/25</text:p>
          </table:table-cell>
          <table:table-cell office:value-type="string" calcext:value-type="string">
            <text:p>Metodologías activas para la Nueva Ley de FP</text:p>
          </table:table-cell>
          <table:table-cell table:formula="of:=COM.MICROSOFT.CONCAT(&quot;| &quot;;[.A53];&quot; | &quot;;[.B53];&quot; | &quot;;[.C53];&quot; | &quot;;[.D53];&quot; | &quot;)" office:value-type="string" office:string-value="| 25FP43CF213 | 45748 | 45790 | Metodologías activas para la Nueva Ley de FP | " calcext:value-type="string">
            <text:p>| 25FP43CF213 | 45748 | 45790 | Metodologías activas para la Nueva Ley de FP | </text:p>
          </table:table-cell>
        </table:table-row>
        <table:table-row table:style-name="ro1">
          <table:table-cell office:value-type="string" calcext:value-type="string">
            <text:p>25FP38CF006</text:p>
          </table:table-cell>
          <table:table-cell office:value-type="date" office:date-value="2025-04-02" calcext:value-type="date">
            <text:p>02/04/25</text:p>
          </table:table-cell>
          <table:table-cell office:value-type="date" office:date-value="2025-04-30" calcext:value-type="date">
            <text:p>30/04/25</text:p>
          </table:table-cell>
          <table:table-cell office:value-type="string" calcext:value-type="string">
            <text:p>Habilidades de comunicación para una interacción saludable y empática</text:p>
          </table:table-cell>
          <table:table-cell table:formula="of:=COM.MICROSOFT.CONCAT(&quot;| &quot;;[.A54];&quot; | &quot;;[.B54];&quot; | &quot;;[.C54];&quot; | &quot;;[.D54];&quot; | &quot;)" office:value-type="string" office:string-value="| 25FP38CF006 | 45749 | 45777 | Habilidades de comunicación para una interacción saludable y empática | " calcext:value-type="string">
            <text:p>| 25FP38CF006 | 45749 | 45777 | Habilidades de comunicación para una interacción saludable y empática | </text:p>
          </table:table-cell>
        </table:table-row>
        <table:table-row table:style-name="ro1">
          <table:table-cell office:value-type="string" calcext:value-type="string">
            <text:p>25FP28CF003</text:p>
          </table:table-cell>
          <table:table-cell office:value-type="date" office:date-value="2025-04-03" calcext:value-type="date">
            <text:p>03/04/25</text:p>
          </table:table-cell>
          <table:table-cell office:value-type="date" office:date-value="2025-05-29" calcext:value-type="date">
            <text:p>29/05/25</text:p>
          </table:table-cell>
          <table:table-cell office:value-type="string" calcext:value-type="string">
            <text:p>Soldadura en atmósfera protegida MAG y TIG</text:p>
          </table:table-cell>
          <table:table-cell table:formula="of:=COM.MICROSOFT.CONCAT(&quot;| &quot;;[.A55];&quot; | &quot;;[.B55];&quot; | &quot;;[.C55];&quot; | &quot;;[.D55];&quot; | &quot;)" office:value-type="string" office:string-value="| 25FP28CF003 | 45750 | 45806 | Soldadura en atmósfera protegida MAG y TIG | " calcext:value-type="string">
            <text:p>| 25FP28CF003 | 45750 | 45806 | Soldadura en atmósfera protegida MAG y TIG | </text:p>
          </table:table-cell>
        </table:table-row>
        <table:table-row table:style-name="ro1">
          <table:table-cell office:value-type="string" calcext:value-type="string">
            <text:p>25FP30CF003</text:p>
          </table:table-cell>
          <table:table-cell office:value-type="date" office:date-value="2025-04-03" calcext:value-type="date">
            <text:p>03/04/25</text:p>
          </table:table-cell>
          <table:table-cell office:value-type="date" office:date-value="2025-04-10" calcext:value-type="date">
            <text:p>10/04/25</text:p>
          </table:table-cell>
          <table:table-cell office:value-type="string" calcext:value-type="string">
            <text:p>Actualización en corrientes fisiológicamente activas </text:p>
          </table:table-cell>
          <table:table-cell table:formula="of:=COM.MICROSOFT.CONCAT(&quot;| &quot;;[.A56];&quot; | &quot;;[.B56];&quot; | &quot;;[.C56];&quot; | &quot;;[.D56];&quot; | &quot;)" office:value-type="string" office:string-value="| 25FP30CF003 | 45750 | 45757 | Actualización en corrientes fisiológicamente activas  | " calcext:value-type="string">
            <text:p>| 25FP30CF003 | 45750 | 45757 | Actualización en corrientes fisiológicamente activas <text:s/>| </text:p>
          </table:table-cell>
        </table:table-row>
        <table:table-row table:style-name="ro1">
          <table:table-cell office:value-type="string" calcext:value-type="string">
            <text:p>25FP20CF004</text:p>
          </table:table-cell>
          <table:table-cell office:value-type="date" office:date-value="2025-04-04" calcext:value-type="date">
            <text:p>04/04/25</text:p>
          </table:table-cell>
          <table:table-cell office:value-type="date" office:date-value="2025-04-05" calcext:value-type="date">
            <text:p>05/04/25</text:p>
          </table:table-cell>
          <table:table-cell office:value-type="string" calcext:value-type="string">
            <text:p>Maniobras básicas en escalada: conocimientos básicos para la autonomía del docente</text:p>
          </table:table-cell>
          <table:table-cell table:formula="of:=COM.MICROSOFT.CONCAT(&quot;| &quot;;[.A57];&quot; | &quot;;[.B57];&quot; | &quot;;[.C57];&quot; | &quot;;[.D57];&quot; | &quot;)" office:value-type="string" office:string-value="| 25FP20CF004 | 45751 | 45752 | Maniobras básicas en escalada: conocimientos básicos para la autonomía del docente | " calcext:value-type="string">
            <text:p>| 25FP20CF004 | 45751 | 45752 | Maniobras básicas en escalada: conocimientos básicos para la autonomía del docente | </text:p>
          </table:table-cell>
        </table:table-row>
        <table:table-row table:style-name="ro1">
          <table:table-cell office:value-type="string" calcext:value-type="string">
            <text:p>25FP38CF011</text:p>
          </table:table-cell>
          <table:table-cell table:number-columns-repeated="2" office:value-type="date" office:date-value="2025-04-04" calcext:value-type="date">
            <text:p>04/04/25</text:p>
          </table:table-cell>
          <table:table-cell office:value-type="string" calcext:value-type="string">
            <text:p>V Intercambio de experiencias docentes de la Familia Profesional de SSC</text:p>
          </table:table-cell>
          <table:table-cell table:formula="of:=COM.MICROSOFT.CONCAT(&quot;| &quot;;[.A58];&quot; | &quot;;[.B58];&quot; | &quot;;[.C58];&quot; | &quot;;[.D58];&quot; | &quot;)" office:value-type="string" office:string-value="| 25FP38CF011 | 45751 | 45751 | V Intercambio de experiencias docentes de la Familia Profesional de SSC | " calcext:value-type="string">
            <text:p>| 25FP38CF011 | 45751 | 45751 | V Intercambio de experiencias docentes de la Familia Profesional de SSC | </text:p>
          </table:table-cell>
        </table:table-row>
        <table:table-row table:style-name="ro1">
          <table:table-cell office:value-type="string" calcext:value-type="string">
            <text:p>25FP38CF012</text:p>
          </table:table-cell>
          <table:table-cell office:value-type="date" office:date-value="2025-04-07" calcext:value-type="date">
            <text:p>07/04/25</text:p>
          </table:table-cell>
          <table:table-cell office:value-type="date" office:date-value="2025-05-12" calcext:value-type="date">
            <text:p>12/05/25</text:p>
          </table:table-cell>
          <table:table-cell office:value-type="string" calcext:value-type="string">
            <text:p>Gestión de equipos de profesionales de Servicios Socioculturales y a la Comunidad</text:p>
          </table:table-cell>
          <table:table-cell table:formula="of:=COM.MICROSOFT.CONCAT(&quot;| &quot;;[.A59];&quot; | &quot;;[.B59];&quot; | &quot;;[.C59];&quot; | &quot;;[.D59];&quot; | &quot;)" office:value-type="string" office:string-value="| 25FP38CF012 | 45754 | 45789 | Gestión de equipos de profesionales de Servicios Socioculturales y a la Comunidad | " calcext:value-type="string">
            <text:p>| 25FP38CF012 | 45754 | 45789 | Gestión de equipos de profesionales de Servicios Socioculturales y a la Comunidad | </text:p>
          </table:table-cell>
        </table:table-row>
        <table:table-row table:style-name="ro1">
          <table:table-cell office:value-type="string" calcext:value-type="string">
            <text:p>25FP37CF018</text:p>
          </table:table-cell>
          <table:table-cell table:number-columns-repeated="2" office:value-type="date" office:date-value="2025-04-09" calcext:value-type="date">
            <text:p>09/04/25</text:p>
          </table:table-cell>
          <table:table-cell office:value-type="string" calcext:value-type="string">
            <text:p>Jornadas de profesorado de emergencias sanitarias. TES 2025: Del currículum a la realidad</text:p>
          </table:table-cell>
          <table:table-cell table:formula="of:=COM.MICROSOFT.CONCAT(&quot;| &quot;;[.A60];&quot; | &quot;;[.B60];&quot; | &quot;;[.C60];&quot; | &quot;;[.D60];&quot; | &quot;)" office:value-type="string" office:string-value="| 25FP37CF018 | 45756 | 45756 | Jornadas de profesorado de emergencias sanitarias. TES 2025: Del currículum a la realidad | " calcext:value-type="string">
            <text:p>| 25FP37CF018 | 45756 | 45756 | Jornadas de profesorado de emergencias sanitarias. TES 2025: Del currículum a la realidad | </text:p>
          </table:table-cell>
        </table:table-row>
        <table:table-row table:style-name="ro1">
          <table:table-cell office:value-type="string" calcext:value-type="string">
            <text:p>25FP43CF237</text:p>
          </table:table-cell>
          <table:table-cell office:value-type="date" office:date-value="2025-05-04" calcext:value-type="date">
            <text:p>04/05/25</text:p>
          </table:table-cell>
          <table:table-cell office:value-type="date" office:date-value="2025-05-08" calcext:value-type="date">
            <text:p>08/05/25</text:p>
          </table:table-cell>
          <table:table-cell office:value-type="string" calcext:value-type="string">
            <text:p>Experiencia inmersiva en el modelo de FP alemán</text:p>
          </table:table-cell>
          <table:table-cell table:formula="of:=COM.MICROSOFT.CONCAT(&quot;| &quot;;[.A61];&quot; | &quot;;[.B61];&quot; | &quot;;[.C61];&quot; | &quot;;[.D61];&quot; | &quot;)" office:value-type="string" office:string-value="| 25FP43CF237 | 45781 | 45785 | Experiencia inmersiva en el modelo de FP alemán | " calcext:value-type="string">
            <text:p>| 25FP43CF237 | 45781 | 45785 | Experiencia inmersiva en el modelo de FP alemán | </text:p>
          </table:table-cell>
        </table:table-row>
        <table:table-row table:style-name="ro1">
          <table:table-cell office:value-type="string" calcext:value-type="string">
            <text:p>25FP27CF012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Robótica Industrial. Iniciación al Robot FANUC y al ROBOGUIDE</text:p>
          </table:table-cell>
          <table:table-cell table:formula="of:=COM.MICROSOFT.CONCAT(&quot;| &quot;;[.A62];&quot; | &quot;;[.B62];&quot; | &quot;;[.C62];&quot; | &quot;;[.D62];&quot; | &quot;)" office:value-type="string" office:string-value="| 25FP27CF012 | 45782 | 45823 | Robótica Industrial. Iniciación al Robot FANUC y al ROBOGUIDE | " calcext:value-type="string">
            <text:p>| 25FP27CF012 | 45782 | 45823 | Robótica Industrial. Iniciación al Robot FANUC y al ROBOGUIDE | </text:p>
          </table:table-cell>
        </table:table-row>
        <table:table-row table:style-name="ro1">
          <table:table-cell office:value-type="string" calcext:value-type="string">
            <text:p>25FP27CF013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29" calcext:value-type="date">
            <text:p>29/06/25</text:p>
          </table:table-cell>
          <table:table-cell office:value-type="string" calcext:value-type="string">
            <text:p>Robótica Colaborativa (UR3e) y su integración en sistemas automáticos</text:p>
          </table:table-cell>
          <table:table-cell table:formula="of:=COM.MICROSOFT.CONCAT(&quot;| &quot;;[.A63];&quot; | &quot;;[.B63];&quot; | &quot;;[.C63];&quot; | &quot;;[.D63];&quot; | &quot;)" office:value-type="string" office:string-value="| 25FP27CF013 | 45782 | 45837 | Robótica Colaborativa (UR3e) y su integración en sistemas automáticos | " calcext:value-type="string">
            <text:p>| 25FP27CF013 | 45782 | 45837 | Robótica Colaborativa (UR3e) y su integración en sistemas automáticos | </text:p>
          </table:table-cell>
        </table:table-row>
        <table:table-row table:style-name="ro1">
          <table:table-cell office:value-type="string" calcext:value-type="string">
            <text:p>25FP27CF014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Programación y supervisión con Machine Expert del autómata TM241 de Schneider</text:p>
          </table:table-cell>
          <table:table-cell table:formula="of:=COM.MICROSOFT.CONCAT(&quot;| &quot;;[.A64];&quot; | &quot;;[.B64];&quot; | &quot;;[.C64];&quot; | &quot;;[.D64];&quot; | &quot;)" office:value-type="string" office:string-value="| 25FP27CF014 | 45782 | 45823 | Programación y supervisión con Machine Expert del autómata TM241 de Schneider | " calcext:value-type="string">
            <text:p>| 25FP27CF014 | 45782 | 45823 | Programación y supervisión con Machine Expert del autómata TM241 de Schneider | </text:p>
          </table:table-cell>
        </table:table-row>
        <table:table-row table:style-name="ro1">
          <table:table-cell office:value-type="string" calcext:value-type="string">
            <text:p>25FP32CF011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Introducción a Git y su aplicación en el aula</text:p>
          </table:table-cell>
          <table:table-cell table:formula="of:=COM.MICROSOFT.CONCAT(&quot;| &quot;;[.A65];&quot; | &quot;;[.B65];&quot; | &quot;;[.C65];&quot; | &quot;;[.D65];&quot; | &quot;)" office:value-type="string" office:string-value="| 25FP32CF011 | 45782 | 45823 | Introducción a Git y su aplicación en el aula | " calcext:value-type="string">
            <text:p>| 25FP32CF011 | 45782 | 45823 | Introducción a Git y su aplicación en el aula | </text:p>
          </table:table-cell>
        </table:table-row>
        <table:table-row table:style-name="ro1">
          <table:table-cell office:value-type="string" calcext:value-type="string">
            <text:p>25FP32CF012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Desarrollo front-end con React y Vue.js</text:p>
          </table:table-cell>
          <table:table-cell table:formula="of:=COM.MICROSOFT.CONCAT(&quot;| &quot;;[.A66];&quot; | &quot;;[.B66];&quot; | &quot;;[.C66];&quot; | &quot;;[.D66];&quot; | &quot;)" office:value-type="string" office:string-value="| 25FP32CF012 | 45782 | 45823 | Desarrollo front-end con React y Vue.js | " calcext:value-type="string">
            <text:p>| 25FP32CF012 | 45782 | 45823 | Desarrollo front-end con React y Vue.js | </text:p>
          </table:table-cell>
        </table:table-row>
        <table:table-row table:style-name="ro1">
          <table:table-cell office:value-type="string" calcext:value-type="string">
            <text:p>25FP35CF010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5-08" calcext:value-type="date">
            <text:p>08/05/25</text:p>
          </table:table-cell>
          <table:table-cell office:value-type="string" calcext:value-type="string">
            <text:p>Bomba de calor. Principios básicos</text:p>
          </table:table-cell>
          <table:table-cell table:formula="of:=COM.MICROSOFT.CONCAT(&quot;| &quot;;[.A67];&quot; | &quot;;[.B67];&quot; | &quot;;[.C67];&quot; | &quot;;[.D67];&quot; | &quot;)" office:value-type="string" office:string-value="| 25FP35CF010 | 45782 | 45785 | Bomba de calor. Principios básicos | " calcext:value-type="string">
            <text:p>| 25FP35CF010 | 45782 | 45785 | Bomba de calor. Principios básicos | </text:p>
          </table:table-cell>
        </table:table-row>
        <table:table-row table:style-name="ro1">
          <table:table-cell office:value-type="string" calcext:value-type="string">
            <text:p>25FP35CF018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05" calcext:value-type="date">
            <text:p>05/06/25</text:p>
          </table:table-cell>
          <table:table-cell office:value-type="string" calcext:value-type="string">
            <text:p>Autodesk Inventor para principiantes: fundamentos y aplicaciones</text:p>
          </table:table-cell>
          <table:table-cell table:formula="of:=COM.MICROSOFT.CONCAT(&quot;| &quot;;[.A68];&quot; | &quot;;[.B68];&quot; | &quot;;[.C68];&quot; | &quot;;[.D68];&quot; | &quot;)" office:value-type="string" office:string-value="| 25FP35CF018 | 45782 | 45813 | Autodesk Inventor para principiantes: fundamentos y aplicaciones | " calcext:value-type="string">
            <text:p>| 25FP35CF018 | 45782 | 45813 | Autodesk Inventor para principiantes: fundamentos y aplicaciones | </text:p>
          </table:table-cell>
        </table:table-row>
        <table:table-row table:style-name="ro1">
          <table:table-cell office:value-type="string" calcext:value-type="string">
            <text:p>25FP37CF014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5-20" calcext:value-type="date">
            <text:p>20/05/25</text:p>
          </table:table-cell>
          <table:table-cell office:value-type="string" calcext:value-type="string">
            <text:p>Fundamentos y técnicas de análisis bioquímicos</text:p>
          </table:table-cell>
          <table:table-cell table:formula="of:=COM.MICROSOFT.CONCAT(&quot;| &quot;;[.A69];&quot; | &quot;;[.B69];&quot; | &quot;;[.C69];&quot; | &quot;;[.D69];&quot; | &quot;)" office:value-type="string" office:string-value="| 25FP37CF014 | 45782 | 45797 | Fundamentos y técnicas de análisis bioquímicos | " calcext:value-type="string">
            <text:p>| 25FP37CF014 | 45782 | 45797 | Fundamentos y técnicas de análisis bioquímicos | </text:p>
          </table:table-cell>
        </table:table-row>
        <table:table-row table:style-name="ro1">
          <table:table-cell office:value-type="string" calcext:value-type="string">
            <text:p>25FP43CF227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5-30" calcext:value-type="date">
            <text:p>30/05/25</text:p>
          </table:table-cell>
          <table:table-cell office:value-type="string" calcext:value-type="string">
            <text:p>Marketing digital y redes sociales para pequeños alojamientos turísticos</text:p>
          </table:table-cell>
          <table:table-cell table:formula="of:=COM.MICROSOFT.CONCAT(&quot;| &quot;;[.A70];&quot; | &quot;;[.B70];&quot; | &quot;;[.C70];&quot; | &quot;;[.D70];&quot; | &quot;)" office:value-type="string" office:string-value="| 25FP43CF227 | 45782 | 45807 | Marketing digital y redes sociales para pequeños alojamientos turísticos | " calcext:value-type="string">
            <text:p>| 25FP43CF227 | 45782 | 45807 | Marketing digital y redes sociales para pequeños alojamientos turísticos | </text:p>
          </table:table-cell>
        </table:table-row>
        <table:table-row table:style-name="ro1">
          <table:table-cell office:value-type="string" calcext:value-type="string">
            <text:p>25FP43CF223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02" calcext:value-type="date">
            <text:p>02/06/25</text:p>
          </table:table-cell>
          <table:table-cell office:value-type="string" calcext:value-type="string">
            <text:p>Taller de IA Generativa. Creación de aplicaciones para el Aula</text:p>
          </table:table-cell>
          <table:table-cell table:formula="of:=COM.MICROSOFT.CONCAT(&quot;| &quot;;[.A71];&quot; | &quot;;[.B71];&quot; | &quot;;[.C71];&quot; | &quot;;[.D71];&quot; | &quot;)" office:value-type="string" office:string-value="| 25FP43CF223 | 45782 | 45810 | Taller de IA Generativa. Creación de aplicaciones para el Aula | " calcext:value-type="string">
            <text:p>| 25FP43CF223 | 45782 | 45810 | Taller de IA Generativa. Creación de aplicaciones para el Aula | </text:p>
          </table:table-cell>
        </table:table-row>
        <table:table-row table:style-name="ro1">
          <table:table-cell office:value-type="string" calcext:value-type="string">
            <text:p>25FP44CF004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1" calcext:value-type="date">
            <text:p>11/06/25</text:p>
          </table:table-cell>
          <table:table-cell office:value-type="string" calcext:value-type="string">
            <text:p>Impartir IPE en FP Básica</text:p>
          </table:table-cell>
          <table:table-cell table:formula="of:=COM.MICROSOFT.CONCAT(&quot;| &quot;;[.A72];&quot; | &quot;;[.B72];&quot; | &quot;;[.C72];&quot; | &quot;;[.D72];&quot; | &quot;)" office:value-type="string" office:string-value="| 25FP44CF004 | 45782 | 45819 | Impartir IPE en FP Básica | " calcext:value-type="string">
            <text:p>| 25FP44CF004 | 45782 | 45819 | Impartir IPE en FP Básica | </text:p>
          </table:table-cell>
        </table:table-row>
        <table:table-row table:style-name="ro1">
          <table:table-cell office:value-type="string" calcext:value-type="string">
            <text:p>25FP28CF006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5-14" calcext:value-type="date">
            <text:p>14/05/25</text:p>
          </table:table-cell>
          <table:table-cell office:value-type="string" calcext:value-type="string">
            <text:p>Mecanizado por control numérico. Simulador Fagor - Heidenhain</text:p>
          </table:table-cell>
          <table:table-cell table:formula="of:=COM.MICROSOFT.CONCAT(&quot;| &quot;;[.A73];&quot; | &quot;;[.B73];&quot; | &quot;;[.C73];&quot; | &quot;;[.D73];&quot; | &quot;)" office:value-type="string" office:string-value="| 25FP28CF006 | 45783 | 45791 | Mecanizado por control numérico. Simulador Fagor - Heidenhain | " calcext:value-type="string">
            <text:p>| 25FP28CF006 | 45783 | 45791 | Mecanizado por control numérico. Simulador Fagor - Heidenhain | </text:p>
          </table:table-cell>
        </table:table-row>
        <table:table-row table:style-name="ro1">
          <table:table-cell office:value-type="string" calcext:value-type="string">
            <text:p>25FP35CF016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6-24" calcext:value-type="date">
            <text:p>24/06/25</text:p>
          </table:table-cell>
          <table:table-cell office:value-type="string" calcext:value-type="string">
            <text:p>Configuración de instalaciones de aerotermia frente a convencionales</text:p>
          </table:table-cell>
          <table:table-cell table:formula="of:=COM.MICROSOFT.CONCAT(&quot;| &quot;;[.A74];&quot; | &quot;;[.B74];&quot; | &quot;;[.C74];&quot; | &quot;;[.D74];&quot; | &quot;)" office:value-type="string" office:string-value="| 25FP35CF016 | 45783 | 45832 | Configuración de instalaciones de aerotermia frente a convencionales | " calcext:value-type="string">
            <text:p>| 25FP35CF016 | 45783 | 45832 | Configuración de instalaciones de aerotermia frente a convencionales | </text:p>
          </table:table-cell>
        </table:table-row>
        <table:table-row table:style-name="ro1">
          <table:table-cell office:value-type="string" calcext:value-type="string">
            <text:p>25FP38CF013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Resolución de Conflictos y Comunicación Efectiva en los equipos docentes</text:p>
          </table:table-cell>
          <table:table-cell table:formula="of:=COM.MICROSOFT.CONCAT(&quot;| &quot;;[.A75];&quot; | &quot;;[.B75];&quot; | &quot;;[.C75];&quot; | &quot;;[.D75];&quot; | &quot;)" office:value-type="string" office:string-value="| 25FP38CF013 | 45783 | 45811 | Resolución de Conflictos y Comunicación Efectiva en los equipos docentes | " calcext:value-type="string">
            <text:p>| 25FP38CF013 | 45783 | 45811 | Resolución de Conflictos y Comunicación Efectiva en los equipos docentes | </text:p>
          </table:table-cell>
        </table:table-row>
        <table:table-row table:style-name="ro2">
          <table:table-cell office:value-type="string" calcext:value-type="string">
            <text:p>25FP38CF014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Sistema de protección y ámbito educativo ¿Cómo lo hacemos?</text:p>
            <text:p/>
          </table:table-cell>
          <table:table-cell table:formula="of:=COM.MICROSOFT.CONCAT(&quot;| &quot;;[.A76];&quot; | &quot;;[.B76];&quot; | &quot;;[.C76];&quot; | &quot;;[.D76];&quot; | &quot;)" office:value-type="string" office:string-value="| 25FP38CF014 | 45783 | 45811 | Sistema de protección y ámbito educativo ¿Cómo lo hacemos?&#10; | " calcext:value-type="string">
            <text:p>| 25FP38CF014 | 45783 | 45811 | Sistema de protección y ámbito educativo ¿Cómo lo hacemos?</text:p>
            <text:p> | </text:p>
          </table:table-cell>
        </table:table-row>
        <table:table-row table:style-name="ro1">
          <table:table-cell office:value-type="string" calcext:value-type="string">
            <text:p>25FP43CF244</text:p>
          </table:table-cell>
          <table:table-cell office:value-type="date" office:date-value="2025-05-07" calcext:value-type="date">
            <text:p>07/05/25</text:p>
          </table:table-cell>
          <table:table-cell office:value-type="date" office:date-value="2025-06-10" calcext:value-type="date">
            <text:p>10/06/25</text:p>
          </table:table-cell>
          <table:table-cell office:value-type="string" calcext:value-type="string">
            <text:p>Ofimática avanzada para la gestión empresarial</text:p>
          </table:table-cell>
          <table:table-cell table:formula="of:=COM.MICROSOFT.CONCAT(&quot;| &quot;;[.A77];&quot; | &quot;;[.B77];&quot; | &quot;;[.C77];&quot; | &quot;;[.D77];&quot; | &quot;)" office:value-type="string" office:string-value="| 25FP43CF244 | 45784 | 45818 | Ofimática avanzada para la gestión empresarial | " calcext:value-type="string">
            <text:p>| 25FP43CF244 | 45784 | 45818 | Ofimática avanzada para la gestión empresarial | </text:p>
          </table:table-cell>
        </table:table-row>
        <table:table-row table:style-name="ro1">
          <table:table-cell office:value-type="string" calcext:value-type="string">
            <text:p>25FP43CF245</text:p>
          </table:table-cell>
          <table:table-cell office:value-type="date" office:date-value="2025-05-07" calcext:value-type="date">
            <text:p>07/05/25</text:p>
          </table:table-cell>
          <table:table-cell office:value-type="date" office:date-value="2025-06-20" calcext:value-type="date">
            <text:p>20/06/25</text:p>
          </table:table-cell>
          <table:table-cell office:value-type="string" calcext:value-type="string">
            <text:p> IPE I: Mentoría vocacional y empleabilidad con metodologías ágiles</text:p>
          </table:table-cell>
          <table:table-cell table:formula="of:=COM.MICROSOFT.CONCAT(&quot;| &quot;;[.A78];&quot; | &quot;;[.B78];&quot; | &quot;;[.C78];&quot; | &quot;;[.D78];&quot; | &quot;)" office:value-type="string" office:string-value="| 25FP43CF245 | 45784 | 45828 |  IPE I: Mentoría vocacional y empleabilidad con metodologías ágiles | " calcext:value-type="string">
            <text:p>| 25FP43CF245 | 45784 | 45828 |  IPE I: Mentoría vocacional y empleabilidad con metodologías ágiles | </text:p>
          </table:table-cell>
        </table:table-row>
        <table:table-row table:style-name="ro1">
          <table:table-cell office:value-type="string" calcext:value-type="string">
            <text:p>25FP30CF027</text:p>
          </table:table-cell>
          <table:table-cell office:value-type="date" office:date-value="2025-05-08" calcext:value-type="date">
            <text:p>08/05/25</text:p>
          </table:table-cell>
          <table:table-cell office:value-type="date" office:date-value="2025-05-29" calcext:value-type="date">
            <text:p>29/05/25</text:p>
          </table:table-cell>
          <table:table-cell office:value-type="string" calcext:value-type="string">
            <text:p>Características del cliente oncológico</text:p>
          </table:table-cell>
          <table:table-cell table:formula="of:=COM.MICROSOFT.CONCAT(&quot;| &quot;;[.A79];&quot; | &quot;;[.B79];&quot; | &quot;;[.C79];&quot; | &quot;;[.D79];&quot; | &quot;)" office:value-type="string" office:string-value="| 25FP30CF027 | 45785 | 45806 | Características del cliente oncológico | " calcext:value-type="string">
            <text:p>| 25FP30CF027 | 45785 | 45806 | Características del cliente oncológico | </text:p>
          </table:table-cell>
        </table:table-row>
        <table:table-row table:style-name="ro1">
          <table:table-cell office:value-type="string" calcext:value-type="string">
            <text:p>25FP32CF017</text:p>
          </table:table-cell>
          <table:table-cell table:number-columns-repeated="2" office:value-type="date" office:date-value="2025-05-08" calcext:value-type="date">
            <text:p>08/05/25</text:p>
          </table:table-cell>
          <table:table-cell office:value-type="string" calcext:value-type="string">
            <text:p>Jornadas del Cloud 2025</text:p>
          </table:table-cell>
          <table:table-cell table:formula="of:=COM.MICROSOFT.CONCAT(&quot;| &quot;;[.A80];&quot; | &quot;;[.B80];&quot; | &quot;;[.C80];&quot; | &quot;;[.D80];&quot; | &quot;)" office:value-type="string" office:string-value="| 25FP32CF017 | 45785 | 45785 | Jornadas del Cloud 2025 | " calcext:value-type="string">
            <text:p>| 25FP32CF017 | 45785 | 45785 | Jornadas del Cloud 2025 | </text:p>
          </table:table-cell>
        </table:table-row>
        <table:table-row table:style-name="ro1">
          <table:table-cell office:value-type="string" calcext:value-type="string">
            <text:p>25FP43CF221</text:p>
          </table:table-cell>
          <table:table-cell office:value-type="date" office:date-value="2025-05-08" calcext:value-type="date">
            <text:p>08/05/25</text:p>
          </table:table-cell>
          <table:table-cell office:value-type="date" office:date-value="2025-06-16" calcext:value-type="date">
            <text:p>16/06/25</text:p>
          </table:table-cell>
          <table:table-cell office:value-type="string" calcext:value-type="string">
            <text:p>Sostenibilidad aplicada al sistema productivo en la nueva Ley de FP</text:p>
          </table:table-cell>
          <table:table-cell table:formula="of:=COM.MICROSOFT.CONCAT(&quot;| &quot;;[.A81];&quot; | &quot;;[.B81];&quot; | &quot;;[.C81];&quot; | &quot;;[.D81];&quot; | &quot;)" office:value-type="string" office:string-value="| 25FP43CF221 | 45785 | 45824 | Sostenibilidad aplicada al sistema productivo en la nueva Ley de FP | " calcext:value-type="string">
            <text:p>| 25FP43CF221 | 45785 | 45824 | Sostenibilidad aplicada al sistema productivo en la nueva Ley de FP | </text:p>
          </table:table-cell>
        </table:table-row>
        <table:table-row table:style-name="ro1">
          <table:table-cell office:value-type="string" calcext:value-type="string">
            <text:p>25FP31CF002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30" calcext:value-type="date">
            <text:p>30/06/25</text:p>
          </table:table-cell>
          <table:table-cell office:value-type="string" calcext:value-type="string">
            <text:p>Elaboración de vinos</text:p>
          </table:table-cell>
          <table:table-cell table:formula="of:=COM.MICROSOFT.CONCAT(&quot;| &quot;;[.A82];&quot; | &quot;;[.B82];&quot; | &quot;;[.C82];&quot; | &quot;;[.D82];&quot; | &quot;)" office:value-type="string" office:string-value="| 25FP31CF002 | 45789 | 45838 | Elaboración de vinos | " calcext:value-type="string">
            <text:p>| 25FP31CF002 | 45789 | 45838 | Elaboración de vinos | </text:p>
          </table:table-cell>
        </table:table-row>
        <table:table-row table:style-name="ro1">
          <table:table-cell office:value-type="string" calcext:value-type="string">
            <text:p>25FP32CF014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Programación en Inteligencia Artificial. Machine Learning y Deep Learning</text:p>
          </table:table-cell>
          <table:table-cell table:formula="of:=COM.MICROSOFT.CONCAT(&quot;| &quot;;[.A83];&quot; | &quot;;[.B83];&quot; | &quot;;[.C83];&quot; | &quot;;[.D83];&quot; | &quot;)" office:value-type="string" office:string-value="| 25FP32CF014 | 45789 | 45830 | Programación en Inteligencia Artificial. Machine Learning y Deep Learning | " calcext:value-type="string">
            <text:p>| 25FP32CF014 | 45789 | 45830 | Programación en Inteligencia Artificial. Machine Learning y Deep Learning | </text:p>
          </table:table-cell>
        </table:table-row>
        <table:table-row table:style-name="ro1">
          <table:table-cell office:value-type="string" calcext:value-type="string">
            <text:p>25FP32CF015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Arquitecturas y despliegues en AWS</text:p>
          </table:table-cell>
          <table:table-cell table:formula="of:=COM.MICROSOFT.CONCAT(&quot;| &quot;;[.A84];&quot; | &quot;;[.B84];&quot; | &quot;;[.C84];&quot; | &quot;;[.D84];&quot; | &quot;)" office:value-type="string" office:string-value="| 25FP32CF015 | 45789 | 45830 | Arquitecturas y despliegues en AWS | " calcext:value-type="string">
            <text:p>| 25FP32CF015 | 45789 | 45830 | Arquitecturas y despliegues en AWS | </text:p>
          </table:table-cell>
        </table:table-row>
        <table:table-row table:style-name="ro1">
          <table:table-cell office:value-type="string" calcext:value-type="string">
            <text:p>25FP32CF016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IaaC en la nube. Terraform y AWS CloudFormation</text:p>
          </table:table-cell>
          <table:table-cell table:formula="of:=COM.MICROSOFT.CONCAT(&quot;| &quot;;[.A85];&quot; | &quot;;[.B85];&quot; | &quot;;[.C85];&quot; | &quot;;[.D85];&quot; | &quot;)" office:value-type="string" office:string-value="| 25FP32CF016 | 45789 | 45830 | IaaC en la nube. Terraform y AWS CloudFormation | " calcext:value-type="string">
            <text:p>| 25FP32CF016 | 45789 | 45830 | IaaC en la nube. Terraform y AWS CloudFormation | </text:p>
          </table:table-cell>
        </table:table-row>
        <table:table-row table:style-name="ro1">
          <table:table-cell office:value-type="string" calcext:value-type="string">
            <text:p>25FP43CF256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5-25" calcext:value-type="date">
            <text:p>25/05/25</text:p>
          </table:table-cell>
          <table:table-cell office:value-type="string" calcext:value-type="string">
            <text:p>Competencias Digitales. Nivel Básico</text:p>
          </table:table-cell>
          <table:table-cell table:formula="of:=COM.MICROSOFT.CONCAT(&quot;| &quot;;[.A86];&quot; | &quot;;[.B86];&quot; | &quot;;[.C86];&quot; | &quot;;[.D86];&quot; | &quot;)" office:value-type="string" office:string-value="| 25FP43CF256 | 45789 | 45802 | Competencias Digitales. Nivel Básico | " calcext:value-type="string">
            <text:p>| 25FP43CF256 | 45789 | 45802 | Competencias Digitales. Nivel Básico | </text:p>
          </table:table-cell>
        </table:table-row>
        <table:table-row table:style-name="ro1">
          <table:table-cell office:value-type="string" calcext:value-type="string">
            <text:p>25FP43CF246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0" calcext:value-type="date">
            <text:p>20/06/25</text:p>
          </table:table-cell>
          <table:table-cell office:value-type="string" calcext:value-type="string">
            <text:p>Gestión financiera en el mundo actual</text:p>
          </table:table-cell>
          <table:table-cell table:formula="of:=COM.MICROSOFT.CONCAT(&quot;| &quot;;[.A87];&quot; | &quot;;[.B87];&quot; | &quot;;[.C87];&quot; | &quot;;[.D87];&quot; | &quot;)" office:value-type="string" office:string-value="| 25FP43CF246 | 45789 | 45828 | Gestión financiera en el mundo actual | " calcext:value-type="string">
            <text:p>| 25FP43CF246 | 45789 | 45828 | Gestión financiera en el mundo actual | </text:p>
          </table:table-cell>
        </table:table-row>
        <table:table-row table:style-name="ro1">
          <table:table-cell office:value-type="string" calcext:value-type="string">
            <text:p>25FP34CF012</text:p>
          </table:table-cell>
          <table:table-cell office:value-type="date" office:date-value="2025-05-14" calcext:value-type="date">
            <text:p>14/05/25</text:p>
          </table:table-cell>
          <table:table-cell office:value-type="date" office:date-value="2025-05-20" calcext:value-type="date">
            <text:p>20/05/25</text:p>
          </table:table-cell>
          <table:table-cell office:value-type="string" calcext:value-type="string">
            <text:p>Reparación y manipulación de fibras de carbono en vehículos</text:p>
          </table:table-cell>
          <table:table-cell table:formula="of:=COM.MICROSOFT.CONCAT(&quot;| &quot;;[.A88];&quot; | &quot;;[.B88];&quot; | &quot;;[.C88];&quot; | &quot;;[.D88];&quot; | &quot;)" office:value-type="string" office:string-value="| 25FP34CF012 | 45791 | 45797 | Reparación y manipulación de fibras de carbono en vehículos | " calcext:value-type="string">
            <text:p>| 25FP34CF012 | 45791 | 45797 | Reparación y manipulación de fibras de carbono en vehículos | </text:p>
          </table:table-cell>
        </table:table-row>
        <table:table-row table:style-name="ro1">
          <table:table-cell office:value-type="string" calcext:value-type="string">
            <text:p>25FP43CF250</text:p>
          </table:table-cell>
          <table:table-cell office:value-type="date" office:date-value="2025-05-15" calcext:value-type="date">
            <text:p>15/05/25</text:p>
          </table:table-cell>
          <table:table-cell office:value-type="date" office:date-value="2025-06-18" calcext:value-type="date">
            <text:p>18/06/25</text:p>
          </table:table-cell>
          <table:table-cell office:value-type="string" calcext:value-type="string">
            <text:p>Redacción de solicitudes de Acreditación Erasmus KA120-VET (sector Formación Profesional)</text:p>
          </table:table-cell>
          <table:table-cell table:formula="of:=COM.MICROSOFT.CONCAT(&quot;| &quot;;[.A89];&quot; | &quot;;[.B89];&quot; | &quot;;[.C89];&quot; | &quot;;[.D89];&quot; | &quot;)" office:value-type="string" office:string-value="| 25FP43CF250 | 45792 | 45826 | Redacción de solicitudes de Acreditación Erasmus KA120-VET (sector Formación Profesional) | " calcext:value-type="string">
            <text:p>| 25FP43CF250 | 45792 | 45826 | Redacción de solicitudes de Acreditación Erasmus KA120-VET (sector Formación Profesional) | </text:p>
          </table:table-cell>
        </table:table-row>
        <table:table-row table:style-name="ro1">
          <table:table-cell office:value-type="string" calcext:value-type="string">
            <text:p>25FP25CF001</text:p>
          </table:table-cell>
          <table:table-cell office:value-type="date" office:date-value="2025-05-17" calcext:value-type="date">
            <text:p>17/05/25</text:p>
          </table:table-cell>
          <table:table-cell office:value-type="date" office:date-value="2025-06-14" calcext:value-type="date">
            <text:p>14/06/25</text:p>
          </table:table-cell>
          <table:table-cell office:value-type="string" calcext:value-type="string">
            <text:p>Animación, motion graphics y postproducción de vídeo con After Effects</text:p>
          </table:table-cell>
          <table:table-cell table:formula="of:=COM.MICROSOFT.CONCAT(&quot;| &quot;;[.A90];&quot; | &quot;;[.B90];&quot; | &quot;;[.C90];&quot; | &quot;;[.D90];&quot; | &quot;)" office:value-type="string" office:string-value="| 25FP25CF001 | 45794 | 45822 | Animación, motion graphics y postproducción de vídeo con After Effects | " calcext:value-type="string">
            <text:p>| 25FP25CF001 | 45794 | 45822 | Animación, motion graphics y postproducción de vídeo con After Effects | </text:p>
          </table:table-cell>
        </table:table-row>
        <table:table-row table:style-name="ro1">
          <table:table-cell office:value-type="string" calcext:value-type="string">
            <text:p>25FP30CF017</text:p>
          </table:table-cell>
          <table:table-cell table:number-columns-repeated="2" office:value-type="date" office:date-value="2025-05-20" calcext:value-type="date">
            <text:p>20/05/25</text:p>
          </table:table-cell>
          <table:table-cell office:value-type="string" calcext:value-type="string">
            <text:p>Gestión de negocios de peluquería</text:p>
          </table:table-cell>
          <table:table-cell table:formula="of:=COM.MICROSOFT.CONCAT(&quot;| &quot;;[.A91];&quot; | &quot;;[.B91];&quot; | &quot;;[.C91];&quot; | &quot;;[.D91];&quot; | &quot;)" office:value-type="string" office:string-value="| 25FP30CF017 | 45797 | 45797 | Gestión de negocios de peluquería | " calcext:value-type="string">
            <text:p>| 25FP30CF017 | 45797 | 45797 | Gestión de negocios de peluquería | </text:p>
          </table:table-cell>
        </table:table-row>
        <table:table-row table:style-name="ro1">
          <table:table-cell office:value-type="string" calcext:value-type="string">
            <text:p>25FP30CF004</text:p>
          </table:table-cell>
          <table:table-cell office:value-type="date" office:date-value="2025-05-26" calcext:value-type="date">
            <text:p>26/05/25</text:p>
          </table:table-cell>
          <table:table-cell office:value-type="date" office:date-value="2025-05-28" calcext:value-type="date">
            <text:p>28/05/25</text:p>
          </table:table-cell>
          <table:table-cell office:value-type="string" calcext:value-type="string">
            <text:p>Técnicas actuales para la realización de maquillaje de fantasía</text:p>
          </table:table-cell>
          <table:table-cell table:formula="of:=COM.MICROSOFT.CONCAT(&quot;| &quot;;[.A92];&quot; | &quot;;[.B92];&quot; | &quot;;[.C92];&quot; | &quot;;[.D92];&quot; | &quot;)" office:value-type="string" office:string-value="| 25FP30CF004 | 45803 | 45805 | Técnicas actuales para la realización de maquillaje de fantasía | " calcext:value-type="string">
            <text:p>| 25FP30CF004 | 45803 | 45805 | Técnicas actuales para la realización de maquillaje de fantasía | </text:p>
          </table:table-cell>
        </table:table-row>
        <table:table-row table:style-name="ro1">
          <table:table-cell office:value-type="string" calcext:value-type="string">
            <text:p>25FP30CF016</text:p>
          </table:table-cell>
          <table:table-cell office:value-type="date" office:date-value="2025-05-26" calcext:value-type="date">
            <text:p>26/05/25</text:p>
          </table:table-cell>
          <table:table-cell office:value-type="date" office:date-value="2025-05-27" calcext:value-type="date">
            <text:p>27/05/25</text:p>
          </table:table-cell>
          <table:table-cell office:value-type="string" calcext:value-type="string">
            <text:p>Cambios de forma temporal mediante herramientas térmicas</text:p>
          </table:table-cell>
          <table:table-cell table:formula="of:=COM.MICROSOFT.CONCAT(&quot;| &quot;;[.A93];&quot; | &quot;;[.B93];&quot; | &quot;;[.C93];&quot; | &quot;;[.D93];&quot; | &quot;)" office:value-type="string" office:string-value="| 25FP30CF016 | 45803 | 45804 | Cambios de forma temporal mediante herramientas térmicas | " calcext:value-type="string">
            <text:p>| 25FP30CF016 | 45803 | 45804 | Cambios de forma temporal mediante herramientas térmicas | </text:p>
          </table:table-cell>
        </table:table-row>
        <table:table-row table:style-name="ro1">
          <table:table-cell office:value-type="string" calcext:value-type="string">
            <text:p>25FP43CF257</text:p>
          </table:table-cell>
          <table:table-cell office:value-type="date" office:date-value="2025-05-26" calcext:value-type="date">
            <text:p>26/05/25</text:p>
          </table:table-cell>
          <table:table-cell office:value-type="date" office:date-value="2025-06-08" calcext:value-type="date">
            <text:p>08/06/25</text:p>
          </table:table-cell>
          <table:table-cell office:value-type="string" calcext:value-type="string">
            <text:p>Competencias Digitales. Nivel Intermedio</text:p>
          </table:table-cell>
          <table:table-cell table:formula="of:=COM.MICROSOFT.CONCAT(&quot;| &quot;;[.A94];&quot; | &quot;;[.B94];&quot; | &quot;;[.C94];&quot; | &quot;;[.D94];&quot; | &quot;)" office:value-type="string" office:string-value="| 25FP43CF257 | 45803 | 45816 | Competencias Digitales. Nivel Intermedio | " calcext:value-type="string">
            <text:p>| 25FP43CF257 | 45803 | 45816 | Competencias Digitales. Nivel Intermedio | </text:p>
          </table:table-cell>
        </table:table-row>
        <table:table-row table:style-name="ro1">
          <table:table-cell office:value-type="string" calcext:value-type="string">
            <text:p>25FP43CF255</text:p>
          </table:table-cell>
          <table:table-cell table:number-columns-repeated="2" office:value-type="date" office:date-value="2025-05-28" calcext:value-type="date">
            <text:p>28/05/25</text:p>
          </table:table-cell>
          <table:table-cell office:value-type="string" calcext:value-type="string">
            <text:p>Jornada CEFIRE de Formación Profesional, Enseñanzas Artísticas y Deportivas</text:p>
          </table:table-cell>
          <table:table-cell table:formula="of:=COM.MICROSOFT.CONCAT(&quot;| &quot;;[.A95];&quot; | &quot;;[.B95];&quot; | &quot;;[.C95];&quot; | &quot;;[.D95];&quot; | &quot;)" office:value-type="string" office:string-value="| 25FP43CF255 | 45805 | 45805 | Jornada CEFIRE de Formación Profesional, Enseñanzas Artísticas y Deportivas | " calcext:value-type="string">
            <text:p>| 25FP43CF255 | 45805 | 45805 | Jornada CEFIRE de Formación Profesional, Enseñanzas Artísticas y Deportivas | </text:p>
          </table:table-cell>
        </table:table-row>
        <table:table-row table:style-name="ro1">
          <table:table-cell office:value-type="string" calcext:value-type="string">
            <text:p>25FP30CF028</text:p>
          </table:table-cell>
          <table:table-cell office:value-type="date" office:date-value="2025-06-02" calcext:value-type="date">
            <text:p>02/06/25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Cambios de forma temporal mediante herramientas térmicas</text:p>
          </table:table-cell>
          <table:table-cell table:formula="of:=COM.MICROSOFT.CONCAT(&quot;| &quot;;[.A96];&quot; | &quot;;[.B96];&quot; | &quot;;[.C96];&quot; | &quot;;[.D96];&quot; | &quot;)" office:value-type="string" office:string-value="| 25FP30CF028 | 45810 | 45811 | Cambios de forma temporal mediante herramientas térmicas | " calcext:value-type="string">
            <text:p>| 25FP30CF028 | 45810 | 45811 | Cambios de forma temporal mediante herramientas térmicas | </text:p>
          </table:table-cell>
        </table:table-row>
        <table:table-row table:style-name="ro1">
          <table:table-cell office:value-type="string" calcext:value-type="string">
            <text:p>25FP32CF013</text:p>
          </table:table-cell>
          <table:table-cell office:value-type="date" office:date-value="2025-06-02" calcext:value-type="date">
            <text:p>02/06/25</text:p>
          </table:table-cell>
          <table:table-cell office:value-type="date" office:date-value="2025-07-12" calcext:value-type="date">
            <text:p>12/07/25</text:p>
          </table:table-cell>
          <table:table-cell office:value-type="string" calcext:value-type="string">
            <text:p>Introducción a Microsoft Azure. Servicios IAAS y PAAS</text:p>
          </table:table-cell>
          <table:table-cell table:formula="of:=COM.MICROSOFT.CONCAT(&quot;| &quot;;[.A97];&quot; | &quot;;[.B97];&quot; | &quot;;[.C97];&quot; | &quot;;[.D97];&quot; | &quot;)" office:value-type="string" office:string-value="| 25FP32CF013 | 45810 | 45850 | Introducción a Microsoft Azure. Servicios IAAS y PAAS | " calcext:value-type="string">
            <text:p>| 25FP32CF013 | 45810 | 45850 | Introducción a Microsoft Azure. Servicios IAAS y PAAS | </text:p>
          </table:table-cell>
        </table:table-row>
        <table:table-row table:style-name="ro1">
          <table:table-cell office:value-type="string" calcext:value-type="string">
            <text:p>25FP30CF013</text:p>
          </table:table-cell>
          <table:table-cell office:value-type="date" office:date-value="2025-06-09" calcext:value-type="date">
            <text:p>09/06/25</text:p>
          </table:table-cell>
          <table:table-cell office:value-type="date" office:date-value="2025-06-10" calcext:value-type="date">
            <text:p>10/06/25</text:p>
          </table:table-cell>
          <table:table-cell office:value-type="string" calcext:value-type="string">
            <text:p>Skill profesional en Peluquería Masculina y Barbería: Actualización de técnicas</text:p>
          </table:table-cell>
          <table:table-cell table:formula="of:=COM.MICROSOFT.CONCAT(&quot;| &quot;;[.A98];&quot; | &quot;;[.B98];&quot; | &quot;;[.C98];&quot; | &quot;;[.D98];&quot; | &quot;)" office:value-type="string" office:string-value="| 25FP30CF013 | 45817 | 45818 | Skill profesional en Peluquería Masculina y Barbería: Actualización de técnicas | " calcext:value-type="string">
            <text:p>| 25FP30CF013 | 45817 | 45818 | Skill profesional en Peluquería Masculina y Barbería: Actualización de técnicas | </text:p>
          </table:table-cell>
        </table:table-row>
        <table:table-row table:style-name="ro1">
          <table:table-cell office:value-type="string" calcext:value-type="string">
            <text:p>25FP34CF011</text:p>
          </table:table-cell>
          <table:table-cell office:value-type="date" office:date-value="2025-06-09" calcext:value-type="date">
            <text:p>09/06/25</text:p>
          </table:table-cell>
          <table:table-cell office:value-type="date" office:date-value="2025-06-12" calcext:value-type="date">
            <text:p>12/06/25</text:p>
          </table:table-cell>
          <table:table-cell office:value-type="string" calcext:value-type="string">
            <text:p>Mantenimiento y diagnosis en vehículos híbridos y eléctricos</text:p>
          </table:table-cell>
          <table:table-cell table:formula="of:=COM.MICROSOFT.CONCAT(&quot;| &quot;;[.A99];&quot; | &quot;;[.B99];&quot; | &quot;;[.C99];&quot; | &quot;;[.D99];&quot; | &quot;)" office:value-type="string" office:string-value="| 25FP34CF011 | 45817 | 45820 | Mantenimiento y diagnosis en vehículos híbridos y eléctricos | " calcext:value-type="string">
            <text:p>| 25FP34CF011 | 45817 | 45820 | Mantenimiento y diagnosis en vehículos híbridos y eléctricos | </text:p>
          </table:table-cell>
        </table:table-row>
        <table:table-row table:style-name="ro1">
          <table:table-cell office:value-type="string" calcext:value-type="string">
            <text:p>25FP43CF258</text:p>
          </table:table-cell>
          <table:table-cell office:value-type="date" office:date-value="2025-06-09" calcext:value-type="date">
            <text:p>09/06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Competencias Digitales. Nivel Avanzado</text:p>
          </table:table-cell>
          <table:table-cell table:formula="of:=COM.MICROSOFT.CONCAT(&quot;| &quot;;[.A100];&quot; | &quot;;[.B100];&quot; | &quot;;[.C100];&quot; | &quot;;[.D100];&quot; | &quot;)" office:value-type="string" office:string-value="| 25FP43CF258 | 45817 | 45830 | Competencias Digitales. Nivel Avanzado | " calcext:value-type="string">
            <text:p>| 25FP43CF258 | 45817 | 45830 | Competencias Digitales. Nivel Avanzado | </text:p>
          </table:table-cell>
        </table:table-row>
        <table:table-row table:style-name="ro1">
          <table:table-cell office:value-type="string" calcext:value-type="string">
            <text:p>25FP43CF226</text:p>
          </table:table-cell>
          <table:table-cell office:value-type="date" office:date-value="2025-06-12" calcext:value-type="date">
            <text:p>12/06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Skills de Cocina Vegana</text:p>
          </table:table-cell>
          <table:table-cell table:formula="of:=COM.MICROSOFT.CONCAT(&quot;| &quot;;[.A101];&quot; | &quot;;[.B101];&quot; | &quot;;[.C101];&quot; | &quot;;[.D101];&quot; | &quot;)" office:value-type="string" office:string-value="| 25FP43CF226 | 45820 | 45842 | Skills de Cocina Vegana | " calcext:value-type="string">
            <text:p>| 25FP43CF226 | 45820 | 45842 | Skills de Cocina Vegana | </text:p>
          </table:table-cell>
        </table:table-row>
        <table:table-row table:style-name="ro1">
          <table:table-cell office:value-type="string" calcext:value-type="string">
            <text:p>25FP43CF263</text:p>
          </table:table-cell>
          <table:table-cell office:value-type="date" office:date-value="2025-06-16" calcext:value-type="date">
            <text:p>16/06/25</text:p>
          </table:table-cell>
          <table:table-cell office:value-type="date" office:date-value="2025-07-16" calcext:value-type="date">
            <text:p>16/07/25</text:p>
          </table:table-cell>
          <table:table-cell office:value-type="string" calcext:value-type="string">
            <text:p>Intercambio de experiencias educativas campeonatos Skills CV</text:p>
          </table:table-cell>
          <table:table-cell table:formula="of:=COM.MICROSOFT.CONCAT(&quot;| &quot;;[.A102];&quot; | &quot;;[.B102];&quot; | &quot;;[.C102];&quot; | &quot;;[.D102];&quot; | &quot;)" office:value-type="string" office:string-value="| 25FP43CF263 | 45824 | 45854 | Intercambio de experiencias educativas campeonatos Skills CV | " calcext:value-type="string">
            <text:p>| 25FP43CF263 | 45824 | 45854 | Intercambio de experiencias educativas campeonatos Skills CV | </text:p>
          </table:table-cell>
        </table:table-row>
        <table:table-row table:style-name="ro1">
          <table:table-cell office:value-type="string" calcext:value-type="string">
            <text:p>25FP30CF001</text:p>
          </table:table-cell>
          <table:table-cell office:value-type="date" office:date-value="2025-06-17" calcext:value-type="date">
            <text:p>17/06/25</text:p>
          </table:table-cell>
          <table:table-cell office:value-type="date" office:date-value="2025-07-01" calcext:value-type="date">
            <text:p>01/07/25</text:p>
          </table:table-cell>
          <table:table-cell office:value-type="string" calcext:value-type="string">
            <text:p>Skill básico en la elaboración de tocados para peluquería</text:p>
          </table:table-cell>
          <table:table-cell table:formula="of:=COM.MICROSOFT.CONCAT(&quot;| &quot;;[.A103];&quot; | &quot;;[.B103];&quot; | &quot;;[.C103];&quot; | &quot;;[.D103];&quot; | &quot;)" office:value-type="string" office:string-value="| 25FP30CF001 | 45825 | 45839 | Skill básico en la elaboración de tocados para peluquería | " calcext:value-type="string">
            <text:p>| 25FP30CF001 | 45825 | 45839 | Skill básico en la elaboración de tocados para peluquería | </text:p>
          </table:table-cell>
        </table:table-row>
        <table:table-row table:style-name="ro1">
          <table:table-cell office:value-type="string" calcext:value-type="string">
            <text:p>25FP39CF002</text:p>
          </table:table-cell>
          <table:table-cell office:value-type="date" office:date-value="2025-06-17" calcext:value-type="date">
            <text:p>17/06/25</text:p>
          </table:table-cell>
          <table:table-cell office:value-type="date" office:date-value="2025-07-02" calcext:value-type="date">
            <text:p>02/07/25</text:p>
          </table:table-cell>
          <table:table-cell office:value-type="string" calcext:value-type="string">
            <text:p>Elaboración del cuaderno de vestuario de escena <text:s/></text:p>
          </table:table-cell>
          <table:table-cell table:formula="of:=COM.MICROSOFT.CONCAT(&quot;| &quot;;[.A104];&quot; | &quot;;[.B104];&quot; | &quot;;[.C104];&quot; | &quot;;[.D104];&quot; | &quot;)" office:value-type="string" office:string-value="| 25FP39CF002 | 45825 | 45840 | Elaboración del cuaderno de vestuario de escena   | " calcext:value-type="string">
            <text:p>| 25FP39CF002 | 45825 | 45840 | Elaboración del cuaderno de vestuario de escena <text:s text:c="2"/>| </text:p>
          </table:table-cell>
        </table:table-row>
        <table:table-row table:style-name="ro1">
          <table:table-cell office:value-type="string" calcext:value-type="string">
            <text:p>25FP30CF006</text:p>
          </table:table-cell>
          <table:table-cell office:value-type="date" office:date-value="2025-06-18" calcext:value-type="date">
            <text:p>18/06/25</text:p>
          </table:table-cell>
          <table:table-cell office:value-type="date" office:date-value="2025-06-19" calcext:value-type="date">
            <text:p>19/06/25</text:p>
          </table:table-cell>
          <table:table-cell office:value-type="string" calcext:value-type="string">
            <text:p>Skill Estética: Técnicas de Pestañas para realzar la mirada</text:p>
          </table:table-cell>
          <table:table-cell table:formula="of:=COM.MICROSOFT.CONCAT(&quot;| &quot;;[.A105];&quot; | &quot;;[.B105];&quot; | &quot;;[.C105];&quot; | &quot;;[.D105];&quot; | &quot;)" office:value-type="string" office:string-value="| 25FP30CF006 | 45826 | 45827 | Skill Estética: Técnicas de Pestañas para realzar la mirada | " calcext:value-type="string">
            <text:p>| 25FP30CF006 | 45826 | 45827 | Skill Estética: Técnicas de Pestañas para realzar la mirada | </text:p>
          </table:table-cell>
        </table:table-row>
        <table:table-row table:style-name="ro1">
          <table:table-cell office:value-type="string" calcext:value-type="string">
            <text:p>25FP30CF007</text:p>
          </table:table-cell>
          <table:table-cell table:number-columns-repeated="2" office:value-type="date" office:date-value="2025-06-18" calcext:value-type="date">
            <text:p>18/06/25</text:p>
          </table:table-cell>
          <table:table-cell office:value-type="string" calcext:value-type="string">
            <text:p>Nuevas técnicas en micropigmentación de ojos</text:p>
          </table:table-cell>
          <table:table-cell table:formula="of:=COM.MICROSOFT.CONCAT(&quot;| &quot;;[.A106];&quot; | &quot;;[.B106];&quot; | &quot;;[.C106];&quot; | &quot;;[.D106];&quot; | &quot;)" office:value-type="string" office:string-value="| 25FP30CF007 | 45826 | 45826 | Nuevas técnicas en micropigmentación de ojos | " calcext:value-type="string">
            <text:p>| 25FP30CF007 | 45826 | 45826 | Nuevas técnicas en micropigmentación de ojos | </text:p>
          </table:table-cell>
        </table:table-row>
        <table:table-row table:style-name="ro1">
          <table:table-cell office:value-type="string" calcext:value-type="string">
            <text:p>25FP80CF005</text:p>
          </table:table-cell>
          <table:table-cell office:value-type="date" office:date-value="2025-06-19" calcext:value-type="date">
            <text:p>19/06/25</text:p>
          </table:table-cell>
          <table:table-cell office:value-type="date" office:date-value="2025-06-27" calcext:value-type="date">
            <text:p>27/06/25</text:p>
          </table:table-cell>
          <table:table-cell office:value-type="string" calcext:value-type="string">
            <text:p>Subestaciones eléctricas y centros de transformación</text:p>
          </table:table-cell>
          <table:table-cell table:formula="of:=COM.MICROSOFT.CONCAT(&quot;| &quot;;[.A107];&quot; | &quot;;[.B107];&quot; | &quot;;[.C107];&quot; | &quot;;[.D107];&quot; | &quot;)" office:value-type="string" office:string-value="| 25FP80CF005 | 45827 | 45835 | Subestaciones eléctricas y centros de transformación | " calcext:value-type="string">
            <text:p>| 25FP80CF005 | 45827 | 45835 | Subestaciones eléctricas y centros de transformación | </text:p>
          </table:table-cell>
        </table:table-row>
        <table:table-row table:style-name="ro1">
          <table:table-cell office:value-type="string" calcext:value-type="string">
            <text:p>25FP89CF001</text:p>
          </table:table-cell>
          <table:table-cell office:value-type="date" office:date-value="2025-06-19" calcext:value-type="date">
            <text:p>19/06/25</text:p>
          </table:table-cell>
          <table:table-cell office:value-type="date" office:date-value="2025-07-30" calcext:value-type="date">
            <text:p>30/07/25</text:p>
          </table:table-cell>
          <table:table-cell office:value-type="string" calcext:value-type="string">
            <text:p>Orientación profesional en el sistema de FP-Módulo 1</text:p>
          </table:table-cell>
          <table:table-cell table:formula="of:=COM.MICROSOFT.CONCAT(&quot;| &quot;;[.A108];&quot; | &quot;;[.B108];&quot; | &quot;;[.C108];&quot; | &quot;;[.D108];&quot; | &quot;)" office:value-type="string" office:string-value="| 25FP89CF001 | 45827 | 45868 | Orientación profesional en el sistema de FP-Módulo 1 | " calcext:value-type="string">
            <text:p>| 25FP89CF001 | 45827 | 45868 | Orientación profesional en el sistema de FP-Módulo 1 | </text:p>
          </table:table-cell>
        </table:table-row>
        <table:table-row table:style-name="ro1">
          <table:table-cell office:value-type="string" calcext:value-type="string">
            <text:p>25FP26CF002</text:p>
          </table:table-cell>
          <table:table-cell office:value-type="date" office:date-value="2025-06-23" calcext:value-type="date">
            <text:p>23/06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Aislamiento de fachadas (SATE). Aplicación a la eficiencia y rehabilitación de edificios</text:p>
          </table:table-cell>
          <table:table-cell table:formula="of:=COM.MICROSOFT.CONCAT(&quot;| &quot;;[.A109];&quot; | &quot;;[.B109];&quot; | &quot;;[.C109];&quot; | &quot;;[.D109];&quot; | &quot;)" office:value-type="string" office:string-value="| 25FP26CF002 | 45831 | 45841 | Aislamiento de fachadas (SATE). Aplicación a la eficiencia y rehabilitación de edificios | " calcext:value-type="string">
            <text:p>| 25FP26CF002 | 45831 | 45841 | Aislamiento de fachadas (SATE). Aplicación a la eficiencia y rehabilitación de edificios | </text:p>
          </table:table-cell>
        </table:table-row>
        <table:table-row table:style-name="ro1">
          <table:table-cell office:value-type="string" calcext:value-type="string">
            <text:p>25FP30CF002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6-27" calcext:value-type="date">
            <text:p>27/06/25</text:p>
          </table:table-cell>
          <table:table-cell office:value-type="string" calcext:value-type="string">
            <text:p>Posticería para medios audiovisuales</text:p>
          </table:table-cell>
          <table:table-cell table:formula="of:=COM.MICROSOFT.CONCAT(&quot;| &quot;;[.A110];&quot; | &quot;;[.B110];&quot; | &quot;;[.C110];&quot; | &quot;;[.D110];&quot; | &quot;)" office:value-type="string" office:string-value="| 25FP30CF002 | 45833 | 45835 | Posticería para medios audiovisuales | " calcext:value-type="string">
            <text:p>| 25FP30CF002 | 45833 | 45835 | Posticería para medios audiovisuales | </text:p>
          </table:table-cell>
        </table:table-row>
        <table:table-row table:style-name="ro1">
          <table:table-cell office:value-type="string" calcext:value-type="string">
            <text:p>25FP30CF019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6-27" calcext:value-type="date">
            <text:p>27/06/25</text:p>
          </table:table-cell>
          <table:table-cell office:value-type="string" calcext:value-type="string">
            <text:p>Recursos digitales con IA para maquilladores</text:p>
          </table:table-cell>
          <table:table-cell table:formula="of:=COM.MICROSOFT.CONCAT(&quot;| &quot;;[.A111];&quot; | &quot;;[.B111];&quot; | &quot;;[.C111];&quot; | &quot;;[.D111];&quot; | &quot;)" office:value-type="string" office:string-value="| 25FP30CF019 | 45833 | 45835 | Recursos digitales con IA para maquilladores | " calcext:value-type="string">
            <text:p>| 25FP30CF019 | 45833 | 45835 | Recursos digitales con IA para maquilladores | </text:p>
          </table:table-cell>
        </table:table-row>
        <table:table-row table:style-name="ro1">
          <table:table-cell office:value-type="string" calcext:value-type="string">
            <text:p>25FP35CF021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7-02" calcext:value-type="date">
            <text:p>02/07/25</text:p>
          </table:table-cell>
          <table:table-cell office:value-type="string" calcext:value-type="string">
            <text:p>Skill refrigeración: regulación y control de instalaciones frigoríficas</text:p>
          </table:table-cell>
          <table:table-cell table:formula="of:=COM.MICROSOFT.CONCAT(&quot;| &quot;;[.A112];&quot; | &quot;;[.B112];&quot; | &quot;;[.C112];&quot; | &quot;;[.D112];&quot; | &quot;)" office:value-type="string" office:string-value="| 25FP35CF021 | 45833 | 45840 | Skill refrigeración: regulación y control de instalaciones frigoríficas | " calcext:value-type="string">
            <text:p>| 25FP35CF021 | 45833 | 45840 | Skill refrigeración: regulación y control de instalaciones frigoríficas | </text:p>
          </table:table-cell>
        </table:table-row>
        <table:table-row table:style-name="ro1">
          <table:table-cell office:value-type="string" calcext:value-type="string">
            <text:p>25FP37CF021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Actualització en Formulació Magistral</text:p>
          </table:table-cell>
          <table:table-cell table:formula="of:=COM.MICROSOFT.CONCAT(&quot;| &quot;;[.A113];&quot; | &quot;;[.B113];&quot; | &quot;;[.C113];&quot; | &quot;;[.D113];&quot; | &quot;)" office:value-type="string" office:string-value="| 25FP37CF021 | 45833 | 45841 | Actualització en Formulació Magistral | " calcext:value-type="string">
            <text:p>| 25FP37CF021 | 45833 | 45841 | Actualització en Formulació Magistral | </text:p>
          </table:table-cell>
        </table:table-row>
        <table:table-row table:style-name="ro1">
          <table:table-cell office:value-type="string" calcext:value-type="string">
            <text:p>25FP40CF003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6-29" calcext:value-type="date">
            <text:p>29/06/25</text:p>
          </table:table-cell>
          <table:table-cell office:value-type="string" calcext:value-type="string">
            <text:p>Convivencias cerámicas 2025</text:p>
          </table:table-cell>
          <table:table-cell table:formula="of:=COM.MICROSOFT.CONCAT(&quot;| &quot;;[.A114];&quot; | &quot;;[.B114];&quot; | &quot;;[.C114];&quot; | &quot;;[.D114];&quot; | &quot;)" office:value-type="string" office:string-value="| 25FP40CF003 | 45833 | 45837 | Convivencias cerámicas 2025 | " calcext:value-type="string">
            <text:p>| 25FP40CF003 | 45833 | 45837 | Convivencias cerámicas 2025 | </text:p>
          </table:table-cell>
        </table:table-row>
        <table:table-row table:style-name="ro1">
          <table:table-cell office:value-type="string" calcext:value-type="string">
            <text:p>25FP43CF262</text:p>
          </table:table-cell>
          <table:table-cell table:number-columns-repeated="2" office:value-type="date" office:date-value="2025-06-25" calcext:value-type="date">
            <text:p>25/06/25</text:p>
          </table:table-cell>
          <table:table-cell office:value-type="string" calcext:value-type="string">
            <text:p>Skills en FP Básica. Jornada "Codavant" nuevo enfoque del Grado Básico para la nueva Ley de FP</text:p>
          </table:table-cell>
          <table:table-cell table:formula="of:=COM.MICROSOFT.CONCAT(&quot;| &quot;;[.A115];&quot; | &quot;;[.B115];&quot; | &quot;;[.C115];&quot; | &quot;;[.D115];&quot; | &quot;)" office:value-type="string" office:string-value="| 25FP43CF262 | 45833 | 45833 | Skills en FP Básica. Jornada &quot;Codavant&quot; nuevo enfoque del Grado Básico para la nueva Ley de FP | " calcext:value-type="string">
            <text:p>| 25FP43CF262 | 45833 | 45833 | Skills en FP Básica. Jornada "Codavant" nuevo enfoque del Grado Básico para la nueva Ley de FP | </text:p>
          </table:table-cell>
        </table:table-row>
        <table:table-row table:style-name="ro1">
          <table:table-cell office:value-type="string" calcext:value-type="string">
            <text:p>25FP43CF251</text:p>
          </table:table-cell>
          <table:table-cell office:value-type="date" office:date-value="2025-06-26" calcext:value-type="date">
            <text:p>26/06/25</text:p>
          </table:table-cell>
          <table:table-cell office:value-type="date" office:date-value="2025-06-29" calcext:value-type="date">
            <text:p>29/06/25</text:p>
          </table:table-cell>
          <table:table-cell office:value-type="string" calcext:value-type="string">
            <text:p>I Feria Internacional de Difusión de Experiencias Erasmus: "Linking the Erasmus Community"</text:p>
          </table:table-cell>
          <table:table-cell table:formula="of:=COM.MICROSOFT.CONCAT(&quot;| &quot;;[.A116];&quot; | &quot;;[.B116];&quot; | &quot;;[.C116];&quot; | &quot;;[.D116];&quot; | &quot;)" office:value-type="string" office:string-value="| 25FP43CF251 | 45834 | 45837 | I Feria Internacional de Difusión de Experiencias Erasmus: &quot;Linking the Erasmus Community&quot; | " calcext:value-type="string">
            <text:p>| 25FP43CF251 | 45834 | 45837 | I Feria Internacional de Difusión de Experiencias Erasmus: "Linking the Erasmus Community" | </text:p>
          </table:table-cell>
        </table:table-row>
        <table:table-row table:style-name="ro1">
          <table:table-cell office:value-type="string" calcext:value-type="string">
            <text:p>25FP43CF265</text:p>
          </table:table-cell>
          <table:table-cell table:number-columns-repeated="2" office:value-type="date" office:date-value="2025-06-26" calcext:value-type="date">
            <text:p>26/06/25</text:p>
          </table:table-cell>
          <table:table-cell office:value-type="string" calcext:value-type="string">
            <text:p>Jornada de Internacionalización en la Formación Profesional</text:p>
          </table:table-cell>
          <table:table-cell table:formula="of:=COM.MICROSOFT.CONCAT(&quot;| &quot;;[.A117];&quot; | &quot;;[.B117];&quot; | &quot;;[.C117];&quot; | &quot;;[.D117];&quot; | &quot;)" office:value-type="string" office:string-value="| 25FP43CF265 | 45834 | 45834 | Jornada de Internacionalización en la Formación Profesional | " calcext:value-type="string">
            <text:p>| 25FP43CF265 | 45834 | 45834 | Jornada de Internacionalización en la Formación Profesional | </text:p>
          </table:table-cell>
        </table:table-row>
        <table:table-row table:style-name="ro1">
          <table:table-cell office:value-type="string" calcext:value-type="string">
            <text:p>25FP43CF222</text:p>
          </table:table-cell>
          <table:table-cell office:value-type="date" office:date-value="2025-06-26" calcext:value-type="date">
            <text:p>26/06/25</text:p>
          </table:table-cell>
          <table:table-cell office:value-type="date" office:date-value="2025-07-08" calcext:value-type="date">
            <text:p>08/07/25</text:p>
          </table:table-cell>
          <table:table-cell office:value-type="string" calcext:value-type="string">
            <text:p>Futuro protegido: IA, Sostenibilidad y Propiedad Intelectual en FP</text:p>
          </table:table-cell>
          <table:table-cell table:formula="of:=COM.MICROSOFT.CONCAT(&quot;| &quot;;[.A118];&quot; | &quot;;[.B118];&quot; | &quot;;[.C118];&quot; | &quot;;[.D118];&quot; | &quot;)" office:value-type="string" office:string-value="| 25FP43CF222 | 45834 | 45846 | Futuro protegido: IA, Sostenibilidad y Propiedad Intelectual en FP | " calcext:value-type="string">
            <text:p>| 25FP43CF222 | 45834 | 45846 | Futuro protegido: IA, Sostenibilidad y Propiedad Intelectual en FP | </text:p>
          </table:table-cell>
        </table:table-row>
        <table:table-row table:style-name="ro1">
          <table:table-cell office:value-type="string" calcext:value-type="string">
            <text:p>25FP23CF002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07" calcext:value-type="date">
            <text:p>07/07/25</text:p>
          </table:table-cell>
          <table:table-cell office:value-type="string" calcext:value-type="string">
            <text:p>El color y su gestión en entornos productivos</text:p>
          </table:table-cell>
          <table:table-cell table:formula="of:=COM.MICROSOFT.CONCAT(&quot;| &quot;;[.A119];&quot; | &quot;;[.B119];&quot; | &quot;;[.C119];&quot; | &quot;;[.D119];&quot; | &quot;)" office:value-type="string" office:string-value="| 25FP23CF002 | 45838 | 45845 | El color y su gestión en entornos productivos | " calcext:value-type="string">
            <text:p>| 25FP23CF002 | 45838 | 45845 | El color y su gestión en entornos productivos | </text:p>
          </table:table-cell>
        </table:table-row>
        <table:table-row table:style-name="ro1">
          <table:table-cell office:value-type="string" calcext:value-type="string">
            <text:p>25FP80CF006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12" calcext:value-type="date">
            <text:p>12/07/25</text:p>
          </table:table-cell>
          <table:table-cell office:value-type="string" calcext:value-type="string">
            <text:p>Gestión de un parque eólico</text:p>
          </table:table-cell>
          <table:table-cell table:formula="of:=COM.MICROSOFT.CONCAT(&quot;| &quot;;[.A120];&quot; | &quot;;[.B120];&quot; | &quot;;[.C120];&quot; | &quot;;[.D120];&quot; | &quot;)" office:value-type="string" office:string-value="| 25FP80CF006 | 45838 | 45850 | Gestión de un parque eólico | " calcext:value-type="string">
            <text:p>| 25FP80CF006 | 45838 | 45850 | Gestión de un parque eólico | </text:p>
          </table:table-cell>
        </table:table-row>
        <table:table-row table:style-name="ro1">
          <table:table-cell office:value-type="string" calcext:value-type="string">
            <text:p>25FP37CF022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Aplicaciones prácticas en técnicas de ayuda odontológica</text:p>
          </table:table-cell>
          <table:table-cell table:formula="of:=COM.MICROSOFT.CONCAT(&quot;| &quot;;[.A121];&quot; | &quot;;[.B121];&quot; | &quot;;[.C121];&quot; | &quot;;[.D121];&quot; | &quot;)" office:value-type="string" office:string-value="| 25FP37CF022 | 45838 | 45842 | Aplicaciones prácticas en técnicas de ayuda odontológica | " calcext:value-type="string">
            <text:p>| 25FP37CF022 | 45838 | 45842 | Aplicaciones prácticas en técnicas de ayuda odontológica | </text:p>
          </table:table-cell>
        </table:table-row>
        <table:table-row table:style-name="ro1">
          <table:table-cell office:value-type="string" calcext:value-type="string">
            <text:p>25FP43CF228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Curso básico sobre legionela</text:p>
          </table:table-cell>
          <table:table-cell table:formula="of:=COM.MICROSOFT.CONCAT(&quot;| &quot;;[.A122];&quot; | &quot;;[.B122];&quot; | &quot;;[.C122];&quot; | &quot;;[.D122];&quot; | &quot;)" office:value-type="string" office:string-value="| 25FP43CF228 | 45838 | 45842 | Curso básico sobre legionela | " calcext:value-type="string">
            <text:p>| 25FP43CF228 | 45838 | 45842 | Curso básico sobre legionela | </text:p>
          </table:table-cell>
        </table:table-row>
        <table:table-row table:style-name="ro1">
          <table:table-cell office:value-type="string" calcext:value-type="string">
            <text:p>25FP19CF007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Skill 28.Técnicas de trabajo con material preservado para profesorado que prepara alumnado para las competiciones skills de floristería</text:p>
          </table:table-cell>
          <table:table-cell table:formula="of:=COM.MICROSOFT.CONCAT(&quot;| &quot;;[.A123];&quot; | &quot;;[.B123];&quot; | &quot;;[.C123];&quot; | &quot;;[.D123];&quot; | &quot;)" office:value-type="string" office:string-value="| 25FP19CF007 | 45839 | 45842 | Skill 28.Técnicas de trabajo con material preservado para profesorado que prepara alumnado para las competiciones skills de floristería | " calcext:value-type="string">
            <text:p>| 25FP19CF007 | 45839 | 45842 | Skill 28.Técnicas de trabajo con material preservado para profesorado que prepara alumnado para las competiciones skills de floristería | </text:p>
          </table:table-cell>
        </table:table-row>
        <table:table-row table:style-name="ro1">
          <table:table-cell office:value-type="string" calcext:value-type="string">
            <text:p>25FP80CF007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Funcionamiento de instalaciones críticas en el ciclo integral del agua</text:p>
          </table:table-cell>
          <table:table-cell table:formula="of:=COM.MICROSOFT.CONCAT(&quot;| &quot;;[.A124];&quot; | &quot;;[.B124];&quot; | &quot;;[.C124];&quot; | &quot;;[.D124];&quot; | &quot;)" office:value-type="string" office:string-value="| 25FP80CF007 | 45839 | 45848 | Funcionamiento de instalaciones críticas en el ciclo integral del agua | " calcext:value-type="string">
            <text:p>| 25FP80CF007 | 45839 | 45848 | Funcionamiento de instalaciones críticas en el ciclo integral del agua | </text:p>
          </table:table-cell>
        </table:table-row>
        <table:table-row table:style-name="ro1">
          <table:table-cell office:value-type="string" calcext:value-type="string">
            <text:p>25FP30CF024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Actualización en Skill de Masaje Facial: Nuevas técnicas </text:p>
          </table:table-cell>
          <table:table-cell table:formula="of:=COM.MICROSOFT.CONCAT(&quot;| &quot;;[.A125];&quot; | &quot;;[.B125];&quot; | &quot;;[.C125];&quot; | &quot;;[.D125];&quot; | &quot;)" office:value-type="string" office:string-value="| 25FP30CF024 | 45839 | 45841 | Actualización en Skill de Masaje Facial: Nuevas técnicas  | " calcext:value-type="string">
            <text:p>| 25FP30CF024 | 45839 | 45841 | Actualización en Skill de Masaje Facial: Nuevas técnicas <text:s/>| </text:p>
          </table:table-cell>
        </table:table-row>
        <table:table-row table:style-name="ro1">
          <table:table-cell office:value-type="string" calcext:value-type="string">
            <text:p>25FP25CF009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Realización en Directo con vMix, ATEM y Conexión de Equipos</text:p>
          </table:table-cell>
          <table:table-cell table:formula="of:=COM.MICROSOFT.CONCAT(&quot;| &quot;;[.A126];&quot; | &quot;;[.B126];&quot; | &quot;;[.C126];&quot; | &quot;;[.D126];&quot; | &quot;)" office:value-type="string" office:string-value="| 25FP25CF009 | 45839 | 45842 | Realización en Directo con vMix, ATEM y Conexión de Equipos | " calcext:value-type="string">
            <text:p>| 25FP25CF009 | 45839 | 45842 | Realización en Directo con vMix, ATEM y Conexión de Equipos | </text:p>
          </table:table-cell>
        </table:table-row>
        <table:table-row table:style-name="ro1">
          <table:table-cell office:value-type="string" calcext:value-type="string">
            <text:p>25FP37CF019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Skill41. Atención sociosanitaria. Cuidados de enfermería</text:p>
          </table:table-cell>
          <table:table-cell table:formula="of:=COM.MICROSOFT.CONCAT(&quot;| &quot;;[.A127];&quot; | &quot;;[.B127];&quot; | &quot;;[.C127];&quot; | &quot;;[.D127];&quot; | &quot;)" office:value-type="string" office:string-value="| 25FP37CF019 | 45839 | 45842 | Skill41. Atención sociosanitaria. Cuidados de enfermería | " calcext:value-type="string">
            <text:p>| 25FP37CF019 | 45839 | 45842 | Skill41. Atención sociosanitaria. Cuidados de enfermería | </text:p>
          </table:table-cell>
        </table:table-row>
        <table:table-row table:style-name="ro1">
          <table:table-cell office:value-type="string" calcext:value-type="string">
            <text:p>25FP23CF003</text:p>
          </table:table-cell>
          <table:table-cell office:value-type="date" office:date-value="2025-07-02" calcext:value-type="date">
            <text:p>02/07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Rotulación y "wrapping" integral de vehículos</text:p>
          </table:table-cell>
          <table:table-cell table:formula="of:=COM.MICROSOFT.CONCAT(&quot;| &quot;;[.A128];&quot; | &quot;;[.B128];&quot; | &quot;;[.C128];&quot; | &quot;;[.D128];&quot; | &quot;)" office:value-type="string" office:string-value="| 25FP23CF003 | 45840 | 45841 | Rotulación y &quot;wrapping&quot; integral de vehículos | " calcext:value-type="string">
            <text:p>| 25FP23CF003 | 45840 | 45841 | Rotulación y "wrapping" integral de vehículos | </text:p>
          </table:table-cell>
        </table:table-row>
        <table:table-row table:style-name="ro1">
          <table:table-cell office:value-type="string" calcext:value-type="string">
            <text:p>25FP43CF247</text:p>
          </table:table-cell>
          <table:table-cell office:value-type="date" office:date-value="2025-07-02" calcext:value-type="date">
            <text:p>02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SF4C: nutrición saludable, economía circular y sostenible </text:p>
          </table:table-cell>
          <table:table-cell table:formula="of:=COM.MICROSOFT.CONCAT(&quot;| &quot;;[.A129];&quot; | &quot;;[.B129];&quot; | &quot;;[.C129];&quot; | &quot;;[.D129];&quot; | &quot;)" office:value-type="string" office:string-value="| 25FP43CF247 | 45840 | 45848 | SF4C: nutrición saludable, economía circular y sostenible  | " calcext:value-type="string">
            <text:p>| 25FP43CF247 | 45840 | 45848 | SF4C: nutrición saludable, economía circular y sostenible <text:s/>| </text:p>
          </table:table-cell>
        </table:table-row>
        <table:table-row table:style-name="ro1">
          <table:table-cell office:value-type="string" calcext:value-type="string">
            <text:p>25FP30CF029</text:p>
          </table:table-cell>
          <table:table-cell office:value-type="date" office:date-value="2025-07-03" calcext:value-type="date">
            <text:p>03/07/25</text:p>
          </table:table-cell>
          <table:table-cell office:value-type="date" office:date-value="2025-07-07" calcext:value-type="date">
            <text:p>07/07/25</text:p>
          </table:table-cell>
          <table:table-cell office:value-type="string" calcext:value-type="string">
            <text:p>Tratamientos estéticos previos y posteriores a una cirugía estética</text:p>
          </table:table-cell>
          <table:table-cell table:formula="of:=COM.MICROSOFT.CONCAT(&quot;| &quot;;[.A130];&quot; | &quot;;[.B130];&quot; | &quot;;[.C130];&quot; | &quot;;[.D130];&quot; | &quot;)" office:value-type="string" office:string-value="| 25FP30CF029 | 45841 | 45845 | Tratamientos estéticos previos y posteriores a una cirugía estética | " calcext:value-type="string">
            <text:p>| 25FP30CF029 | 45841 | 45845 | Tratamientos estéticos previos y posteriores a una cirugía estética | </text:p>
          </table:table-cell>
        </table:table-row>
        <table:table-row table:style-name="ro1">
          <table:table-cell office:value-type="string" calcext:value-type="string">
            <text:p>25FP26CF001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5" calcext:value-type="date">
            <text:p>15/07/25</text:p>
          </table:table-cell>
          <table:table-cell office:value-type="string" calcext:value-type="string">
            <text:p>Iniciación en REVIT - Edificación</text:p>
          </table:table-cell>
          <table:table-cell table:formula="of:=COM.MICROSOFT.CONCAT(&quot;| &quot;;[.A131];&quot; | &quot;;[.B131];&quot; | &quot;;[.C131];&quot; | &quot;;[.D131];&quot; | &quot;)" office:value-type="string" office:string-value="| 25FP26CF001 | 45845 | 45853 | Iniciación en REVIT - Edificación | " calcext:value-type="string">
            <text:p>| 25FP26CF001 | 45845 | 45853 | Iniciación en REVIT - Edificación | </text:p>
          </table:table-cell>
        </table:table-row>
        <table:table-row table:style-name="ro1">
          <table:table-cell office:value-type="string" calcext:value-type="string">
            <text:p>25FP25CF007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Diseño, montaje y ajuste de sistemas de sonorización para espectáculos</text:p>
          </table:table-cell>
          <table:table-cell table:formula="of:=COM.MICROSOFT.CONCAT(&quot;| &quot;;[.A132];&quot; | &quot;;[.B132];&quot; | &quot;;[.C132];&quot; | &quot;;[.D132];&quot; | &quot;)" office:value-type="string" office:string-value="| 25FP25CF007 | 45845 | 45849 | Diseño, montaje y ajuste de sistemas de sonorización para espectáculos | " calcext:value-type="string">
            <text:p>| 25FP25CF007 | 45845 | 45849 | Diseño, montaje y ajuste de sistemas de sonorización para espectáculos | </text:p>
          </table:table-cell>
        </table:table-row>
        <table:table-row table:style-name="ro1">
          <table:table-cell office:value-type="string" calcext:value-type="string">
            <text:p>25FP35CF022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Montaje mecánico</text:p>
          </table:table-cell>
          <table:table-cell table:formula="of:=COM.MICROSOFT.CONCAT(&quot;| &quot;;[.A133];&quot; | &quot;;[.B133];&quot; | &quot;;[.C133];&quot; | &quot;;[.D133];&quot; | &quot;)" office:value-type="string" office:string-value="| 25FP35CF022 | 45845 | 45848 | Montaje mecánico | " calcext:value-type="string">
            <text:p>| 25FP35CF022 | 45845 | 45848 | Montaje mecánico | </text:p>
          </table:table-cell>
        </table:table-row>
        <table:table-row table:style-name="ro1">
          <table:table-cell office:value-type="string" calcext:value-type="string">
            <text:p>25FP36CF005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Técnicas de análisis instrumental</text:p>
          </table:table-cell>
          <table:table-cell table:formula="of:=COM.MICROSOFT.CONCAT(&quot;| &quot;;[.A134];&quot; | &quot;;[.B134];&quot; | &quot;;[.C134];&quot; | &quot;;[.D134];&quot; | &quot;)" office:value-type="string" office:string-value="| 25FP36CF005 | 45845 | 45849 | Técnicas de análisis instrumental | " calcext:value-type="string">
            <text:p>| 25FP36CF005 | 45845 | 45849 | Técnicas de análisis instrumental | </text:p>
          </table:table-cell>
        </table:table-row>
        <table:table-row table:style-name="ro1">
          <table:table-cell office:value-type="string" calcext:value-type="string">
            <text:p>25FP36CF008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Ensayos de materiales</text:p>
          </table:table-cell>
          <table:table-cell table:formula="of:=COM.MICROSOFT.CONCAT(&quot;| &quot;;[.A135];&quot; | &quot;;[.B135];&quot; | &quot;;[.C135];&quot; | &quot;;[.D135];&quot; | &quot;)" office:value-type="string" office:string-value="| 25FP36CF008 | 45845 | 45849 | Ensayos de materiales | " calcext:value-type="string">
            <text:p>| 25FP36CF008 | 45845 | 45849 | Ensayos de materiales | </text:p>
          </table:table-cell>
        </table:table-row>
        <table:table-row table:style-name="ro1">
          <table:table-cell office:value-type="string" calcext:value-type="string">
            <text:p>25FP36CF007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Fabricación de formas farmacéuticas no estériles</text:p>
          </table:table-cell>
          <table:table-cell table:formula="of:=COM.MICROSOFT.CONCAT(&quot;| &quot;;[.A136];&quot; | &quot;;[.B136];&quot; | &quot;;[.C136];&quot; | &quot;;[.D136];&quot; | &quot;)" office:value-type="string" office:string-value="| 25FP36CF007 | 45845 | 45849 | Fabricación de formas farmacéuticas no estériles | " calcext:value-type="string">
            <text:p>| 25FP36CF007 | 45845 | 45849 | Fabricación de formas farmacéuticas no estériles | </text:p>
          </table:table-cell>
        </table:table-row>
        <table:table-row table:style-name="ro1">
          <table:table-cell office:value-type="string" calcext:value-type="string">
            <text:p>25FP36CF006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Experimentación en quimica industrial</text:p>
          </table:table-cell>
          <table:table-cell table:formula="of:=COM.MICROSOFT.CONCAT(&quot;| &quot;;[.A137];&quot; | &quot;;[.B137];&quot; | &quot;;[.C137];&quot; | &quot;;[.D137];&quot; | &quot;)" office:value-type="string" office:string-value="| 25FP36CF006 | 45845 | 45849 | Experimentación en quimica industrial | " calcext:value-type="string">
            <text:p>| 25FP36CF006 | 45845 | 45849 | Experimentación en quimica industrial | </text:p>
          </table:table-cell>
        </table:table-row>
        <table:table-row table:style-name="ro1">
          <table:table-cell office:value-type="string" calcext:value-type="string">
            <text:p>25FP37CF020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Cultivos celulares y aplicaciones</text:p>
          </table:table-cell>
          <table:table-cell table:formula="of:=COM.MICROSOFT.CONCAT(&quot;| &quot;;[.A138];&quot; | &quot;;[.B138];&quot; | &quot;;[.C138];&quot; | &quot;;[.D138];&quot; | &quot;)" office:value-type="string" office:string-value="| 25FP37CF020 | 45845 | 45848 | Cultivos celulares y aplicaciones | " calcext:value-type="string">
            <text:p>| 25FP37CF020 | 45845 | 45848 | Cultivos celulares y aplicaciones | </text:p>
          </table:table-cell>
        </table:table-row>
        <table:table-row table:style-name="ro1">
          <table:table-cell office:value-type="string" calcext:value-type="string">
            <text:p>25FP40CF001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08" calcext:value-type="date">
            <text:p>08/07/25</text:p>
          </table:table-cell>
          <table:table-cell office:value-type="string" calcext:value-type="string">
            <text:p>Vitrofusión, elaboración de vidrieras y termoformado</text:p>
          </table:table-cell>
          <table:table-cell table:formula="of:=COM.MICROSOFT.CONCAT(&quot;| &quot;;[.A139];&quot; | &quot;;[.B139];&quot; | &quot;;[.C139];&quot; | &quot;;[.D139];&quot; | &quot;)" office:value-type="string" office:string-value="| 25FP40CF001 | 45845 | 45846 | Vitrofusión, elaboración de vidrieras y termoformado | " calcext:value-type="string">
            <text:p>| 25FP40CF001 | 45845 | 45846 | Vitrofusión, elaboración de vidrieras y termoformado | </text:p>
          </table:table-cell>
        </table:table-row>
        <table:table-row table:style-name="ro1">
          <table:table-cell office:value-type="string" calcext:value-type="string">
            <text:p>25FP43CF229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Tratamiento de aguas</text:p>
          </table:table-cell>
          <table:table-cell table:formula="of:=COM.MICROSOFT.CONCAT(&quot;| &quot;;[.A140];&quot; | &quot;;[.B140];&quot; | &quot;;[.C140];&quot; | &quot;;[.D140];&quot; | &quot;)" office:value-type="string" office:string-value="| 25FP43CF229 | 45845 | 45849 | Tratamiento de aguas | " calcext:value-type="string">
            <text:p>| 25FP43CF229 | 45845 | 45849 | Tratamiento de aguas | </text:p>
          </table:table-cell>
        </table:table-row>
        <table:table-row table:style-name="ro1">
          <table:table-cell office:value-type="string" calcext:value-type="string">
            <text:p>25FP19CF008</text:p>
          </table:table-cell>
          <table:table-cell office:value-type="date" office:date-value="2025-07-08" calcext:value-type="date">
            <text:p>08/07/25</text:p>
          </table:table-cell>
          <table:table-cell office:value-type="date" office:date-value="2025-07-22" calcext:value-type="date">
            <text:p>22/07/25</text:p>
          </table:table-cell>
          <table:table-cell office:value-type="string" calcext:value-type="string">
            <text:p>IA + <text:s/>IOT como herramientas educativas para la familia agraria</text:p>
          </table:table-cell>
          <table:table-cell table:formula="of:=COM.MICROSOFT.CONCAT(&quot;| &quot;;[.A141];&quot; | &quot;;[.B141];&quot; | &quot;;[.C141];&quot; | &quot;;[.D141];&quot; | &quot;)" office:value-type="string" office:string-value="| 25FP19CF008 | 45846 | 45860 | IA +  IOT como herramientas educativas para la familia agraria | " calcext:value-type="string">
            <text:p>| 25FP19CF008 | 45846 | 45860 | IA + <text:s/>IOT como herramientas educativas para la familia agraria | </text:p>
          </table:table-cell>
        </table:table-row>
        <table:table-row table:style-name="ro1">
          <table:table-cell office:value-type="string" calcext:value-type="string">
            <text:p>25FP43CF266</text:p>
          </table:table-cell>
          <table:table-cell table:number-columns-repeated="2" office:value-type="date" office:date-value="2025-07-08" calcext:value-type="date">
            <text:p>08/07/25</text:p>
          </table:table-cell>
          <table:table-cell office:value-type="string" calcext:value-type="string">
            <text:p>Jornada de Internacionalización en la Formación Profesional</text:p>
          </table:table-cell>
          <table:table-cell table:formula="of:=COM.MICROSOFT.CONCAT(&quot;| &quot;;[.A142];&quot; | &quot;;[.B142];&quot; | &quot;;[.C142];&quot; | &quot;;[.D142];&quot; | &quot;)" office:value-type="string" office:string-value="| 25FP43CF266 | 45846 | 45846 | Jornada de Internacionalización en la Formación Profesional | " calcext:value-type="string">
            <text:p>| 25FP43CF266 | 45846 | 45846 | Jornada de Internacionalización en la Formación Profesional | </text:p>
          </table:table-cell>
        </table:table-row>
        <table:table-row table:style-name="ro2">
          <table:table-cell office:value-type="string" calcext:value-type="string">
            <text:p>25FP43CF264</text:p>
          </table:table-cell>
          <table:table-cell office:value-type="date" office:date-value="2025-07-15" calcext:value-type="date">
            <text:p>15/07/25</text:p>
          </table:table-cell>
          <table:table-cell office:value-type="date" office:date-value="2025-07-23" calcext:value-type="date">
            <text:p>23/07/25</text:p>
          </table:table-cell>
          <table:table-cell office:value-type="string" calcext:value-type="string">
            <text:p>Gestión administrativa de la exportación utilizando un software de simulación empresarial</text:p>
            <text:p/>
          </table:table-cell>
          <table:table-cell table:formula="of:=COM.MICROSOFT.CONCAT(&quot;| &quot;;[.A143];&quot; | &quot;;[.B143];&quot; | &quot;;[.C143];&quot; | &quot;;[.D143];&quot; | &quot;)" office:value-type="string" office:string-value="| 25FP43CF264 | 45853 | 45861 | Gestión administrativa de la exportación utilizando un software de simulación empresarial&#10; | " calcext:value-type="string">
            <text:p>| 25FP43CF264 | 45853 | 45861 | Gestión administrativa de la exportación utilizando un software de simulación empresarial</text:p>
            <text:p> | </text:p>
          </table:table-cell>
        </table:table-row>
        <table:table-row table:style-name="ro1">
          <table:table-cell office:value-type="string" calcext:value-type="string">
            <text:p>25FP32CF020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39. GNS3. Virtualización de sistemas, equipos y redes</text:p>
          </table:table-cell>
          <table:table-cell table:formula="of:=COM.MICROSOFT.CONCAT(&quot;| &quot;;[.A144];&quot; | &quot;;[.B144];&quot; | &quot;;[.C144];&quot; | &quot;;[.D144];&quot; | &quot;)" office:value-type="string" office:string-value="| 25FP32CF020 | 45915 | 45963 | Skill 39. GNS3. Virtualización de sistemas, equipos y redes | " calcext:value-type="string">
            <text:p>| 25FP32CF020 | 45915 | 45963 | Skill 39. GNS3. Virtualización de sistemas, equipos y redes | </text:p>
          </table:table-cell>
        </table:table-row>
        <table:table-row table:style-name="ro1">
          <table:table-cell office:value-type="string" calcext:value-type="string">
            <text:p>25FP32CF022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1-23" calcext:value-type="date">
            <text:p>23/11/25</text:p>
          </table:table-cell>
          <table:table-cell office:value-type="string" calcext:value-type="string">
            <text:p>Skill 39. CCNA 2 v7: Conmutación, enrutamiento y fundamentos inalámbricos</text:p>
          </table:table-cell>
          <table:table-cell table:formula="of:=COM.MICROSOFT.CONCAT(&quot;| &quot;;[.A145];&quot; | &quot;;[.B145];&quot; | &quot;;[.C145];&quot; | &quot;;[.D145];&quot; | &quot;)" office:value-type="string" office:string-value="| 25FP32CF022 | 45915 | 45984 | Skill 39. CCNA 2 v7: Conmutación, enrutamiento y fundamentos inalámbricos | " calcext:value-type="string">
            <text:p>| 25FP32CF022 | 45915 | 45984 | Skill 39. CCNA 2 v7: Conmutación, enrutamiento y fundamentos inalámbricos | </text:p>
          </table:table-cell>
        </table:table-row>
        <table:table-row table:style-name="ro1">
          <table:table-cell office:value-type="string" calcext:value-type="string">
            <text:p>25FP32CF023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0-26" calcext:value-type="date">
            <text:p>26/10/25</text:p>
          </table:table-cell>
          <table:table-cell office:value-type="string" calcext:value-type="string">
            <text:p>Skill 39. Introducción a MikroTik: configuración y administración de redes</text:p>
          </table:table-cell>
          <table:table-cell table:formula="of:=COM.MICROSOFT.CONCAT(&quot;| &quot;;[.A146];&quot; | &quot;;[.B146];&quot; | &quot;;[.C146];&quot; | &quot;;[.D146];&quot; | &quot;)" office:value-type="string" office:string-value="| 25FP32CF023 | 45915 | 45956 | Skill 39. Introducción a MikroTik: configuración y administración de redes | " calcext:value-type="string">
            <text:p>| 25FP32CF023 | 45915 | 45956 | Skill 39. Introducción a MikroTik: configuración y administración de redes | </text:p>
          </table:table-cell>
        </table:table-row>
        <table:table-row table:style-name="ro1">
          <table:table-cell office:value-type="string" calcext:value-type="string">
            <text:p>25FP35CF020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09-23" calcext:value-type="date">
            <text:p>23/09/25</text:p>
          </table:table-cell>
          <table:table-cell office:value-type="string" calcext:value-type="string">
            <text:p>Skills 07. Mecanizado convencional</text:p>
          </table:table-cell>
          <table:table-cell table:formula="of:=COM.MICROSOFT.CONCAT(&quot;| &quot;;[.A147];&quot; | &quot;;[.B147];&quot; | &quot;;[.C147];&quot; | &quot;;[.D147];&quot; | &quot;)" office:value-type="string" office:string-value="| 25FP35CF020 | 45915 | 45923 | Skills 07. Mecanizado convencional | " calcext:value-type="string">
            <text:p>| 25FP35CF020 | 45915 | 45923 | Skills 07. Mecanizado convencional | </text:p>
          </table:table-cell>
        </table:table-row>
        <table:table-row table:style-name="ro1">
          <table:table-cell office:value-type="string" calcext:value-type="string">
            <text:p>25FP38CF015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Nociones básicas de primeros auxilios en el aula</text:p>
          </table:table-cell>
          <table:table-cell table:formula="of:=COM.MICROSOFT.CONCAT(&quot;| &quot;;[.A148];&quot; | &quot;;[.B148];&quot; | &quot;;[.C148];&quot; | &quot;;[.D148];&quot; | &quot;)" office:value-type="string" office:string-value="| 25FP38CF015 | 45915 | 45935 | Nociones básicas de primeros auxilios en el aula | " calcext:value-type="string">
            <text:p>| 25FP38CF015 | 45915 | 45935 | Nociones básicas de primeros auxilios en el aula | </text:p>
          </table:table-cell>
        </table:table-row>
        <table:table-row table:style-name="ro2">
          <table:table-cell office:value-type="string" calcext:value-type="string">
            <text:p>25FP20CF013</text:p>
          </table:table-cell>
          <table:table-cell office:value-type="date" office:date-value="2025-09-19" calcext:value-type="date">
            <text:p>19/09/25</text:p>
          </table:table-cell>
          <table:table-cell office:value-type="date" office:date-value="2025-10-12" calcext:value-type="date">
            <text:p>12/10/25</text:p>
          </table:table-cell>
          <table:table-cell office:value-type="string" calcext:value-type="string">
            <text:p>Nuevas Tendencias Entrenamiento de fuerza</text:p>
            <text:p/>
          </table:table-cell>
          <table:table-cell table:formula="of:=COM.MICROSOFT.CONCAT(&quot;| &quot;;[.A149];&quot; | &quot;;[.B149];&quot; | &quot;;[.C149];&quot; | &quot;;[.D149];&quot; | &quot;)" office:value-type="string" office:string-value="| 25FP20CF013 | 45919 | 45942 | Nuevas Tendencias Entrenamiento de fuerza&#10; | " calcext:value-type="string">
            <text:p>| 25FP20CF013 | 45919 | 45942 | Nuevas Tendencias Entrenamiento de fuerza</text:p>
            <text:p> | </text:p>
          </table:table-cell>
        </table:table-row>
        <table:table-row table:style-name="ro1">
          <table:table-cell office:value-type="string" calcext:value-type="string">
            <text:p>25FP20CF011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l pádel, deporte de implemento con más auge en salida profesional</text:p>
          </table:table-cell>
          <table:table-cell table:formula="of:=COM.MICROSOFT.CONCAT(&quot;| &quot;;[.A150];&quot; | &quot;;[.B150];&quot; | &quot;;[.C150];&quot; | &quot;;[.D150];&quot; | &quot;)" office:value-type="string" office:string-value="| 25FP20CF011 | 45922 | 45966 | El pádel, deporte de implemento con más auge en salida profesional | " calcext:value-type="string">
            <text:p>| 25FP20CF011 | 45922 | 45966 | El pádel, deporte de implemento con más auge en salida profesional | </text:p>
          </table:table-cell>
        </table:table-row>
        <table:table-row table:style-name="ro1">
          <table:table-cell office:value-type="string" calcext:value-type="string">
            <text:p>25FP32CF019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54. Hacking ético y ciberseguridad para entornos profesionales</text:p>
          </table:table-cell>
          <table:table-cell table:formula="of:=COM.MICROSOFT.CONCAT(&quot;| &quot;;[.A151];&quot; | &quot;;[.B151];&quot; | &quot;;[.C151];&quot; | &quot;;[.D151];&quot; | &quot;)" office:value-type="string" office:string-value="| 25FP32CF019 | 45922 | 45963 | Skill 54. Hacking ético y ciberseguridad para entornos profesionales | " calcext:value-type="string">
            <text:p>| 25FP32CF019 | 45922 | 45963 | Skill 54. Hacking ético y ciberseguridad para entornos profesionales | </text:p>
          </table:table-cell>
        </table:table-row>
        <table:table-row table:style-name="ro1">
          <table:table-cell office:value-type="string" calcext:value-type="string">
            <text:p>25FP32CF021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53. AWS Academy: Primeros pasos y creación de entornos en la nube</text:p>
          </table:table-cell>
          <table:table-cell table:formula="of:=COM.MICROSOFT.CONCAT(&quot;| &quot;;[.A152];&quot; | &quot;;[.B152];&quot; | &quot;;[.C152];&quot; | &quot;;[.D152];&quot; | &quot;)" office:value-type="string" office:string-value="| 25FP32CF021 | 45922 | 45963 | Skill 53. AWS Academy: Primeros pasos y creación de entornos en la nube | " calcext:value-type="string">
            <text:p>| 25FP32CF021 | 45922 | 45963 | Skill 53. AWS Academy: Primeros pasos y creación de entornos en la nube | </text:p>
          </table:table-cell>
        </table:table-row>
        <table:table-row table:style-name="ro1">
          <table:table-cell office:value-type="string" calcext:value-type="string">
            <text:p>25FP43CF270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20" calcext:value-type="date">
            <text:p>20/11/25</text:p>
          </table:table-cell>
          <table:table-cell office:value-type="string" calcext:value-type="string">
            <text:p>SKILL 52. Laboratori químic. Exercici interlaboratori com a proposta intermodular</text:p>
          </table:table-cell>
          <table:table-cell table:formula="of:=COM.MICROSOFT.CONCAT(&quot;| &quot;;[.A153];&quot; | &quot;;[.B153];&quot; | &quot;;[.C153];&quot; | &quot;;[.D153];&quot; | &quot;)" office:value-type="string" office:string-value="| 25FP43CF270 | 45922 | 45981 | SKILL 52. Laboratori químic. Exercici interlaboratori com a proposta intermodular | " calcext:value-type="string">
            <text:p>| 25FP43CF270 | 45922 | 45981 | SKILL 52. Laboratori químic. Exercici interlaboratori com a proposta intermodular | </text:p>
          </table:table-cell>
        </table:table-row>
        <table:table-row table:style-name="ro1">
          <table:table-cell office:value-type="string" calcext:value-type="string">
            <text:p>25FP43CF271</text:p>
          </table:table-cell>
          <table:table-cell office:value-type="date" office:date-value="2025-09-23" calcext:value-type="date">
            <text:p>23/09/25</text:p>
          </table:table-cell>
          <table:table-cell office:value-type="date" office:date-value="2025-10-01" calcext:value-type="date">
            <text:p>01/10/25</text:p>
          </table:table-cell>
          <table:table-cell office:value-type="string" calcext:value-type="string">
            <text:p>Control de qualitat a la indústria alimentària</text:p>
          </table:table-cell>
          <table:table-cell table:formula="of:=COM.MICROSOFT.CONCAT(&quot;| &quot;;[.A154];&quot; | &quot;;[.B154];&quot; | &quot;;[.C154];&quot; | &quot;;[.D154];&quot; | &quot;)" office:value-type="string" office:string-value="| 25FP43CF271 | 45923 | 45931 | Control de qualitat a la indústria alimentària | " calcext:value-type="string">
            <text:p>| 25FP43CF271 | 45923 | 45931 | Control de qualitat a la indústria alimentària | </text:p>
          </table:table-cell>
        </table:table-row>
        <table:table-row table:style-name="ro1">
          <table:table-cell office:value-type="string" calcext:value-type="string">
            <text:p>25FP27CF015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istemas de visión artificial. Nivel avanzado</text:p>
          </table:table-cell>
          <table:table-cell table:formula="of:=COM.MICROSOFT.CONCAT(&quot;| &quot;;[.A155];&quot; | &quot;;[.B155];&quot; | &quot;;[.C155];&quot; | &quot;;[.D155];&quot; | &quot;)" office:value-type="string" office:string-value="| 25FP27CF015 | 45929 | 45966 | Sistemas de visión artificial. Nivel avanzado | " calcext:value-type="string">
            <text:p>| 25FP27CF015 | 45929 | 45966 | Sistemas de visión artificial. Nivel avanzado | </text:p>
          </table:table-cell>
        </table:table-row>
        <table:table-row table:style-name="ro1">
          <table:table-cell office:value-type="string" calcext:value-type="string">
            <text:p>25FP27CF016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istemas de visión artificial. Nivel básico</text:p>
          </table:table-cell>
          <table:table-cell table:formula="of:=COM.MICROSOFT.CONCAT(&quot;| &quot;;[.A156];&quot; | &quot;;[.B156];&quot; | &quot;;[.C156];&quot; | &quot;;[.D156];&quot; | &quot;)" office:value-type="string" office:string-value="| 25FP27CF016 | 45929 | 45966 | Sistemas de visión artificial. Nivel básico | " calcext:value-type="string">
            <text:p>| 25FP27CF016 | 45929 | 45966 | Sistemas de visión artificial. Nivel básico | </text:p>
          </table:table-cell>
        </table:table-row>
        <table:table-row table:style-name="ro1">
          <table:table-cell office:value-type="string" calcext:value-type="string">
            <text:p>25FP27CF018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Programación y supervisión con Machine Expert y el autómata TM241 de Schneider</text:p>
          </table:table-cell>
          <table:table-cell table:formula="of:=COM.MICROSOFT.CONCAT(&quot;| &quot;;[.A157];&quot; | &quot;;[.B157];&quot; | &quot;;[.C157];&quot; | &quot;;[.D157];&quot; | &quot;)" office:value-type="string" office:string-value="| 25FP27CF018 | 45929 | 45959 | Programación y supervisión con Machine Expert y el autómata TM241 de Schneider | " calcext:value-type="string">
            <text:p>| 25FP27CF018 | 45929 | 45959 | Programación y supervisión con Machine Expert y el autómata TM241 de Schneider | </text:p>
          </table:table-cell>
        </table:table-row>
        <table:table-row table:style-name="ro1">
          <table:table-cell office:value-type="string" calcext:value-type="string">
            <text:p>25FP31CF004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Tratamientos térmicos en alimentos</text:p>
          </table:table-cell>
          <table:table-cell table:formula="of:=COM.MICROSOFT.CONCAT(&quot;| &quot;;[.A158];&quot; | &quot;;[.B158];&quot; | &quot;;[.C158];&quot; | &quot;;[.D158];&quot; | &quot;)" office:value-type="string" office:string-value="| 25FP31CF004 | 45929 | 45933 | Tratamientos térmicos en alimentos | " calcext:value-type="string">
            <text:p>| 25FP31CF004 | 45929 | 45933 | Tratamientos térmicos en alimentos | </text:p>
          </table:table-cell>
        </table:table-row>
        <table:table-row table:style-name="ro1">
          <table:table-cell office:value-type="string" calcext:value-type="string">
            <text:p>25FP35CF023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Skill 05. AutoCAD aplicado</text:p>
          </table:table-cell>
          <table:table-cell table:formula="of:=COM.MICROSOFT.CONCAT(&quot;| &quot;;[.A159];&quot; | &quot;;[.B159];&quot; | &quot;;[.C159];&quot; | &quot;;[.D159];&quot; | &quot;)" office:value-type="string" office:string-value="| 25FP35CF023 | 45929 | 45961 | Skill 05. AutoCAD aplicado | " calcext:value-type="string">
            <text:p>| 25FP35CF023 | 45929 | 45961 | Skill 05. AutoCAD aplicado | </text:p>
          </table:table-cell>
        </table:table-row>
        <table:table-row table:style-name="ro1">
          <table:table-cell office:value-type="string" calcext:value-type="string">
            <text:p>25FP43CF253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Programando con la nueva ley <text:s/>de FP</text:p>
          </table:table-cell>
          <table:table-cell table:formula="of:=COM.MICROSOFT.CONCAT(&quot;| &quot;;[.A160];&quot; | &quot;;[.B160];&quot; | &quot;;[.C160];&quot; | &quot;;[.D160];&quot; | &quot;)" office:value-type="string" office:string-value="| 25FP43CF253 | 45929 | 45963 | Programando con la nueva ley  de FP | " calcext:value-type="string">
            <text:p>| 25FP43CF253 | 45929 | 45963 | Programando con la nueva ley <text:s/>de FP | </text:p>
          </table:table-cell>
        </table:table-row>
        <table:table-row table:style-name="ro1">
          <table:table-cell office:value-type="string" calcext:value-type="string">
            <text:p>25FP25CF012</text:p>
          </table:table-cell>
          <table:table-cell office:value-type="date" office:date-value="2025-10-01" calcext:value-type="date">
            <text:p>01/10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Diseño y desarrollo de videojuegos con Unity</text:p>
          </table:table-cell>
          <table:table-cell table:formula="of:=COM.MICROSOFT.CONCAT(&quot;| &quot;;[.A161];&quot; | &quot;;[.B161];&quot; | &quot;;[.C161];&quot; | &quot;;[.D161];&quot; | &quot;)" office:value-type="string" office:string-value="| 25FP25CF012 | 45931 | 45963 | Diseño y desarrollo de videojuegos con Unity | " calcext:value-type="string">
            <text:p>| 25FP25CF012 | 45931 | 45963 | Diseño y desarrollo de videojuegos con Unity | </text:p>
          </table:table-cell>
        </table:table-row>
        <table:table-row table:style-name="ro1">
          <table:table-cell office:value-type="string" calcext:value-type="string">
            <text:p>25FP43CF277</text:p>
          </table:table-cell>
          <table:table-cell office:value-type="date" office:date-value="2025-10-02" calcext:value-type="date">
            <text:p>02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ostenibilitat aplicada. Incorporació de la química verda al laboratori</text:p>
          </table:table-cell>
          <table:table-cell table:formula="of:=COM.MICROSOFT.CONCAT(&quot;| &quot;;[.A162];&quot; | &quot;;[.B162];&quot; | &quot;;[.C162];&quot; | &quot;;[.D162];&quot; | &quot;)" office:value-type="string" office:string-value="| 25FP43CF277 | 45932 | 45960 | Sostenibilitat aplicada. Incorporació de la química verda al laboratori | " calcext:value-type="string">
            <text:p>| 25FP43CF277 | 45932 | 45960 | Sostenibilitat aplicada. Incorporació de la química verda al laboratori | </text:p>
          </table:table-cell>
        </table:table-row>
        <table:table-row table:style-name="ro1">
          <table:table-cell office:value-type="string" calcext:value-type="string">
            <text:p>25FP31CF005</text:p>
          </table:table-cell>
          <table:table-cell office:value-type="date" office:date-value="2025-10-03" calcext:value-type="date">
            <text:p>03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Gestión de residuos en los laboratorios de formación profesional</text:p>
          </table:table-cell>
          <table:table-cell table:formula="of:=COM.MICROSOFT.CONCAT(&quot;| &quot;;[.A163];&quot; | &quot;;[.B163];&quot; | &quot;;[.C163];&quot; | &quot;;[.D163];&quot; | &quot;)" office:value-type="string" office:string-value="| 25FP31CF005 | 45933 | 45961 | Gestión de residuos en los laboratorios de formación profesional | " calcext:value-type="string">
            <text:p>| 25FP31CF005 | 45933 | 45961 | Gestión de residuos en los laboratorios de formación profesional | </text:p>
          </table:table-cell>
        </table:table-row>
        <table:table-row table:style-name="ro1">
          <table:table-cell office:value-type="string" calcext:value-type="string">
            <text:p>25FP19CF009</text:p>
          </table:table-cell>
          <table:table-cell table:number-columns-repeated="2" office:value-type="date" office:date-value="2025-10-04" calcext:value-type="date">
            <text:p>04/10/25</text:p>
          </table:table-cell>
          <table:table-cell office:value-type="string" calcext:value-type="string">
            <text:p>Técnicas de trepa y poda en altura</text:p>
          </table:table-cell>
          <table:table-cell table:formula="of:=COM.MICROSOFT.CONCAT(&quot;| &quot;;[.A164];&quot; | &quot;;[.B164];&quot; | &quot;;[.C164];&quot; | &quot;;[.D164];&quot; | &quot;)" office:value-type="string" office:string-value="| 25FP19CF009 | 45934 | 45934 | Técnicas de trepa y poda en altura | " calcext:value-type="string">
            <text:p>| 25FP19CF009 | 45934 | 45934 | Técnicas de trepa y poda en altura | </text:p>
          </table:table-cell>
        </table:table-row>
        <table:table-row table:style-name="ro1">
          <table:table-cell office:value-type="string" calcext:value-type="string">
            <text:p>25FP27CF01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Docker con ejemplos prácticos</text:p>
          </table:table-cell>
          <table:table-cell table:formula="of:=COM.MICROSOFT.CONCAT(&quot;| &quot;;[.A165];&quot; | &quot;;[.B165];&quot; | &quot;;[.C165];&quot; | &quot;;[.D165];&quot; | &quot;)" office:value-type="string" office:string-value="| 25FP27CF017 | 45936 | 45966 | Introducción a Docker con ejemplos prácticos | " calcext:value-type="string">
            <text:p>| 25FP27CF017 | 45936 | 45966 | Introducción a Docker con ejemplos prácticos | </text:p>
          </table:table-cell>
        </table:table-row>
        <table:table-row table:style-name="ro1">
          <table:table-cell office:value-type="string" calcext:value-type="string">
            <text:p>25FP29CF00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cina de colectividades, transformaciones culinarias <text:s/>y sus implicaciones físico-químicas </text:p>
          </table:table-cell>
          <table:table-cell table:formula="of:=COM.MICROSOFT.CONCAT(&quot;| &quot;;[.A166];&quot; | &quot;;[.B166];&quot; | &quot;;[.C166];&quot; | &quot;;[.D166];&quot; | &quot;)" office:value-type="string" office:string-value="| 25FP29CF006 | 45936 | 45959 | Cocina de colectividades, transformaciones culinarias  y sus implicaciones físico-químicas  | " calcext:value-type="string">
            <text:p>| 25FP29CF006 | 45936 | 45959 | Cocina de colectividades, transformaciones culinarias <text:s/>y sus implicaciones físico-químicas <text:s/>| </text:p>
          </table:table-cell>
        </table:table-row>
        <table:table-row table:style-name="ro1">
          <table:table-cell office:value-type="string" calcext:value-type="string">
            <text:p>25FP32CF024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ervicios administrados de Base de Datos en AWS</text:p>
          </table:table-cell>
          <table:table-cell table:formula="of:=COM.MICROSOFT.CONCAT(&quot;| &quot;;[.A167];&quot; | &quot;;[.B167];&quot; | &quot;;[.C167];&quot; | &quot;;[.D167];&quot; | &quot;)" office:value-type="string" office:string-value="| 25FP32CF024 | 45936 | 45966 | Servicios administrados de Base de Datos en AWS | " calcext:value-type="string">
            <text:p>| 25FP32CF024 | 45936 | 45966 | Servicios administrados de Base de Datos en AWS | </text:p>
          </table:table-cell>
        </table:table-row>
        <table:table-row table:style-name="ro1">
          <table:table-cell office:value-type="string" calcext:value-type="string">
            <text:p>25FP32CF02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NLP: Introducción a la IA Generativa</text:p>
          </table:table-cell>
          <table:table-cell table:formula="of:=COM.MICROSOFT.CONCAT(&quot;| &quot;;[.A168];&quot; | &quot;;[.B168];&quot; | &quot;;[.C168];&quot; | &quot;;[.D168];&quot; | &quot;)" office:value-type="string" office:string-value="| 25FP32CF025 | 45936 | 45966 | NLP: Introducción a la IA Generativa | " calcext:value-type="string">
            <text:p>| 25FP32CF025 | 45936 | 45966 | NLP: Introducción a la IA Generativa | </text:p>
          </table:table-cell>
        </table:table-row>
        <table:table-row table:style-name="ro1">
          <table:table-cell office:value-type="string" calcext:value-type="string">
            <text:p>25FP32CF02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Docker y <text:s/>Kubernetes</text:p>
          </table:table-cell>
          <table:table-cell table:formula="of:=COM.MICROSOFT.CONCAT(&quot;| &quot;;[.A169];&quot; | &quot;;[.B169];&quot; | &quot;;[.C169];&quot; | &quot;;[.D169];&quot; | &quot;)" office:value-type="string" office:string-value="| 25FP32CF026 | 45936 | 45966 | Introducción a Docker y  Kubernetes | " calcext:value-type="string">
            <text:p>| 25FP32CF026 | 45936 | 45966 | Introducción a Docker y <text:s/>Kubernetes | </text:p>
          </table:table-cell>
        </table:table-row>
        <table:table-row table:style-name="ro1">
          <table:table-cell office:value-type="string" calcext:value-type="string">
            <text:p>25FP32CF02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Programación de procesos, hilos y comunicaciones</text:p>
          </table:table-cell>
          <table:table-cell table:formula="of:=COM.MICROSOFT.CONCAT(&quot;| &quot;;[.A170];&quot; | &quot;;[.B170];&quot; | &quot;;[.C170];&quot; | &quot;;[.D170];&quot; | &quot;)" office:value-type="string" office:string-value="| 25FP32CF027 | 45936 | 45966 | Programación de procesos, hilos y comunicaciones | " calcext:value-type="string">
            <text:p>| 25FP32CF027 | 45936 | 45966 | Programación de procesos, hilos y comunicaciones | </text:p>
          </table:table-cell>
        </table:table-row>
        <table:table-row table:style-name="ro1">
          <table:table-cell office:value-type="string" calcext:value-type="string">
            <text:p>25FP32CF029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Git y su aplicación en el aula</text:p>
          </table:table-cell>
          <table:table-cell table:formula="of:=COM.MICROSOFT.CONCAT(&quot;| &quot;;[.A171];&quot; | &quot;;[.B171];&quot; | &quot;;[.C171];&quot; | &quot;;[.D171];&quot; | &quot;)" office:value-type="string" office:string-value="| 25FP32CF029 | 45936 | 45966 | Introducción a Git y su aplicación en el aula | " calcext:value-type="string">
            <text:p>| 25FP32CF029 | 45936 | 45966 | Introducción a Git y su aplicación en el aula | </text:p>
          </table:table-cell>
        </table:table-row>
        <table:table-row table:style-name="ro1">
          <table:table-cell office:value-type="string" calcext:value-type="string">
            <text:p>25FP32CF032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Microsoft Azure. Servicios IAAS y PAAS</text:p>
          </table:table-cell>
          <table:table-cell table:formula="of:=COM.MICROSOFT.CONCAT(&quot;| &quot;;[.A172];&quot; | &quot;;[.B172];&quot; | &quot;;[.C172];&quot; | &quot;;[.D172];&quot; | &quot;)" office:value-type="string" office:string-value="| 25FP32CF032 | 45936 | 45966 | Introducción a Microsoft Azure. Servicios IAAS y PAAS | " calcext:value-type="string">
            <text:p>| 25FP32CF032 | 45936 | 45966 | Introducción a Microsoft Azure. Servicios IAAS y PAAS | </text:p>
          </table:table-cell>
        </table:table-row>
        <table:table-row table:style-name="ro1">
          <table:table-cell office:value-type="string" calcext:value-type="string">
            <text:p>25FP32CF03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Aprendizaje basado en retos y gamificación</text:p>
          </table:table-cell>
          <table:table-cell table:formula="of:=COM.MICROSOFT.CONCAT(&quot;| &quot;;[.A173];&quot; | &quot;;[.B173];&quot; | &quot;;[.C173];&quot; | &quot;;[.D173];&quot; | &quot;)" office:value-type="string" office:string-value="| 25FP32CF035 | 45936 | 45966 | Aprendizaje basado en retos y gamificación | " calcext:value-type="string">
            <text:p>| 25FP32CF035 | 45936 | 45966 | Aprendizaje basado en retos y gamificación | </text:p>
          </table:table-cell>
        </table:table-row>
        <table:table-row table:style-name="ro1">
          <table:table-cell office:value-type="string" calcext:value-type="string">
            <text:p>25FP32CF030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l desarrollo multiplataforma con Flutter</text:p>
          </table:table-cell>
          <table:table-cell table:formula="of:=COM.MICROSOFT.CONCAT(&quot;| &quot;;[.A174];&quot; | &quot;;[.B174];&quot; | &quot;;[.C174];&quot; | &quot;;[.D174];&quot; | &quot;)" office:value-type="string" office:string-value="| 25FP32CF030 | 45936 | 45966 | Introducción al desarrollo multiplataforma con Flutter | " calcext:value-type="string">
            <text:p>| 25FP32CF030 | 45936 | 45966 | Introducción al desarrollo multiplataforma con Flutter | </text:p>
          </table:table-cell>
        </table:table-row>
        <table:table-row table:style-name="ro1">
          <table:table-cell office:value-type="string" calcext:value-type="string">
            <text:p>25FP32CF02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Creación de recursos con Markdown: herramientas y estrategias</text:p>
          </table:table-cell>
          <table:table-cell table:formula="of:=COM.MICROSOFT.CONCAT(&quot;| &quot;;[.A175];&quot; | &quot;;[.B175];&quot; | &quot;;[.C175];&quot; | &quot;;[.D175];&quot; | &quot;)" office:value-type="string" office:string-value="| 25FP32CF028 | 45936 | 45966 | Creación de recursos con Markdown: herramientas y estrategias | " calcext:value-type="string">
            <text:p>| 25FP32CF028 | 45936 | 45966 | Creación de recursos con Markdown: herramientas y estrategias | </text:p>
          </table:table-cell>
        </table:table-row>
        <table:table-row table:style-name="ro1">
          <table:table-cell office:value-type="string" calcext:value-type="string">
            <text:p>25FP32CF031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Laravel</text:p>
          </table:table-cell>
          <table:table-cell table:formula="of:=COM.MICROSOFT.CONCAT(&quot;| &quot;;[.A176];&quot; | &quot;;[.B176];&quot; | &quot;;[.C176];&quot; | &quot;;[.D176];&quot; | &quot;)" office:value-type="string" office:string-value="| 25FP32CF031 | 45936 | 45966 | Introducción a Laravel | " calcext:value-type="string">
            <text:p>| 25FP32CF031 | 45936 | 45966 | Introducción a Laravel | </text:p>
          </table:table-cell>
        </table:table-row>
        <table:table-row table:style-name="ro1">
          <table:table-cell office:value-type="string" calcext:value-type="string">
            <text:p>25FP32CF033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Virtualización con LliureX y Proxmox</text:p>
          </table:table-cell>
          <table:table-cell table:formula="of:=COM.MICROSOFT.CONCAT(&quot;| &quot;;[.A177];&quot; | &quot;;[.B177];&quot; | &quot;;[.C177];&quot; | &quot;;[.D177];&quot; | &quot;)" office:value-type="string" office:string-value="| 25FP32CF033 | 45936 | 45966 | Virtualización con LliureX y Proxmox | " calcext:value-type="string">
            <text:p>| 25FP32CF033 | 45936 | 45966 | Virtualización con LliureX y Proxmox | </text:p>
          </table:table-cell>
        </table:table-row>
        <table:table-row table:style-name="ro1">
          <table:table-cell office:value-type="string" calcext:value-type="string">
            <text:p>25FP32CF034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Gestión de la tarea docente con hojas de cálculo</text:p>
          </table:table-cell>
          <table:table-cell table:formula="of:=COM.MICROSOFT.CONCAT(&quot;| &quot;;[.A178];&quot; | &quot;;[.B178];&quot; | &quot;;[.C178];&quot; | &quot;;[.D178];&quot; | &quot;)" office:value-type="string" office:string-value="| 25FP32CF034 | 45936 | 45966 | Gestión de la tarea docente con hojas de cálculo | " calcext:value-type="string">
            <text:p>| 25FP32CF034 | 45936 | 45966 | Gestión de la tarea docente con hojas de cálculo | </text:p>
          </table:table-cell>
        </table:table-row>
        <table:table-row table:style-name="ro1">
          <table:table-cell office:value-type="string" calcext:value-type="string">
            <text:p>25FP37CF02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4" calcext:value-type="date">
            <text:p>24/10/25</text:p>
          </table:table-cell>
          <table:table-cell office:value-type="string" calcext:value-type="string">
            <text:p>Skill 41. Actualización en Cuidados Auxiliares de Enfermería: atención hospitalaria</text:p>
          </table:table-cell>
          <table:table-cell table:formula="of:=COM.MICROSOFT.CONCAT(&quot;| &quot;;[.A179];&quot; | &quot;;[.B179];&quot; | &quot;;[.C179];&quot; | &quot;;[.D179];&quot; | &quot;)" office:value-type="string" office:string-value="| 25FP37CF028 | 45936 | 45954 | Skill 41. Actualización en Cuidados Auxiliares de Enfermería: atención hospitalaria | " calcext:value-type="string">
            <text:p>| 25FP37CF028 | 45936 | 45954 | Skill 41. Actualización en Cuidados Auxiliares de Enfermería: atención hospitalaria | </text:p>
          </table:table-cell>
        </table:table-row>
        <table:table-row table:style-name="ro1">
          <table:table-cell office:value-type="string" calcext:value-type="string">
            <text:p>25FP43CF27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19" calcext:value-type="date">
            <text:p>19/10/25</text:p>
          </table:table-cell>
          <table:table-cell office:value-type="string" calcext:value-type="string">
            <text:p>Iniciación a los Sistemas de información geográfica (S.I.G.), aplicaciones al sector laboral</text:p>
          </table:table-cell>
          <table:table-cell table:formula="of:=COM.MICROSOFT.CONCAT(&quot;| &quot;;[.A180];&quot; | &quot;;[.B180];&quot; | &quot;;[.C180];&quot; | &quot;;[.D180];&quot; | &quot;)" office:value-type="string" office:string-value="| 25FP43CF278 | 45936 | 45949 | Iniciación a los Sistemas de información geográfica (S.I.G.), aplicaciones al sector laboral | " calcext:value-type="string">
            <text:p>| 25FP43CF278 | 45936 | 45949 | Iniciación a los Sistemas de información geográfica (S.I.G.), aplicaciones al sector laboral | </text:p>
          </table:table-cell>
        </table:table-row>
        <table:table-row table:style-name="ro1">
          <table:table-cell office:value-type="string" calcext:value-type="string">
            <text:p>25FP43CF283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Contaminación atmosférica y calidad del aire</text:p>
          </table:table-cell>
          <table:table-cell table:formula="of:=COM.MICROSOFT.CONCAT(&quot;| &quot;;[.A181];&quot; | &quot;;[.B181];&quot; | &quot;;[.C181];&quot; | &quot;;[.D181];&quot; | &quot;)" office:value-type="string" office:string-value="| 25FP43CF283 | 45936 | 45964 | Contaminación atmosférica y calidad del aire | " calcext:value-type="string">
            <text:p>| 25FP43CF283 | 45936 | 45964 | Contaminación atmosférica y calidad del aire | </text:p>
          </table:table-cell>
        </table:table-row>
        <table:table-row table:style-name="ro1">
          <table:table-cell office:value-type="string" calcext:value-type="string">
            <text:p>25FP43CF28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iciación a la Formación en empresa</text:p>
          </table:table-cell>
          <table:table-cell table:formula="of:=COM.MICROSOFT.CONCAT(&quot;| &quot;;[.A182];&quot; | &quot;;[.B182];&quot; | &quot;;[.C182];&quot; | &quot;;[.D182];&quot; | &quot;)" office:value-type="string" office:string-value="| 25FP43CF288 | 45936 | 45966 | Iniciación a la Formación en empresa | " calcext:value-type="string">
            <text:p>| 25FP43CF288 | 45936 | 45966 | Iniciación a la Formación en empresa | </text:p>
          </table:table-cell>
        </table:table-row>
        <table:table-row table:style-name="ro1">
          <table:table-cell office:value-type="string" calcext:value-type="string">
            <text:p>25FP43CF28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De la idea al prototipo con impresión 3D</text:p>
          </table:table-cell>
          <table:table-cell table:formula="of:=COM.MICROSOFT.CONCAT(&quot;| &quot;;[.A183];&quot; | &quot;;[.B183];&quot; | &quot;;[.C183];&quot; | &quot;;[.D183];&quot; | &quot;)" office:value-type="string" office:string-value="| 25FP43CF285 | 45936 | 45966 | De la idea al prototipo con impresión 3D | " calcext:value-type="string">
            <text:p>| 25FP43CF285 | 45936 | 45966 | De la idea al prototipo con impresión 3D | </text:p>
          </table:table-cell>
        </table:table-row>
        <table:table-row table:style-name="ro1">
          <table:table-cell office:value-type="string" calcext:value-type="string">
            <text:p>25FP43CF27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Metodologia AICLE a l'FP Anglés Tècnic. Nivell inicial</text:p>
          </table:table-cell>
          <table:table-cell table:formula="of:=COM.MICROSOFT.CONCAT(&quot;| &quot;;[.A184];&quot; | &quot;;[.B184];&quot; | &quot;;[.C184];&quot; | &quot;;[.D184];&quot; | &quot;)" office:value-type="string" office:string-value="| 25FP43CF275 | 45936 | 45957 | Metodologia AICLE a l'FP Anglés Tècnic. Nivell inicial | " calcext:value-type="string">
            <text:p>| 25FP43CF275 | 45936 | 45957 | Metodologia AICLE a l'FP Anglés Tècnic. Nivell inicial | </text:p>
          </table:table-cell>
        </table:table-row>
        <table:table-row table:style-name="ro2">
          <table:table-cell office:value-type="string" calcext:value-type="string">
            <text:p>25FP43CF27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Metodologia AICLE a la FP  Anglès Tècnic. Nivell avançat</text:p>
            <text:p>Advanced CLIL course for vocational educational teachers</text:p>
          </table:table-cell>
          <table:table-cell table:formula="of:=COM.MICROSOFT.CONCAT(&quot;| &quot;;[.A185];&quot; | &quot;;[.B185];&quot; | &quot;;[.C185];&quot; | &quot;;[.D185];&quot; | &quot;)" office:value-type="string" office:string-value="| 25FP43CF276 | 45936 | 45957 | Metodologia AICLE a la FP  Anglès Tècnic. Nivell avançat&#10;Advanced CLIL course for vocational educational teachers | " calcext:value-type="string">
            <text:p>| 25FP43CF276 | 45936 | 45957 | Metodologia AICLE a la FP  Anglès Tècnic. Nivell avançat</text:p>
            <text:p>Advanced CLIL course for vocational educational teachers | </text:p>
          </table:table-cell>
        </table:table-row>
        <table:table-row table:style-name="ro1">
          <table:table-cell office:value-type="string" calcext:value-type="string">
            <text:p>25FP43CF22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0" calcext:value-type="date">
            <text:p>20/10/25</text:p>
          </table:table-cell>
          <table:table-cell office:value-type="string" calcext:value-type="string">
            <text:p>Como trabajar las soft skills para aumentar las posibilidades de empleabilidad del alumnado</text:p>
          </table:table-cell>
          <table:table-cell table:formula="of:=COM.MICROSOFT.CONCAT(&quot;| &quot;;[.A186];&quot; | &quot;;[.B186];&quot; | &quot;;[.C186];&quot; | &quot;;[.D186];&quot; | &quot;)" office:value-type="string" office:string-value="| 25FP43CF225 | 45936 | 45950 | Como trabajar las soft skills para aumentar las posibilidades de empleabilidad del alumnado | " calcext:value-type="string">
            <text:p>| 25FP43CF225 | 45936 | 45950 | Como trabajar las soft skills para aumentar las posibilidades de empleabilidad del alumnado | </text:p>
          </table:table-cell>
        </table:table-row>
        <table:table-row table:style-name="ro1">
          <table:table-cell office:value-type="string" calcext:value-type="string">
            <text:p>25FP44CF00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mpartir IPE en FP Básica</text:p>
          </table:table-cell>
          <table:table-cell table:formula="of:=COM.MICROSOFT.CONCAT(&quot;| &quot;;[.A187];&quot; | &quot;;[.B187];&quot; | &quot;;[.C187];&quot; | &quot;;[.D187];&quot; | &quot;)" office:value-type="string" office:string-value="| 25FP44CF007 | 45936 | 45966 | Impartir IPE en FP Básica | " calcext:value-type="string">
            <text:p>| 25FP44CF007 | 45936 | 45966 | Impartir IPE en FP Básica | </text:p>
          </table:table-cell>
        </table:table-row>
        <table:table-row table:style-name="ro1">
          <table:table-cell office:value-type="string" calcext:value-type="string">
            <text:p>25FP34CF013</text:p>
          </table:table-cell>
          <table:table-cell office:value-type="date" office:date-value="2025-10-07" calcext:value-type="date">
            <text:p>07/10/25</text:p>
          </table:table-cell>
          <table:table-cell office:value-type="date" office:date-value="2025-11-04" calcext:value-type="date">
            <text:p>04/11/25</text:p>
          </table:table-cell>
          <table:table-cell office:value-type="string" calcext:value-type="string">
            <text:p>Aplicaciones de la placa <text:s/>ESP32 y APP INVENTOR como recurso Open Source</text:p>
          </table:table-cell>
          <table:table-cell table:formula="of:=COM.MICROSOFT.CONCAT(&quot;| &quot;;[.A188];&quot; | &quot;;[.B188];&quot; | &quot;;[.C188];&quot; | &quot;;[.D188];&quot; | &quot;)" office:value-type="string" office:string-value="| 25FP34CF013 | 45937 | 45965 | Aplicaciones de la placa  ESP32 y APP INVENTOR como recurso Open Source | " calcext:value-type="string">
            <text:p>| 25FP34CF013 | 45937 | 45965 | Aplicaciones de la placa <text:s/>ESP32 y APP INVENTOR como recurso Open Source | </text:p>
          </table:table-cell>
        </table:table-row>
        <table:table-row table:style-name="ro1">
          <table:table-cell office:value-type="string" calcext:value-type="string">
            <text:p>25FP43CF280</text:p>
          </table:table-cell>
          <table:table-cell office:value-type="date" office:date-value="2025-10-07" calcext:value-type="date">
            <text:p>07/10/25</text:p>
          </table:table-cell>
          <table:table-cell office:value-type="date" office:date-value="2025-10-28" calcext:value-type="date">
            <text:p>28/10/25</text:p>
          </table:table-cell>
          <table:table-cell office:value-type="string" calcext:value-type="string">
            <text:p>Sostenibilitat aplicada a sector. <text:s/>Families Química,alimentària,seguretat i medi ambient i agrària</text:p>
          </table:table-cell>
          <table:table-cell table:formula="of:=COM.MICROSOFT.CONCAT(&quot;| &quot;;[.A189];&quot; | &quot;;[.B189];&quot; | &quot;;[.C189];&quot; | &quot;;[.D189];&quot; | &quot;)" office:value-type="string" office:string-value="| 25FP43CF280 | 45937 | 45958 | Sostenibilitat aplicada a sector.  Families Química,alimentària,seguretat i medi ambient i agrària | " calcext:value-type="string">
            <text:p>| 25FP43CF280 | 45937 | 45958 | Sostenibilitat aplicada a sector. <text:s/>Families Química,alimentària,seguretat i medi ambient i agrària | </text:p>
          </table:table-cell>
        </table:table-row>
        <table:table-row table:style-name="ro1">
          <table:table-cell office:value-type="string" calcext:value-type="string">
            <text:p>25FP30CF005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Creación de personajes 2D / 3D para caracterización: nivel intermedio</text:p>
          </table:table-cell>
          <table:table-cell table:formula="of:=COM.MICROSOFT.CONCAT(&quot;| &quot;;[.A190];&quot; | &quot;;[.B190];&quot; | &quot;;[.C190];&quot; | &quot;;[.D190];&quot; | &quot;)" office:value-type="string" office:string-value="| 25FP30CF005 | 45943 | 45957 | Creación de personajes 2D / 3D para caracterización: nivel intermedio | " calcext:value-type="string">
            <text:p>| 25FP30CF005 | 45943 | 45957 | Creación de personajes 2D / 3D para caracterización: nivel intermedio | </text:p>
          </table:table-cell>
        </table:table-row>
        <table:table-row table:style-name="ro1">
          <table:table-cell office:value-type="string" calcext:value-type="string">
            <text:p>25FP30CF026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5" calcext:value-type="date">
            <text:p>15/10/25</text:p>
          </table:table-cell>
          <table:table-cell office:value-type="string" calcext:value-type="string">
            <text:p>Skill 29 Peluquería.Estilismo de Peinados: Enfoque para moda y audiovisual</text:p>
          </table:table-cell>
          <table:table-cell table:formula="of:=COM.MICROSOFT.CONCAT(&quot;| &quot;;[.A191];&quot; | &quot;;[.B191];&quot; | &quot;;[.C191];&quot; | &quot;;[.D191];&quot; | &quot;)" office:value-type="string" office:string-value="| 25FP30CF026 | 45943 | 45945 | Skill 29 Peluquería.Estilismo de Peinados: Enfoque para moda y audiovisual | " calcext:value-type="string">
            <text:p>| 25FP30CF026 | 45943 | 45945 | Skill 29 Peluquería.Estilismo de Peinados: Enfoque para moda y audiovisual | </text:p>
          </table:table-cell>
        </table:table-row>
        <table:table-row table:style-name="ro1">
          <table:table-cell office:value-type="string" calcext:value-type="string">
            <text:p>25FP30CF021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5" calcext:value-type="date">
            <text:p>15/10/25</text:p>
          </table:table-cell>
          <table:table-cell office:value-type="string" calcext:value-type="string">
            <text:p>Skill 30 Estética. Escultura de uñas</text:p>
          </table:table-cell>
          <table:table-cell table:formula="of:=COM.MICROSOFT.CONCAT(&quot;| &quot;;[.A192];&quot; | &quot;;[.B192];&quot; | &quot;;[.C192];&quot; | &quot;;[.D192];&quot; | &quot;)" office:value-type="string" office:string-value="| 25FP30CF021 | 45943 | 45945 | Skill 30 Estética. Escultura de uñas | " calcext:value-type="string">
            <text:p>| 25FP30CF021 | 45943 | 45945 | Skill 30 Estética. Escultura de uñas | </text:p>
          </table:table-cell>
        </table:table-row>
        <table:table-row table:style-name="ro1">
          <table:table-cell office:value-type="string" calcext:value-type="string">
            <text:p>25FP35CF024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2" calcext:value-type="date">
            <text:p>22/10/25</text:p>
          </table:table-cell>
          <table:table-cell office:value-type="string" calcext:value-type="string">
            <text:p>Instalación y puesta en marcha de equipos de climatización partidos</text:p>
          </table:table-cell>
          <table:table-cell table:formula="of:=COM.MICROSOFT.CONCAT(&quot;| &quot;;[.A193];&quot; | &quot;;[.B193];&quot; | &quot;;[.C193];&quot; | &quot;;[.D193];&quot; | &quot;)" office:value-type="string" office:string-value="| 25FP35CF024 | 45943 | 45952 | Instalación y puesta en marcha de equipos de climatización partidos | " calcext:value-type="string">
            <text:p>| 25FP35CF024 | 45943 | 45952 | Instalación y puesta en marcha de equipos de climatización partidos | </text:p>
          </table:table-cell>
        </table:table-row>
        <table:table-row table:style-name="ro1">
          <table:table-cell office:value-type="string" calcext:value-type="string">
            <text:p>25FP33CF00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Gestión de materiales y componentes en Autodesk Fusión para el sector de la madera</text:p>
          </table:table-cell>
          <table:table-cell table:formula="of:=COM.MICROSOFT.CONCAT(&quot;| &quot;;[.A194];&quot; | &quot;;[.B194];&quot; | &quot;;[.C194];&quot; | &quot;;[.D194];&quot; | &quot;)" office:value-type="string" office:string-value="| 25FP33CF003 | 45943 | 45964 | Gestión de materiales y componentes en Autodesk Fusión para el sector de la madera | " calcext:value-type="string">
            <text:p>| 25FP33CF003 | 45943 | 45964 | Gestión de materiales y componentes en Autodesk Fusión para el sector de la madera | </text:p>
          </table:table-cell>
        </table:table-row>
        <table:table-row table:style-name="ro1">
          <table:table-cell office:value-type="string" calcext:value-type="string">
            <text:p>25FP36CF01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7" calcext:value-type="date">
            <text:p>17/10/25</text:p>
          </table:table-cell>
          <table:table-cell office:value-type="string" calcext:value-type="string">
            <text:p>Ensayos de materiales. Biodegradabilidad y caracterización</text:p>
          </table:table-cell>
          <table:table-cell table:formula="of:=COM.MICROSOFT.CONCAT(&quot;| &quot;;[.A195];&quot; | &quot;;[.B195];&quot; | &quot;;[.C195];&quot; | &quot;;[.D195];&quot; | &quot;)" office:value-type="string" office:string-value="| 25FP36CF013 | 45943 | 45947 | Ensayos de materiales. Biodegradabilidad y caracterización | " calcext:value-type="string">
            <text:p>| 25FP36CF013 | 45943 | 45947 | Ensayos de materiales. Biodegradabilidad y caracterización | </text:p>
          </table:table-cell>
        </table:table-row>
        <table:table-row table:style-name="ro1">
          <table:table-cell office:value-type="string" calcext:value-type="string">
            <text:p>25FP37CF02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Avances y prácticas de Citogenética</text:p>
          </table:table-cell>
          <table:table-cell table:formula="of:=COM.MICROSOFT.CONCAT(&quot;| &quot;;[.A196];&quot; | &quot;;[.B196];&quot; | &quot;;[.C196];&quot; | &quot;;[.D196];&quot; | &quot;)" office:value-type="string" office:string-value="| 25FP37CF023 | 45943 | 45957 | Avances y prácticas de Citogenética | " calcext:value-type="string">
            <text:p>| 25FP37CF023 | 45943 | 45957 | Avances y prácticas de Citogenética | </text:p>
          </table:table-cell>
        </table:table-row>
        <table:table-row table:style-name="ro1">
          <table:table-cell office:value-type="string" calcext:value-type="string">
            <text:p>25FP43CF282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Metodologías activas para la Nueva Ley de FP</text:p>
          </table:table-cell>
          <table:table-cell table:formula="of:=COM.MICROSOFT.CONCAT(&quot;| &quot;;[.A197];&quot; | &quot;;[.B197];&quot; | &quot;;[.C197];&quot; | &quot;;[.D197];&quot; | &quot;)" office:value-type="string" office:string-value="| 25FP43CF282 | 45943 | 45964 | Metodologías activas para la Nueva Ley de FP | " calcext:value-type="string">
            <text:p>| 25FP43CF282 | 45943 | 45964 | Metodologías activas para la Nueva Ley de FP | </text:p>
          </table:table-cell>
        </table:table-row>
        <table:table-row table:style-name="ro1">
          <table:table-cell office:value-type="string" calcext:value-type="string">
            <text:p>25FP43CF290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Alimentación saludable y consciente</text:p>
          </table:table-cell>
          <table:table-cell table:formula="of:=COM.MICROSOFT.CONCAT(&quot;| &quot;;[.A198];&quot; | &quot;;[.B198];&quot; | &quot;;[.C198];&quot; | &quot;;[.D198];&quot; | &quot;)" office:value-type="string" office:string-value="| 25FP43CF290 | 45943 | 45966 | Alimentación saludable y consciente | " calcext:value-type="string">
            <text:p>| 25FP43CF290 | 45943 | 45966 | Alimentación saludable y consciente | </text:p>
          </table:table-cell>
        </table:table-row>
        <table:table-row table:style-name="ro1">
          <table:table-cell office:value-type="string" calcext:value-type="string">
            <text:p>25FP43CF27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2-15" calcext:value-type="date">
            <text:p>15/12/25</text:p>
          </table:table-cell>
          <table:table-cell office:value-type="string" calcext:value-type="string">
            <text:p>Gestión de proyectos Erasmus+ KA121-VET y KA122-VET</text:p>
          </table:table-cell>
          <table:table-cell table:formula="of:=COM.MICROSOFT.CONCAT(&quot;| &quot;;[.A199];&quot; | &quot;;[.B199];&quot; | &quot;;[.C199];&quot; | &quot;;[.D199];&quot; | &quot;)" office:value-type="string" office:string-value="| 25FP43CF273 | 45943 | 46006 | Gestión de proyectos Erasmus+ KA121-VET y KA122-VET | " calcext:value-type="string">
            <text:p>| 25FP43CF273 | 45943 | 46006 | Gestión de proyectos Erasmus+ KA121-VET y KA122-VET | </text:p>
          </table:table-cell>
        </table:table-row>
        <table:table-row table:style-name="ro1">
          <table:table-cell office:value-type="string" calcext:value-type="string">
            <text:p>25FP28CF004</text:p>
          </table:table-cell>
          <table:table-cell office:value-type="date" office:date-value="2025-10-14" calcext:value-type="date">
            <text:p>14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Tecnologías impresión 3D. FDM - SLA - SLS</text:p>
          </table:table-cell>
          <table:table-cell table:formula="of:=COM.MICROSOFT.CONCAT(&quot;| &quot;;[.A200];&quot; | &quot;;[.B200];&quot; | &quot;;[.C200];&quot; | &quot;;[.D200];&quot; | &quot;)" office:value-type="string" office:string-value="| 25FP28CF004 | 45944 | 45960 | Tecnologías impresión 3D. FDM - SLA - SLS | " calcext:value-type="string">
            <text:p>| 25FP28CF004 | 45944 | 45960 | Tecnologías impresión 3D. FDM - SLA - SLS | </text:p>
          </table:table-cell>
        </table:table-row>
        <table:table-row table:style-name="ro1">
          <table:table-cell office:value-type="string" calcext:value-type="string">
            <text:p>25FP28CF008</text:p>
          </table:table-cell>
          <table:table-cell office:value-type="date" office:date-value="2025-10-14" calcext:value-type="date">
            <text:p>14/10/25</text:p>
          </table:table-cell>
          <table:table-cell office:value-type="date" office:date-value="2025-10-28" calcext:value-type="date">
            <text:p>28/10/25</text:p>
          </table:table-cell>
          <table:table-cell office:value-type="string" calcext:value-type="string">
            <text:p>Normativa para la fabricación de máquinas y entornos seguros</text:p>
          </table:table-cell>
          <table:table-cell table:formula="of:=COM.MICROSOFT.CONCAT(&quot;| &quot;;[.A201];&quot; | &quot;;[.B201];&quot; | &quot;;[.C201];&quot; | &quot;;[.D201];&quot; | &quot;)" office:value-type="string" office:string-value="| 25FP28CF008 | 45944 | 45958 | Normativa para la fabricación de máquinas y entornos seguros | " calcext:value-type="string">
            <text:p>| 25FP28CF008 | 45944 | 45958 | Normativa para la fabricación de máquinas y entornos seguros | </text:p>
          </table:table-cell>
        </table:table-row>
        <table:table-row table:style-name="ro1">
          <table:table-cell office:value-type="string" calcext:value-type="string">
            <text:p>25FP37CF025</text:p>
          </table:table-cell>
          <table:table-cell office:value-type="date" office:date-value="2025-10-16" calcext:value-type="date">
            <text:p>16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kill Farmacia y Parafarmacia. Escaparatismo farmacéutico</text:p>
          </table:table-cell>
          <table:table-cell table:formula="of:=COM.MICROSOFT.CONCAT(&quot;| &quot;;[.A202];&quot; | &quot;;[.B202];&quot; | &quot;;[.C202];&quot; | &quot;;[.D202];&quot; | &quot;)" office:value-type="string" office:string-value="| 25FP37CF025 | 45946 | 45960 | Skill Farmacia y Parafarmacia. Escaparatismo farmacéutico | " calcext:value-type="string">
            <text:p>| 25FP37CF025 | 45946 | 45960 | Skill Farmacia y Parafarmacia. Escaparatismo farmacéutico | </text:p>
          </table:table-cell>
        </table:table-row>
        <table:table-row table:style-name="ro2">
          <table:table-cell office:value-type="string" calcext:value-type="string">
            <text:p>25FP20CF010</text:p>
          </table:table-cell>
          <table:table-cell office:value-type="date" office:date-value="2025-10-17" calcext:value-type="date">
            <text:p>17/10/25</text:p>
          </table:table-cell>
          <table:table-cell office:value-type="date" office:date-value="2025-10-25" calcext:value-type="date">
            <text:p>25/10/25</text:p>
          </table:table-cell>
          <table:table-cell office:value-type="string" calcext:value-type="string">
            <text:p>Actividades básicas de acondicionamiento físico con soporte musical: aeróbic y step</text:p>
            <text:p/>
          </table:table-cell>
          <table:table-cell table:formula="of:=COM.MICROSOFT.CONCAT(&quot;| &quot;;[.A203];&quot; | &quot;;[.B203];&quot; | &quot;;[.C203];&quot; | &quot;;[.D203];&quot; | &quot;)" office:value-type="string" office:string-value="| 25FP20CF010 | 45947 | 45955 | Actividades básicas de acondicionamiento físico con soporte musical: aeróbic y step&#10; | " calcext:value-type="string">
            <text:p>| 25FP20CF010 | 45947 | 45955 | Actividades básicas de acondicionamiento físico con soporte musical: aeróbic y step</text:p>
            <text:p> | </text:p>
          </table:table-cell>
        </table:table-row>
        <table:table-row table:style-name="ro1">
          <table:table-cell office:value-type="string" calcext:value-type="string">
            <text:p>25FP25CF011</text:p>
          </table:table-cell>
          <table:table-cell office:value-type="date" office:date-value="2025-10-18" calcext:value-type="date">
            <text:p>18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kill 50. Diseño y animación de juegos 3D con Blender (Avanzado)</text:p>
          </table:table-cell>
          <table:table-cell table:formula="of:=COM.MICROSOFT.CONCAT(&quot;| &quot;;[.A204];&quot; | &quot;;[.B204];&quot; | &quot;;[.C204];&quot; | &quot;;[.D204];&quot; | &quot;)" office:value-type="string" office:string-value="| 25FP25CF011 | 45948 | 45966 | Skill 50. Diseño y animación de juegos 3D con Blender (Avanzado) | " calcext:value-type="string">
            <text:p>| 25FP25CF011 | 45948 | 45966 | Skill 50. Diseño y animación de juegos 3D con Blender (Avanzado) | </text:p>
          </table:table-cell>
        </table:table-row>
        <table:table-row table:style-name="ro1">
          <table:table-cell office:value-type="string" calcext:value-type="string">
            <text:p>25FP19CF011</text:p>
          </table:table-cell>
          <table:table-cell table:number-columns-repeated="2" office:value-type="date" office:date-value="2025-10-20" calcext:value-type="date">
            <text:p>20/10/25</text:p>
          </table:table-cell>
          <table:table-cell office:value-type="string" calcext:value-type="string">
            <text:p>Tecnologías inteligentes aplicadas a la familia agraria y sectores afines</text:p>
          </table:table-cell>
          <table:table-cell table:formula="of:=COM.MICROSOFT.CONCAT(&quot;| &quot;;[.A205];&quot; | &quot;;[.B205];&quot; | &quot;;[.C205];&quot; | &quot;;[.D205];&quot; | &quot;)" office:value-type="string" office:string-value="| 25FP19CF011 | 45950 | 45950 | Tecnologías inteligentes aplicadas a la familia agraria y sectores afines | " calcext:value-type="string">
            <text:p>| 25FP19CF011 | 45950 | 45950 | Tecnologías inteligentes aplicadas a la familia agraria y sectores afines | </text:p>
          </table:table-cell>
        </table:table-row>
        <table:table-row table:style-name="ro1">
          <table:table-cell office:value-type="string" calcext:value-type="string">
            <text:p>25FP27CF01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23. Aprende KNX practicando. Nivel 1</text:p>
          </table:table-cell>
          <table:table-cell table:formula="of:=COM.MICROSOFT.CONCAT(&quot;| &quot;;[.A206];&quot; | &quot;;[.B206];&quot; | &quot;;[.C206];&quot; | &quot;;[.D206];&quot; | &quot;)" office:value-type="string" office:string-value="| 25FP27CF019 | 45950 | 45996 | Skill 23. Aprende KNX practicando. Nivel 1 | " calcext:value-type="string">
            <text:p>| 25FP27CF019 | 45950 | 45996 | Skill 23. Aprende KNX practicando. Nivel 1 | </text:p>
          </table:table-cell>
        </table:table-row>
        <table:table-row table:style-name="ro1">
          <table:table-cell office:value-type="string" calcext:value-type="string">
            <text:p>25FP27CF020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23. Aprende KNX practicando. Nivel 2</text:p>
          </table:table-cell>
          <table:table-cell table:formula="of:=COM.MICROSOFT.CONCAT(&quot;| &quot;;[.A207];&quot; | &quot;;[.B207];&quot; | &quot;;[.C207];&quot; | &quot;;[.D207];&quot; | &quot;)" office:value-type="string" office:string-value="| 25FP27CF020 | 45950 | 45996 | Skill 23. Aprende KNX practicando. Nivel 2 | " calcext:value-type="string">
            <text:p>| 25FP27CF020 | 45950 | 45996 | Skill 23. Aprende KNX practicando. Nivel 2 | </text:p>
          </table:table-cell>
        </table:table-row>
        <table:table-row table:style-name="ro1">
          <table:table-cell office:value-type="string" calcext:value-type="string">
            <text:p>25FP30CF032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Peluquería nupcial</text:p>
          </table:table-cell>
          <table:table-cell table:formula="of:=COM.MICROSOFT.CONCAT(&quot;| &quot;;[.A208];&quot; | &quot;;[.B208];&quot; | &quot;;[.C208];&quot; | &quot;;[.D208];&quot; | &quot;)" office:value-type="string" office:string-value="| 25FP30CF032 | 45950 | 45957 | Peluquería nupcial | " calcext:value-type="string">
            <text:p>| 25FP30CF032 | 45950 | 45957 | Peluquería nupcial | </text:p>
          </table:table-cell>
        </table:table-row>
        <table:table-row table:style-name="ro1">
          <table:table-cell office:value-type="string" calcext:value-type="string">
            <text:p>25FP35CF032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Introducción al programa Factory IO</text:p>
          </table:table-cell>
          <table:table-cell table:formula="of:=COM.MICROSOFT.CONCAT(&quot;| &quot;;[.A209];&quot; | &quot;;[.B209];&quot; | &quot;;[.C209];&quot; | &quot;;[.D209];&quot; | &quot;)" office:value-type="string" office:string-value="| 25FP35CF032 | 45950 | 45961 | Introducción al programa Factory IO | " calcext:value-type="string">
            <text:p>| 25FP35CF032 | 45950 | 45961 | Introducción al programa Factory IO | </text:p>
          </table:table-cell>
        </table:table-row>
        <table:table-row table:style-name="ro1">
          <table:table-cell office:value-type="string" calcext:value-type="string">
            <text:p>25FP37CF02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Creación de actividades H5p interactivas en el área de Sanidad</text:p>
          </table:table-cell>
          <table:table-cell table:formula="of:=COM.MICROSOFT.CONCAT(&quot;| &quot;;[.A210];&quot; | &quot;;[.B210];&quot; | &quot;;[.C210];&quot; | &quot;;[.D210];&quot; | &quot;)" office:value-type="string" office:string-value="| 25FP37CF029 | 45950 | 45961 | Creación de actividades H5p interactivas en el área de Sanidad | " calcext:value-type="string">
            <text:p>| 25FP37CF029 | 45950 | 45961 | Creación de actividades H5p interactivas en el área de Sanidad | </text:p>
          </table:table-cell>
        </table:table-row>
        <table:table-row table:style-name="ro1">
          <table:table-cell office:value-type="string" calcext:value-type="string">
            <text:p>25FP30CF014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Actualización en Skill de Peluquería Masculina: Técnicas Especializadas</text:p>
          </table:table-cell>
          <table:table-cell table:formula="of:=COM.MICROSOFT.CONCAT(&quot;| &quot;;[.A211];&quot; | &quot;;[.B211];&quot; | &quot;;[.C211];&quot; | &quot;;[.D211];&quot; | &quot;)" office:value-type="string" office:string-value="| 25FP30CF014 | 45950 | 45957 | Actualización en Skill de Peluquería Masculina: Técnicas Especializadas | " calcext:value-type="string">
            <text:p>| 25FP30CF014 | 45950 | 45957 | Actualización en Skill de Peluquería Masculina: Técnicas Especializadas | </text:p>
          </table:table-cell>
        </table:table-row>
        <table:table-row table:style-name="ro1">
          <table:table-cell office:value-type="string" calcext:value-type="string">
            <text:p>25FP43CF217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conomía circular-Reutilización-Servitización</text:p>
          </table:table-cell>
          <table:table-cell table:formula="of:=COM.MICROSOFT.CONCAT(&quot;| &quot;;[.A212];&quot; | &quot;;[.B212];&quot; | &quot;;[.C212];&quot; | &quot;;[.D212];&quot; | &quot;)" office:value-type="string" office:string-value="| 25FP43CF217 | 45950 | 45966 | Economía circular-Reutilización-Servitización | " calcext:value-type="string">
            <text:p>| 25FP43CF217 | 45950 | 45966 | Economía circular-Reutilización-Servitización | </text:p>
          </table:table-cell>
        </table:table-row>
        <table:table-row table:style-name="ro1">
          <table:table-cell office:value-type="string" calcext:value-type="string">
            <text:p>25FP43CF27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istemas de información geográfica (SIG)  avanzados, consultas multicriterio y gestión de la información</text:p>
          </table:table-cell>
          <table:table-cell table:formula="of:=COM.MICROSOFT.CONCAT(&quot;| &quot;;[.A213];&quot; | &quot;;[.B213];&quot; | &quot;;[.C213];&quot; | &quot;;[.D213];&quot; | &quot;)" office:value-type="string" office:string-value="| 25FP43CF279 | 45950 | 45963 | Sistemas de información geográfica (SIG)  avanzados, consultas multicriterio y gestión de la información | " calcext:value-type="string">
            <text:p>| 25FP43CF279 | 45950 | 45963 | Sistemas de información geográfica (SIG)  avanzados, consultas multicriterio y gestión de la información | </text:p>
          </table:table-cell>
        </table:table-row>
        <table:table-row table:style-name="ro1">
          <table:table-cell office:value-type="string" calcext:value-type="string">
            <text:p>25FP30CF020</text:p>
          </table:table-cell>
          <table:table-cell table:number-columns-repeated="2" office:value-type="date" office:date-value="2025-10-21" calcext:value-type="date">
            <text:p>21/10/25</text:p>
          </table:table-cell>
          <table:table-cell office:value-type="string" calcext:value-type="string">
            <text:p>Gestión de negocio de estética</text:p>
          </table:table-cell>
          <table:table-cell table:formula="of:=COM.MICROSOFT.CONCAT(&quot;| &quot;;[.A214];&quot; | &quot;;[.B214];&quot; | &quot;;[.C214];&quot; | &quot;;[.D214];&quot; | &quot;)" office:value-type="string" office:string-value="| 25FP30CF020 | 45951 | 45951 | Gestión de negocio de estética | " calcext:value-type="string">
            <text:p>| 25FP30CF020 | 45951 | 45951 | Gestión de negocio de estética | </text:p>
          </table:table-cell>
        </table:table-row>
        <table:table-row table:style-name="ro1">
          <table:table-cell office:value-type="string" calcext:value-type="string">
            <text:p>25FP35CF030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Instalación y puesta en marcha de equipos frigoríficos</text:p>
          </table:table-cell>
          <table:table-cell table:formula="of:=COM.MICROSOFT.CONCAT(&quot;| &quot;;[.A215];&quot; | &quot;;[.B215];&quot; | &quot;;[.C215];&quot; | &quot;;[.D215];&quot; | &quot;)" office:value-type="string" office:string-value="| 25FP35CF030 | 45951 | 45959 | Instalación y puesta en marcha de equipos frigoríficos | " calcext:value-type="string">
            <text:p>| 25FP35CF030 | 45951 | 45959 | Instalación y puesta en marcha de equipos frigoríficos | </text:p>
          </table:table-cell>
        </table:table-row>
        <table:table-row table:style-name="ro1">
          <table:table-cell office:value-type="string" calcext:value-type="string">
            <text:p>25FP35CF035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23" calcext:value-type="date">
            <text:p>23/10/25</text:p>
          </table:table-cell>
          <table:table-cell office:value-type="string" calcext:value-type="string">
            <text:p>Cálculo y montaje de conductos de fibra de vidrio</text:p>
          </table:table-cell>
          <table:table-cell table:formula="of:=COM.MICROSOFT.CONCAT(&quot;| &quot;;[.A216];&quot; | &quot;;[.B216];&quot; | &quot;;[.C216];&quot; | &quot;;[.D216];&quot; | &quot;)" office:value-type="string" office:string-value="| 25FP35CF035 | 45951 | 45953 | Cálculo y montaje de conductos de fibra de vidrio | " calcext:value-type="string">
            <text:p>| 25FP35CF035 | 45951 | 45953 | Cálculo y montaje de conductos de fibra de vidrio | </text:p>
          </table:table-cell>
        </table:table-row>
        <table:table-row table:style-name="ro1">
          <table:table-cell office:value-type="string" calcext:value-type="string">
            <text:p>25FP37CF027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Tecnologías XR en la creación de casos clínicos e interpretación de imágenes diagnósticas</text:p>
          </table:table-cell>
          <table:table-cell table:formula="of:=COM.MICROSOFT.CONCAT(&quot;| &quot;;[.A217];&quot; | &quot;;[.B217];&quot; | &quot;;[.C217];&quot; | &quot;;[.D217];&quot; | &quot;)" office:value-type="string" office:string-value="| 25FP37CF027 | 45951 | 45960 | Tecnologías XR en la creación de casos clínicos e interpretación de imágenes diagnósticas | " calcext:value-type="string">
            <text:p>| 25FP37CF027 | 45951 | 45960 | Tecnologías XR en la creación de casos clínicos e interpretación de imágenes diagnósticas | </text:p>
          </table:table-cell>
        </table:table-row>
        <table:table-row table:style-name="ro1">
          <table:table-cell office:value-type="string" calcext:value-type="string">
            <text:p>25FP83CF002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1-04" calcext:value-type="date">
            <text:p>04/11/25</text:p>
          </table:table-cell>
          <table:table-cell office:value-type="string" calcext:value-type="string">
            <text:p>Skill: Educación y control ambiental: sanidad ambiental aplicada </text:p>
          </table:table-cell>
          <table:table-cell table:formula="of:=COM.MICROSOFT.CONCAT(&quot;| &quot;;[.A218];&quot; | &quot;;[.B218];&quot; | &quot;;[.C218];&quot; | &quot;;[.D218];&quot; | &quot;)" office:value-type="string" office:string-value="| 25FP83CF002 | 45951 | 45965 | Skill: Educación y control ambiental: sanidad ambiental aplicada  | " calcext:value-type="string">
            <text:p>| 25FP83CF002 | 45951 | 45965 | Skill: Educación y control ambiental: sanidad ambiental aplicada <text:s/>| </text:p>
          </table:table-cell>
        </table:table-row>
        <table:table-row table:style-name="ro1">
          <table:table-cell office:value-type="string" calcext:value-type="string">
            <text:p>25FP30CF025</text:p>
          </table:table-cell>
          <table:table-cell office:value-type="date" office:date-value="2025-10-22" calcext:value-type="date">
            <text:p>22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Herbario: herramienta didáctica para perfumería</text:p>
          </table:table-cell>
          <table:table-cell table:formula="of:=COM.MICROSOFT.CONCAT(&quot;| &quot;;[.A219];&quot; | &quot;;[.B219];&quot; | &quot;;[.C219];&quot; | &quot;;[.D219];&quot; | &quot;)" office:value-type="string" office:string-value="| 25FP30CF025 | 45952 | 45959 | Herbario: herramienta didáctica para perfumería | " calcext:value-type="string">
            <text:p>| 25FP30CF025 | 45952 | 45959 | Herbario: herramienta didáctica para perfumería | </text:p>
          </table:table-cell>
        </table:table-row>
        <table:table-row table:style-name="ro1">
          <table:table-cell office:value-type="string" calcext:value-type="string">
            <text:p>25FP43CF236</text:p>
          </table:table-cell>
          <table:table-cell office:value-type="date" office:date-value="2025-10-22" calcext:value-type="date">
            <text:p>22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strategias Metodológicas para la Impartición de Módulos de FP en Inglés</text:p>
          </table:table-cell>
          <table:table-cell table:formula="of:=COM.MICROSOFT.CONCAT(&quot;| &quot;;[.A220];&quot; | &quot;;[.B220];&quot; | &quot;;[.C220];&quot; | &quot;;[.D220];&quot; | &quot;)" office:value-type="string" office:string-value="| 25FP43CF236 | 45952 | 45966 | Estrategias Metodológicas para la Impartición de Módulos de FP en Inglés | " calcext:value-type="string">
            <text:p>| 25FP43CF236 | 45952 | 45966 | Estrategias Metodológicas para la Impartición de Módulos de FP en Inglés | </text:p>
          </table:table-cell>
        </table:table-row>
        <table:table-row table:style-name="ro1">
          <table:table-cell office:value-type="string" calcext:value-type="string">
            <text:p>25FP19CF010</text:p>
          </table:table-cell>
          <table:table-cell table:number-columns-repeated="2" office:value-type="date" office:date-value="2025-10-25" calcext:value-type="date">
            <text:p>25/10/25</text:p>
          </table:table-cell>
          <table:table-cell office:value-type="string" calcext:value-type="string">
            <text:p>Técnicas de trepa y poda en altura</text:p>
          </table:table-cell>
          <table:table-cell table:formula="of:=COM.MICROSOFT.CONCAT(&quot;| &quot;;[.A221];&quot; | &quot;;[.B221];&quot; | &quot;;[.C221];&quot; | &quot;;[.D221];&quot; | &quot;)" office:value-type="string" office:string-value="| 25FP19CF010 | 45955 | 45955 | Técnicas de trepa y poda en altura | " calcext:value-type="string">
            <text:p>| 25FP19CF010 | 45955 | 45955 | Técnicas de trepa y poda en altura | </text:p>
          </table:table-cell>
        </table:table-row>
        <table:table-row table:style-name="ro1">
          <table:table-cell office:value-type="string" calcext:value-type="string">
            <text:p>25FP35CF036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álculo y montaje de conductos de fibra de vidrio</text:p>
          </table:table-cell>
          <table:table-cell table:formula="of:=COM.MICROSOFT.CONCAT(&quot;| &quot;;[.A222];&quot; | &quot;;[.B222];&quot; | &quot;;[.C222];&quot; | &quot;;[.D222];&quot; | &quot;)" office:value-type="string" office:string-value="| 25FP35CF036 | 45957 | 45959 | Cálculo y montaje de conductos de fibra de vidrio | " calcext:value-type="string">
            <text:p>| 25FP35CF036 | 45957 | 45959 | Cálculo y montaje de conductos de fibra de vidrio | </text:p>
          </table:table-cell>
        </table:table-row>
        <table:table-row table:style-name="ro1">
          <table:table-cell office:value-type="string" calcext:value-type="string">
            <text:p>25FP35CF040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Mecanizado avanzado en torno y fresadora convencional</text:p>
          </table:table-cell>
          <table:table-cell table:formula="of:=COM.MICROSOFT.CONCAT(&quot;| &quot;;[.A223];&quot; | &quot;;[.B223];&quot; | &quot;;[.C223];&quot; | &quot;;[.D223];&quot; | &quot;)" office:value-type="string" office:string-value="| 25FP35CF040 | 45957 | 45960 | Mecanizado avanzado en torno y fresadora convencional | " calcext:value-type="string">
            <text:p>| 25FP35CF040 | 45957 | 45960 | Mecanizado avanzado en torno y fresadora convencional | </text:p>
          </table:table-cell>
        </table:table-row>
        <table:table-row table:style-name="ro1">
          <table:table-cell office:value-type="string" calcext:value-type="string">
            <text:p>25FP29CF007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Panes especiales y masa madre</text:p>
          </table:table-cell>
          <table:table-cell table:formula="of:=COM.MICROSOFT.CONCAT(&quot;| &quot;;[.A224];&quot; | &quot;;[.B224];&quot; | &quot;;[.C224];&quot; | &quot;;[.D224];&quot; | &quot;)" office:value-type="string" office:string-value="| 25FP29CF007 | 45957 | 45961 | Panes especiales y masa madre | " calcext:value-type="string">
            <text:p>| 25FP29CF007 | 45957 | 45961 | Panes especiales y masa madre | </text:p>
          </table:table-cell>
        </table:table-row>
        <table:table-row table:style-name="ro1">
          <table:table-cell office:value-type="string" calcext:value-type="string">
            <text:p>25FP80CF020</text:p>
          </table:table-cell>
          <table:table-cell office:value-type="date" office:date-value="2025-10-28" calcext:value-type="date">
            <text:p>28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Comunidades energéticas</text:p>
          </table:table-cell>
          <table:table-cell table:formula="of:=COM.MICROSOFT.CONCAT(&quot;| &quot;;[.A225];&quot; | &quot;;[.B225];&quot; | &quot;;[.C225];&quot; | &quot;;[.D225];&quot; | &quot;)" office:value-type="string" office:string-value="| 25FP80CF020 | 45958 | 45960 | Comunidades energéticas | " calcext:value-type="string">
            <text:p>| 25FP80CF020 | 45958 | 45960 | Comunidades energéticas | </text:p>
          </table:table-cell>
        </table:table-row>
        <table:table-row table:style-name="ro1">
          <table:table-cell office:value-type="string" calcext:value-type="string">
            <text:p>25FP43CF293</text:p>
          </table:table-cell>
          <table:table-cell office:value-type="date" office:date-value="2025-10-29" calcext:value-type="date">
            <text:p>29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KILL 52. Laboratori. Proves tècniques amb simuladors de realitat virtual</text:p>
          </table:table-cell>
          <table:table-cell table:formula="of:=COM.MICROSOFT.CONCAT(&quot;| &quot;;[.A226];&quot; | &quot;;[.B226];&quot; | &quot;;[.C226];&quot; | &quot;;[.D226];&quot; | &quot;)" office:value-type="string" office:string-value="| 25FP43CF293 | 45959 | 45960 | SKILL 52. Laboratori. Proves tècniques amb simuladors de realitat virtual | " calcext:value-type="string">
            <text:p>| 25FP43CF293 | 45959 | 45960 | SKILL 52. Laboratori. Proves tècniques amb simuladors de realitat virtual | </text:p>
          </table:table-cell>
        </table:table-row>
        <table:table-row table:style-name="ro1">
          <table:table-cell office:value-type="string" calcext:value-type="string">
            <text:p>25FP32CF040</text:p>
          </table:table-cell>
          <table:table-cell table:number-columns-repeated="2" office:value-type="date" office:date-value="2025-10-30" calcext:value-type="date">
            <text:p>30/10/25</text:p>
          </table:table-cell>
          <table:table-cell office:value-type="string" calcext:value-type="string">
            <text:p>Jornada de intercambio de experiencias de la familia informática y comunicaciones</text:p>
          </table:table-cell>
          <table:table-cell table:formula="of:=COM.MICROSOFT.CONCAT(&quot;| &quot;;[.A227];&quot; | &quot;;[.B227];&quot; | &quot;;[.C227];&quot; | &quot;;[.D227];&quot; | &quot;)" office:value-type="string" office:string-value="| 25FP32CF040 | 45960 | 45960 | Jornada de intercambio de experiencias de la familia informática y comunicaciones | " calcext:value-type="string">
            <text:p>| 25FP32CF040 | 45960 | 45960 | Jornada de intercambio de experiencias de la familia informática y comunicaciones | </text:p>
          </table:table-cell>
        </table:table-row>
        <table:table-row table:style-name="ro1">
          <table:table-cell office:value-type="string" calcext:value-type="string">
            <text:p>25FP19CF012</text:p>
          </table:table-cell>
          <table:table-cell table:number-columns-repeated="2" office:value-type="date" office:date-value="2025-11-03" calcext:value-type="date">
            <text:p>03/11/25</text:p>
          </table:table-cell>
          <table:table-cell office:value-type="string" calcext:value-type="string">
            <text:p>Tecnologías inteligentes aplicadas a la familia agraria y sectores afines</text:p>
          </table:table-cell>
          <table:table-cell table:formula="of:=COM.MICROSOFT.CONCAT(&quot;| &quot;;[.A228];&quot; | &quot;;[.B228];&quot; | &quot;;[.C228];&quot; | &quot;;[.D228];&quot; | &quot;)" office:value-type="string" office:string-value="| 25FP19CF012 | 45964 | 45964 | Tecnologías inteligentes aplicadas a la familia agraria y sectores afines | " calcext:value-type="string">
            <text:p>| 25FP19CF012 | 45964 | 45964 | Tecnologías inteligentes aplicadas a la familia agraria y sectores afines | </text:p>
          </table:table-cell>
        </table:table-row>
        <table:table-row table:style-name="ro1">
          <table:table-cell office:value-type="string" calcext:value-type="string">
            <text:p>25FP29CF014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17" calcext:value-type="date">
            <text:p>17/11/25</text:p>
          </table:table-cell>
          <table:table-cell office:value-type="string" calcext:value-type="string">
            <text:p>Skills 47. Técnicas elementales de pastelería y repostería</text:p>
          </table:table-cell>
          <table:table-cell table:formula="of:=COM.MICROSOFT.CONCAT(&quot;| &quot;;[.A229];&quot; | &quot;;[.B229];&quot; | &quot;;[.C229];&quot; | &quot;;[.D229];&quot; | &quot;)" office:value-type="string" office:string-value="| 25FP29CF014 | 45964 | 45978 | Skills 47. Técnicas elementales de pastelería y repostería | " calcext:value-type="string">
            <text:p>| 25FP29CF014 | 45964 | 45978 | Skills 47. Técnicas elementales de pastelería y repostería | </text:p>
          </table:table-cell>
        </table:table-row>
        <table:table-row table:style-name="ro1">
          <table:table-cell office:value-type="string" calcext:value-type="string">
            <text:p>25FP30CF033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1" calcext:value-type="date">
            <text:p>01/12/25</text:p>
          </table:table-cell>
          <table:table-cell office:value-type="string" calcext:value-type="string">
            <text:p>Skill 29 Peluquería. Confección de prótesis faciales pilosas</text:p>
          </table:table-cell>
          <table:table-cell table:formula="of:=COM.MICROSOFT.CONCAT(&quot;| &quot;;[.A230];&quot; | &quot;;[.B230];&quot; | &quot;;[.C230];&quot; | &quot;;[.D230];&quot; | &quot;)" office:value-type="string" office:string-value="| 25FP30CF033 | 45964 | 45992 | Skill 29 Peluquería. Confección de prótesis faciales pilosas | " calcext:value-type="string">
            <text:p>| 25FP30CF033 | 45964 | 45992 | Skill 29 Peluquería. Confección de prótesis faciales pilosas | </text:p>
          </table:table-cell>
        </table:table-row>
        <table:table-row table:style-name="ro1">
          <table:table-cell office:value-type="string" calcext:value-type="string">
            <text:p>25FP32CF036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iseño aplicado a interfaces web con Flutter</text:p>
          </table:table-cell>
          <table:table-cell table:formula="of:=COM.MICROSOFT.CONCAT(&quot;| &quot;;[.A231];&quot; | &quot;;[.B231];&quot; | &quot;;[.C231];&quot; | &quot;;[.D231];&quot; | &quot;)" office:value-type="string" office:string-value="| 25FP32CF036 | 45964 | 45996 | Skill 17. Diseño aplicado a interfaces web con Flutter | " calcext:value-type="string">
            <text:p>| 25FP32CF036 | 45964 | 45996 | Skill 17. Diseño aplicado a interfaces web con Flutter | </text:p>
          </table:table-cell>
        </table:table-row>
        <table:table-row table:style-name="ro2">
          <table:table-cell office:value-type="string" calcext:value-type="string">
            <text:p>25FP32CF037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esarrollo de módulos para Odoo</text:p>
            <text:p/>
          </table:table-cell>
          <table:table-cell table:formula="of:=COM.MICROSOFT.CONCAT(&quot;| &quot;;[.A232];&quot; | &quot;;[.B232];&quot; | &quot;;[.C232];&quot; | &quot;;[.D232];&quot; | &quot;)" office:value-type="string" office:string-value="| 25FP32CF037 | 45964 | 45996 | Skill 17. Desarrollo de módulos para Odoo&#10; | " calcext:value-type="string">
            <text:p>| 25FP32CF037 | 45964 | 45996 | Skill 17. Desarrollo de módulos para Odoo</text:p>
            <text:p> | </text:p>
          </table:table-cell>
        </table:table-row>
        <table:table-row table:style-name="ro2">
          <table:table-cell office:value-type="string" calcext:value-type="string">
            <text:p>25FP32CF038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53. Introducción a Terraform y Salt Project</text:p>
            <text:p/>
          </table:table-cell>
          <table:table-cell table:formula="of:=COM.MICROSOFT.CONCAT(&quot;| &quot;;[.A233];&quot; | &quot;;[.B233];&quot; | &quot;;[.C233];&quot; | &quot;;[.D233];&quot; | &quot;)" office:value-type="string" office:string-value="| 25FP32CF038 | 45964 | 45996 | Skill 53. Introducción a Terraform y Salt Project&#10; | " calcext:value-type="string">
            <text:p>| 25FP32CF038 | 45964 | 45996 | Skill 53. Introducción a Terraform y Salt Project</text:p>
            <text:p> | </text:p>
          </table:table-cell>
        </table:table-row>
        <table:table-row table:style-name="ro1">
          <table:table-cell office:value-type="string" calcext:value-type="string">
            <text:p>25FP32CF039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esarrollo con PHP y Laravel</text:p>
          </table:table-cell>
          <table:table-cell table:formula="of:=COM.MICROSOFT.CONCAT(&quot;| &quot;;[.A234];&quot; | &quot;;[.B234];&quot; | &quot;;[.C234];&quot; | &quot;;[.D234];&quot; | &quot;)" office:value-type="string" office:string-value="| 25FP32CF039 | 45964 | 45996 | Skill 17. Desarrollo con PHP y Laravel | " calcext:value-type="string">
            <text:p>| 25FP32CF039 | 45964 | 45996 | Skill 17. Desarrollo con PHP y Laravel | </text:p>
          </table:table-cell>
        </table:table-row>
        <table:table-row table:style-name="ro1">
          <table:table-cell office:value-type="string" calcext:value-type="string">
            <text:p>25FP35CF031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ntorno reglamentario y normativo para refrigerantes A2L y A3</text:p>
          </table:table-cell>
          <table:table-cell table:formula="of:=COM.MICROSOFT.CONCAT(&quot;| &quot;;[.A235];&quot; | &quot;;[.B235];&quot; | &quot;;[.C235];&quot; | &quot;;[.D235];&quot; | &quot;)" office:value-type="string" office:string-value="| 25FP35CF031 | 45964 | 45966 | Entorno reglamentario y normativo para refrigerantes A2L y A3 | " calcext:value-type="string">
            <text:p>| 25FP35CF031 | 45964 | 45966 | Entorno reglamentario y normativo para refrigerantes A2L y A3 | </text:p>
          </table:table-cell>
        </table:table-row>
        <table:table-row table:style-name="ro1">
          <table:table-cell office:value-type="string" calcext:value-type="string">
            <text:p>25FP35CF111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04. Puesta en marcha y aplicación práctica del autómata SCHNEIDER Modicon M221</text:p>
          </table:table-cell>
          <table:table-cell table:formula="of:=COM.MICROSOFT.CONCAT(&quot;| &quot;;[.A236];&quot; | &quot;;[.B236];&quot; | &quot;;[.C236];&quot; | &quot;;[.D236];&quot; | &quot;)" office:value-type="string" office:string-value="| 25FP35CF111 | 45964 | 45996 | Skill 04. Puesta en marcha y aplicación práctica del autómata SCHNEIDER Modicon M221 | " calcext:value-type="string">
            <text:p>| 25FP35CF111 | 45964 | 45996 | Skill 04. Puesta en marcha y aplicación práctica del autómata SCHNEIDER Modicon M221 | </text:p>
          </table:table-cell>
        </table:table-row>
        <table:table-row table:style-name="ro1">
          <table:table-cell office:value-type="string" calcext:value-type="string">
            <text:p>25FP35CF112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05. Autodesk Inventor para principiantes: fundamentos y aplicaciones</text:p>
          </table:table-cell>
          <table:table-cell table:formula="of:=COM.MICROSOFT.CONCAT(&quot;| &quot;;[.A237];&quot; | &quot;;[.B237];&quot; | &quot;;[.C237];&quot; | &quot;;[.D237];&quot; | &quot;)" office:value-type="string" office:string-value="| 25FP35CF112 | 45964 | 45989 | Skill 05. Autodesk Inventor para principiantes: fundamentos y aplicaciones | " calcext:value-type="string">
            <text:p>| 25FP35CF112 | 45964 | 45989 | Skill 05. Autodesk Inventor para principiantes: fundamentos y aplicaciones | </text:p>
          </table:table-cell>
        </table:table-row>
        <table:table-row table:style-name="ro1">
          <table:table-cell office:value-type="string" calcext:value-type="string">
            <text:p>25FP30CF030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Micropigmentación reconstructiva areolar</text:p>
          </table:table-cell>
          <table:table-cell table:formula="of:=COM.MICROSOFT.CONCAT(&quot;| &quot;;[.A238];&quot; | &quot;;[.B238];&quot; | &quot;;[.C238];&quot; | &quot;;[.D238];&quot; | &quot;)" office:value-type="string" office:string-value="| 25FP30CF030 | 45965 | 45966 | Micropigmentación reconstructiva areolar | " calcext:value-type="string">
            <text:p>| 25FP30CF030 | 45965 | 45966 | Micropigmentación reconstructiva areolar | </text:p>
          </table:table-cell>
        </table:table-row>
        <table:table-row table:style-name="ro1">
          <table:table-cell office:value-type="string" calcext:value-type="string">
            <text:p>25FP30CF031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Técnicas de maquillaje de fantasía para moros y cristianos</text:p>
          </table:table-cell>
          <table:table-cell table:formula="of:=COM.MICROSOFT.CONCAT(&quot;| &quot;;[.A239];&quot; | &quot;;[.B239];&quot; | &quot;;[.C239];&quot; | &quot;;[.D239];&quot; | &quot;)" office:value-type="string" office:string-value="| 25FP30CF031 | 45965 | 45966 | Técnicas de maquillaje de fantasía para moros y cristianos | " calcext:value-type="string">
            <text:p>| 25FP30CF031 | 45965 | 45966 | Técnicas de maquillaje de fantasía para moros y cristianos | </text:p>
          </table:table-cell>
        </table:table-row>
        <table:table-row table:style-name="ro1">
          <table:table-cell office:value-type="string" calcext:value-type="string">
            <text:p>25FP30CF035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25" calcext:value-type="date">
            <text:p>25/11/25</text:p>
          </table:table-cell>
          <table:table-cell office:value-type="string" calcext:value-type="string">
            <text:p>Skill 30 Estética. Creación de prótesis de espuma de látex</text:p>
          </table:table-cell>
          <table:table-cell table:formula="of:=COM.MICROSOFT.CONCAT(&quot;| &quot;;[.A240];&quot; | &quot;;[.B240];&quot; | &quot;;[.C240];&quot; | &quot;;[.D240];&quot; | &quot;)" office:value-type="string" office:string-value="| 25FP30CF035 | 45965 | 45986 | Skill 30 Estética. Creación de prótesis de espuma de látex | " calcext:value-type="string">
            <text:p>| 25FP30CF035 | 45965 | 45986 | Skill 30 Estética. Creación de prótesis de espuma de látex | </text:p>
          </table:table-cell>
        </table:table-row>
        <table:table-row table:style-name="ro1">
          <table:table-cell office:value-type="string" calcext:value-type="string">
            <text:p>25FP34CF014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2-02" calcext:value-type="date">
            <text:p>02/12/25</text:p>
          </table:table-cell>
          <table:table-cell office:value-type="string" calcext:value-type="string">
            <text:p>Skill 13. Peritación de daños y elaboración de presupuestos</text:p>
          </table:table-cell>
          <table:table-cell table:formula="of:=COM.MICROSOFT.CONCAT(&quot;| &quot;;[.A241];&quot; | &quot;;[.B241];&quot; | &quot;;[.C241];&quot; | &quot;;[.D241];&quot; | &quot;)" office:value-type="string" office:string-value="| 25FP34CF014 | 45965 | 45993 | Skill 13. Peritación de daños y elaboración de presupuestos | " calcext:value-type="string">
            <text:p>| 25FP34CF014 | 45965 | 45993 | Skill 13. Peritación de daños y elaboración de presupuestos | </text:p>
          </table:table-cell>
        </table:table-row>
        <table:table-row table:style-name="ro1">
          <table:table-cell office:value-type="string" calcext:value-type="string">
            <text:p>25FP43CF297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21" calcext:value-type="date">
            <text:p>21/11/25</text:p>
          </table:table-cell>
          <table:table-cell office:value-type="string" calcext:value-type="string">
            <text:p>Skill Emprendimiento. Entrena las soft skills para el emprendimiento con IA</text:p>
          </table:table-cell>
          <table:table-cell table:formula="of:=COM.MICROSOFT.CONCAT(&quot;| &quot;;[.A242];&quot; | &quot;;[.B242];&quot; | &quot;;[.C242];&quot; | &quot;;[.D242];&quot; | &quot;)" office:value-type="string" office:string-value="| 25FP43CF297 | 45965 | 45982 | Skill Emprendimiento. Entrena las soft skills para el emprendimiento con IA | " calcext:value-type="string">
            <text:p>| 25FP43CF297 | 45965 | 45982 | Skill Emprendimiento. Entrena las soft skills para el emprendimiento con IA | </text:p>
          </table:table-cell>
        </table:table-row>
        <table:table-row table:style-name="ro1">
          <table:table-cell office:value-type="string" calcext:value-type="string">
            <text:p>25FP33CF004</text:p>
          </table:table-cell>
          <table:table-cell office:value-type="date" office:date-value="2025-11-05" calcext:value-type="date">
            <text:p>05/11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ls 24 y 25: Conocimiento Skills Carpintería y Ebanistería</text:p>
          </table:table-cell>
          <table:table-cell table:formula="of:=COM.MICROSOFT.CONCAT(&quot;| &quot;;[.A243];&quot; | &quot;;[.B243];&quot; | &quot;;[.C243];&quot; | &quot;;[.D243];&quot; | &quot;)" office:value-type="string" office:string-value="| 25FP33CF004 | 45966 | 45994 | Skillls 24 y 25: Conocimiento Skills Carpintería y Ebanistería | " calcext:value-type="string">
            <text:p>| 25FP33CF004 | 45966 | 45994 | Skillls 24 y 25: Conocimiento Skills Carpintería y Ebanistería | </text:p>
          </table:table-cell>
        </table:table-row>
        <table:table-row table:style-name="ro1">
          <table:table-cell office:value-type="string" calcext:value-type="string">
            <text:p>25FP43CF295</text:p>
          </table:table-cell>
          <table:table-cell office:value-type="date" office:date-value="2025-11-05" calcext:value-type="date">
            <text:p>05/11/25</text:p>
          </table:table-cell>
          <table:table-cell office:value-type="date" office:date-value="2025-12-01" calcext:value-type="date">
            <text:p>01/12/25</text:p>
          </table:table-cell>
          <table:table-cell office:value-type="string" calcext:value-type="string">
            <text:p>Skill Emprendimiento.Visibiliza el emprendimiento con IA: marca personal y redes sociales</text:p>
          </table:table-cell>
          <table:table-cell table:formula="of:=COM.MICROSOFT.CONCAT(&quot;| &quot;;[.A244];&quot; | &quot;;[.B244];&quot; | &quot;;[.C244];&quot; | &quot;;[.D244];&quot; | &quot;)" office:value-type="string" office:string-value="| 25FP43CF295 | 45966 | 45992 | Skill Emprendimiento.Visibiliza el emprendimiento con IA: marca personal y redes sociales | " calcext:value-type="string">
            <text:p>| 25FP43CF295 | 45966 | 45992 | Skill Emprendimiento.Visibiliza el emprendimiento con IA: marca personal y redes sociales | </text:p>
          </table:table-cell>
        </table:table-row>
        <table:table-row table:style-name="ro1">
          <table:table-cell office:value-type="string" calcext:value-type="string">
            <text:p>25FP29CF010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s 56. Marketing digital turístico</text:p>
          </table:table-cell>
          <table:table-cell table:formula="of:=COM.MICROSOFT.CONCAT(&quot;| &quot;;[.A245];&quot; | &quot;;[.B245];&quot; | &quot;;[.C245];&quot; | &quot;;[.D245];&quot; | &quot;)" office:value-type="string" office:string-value="| 25FP29CF010 | 45967 | 45995 | Skills 56. Marketing digital turístico | " calcext:value-type="string">
            <text:p>| 25FP29CF010 | 45967 | 45995 | Skills 56. Marketing digital turístico | </text:p>
          </table:table-cell>
        </table:table-row>
        <table:table-row table:style-name="ro1">
          <table:table-cell office:value-type="string" calcext:value-type="string">
            <text:p>25FP30CF034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29 Peluquería. Posticería para peinados de época</text:p>
          </table:table-cell>
          <table:table-cell table:formula="of:=COM.MICROSOFT.CONCAT(&quot;| &quot;;[.A246];&quot; | &quot;;[.B246];&quot; | &quot;;[.C246];&quot; | &quot;;[.D246];&quot; | &quot;)" office:value-type="string" office:string-value="| 25FP30CF034 | 45967 | 45995 | Skill 29 Peluquería. Posticería para peinados de época | " calcext:value-type="string">
            <text:p>| 25FP30CF034 | 45967 | 45995 | Skill 29 Peluquería. Posticería para peinados de época | </text:p>
          </table:table-cell>
        </table:table-row>
        <table:table-row table:style-name="ro1">
          <table:table-cell office:value-type="string" calcext:value-type="string">
            <text:p>25FP36CF014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Técnicas de análisis instrumental</text:p>
          </table:table-cell>
          <table:table-cell table:formula="of:=COM.MICROSOFT.CONCAT(&quot;| &quot;;[.A247];&quot; | &quot;;[.B247];&quot; | &quot;;[.C247];&quot; | &quot;;[.D247];&quot; | &quot;)" office:value-type="string" office:string-value="| 25FP36CF014 | 45967 | 45995 | Técnicas de análisis instrumental | " calcext:value-type="string">
            <text:p>| 25FP36CF014 | 45967 | 45995 | Técnicas de análisis instrumental | </text:p>
          </table:table-cell>
        </table:table-row>
        <table:table-row table:style-name="ro1">
          <table:table-cell office:value-type="string" calcext:value-type="string">
            <text:p>25FP34CF015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33. Iniciación a las tecnologías híbridas y eléctricas</text:p>
          </table:table-cell>
          <table:table-cell table:formula="of:=COM.MICROSOFT.CONCAT(&quot;| &quot;;[.A248];&quot; | &quot;;[.B248];&quot; | &quot;;[.C248];&quot; | &quot;;[.D248];&quot; | &quot;)" office:value-type="string" office:string-value="| 25FP34CF015 | 45967 | 45995 | Skill 33. Iniciación a las tecnologías híbridas y eléctricas | " calcext:value-type="string">
            <text:p>| 25FP34CF015 | 45967 | 45995 | Skill 33. Iniciación a las tecnologías híbridas y eléctricas | </text:p>
          </table:table-cell>
        </table:table-row>
        <table:table-row table:style-name="ro1">
          <table:table-cell office:value-type="string" calcext:value-type="string">
            <text:p>25FP28CF009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10. Soldadura en atmósfera natural con electrodo revestido</text:p>
          </table:table-cell>
          <table:table-cell table:formula="of:=COM.MICROSOFT.CONCAT(&quot;| &quot;;[.A249];&quot; | &quot;;[.B249];&quot; | &quot;;[.C249];&quot; | &quot;;[.D249];&quot; | &quot;)" office:value-type="string" office:string-value="| 25FP28CF009 | 45968 | 45989 | Skill 10. Soldadura en atmósfera natural con electrodo revestido | " calcext:value-type="string">
            <text:p>| 25FP28CF009 | 45968 | 45989 | Skill 10. Soldadura en atmósfera natural con electrodo revestido | </text:p>
          </table:table-cell>
        </table:table-row>
        <table:table-row table:style-name="ro1">
          <table:table-cell office:value-type="string" calcext:value-type="string">
            <text:p>25FP29CF009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29" calcext:value-type="date">
            <text:p>29/11/25</text:p>
          </table:table-cell>
          <table:table-cell office:value-type="string" calcext:value-type="string">
            <text:p>Skill 56. La promoción de los recursos turísticos: el Modernismo</text:p>
          </table:table-cell>
          <table:table-cell table:formula="of:=COM.MICROSOFT.CONCAT(&quot;| &quot;;[.A250];&quot; | &quot;;[.B250];&quot; | &quot;;[.C250];&quot; | &quot;;[.D250];&quot; | &quot;)" office:value-type="string" office:string-value="| 25FP29CF009 | 45968 | 45990 | Skill 56. La promoción de los recursos turísticos: el Modernismo | " calcext:value-type="string">
            <text:p>| 25FP29CF009 | 45968 | 45990 | Skill 56. La promoción de los recursos turísticos: el Modernismo | </text:p>
          </table:table-cell>
        </table:table-row>
        <table:table-row table:style-name="ro1">
          <table:table-cell office:value-type="string" calcext:value-type="string">
            <text:p>25FP43CF296</text:p>
          </table:table-cell>
          <table:table-cell office:value-type="date" office:date-value="2025-11-10" calcext:value-type="date">
            <text:p>10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50. De la idea al prototipo con impresión 3D en el aula</text:p>
          </table:table-cell>
          <table:table-cell table:formula="of:=COM.MICROSOFT.CONCAT(&quot;| &quot;;[.A251];&quot; | &quot;;[.B251];&quot; | &quot;;[.C251];&quot; | &quot;;[.D251];&quot; | &quot;)" office:value-type="string" office:string-value="| 25FP43CF296 | 45971 | 45995 | Skill 50. De la idea al prototipo con impresión 3D en el aula | " calcext:value-type="string">
            <text:p>| 25FP43CF296 | 45971 | 45995 | Skill 50. De la idea al prototipo con impresión 3D en el aula | </text:p>
          </table:table-cell>
        </table:table-row>
        <table:table-row table:style-name="ro1">
          <table:table-cell office:value-type="string" calcext:value-type="string">
            <text:p>25FP43CF299</text:p>
          </table:table-cell>
          <table:table-cell table:number-columns-repeated="2" office:value-type="date" office:date-value="2025-11-11" calcext:value-type="date">
            <text:p>11/11/25</text:p>
          </table:table-cell>
          <table:table-cell office:value-type="string" calcext:value-type="string">
            <text:p>Jornada Team up: Restauración ecológica</text:p>
          </table:table-cell>
          <table:table-cell table:formula="of:=COM.MICROSOFT.CONCAT(&quot;| &quot;;[.A252];&quot; | &quot;;[.B252];&quot; | &quot;;[.C252];&quot; | &quot;;[.D252];&quot; | &quot;)" office:value-type="string" office:string-value="| 25FP43CF299 | 45972 | 45972 | Jornada Team up: Restauración ecológica | " calcext:value-type="string">
            <text:p>| 25FP43CF299 | 45972 | 45972 | Jornada Team up: Restauración ecológica | </text:p>
          </table:table-cell>
        </table:table-row>
        <table:table-row table:style-name="ro1">
          <table:table-cell office:value-type="string" calcext:value-type="string">
            <text:p>25FP43CF300</text:p>
          </table:table-cell>
          <table:table-cell table:number-columns-repeated="2" office:value-type="date" office:date-value="2025-11-13" calcext:value-type="date">
            <text:p>13/11/25</text:p>
          </table:table-cell>
          <table:table-cell office:value-type="string" calcext:value-type="string">
            <text:p>Jornada Team up: Restauración ecológica.</text:p>
          </table:table-cell>
          <table:table-cell table:formula="of:=COM.MICROSOFT.CONCAT(&quot;| &quot;;[.A253];&quot; | &quot;;[.B253];&quot; | &quot;;[.C253];&quot; | &quot;;[.D253];&quot; | &quot;)" office:value-type="string" office:string-value="| 25FP43CF300 | 45974 | 45974 | Jornada Team up: Restauración ecológica. | " calcext:value-type="string">
            <text:p>| 25FP43CF300 | 45974 | 45974 | Jornada Team up: Restauración ecológica. | </text:p>
          </table:table-cell>
        </table:table-row>
        <table:table-row table:style-name="ro1">
          <table:table-cell office:value-type="string" calcext:value-type="string">
            <text:p>25FP30CF036</text:p>
          </table:table-cell>
          <table:table-cell office:value-type="date" office:date-value="2025-11-14" calcext:value-type="date">
            <text:p>14/11/25</text:p>
          </table:table-cell>
          <table:table-cell office:value-type="date" office:date-value="2025-11-18" calcext:value-type="date">
            <text:p>18/11/25</text:p>
          </table:table-cell>
          <table:table-cell office:value-type="string" calcext:value-type="string">
            <text:p>Skill 30 Estética. Técnico Superior en Estética: Funciones en Medicina Estética</text:p>
          </table:table-cell>
          <table:table-cell table:formula="of:=COM.MICROSOFT.CONCAT(&quot;| &quot;;[.A254];&quot; | &quot;;[.B254];&quot; | &quot;;[.C254];&quot; | &quot;;[.D254];&quot; | &quot;)" office:value-type="string" office:string-value="| 25FP30CF036 | 45975 | 45979 | Skill 30 Estética. Técnico Superior en Estética: Funciones en Medicina Estética | " calcext:value-type="string">
            <text:p>| 25FP30CF036 | 45975 | 45979 | Skill 30 Estética. Técnico Superior en Estética: Funciones en Medicina Estética | </text:p>
          </table:table-cell>
        </table:table-row>
        <table:table-row table:style-name="ro1">
          <table:table-cell office:value-type="string" calcext:value-type="string">
            <text:p>25FP29CF011</text:p>
          </table:table-cell>
          <table:table-cell office:value-type="date" office:date-value="2025-11-17" calcext:value-type="date">
            <text:p>17/11/25</text:p>
          </table:table-cell>
          <table:table-cell office:value-type="date" office:date-value="2025-11-25" calcext:value-type="date">
            <text:p>25/11/25</text:p>
          </table:table-cell>
          <table:table-cell office:value-type="string" calcext:value-type="string">
            <text:p>Skills 34. Cocina japonesa</text:p>
          </table:table-cell>
          <table:table-cell table:formula="of:=COM.MICROSOFT.CONCAT(&quot;| &quot;;[.A255];&quot; | &quot;;[.B255];&quot; | &quot;;[.C255];&quot; | &quot;;[.D255];&quot; | &quot;)" office:value-type="string" office:string-value="| 25FP29CF011 | 45978 | 45986 | Skills 34. Cocina japonesa | " calcext:value-type="string">
            <text:p>| 25FP29CF011 | 45978 | 45986 | Skills 34. Cocina japonesa | </text:p>
          </table:table-cell>
        </table:table-row>
        <table:table-row table:style-name="ro1">
          <table:table-cell office:value-type="string" calcext:value-type="string">
            <text:p>25FP35CF114</text:p>
          </table:table-cell>
          <table:table-cell office:value-type="date" office:date-value="2025-11-17" calcext:value-type="date">
            <text:p>17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 15. Mecanizado de tuberías para instalaciones térmicas y de fluidos</text:p>
          </table:table-cell>
          <table:table-cell table:formula="of:=COM.MICROSOFT.CONCAT(&quot;| &quot;;[.A256];&quot; | &quot;;[.B256];&quot; | &quot;;[.C256];&quot; | &quot;;[.D256];&quot; | &quot;)" office:value-type="string" office:string-value="| 25FP35CF114 | 45978 | 45987 | Skill 15. Mecanizado de tuberías para instalaciones térmicas y de fluidos | " calcext:value-type="string">
            <text:p>| 25FP35CF114 | 45978 | 45987 | Skill 15. Mecanizado de tuberías para instalaciones térmicas y de fluidos | </text:p>
          </table:table-cell>
        </table:table-row>
        <table:table-row table:style-name="ro1">
          <table:table-cell office:value-type="string" calcext:value-type="string">
            <text:p>25FP29CF015</text:p>
          </table:table-cell>
          <table:table-cell office:value-type="date" office:date-value="2025-11-18" calcext:value-type="date">
            <text:p>18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s 35. Curso de coctelería aplicada al servicio real</text:p>
          </table:table-cell>
          <table:table-cell table:formula="of:=COM.MICROSOFT.CONCAT(&quot;| &quot;;[.A257];&quot; | &quot;;[.B257];&quot; | &quot;;[.C257];&quot; | &quot;;[.D257];&quot; | &quot;)" office:value-type="string" office:string-value="| 25FP29CF015 | 45979 | 45987 | Skills 35. Curso de coctelería aplicada al servicio real | " calcext:value-type="string">
            <text:p>| 25FP29CF015 | 45979 | 45987 | Skills 35. Curso de coctelería aplicada al servicio real | </text:p>
          </table:table-cell>
        </table:table-row>
        <table:table-row table:style-name="ro1">
          <table:table-cell office:value-type="string" calcext:value-type="string">
            <text:p>25FP35CF115</text:p>
          </table:table-cell>
          <table:table-cell office:value-type="date" office:date-value="2025-11-19" calcext:value-type="date">
            <text:p>19/11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 38. Instalaciones de gran escala en la edificación</text:p>
          </table:table-cell>
          <table:table-cell table:formula="of:=COM.MICROSOFT.CONCAT(&quot;| &quot;;[.A258];&quot; | &quot;;[.B258];&quot; | &quot;;[.C258];&quot; | &quot;;[.D258];&quot; | &quot;)" office:value-type="string" office:string-value="| 25FP35CF115 | 45980 | 45994 | Skill 38. Instalaciones de gran escala en la edificación | " calcext:value-type="string">
            <text:p>| 25FP35CF115 | 45980 | 45994 | Skill 38. Instalaciones de gran escala en la edificación | </text:p>
          </table:table-cell>
        </table:table-row>
        <table:table-row table:style-name="ro1">
          <table:table-cell office:value-type="string" calcext:value-type="string">
            <text:p>25FP35CF116</text:p>
          </table:table-cell>
          <table:table-cell office:value-type="date" office:date-value="2025-11-20" calcext:value-type="date">
            <text:p>20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05. Iniciación al diseño y fabricación aditiva (impresión 3D)</text:p>
          </table:table-cell>
          <table:table-cell table:formula="of:=COM.MICROSOFT.CONCAT(&quot;| &quot;;[.A259];&quot; | &quot;;[.B259];&quot; | &quot;;[.C259];&quot; | &quot;;[.D259];&quot; | &quot;)" office:value-type="string" office:string-value="| 25FP35CF116 | 45981 | 45989 | Skill 05. Iniciación al diseño y fabricación aditiva (impresión 3D) | " calcext:value-type="string">
            <text:p>| 25FP35CF116 | 45981 | 45989 | Skill 05. Iniciación al diseño y fabricación aditiva (impresión 3D) | </text:p>
          </table:table-cell>
        </table:table-row>
        <table:table-row table:style-name="ro1">
          <table:table-cell office:value-type="string" calcext:value-type="string">
            <text:p>25FP19CF013</text:p>
          </table:table-cell>
          <table:table-cell office:value-type="date" office:date-value="2025-11-24" calcext:value-type="date">
            <text:p>24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 37. Perfeccionamiento en maquinaria específica</text:p>
          </table:table-cell>
          <table:table-cell table:formula="of:=COM.MICROSOFT.CONCAT(&quot;| &quot;;[.A260];&quot; | &quot;;[.B260];&quot; | &quot;;[.C260];&quot; | &quot;;[.D260];&quot; | &quot;)" office:value-type="string" office:string-value="| 25FP19CF013 | 45985 | 45987 | Skill 37. Perfeccionamiento en maquinaria específica | " calcext:value-type="string">
            <text:p>| 25FP19CF013 | 45985 | 45987 | Skill 37. Perfeccionamiento en maquinaria específica | </text:p>
          </table:table-cell>
        </table:table-row>
        <table:table-row table:style-name="ro1">
          <table:table-cell office:value-type="string" calcext:value-type="string">
            <text:p>25FP36CF015</text:p>
          </table:table-cell>
          <table:table-cell office:value-type="date" office:date-value="2025-11-24" calcext:value-type="date">
            <text:p>24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52. Assajos biotecnològics aplicats a la família professional química</text:p>
          </table:table-cell>
          <table:table-cell table:formula="of:=COM.MICROSOFT.CONCAT(&quot;| &quot;;[.A261];&quot; | &quot;;[.B261];&quot; | &quot;;[.C261];&quot; | &quot;;[.D261];&quot; | &quot;)" office:value-type="string" office:string-value="| 25FP36CF015 | 45985 | 45989 | SKILL 52. Assajos biotecnològics aplicats a la família professional química | " calcext:value-type="string">
            <text:p>| 25FP36CF015 | 45985 | 45989 | SKILL 52. Assajos biotecnològics aplicats a la família professional química | </text:p>
          </table:table-cell>
        </table:table-row>
        <table:table-row table:style-name="ro1">
          <table:table-cell office:value-type="string" calcext:value-type="string">
            <text:p>25FP29CF016</text:p>
          </table:table-cell>
          <table:table-cell table:number-columns-repeated="2" office:value-type="date" office:date-value="2025-11-28" calcext:value-type="date">
            <text:p>28/11/25</text:p>
          </table:table-cell>
          <table:table-cell office:value-type="string" calcext:value-type="string">
            <text:p>Skills 34 y 35. De Skills al éxito: innovación, talento y futuro en la FP de Hosteleria y Cocina</text:p>
          </table:table-cell>
          <table:table-cell table:formula="of:=COM.MICROSOFT.CONCAT(&quot;| &quot;;[.A262];&quot; | &quot;;[.B262];&quot; | &quot;;[.C262];&quot; | &quot;;[.D262];&quot; | &quot;)" office:value-type="string" office:string-value="| 25FP29CF016 | 45989 | 45989 | Skills 34 y 35. De Skills al éxito: innovación, talento y futuro en la FP de Hosteleria y Cocina | " calcext:value-type="string">
            <text:p>| 25FP29CF016 | 45989 | 45989 | Skills 34 y 35. De Skills al éxito: innovación, talento y futuro en la FP de Hosteleria y Cocina | </text:p>
          </table:table-cell>
        </table:table-row>
        <table:table-row table:style-name="ro1">
          <table:table-cell office:value-type="string" calcext:value-type="string">
            <text:p>25FP19CF014</text:p>
          </table:table-cell>
          <table:table-cell office:value-type="date" office:date-value="2025-12-01" calcext:value-type="date">
            <text:p>01/12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 37. Perfeccionamiento en maquinaria específica</text:p>
          </table:table-cell>
          <table:table-cell table:formula="of:=COM.MICROSOFT.CONCAT(&quot;| &quot;;[.A263];&quot; | &quot;;[.B263];&quot; | &quot;;[.C263];&quot; | &quot;;[.D263];&quot; | &quot;)" office:value-type="string" office:string-value="| 25FP19CF014 | 45992 | 45994 | Skill 37. Perfeccionamiento en maquinaria específica | " calcext:value-type="string">
            <text:p>| 25FP19CF014 | 45992 | 45994 | Skill 37. Perfeccionamiento en maquinaria específica | </text:p>
          </table:table-cell>
        </table:table-row>
        <table:table-row table:style-name="ro1">
          <table:table-cell office:value-type="string" calcext:value-type="string">
            <text:p>25FP27CF021</text:p>
          </table:table-cell>
          <table:table-cell office:value-type="date" office:date-value="2025-12-01" calcext:value-type="date">
            <text:p>01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KNX Nivel 1</text:p>
          </table:table-cell>
          <table:table-cell table:formula="of:=COM.MICROSOFT.CONCAT(&quot;| &quot;;[.A264];&quot; | &quot;;[.B264];&quot; | &quot;;[.C264];&quot; | &quot;;[.D264];&quot; | &quot;)" office:value-type="string" office:string-value="| 25FP27CF021 | 45992 | 46009 | KNX Nivel 1 | " calcext:value-type="string">
            <text:p>| 25FP27CF021 | 45992 | 46009 | KNX Nivel 1 | </text:p>
          </table:table-cell>
        </table:table-row>
        <table:table-row table:style-name="ro1">
          <table:table-cell office:value-type="string" calcext:value-type="string">
            <text:p>25FP34CF016</text:p>
          </table:table-cell>
          <table:table-cell office:value-type="date" office:date-value="2025-12-05" calcext:value-type="date">
            <text:p>05/12/25</text:p>
          </table:table-cell>
          <table:table-cell office:value-type="date" office:date-value="2025-12-13" calcext:value-type="date">
            <text:p>13/12/25</text:p>
          </table:table-cell>
          <table:table-cell office:value-type="string" calcext:value-type="string">
            <text:p>CAD para la reconstrucción de piezas en termoplástico</text:p>
          </table:table-cell>
          <table:table-cell table:formula="of:=COM.MICROSOFT.CONCAT(&quot;| &quot;;[.A265];&quot; | &quot;;[.B265];&quot; | &quot;;[.C265];&quot; | &quot;;[.D265];&quot; | &quot;)" office:value-type="string" office:string-value="| 25FP34CF016 | 45996 | 46004 | CAD para la reconstrucción de piezas en termoplástico | " calcext:value-type="string">
            <text:p>| 25FP34CF016 | 45996 | 46004 | CAD para la reconstrucción de piezas en termoplástico | </text:p>
          </table:table-cell>
        </table:table-row>
        <table:table-row table:style-name="ro1">
          <table:table-cell office:value-type="string" calcext:value-type="string">
            <text:p>25FP32CF041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3" calcext:value-type="date">
            <text:p>13/12/25</text:p>
          </table:table-cell>
          <table:table-cell office:value-type="string" calcext:value-type="string">
            <text:p>Proxmox avanzado en redes empresariales</text:p>
          </table:table-cell>
          <table:table-cell table:formula="of:=COM.MICROSOFT.CONCAT(&quot;| &quot;;[.A266];&quot; | &quot;;[.B266];&quot; | &quot;;[.C266];&quot; | &quot;;[.D266];&quot; | &quot;)" office:value-type="string" office:string-value="| 25FP32CF041 | 46000 | 46004 | Proxmox avanzado en redes empresariales | " calcext:value-type="string">
            <text:p>| 25FP32CF041 | 46000 | 46004 | Proxmox avanzado en redes empresariales | </text:p>
          </table:table-cell>
        </table:table-row>
        <table:table-row table:style-name="ro1">
          <table:table-cell office:value-type="string" calcext:value-type="string">
            <text:p>25FP35CF121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7" calcext:value-type="date">
            <text:p>17/12/25</text:p>
          </table:table-cell>
          <table:table-cell office:value-type="string" calcext:value-type="string">
            <text:p>Construye en digital: BIM. Introducción a la Metodología</text:p>
          </table:table-cell>
          <table:table-cell table:formula="of:=COM.MICROSOFT.CONCAT(&quot;| &quot;;[.A267];&quot; | &quot;;[.B267];&quot; | &quot;;[.C267];&quot; | &quot;;[.D267];&quot; | &quot;)" office:value-type="string" office:string-value="| 25FP35CF121 | 46000 | 46008 | Construye en digital: BIM. Introducción a la Metodología | " calcext:value-type="string">
            <text:p>| 25FP35CF121 | 46000 | 46008 | Construye en digital: BIM. Introducción a la Metodología | </text:p>
          </table:table-cell>
        </table:table-row>
        <table:table-row table:style-name="ro1">
          <table:table-cell office:value-type="string" calcext:value-type="string">
            <text:p>25FP35CF122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Monitoreo de instalaciones frigoríficas y su aplicación en el aula</text:p>
          </table:table-cell>
          <table:table-cell table:formula="of:=COM.MICROSOFT.CONCAT(&quot;| &quot;;[.A268];&quot; | &quot;;[.B268];&quot; | &quot;;[.C268];&quot; | &quot;;[.D268];&quot; | &quot;)" office:value-type="string" office:string-value="| 25FP35CF122 | 46000 | 46009 | Monitoreo de instalaciones frigoríficas y su aplicación en el aula | " calcext:value-type="string">
            <text:p>| 25FP35CF122 | 46000 | 46009 | Monitoreo de instalaciones frigoríficas y su aplicación en el aula | </text:p>
          </table:table-cell>
        </table:table-row>
        <table:table-row table:style-name="ro1">
          <table:table-cell office:value-type="string" calcext:value-type="string">
            <text:p>25FP43CF306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Automatización en CODESYS con Delta</text:p>
          </table:table-cell>
          <table:table-cell table:formula="of:=COM.MICROSOFT.CONCAT(&quot;| &quot;;[.A269];&quot; | &quot;;[.B269];&quot; | &quot;;[.C269];&quot; | &quot;;[.D269];&quot; | &quot;)" office:value-type="string" office:string-value="| 25FP43CF306 | 46000 | 46009 | Automatización en CODESYS con Delta | " calcext:value-type="string">
            <text:p>| 25FP43CF306 | 46000 | 46009 | Automatización en CODESYS con Delta | </text:p>
          </table:table-cell>
        </table:table-row>
        <table:table-row table:style-name="ro1">
          <table:table-cell office:value-type="string" calcext:value-type="string">
            <text:p>25FP43CF304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9" calcext:value-type="date">
            <text:p>19/12/25</text:p>
          </table:table-cell>
          <table:table-cell office:value-type="string" calcext:value-type="string">
            <text:p>Formació amb simuladors de realitat virtual aplicats a família química i afins</text:p>
          </table:table-cell>
          <table:table-cell table:formula="of:=COM.MICROSOFT.CONCAT(&quot;| &quot;;[.A270];&quot; | &quot;;[.B270];&quot; | &quot;;[.C270];&quot; | &quot;;[.D270];&quot; | &quot;)" office:value-type="string" office:string-value="| 25FP43CF304 | 46000 | 46010 | Formació amb simuladors de realitat virtual aplicats a família química i afins | " calcext:value-type="string">
            <text:p>| 25FP43CF304 | 46000 | 46010 | Formació amb simuladors de realitat virtual aplicats a família química i afins | </text:p>
          </table:table-cell>
        </table:table-row>
        <table:table-row table:style-name="ro1">
          <table:table-cell office:value-type="string" calcext:value-type="string">
            <text:p>25FP43CF305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9" calcext:value-type="date">
            <text:p>19/12/25</text:p>
          </table:table-cell>
          <table:table-cell office:value-type="string" calcext:value-type="string">
            <text:p>Formació amb simuladors de realitat virtual aplicats a família agrària i seguretat i medi ambient</text:p>
          </table:table-cell>
          <table:table-cell table:formula="of:=COM.MICROSOFT.CONCAT(&quot;| &quot;;[.A271];&quot; | &quot;;[.B271];&quot; | &quot;;[.C271];&quot; | &quot;;[.D271];&quot; | &quot;)" office:value-type="string" office:string-value="| 25FP43CF305 | 46000 | 46010 | Formació amb simuladors de realitat virtual aplicats a família agrària i seguretat i medi ambient | " calcext:value-type="string">
            <text:p>| 25FP43CF305 | 46000 | 46010 | Formació amb simuladors de realitat virtual aplicats a família agrària i seguretat i medi ambient | </text:p>
          </table:table-cell>
        </table:table-row>
        <table:table-row table:style-name="ro1">
          <table:table-cell office:value-type="string" calcext:value-type="string">
            <text:p>25FP37CF030</text:p>
          </table:table-cell>
          <table:table-cell office:value-type="date" office:date-value="2025-12-10" calcext:value-type="date">
            <text:p>10/12/25</text:p>
          </table:table-cell>
          <table:table-cell office:value-type="date" office:date-value="2025-12-17" calcext:value-type="date">
            <text:p>17/12/25</text:p>
          </table:table-cell>
          <table:table-cell office:value-type="string" calcext:value-type="string">
            <text:p>Diseño y fabricación de prótesis tradicionales y flexibles</text:p>
          </table:table-cell>
          <table:table-cell table:formula="of:=COM.MICROSOFT.CONCAT(&quot;| &quot;;[.A272];&quot; | &quot;;[.B272];&quot; | &quot;;[.C272];&quot; | &quot;;[.D272];&quot; | &quot;)" office:value-type="string" office:string-value="| 25FP37CF030 | 46001 | 46008 | Diseño y fabricación de prótesis tradicionales y flexibles | " calcext:value-type="string">
            <text:p>| 25FP37CF030 | 46001 | 46008 | Diseño y fabricación de prótesis tradicionales y flexibles | </text:p>
          </table:table-cell>
        </table:table-row>
        <table:table-row table:style-name="ro1">
          <table:table-cell office:value-type="string" calcext:value-type="string">
            <text:p>25FP43CF303</text:p>
          </table:table-cell>
          <table:table-cell office:value-type="date" office:date-value="2025-12-10" calcext:value-type="date">
            <text:p>10/12/25</text:p>
          </table:table-cell>
          <table:table-cell office:value-type="date" office:date-value="2025-12-16" calcext:value-type="date">
            <text:p>16/12/25</text:p>
          </table:table-cell>
          <table:table-cell office:value-type="string" calcext:value-type="string">
            <text:p>Jornada campeonatos FPB CVSKILLS 2025</text:p>
          </table:table-cell>
          <table:table-cell table:formula="of:=COM.MICROSOFT.CONCAT(&quot;| &quot;;[.A273];&quot; | &quot;;[.B273];&quot; | &quot;;[.C273];&quot; | &quot;;[.D273];&quot; | &quot;)" office:value-type="string" office:string-value="| 25FP43CF303 | 46001 | 46007 | Jornada campeonatos FPB CVSKILLS 2025 | " calcext:value-type="string">
            <text:p>| 25FP43CF303 | 46001 | 46007 | Jornada campeonatos FPB CVSKILLS 2025 | </text:p>
          </table:table-cell>
        </table:table-row>
        <table:table-row table:style-name="ro1">
          <table:table-cell office:value-type="string" calcext:value-type="string">
            <text:p>25FP30CF037</text:p>
          </table:table-cell>
          <table:table-cell office:value-type="date" office:date-value="2025-12-12" calcext:value-type="date">
            <text:p>12/12/25</text:p>
          </table:table-cell>
          <table:table-cell office:value-type="date" office:date-value="2025-12-20" calcext:value-type="date">
            <text:p>20/12/25</text:p>
          </table:table-cell>
          <table:table-cell office:value-type="string" calcext:value-type="string">
            <text:p>Tricopigmentación y micropigmentación paramédica</text:p>
          </table:table-cell>
          <table:table-cell table:formula="of:=COM.MICROSOFT.CONCAT(&quot;| &quot;;[.A274];&quot; | &quot;;[.B274];&quot; | &quot;;[.C274];&quot; | &quot;;[.D274];&quot; | &quot;)" office:value-type="string" office:string-value="| 25FP30CF037 | 46003 | 46011 | Tricopigmentación y micropigmentación paramédica | " calcext:value-type="string">
            <text:p>| 25FP30CF037 | 46003 | 46011 | Tricopigmentación y micropigmentación paramédica | </text:p>
          </table:table-cell>
        </table:table-row>
        <table:table-row table:style-name="ro1">
          <table:table-cell office:value-type="string" calcext:value-type="string">
            <text:p>25FP35CF123</text:p>
          </table:table-cell>
          <table:table-cell office:value-type="date" office:date-value="2025-12-15" calcext:value-type="date">
            <text:p>15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Procesos de torneado en mecanizado CNC</text:p>
          </table:table-cell>
          <table:table-cell table:formula="of:=COM.MICROSOFT.CONCAT(&quot;| &quot;;[.A275];&quot; | &quot;;[.B275];&quot; | &quot;;[.C275];&quot; | &quot;;[.D275];&quot; | &quot;)" office:value-type="string" office:string-value="| 25FP35CF123 | 46006 | 46009 | Procesos de torneado en mecanizado CNC | " calcext:value-type="string">
            <text:p>| 25FP35CF123 | 46006 | 46009 | Procesos de torneado en mecanizado CNC | </text:p>
          </table:table-cell>
        </table:table-row>
        <table:table-row table:style-name="ro1">
          <table:table-cell office:value-type="string" calcext:value-type="string">
            <text:p>25FP43CF308</text:p>
          </table:table-cell>
          <table:table-cell office:value-type="date" office:date-value="2026-01-08" calcext:value-type="date">
            <text:p>08/01/26</text:p>
          </table:table-cell>
          <table:table-cell office:value-type="date" office:date-value="2026-01-22" calcext:value-type="date">
            <text:p>22/01/26</text:p>
          </table:table-cell>
          <table:table-cell office:value-type="string" calcext:value-type="string">
            <text:p>Redacción de proyectos Erasmus+ KA122 sector VET</text:p>
          </table:table-cell>
          <table:table-cell table:formula="of:=COM.MICROSOFT.CONCAT(&quot;| &quot;;[.A276];&quot; | &quot;;[.B276];&quot; | &quot;;[.C276];&quot; | &quot;;[.D276];&quot; | &quot;)" office:value-type="string" office:string-value="| 25FP43CF308 | 46030 | 46044 | Redacción de proyectos Erasmus+ KA122 sector VET | " calcext:value-type="string">
            <text:p>| 25FP43CF308 | 46030 | 46044 | Redacción de proyectos Erasmus+ KA122 sector VET | </text:p>
          </table:table-cell>
        </table:table-row>
      </table:table>
      <table:table table:name="Hoja6" table:style-name="ta2">
        <office:forms form:automatic-focus="false" form:apply-design-mode="false"/>
        <table:table-column table:style-name="co24" table:number-columns-repeated="2" table:default-cell-style-name="Default"/>
        <table:table-column table:style-name="co24" table:number-columns-repeated="2" table:default-cell-style-name="ce1"/>
        <table:table-column table:style-name="co24" table:number-columns-repeated="6" table:default-cell-style-name="Default"/>
        <table:table-row table:style-name="ro1">
          <table:table-cell/>
          <table:table-cell office:value-type="string" calcext:value-type="string">
            <text:p>edic_referencia</text:p>
          </table:table-cell>
          <table:table-cell table:style-name="Default" office:value-type="string" calcext:value-type="string">
            <text:p>edic_datainici</text:p>
          </table:table-cell>
          <table:table-cell table:style-name="Default" office:value-type="string" calcext:value-type="string">
            <text:p>edic_datafi</text:p>
          </table:table-cell>
          <table:table-cell office:value-type="string" calcext:value-type="string">
            <text:p>edic_titulo</text:p>
          </table:table-cell>
          <table:table-cell office:value-type="string" calcext:value-type="string">
            <text:p>num_solicitudes</text:p>
          </table:table-cell>
          <table:table-cell office:value-type="string" calcext:value-type="string">
            <text:p>num_participantes</text:p>
          </table:table-cell>
          <table:table-cell office:value-type="string" calcext:value-type="string">
            <text:p>num_part_certificado</text:p>
          </table:table-cell>
          <table:table-cell office:value-type="string" calcext:value-type="string">
            <text:p>num_horas</text:p>
          </table:table-cell>
          <table:table-cell office:value-type="string" calcext:value-type="string">
            <text:p>num_plazas</text:p>
          </table:table-cell>
        </table:table-row>
        <table:table-row table:style-name="ro1">
          <table:table-cell/>
          <table:table-cell office:value-type="string" calcext:value-type="string">
            <text:p>25FP43CF021</text:p>
          </table:table-cell>
          <table:table-cell office:value-type="date" office:date-value="2025-01-15" calcext:value-type="date">
            <text:p>15/01/25</text:p>
          </table:table-cell>
          <table:table-cell office:value-type="date" office:date-value="2025-02-12" calcext:value-type="date">
            <text:p>12/02/25</text:p>
          </table:table-cell>
          <table:table-cell office:value-type="string" calcext:value-type="string">
            <text:p>Expertos en programación por competenc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5FP20CF007</text:p>
          </table:table-cell>
          <table:table-cell office:value-type="date" office:date-value="2025-01-25" calcext:value-type="date">
            <text:p>25/01/25</text:p>
          </table:table-cell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Diseño de entrenamientos funcionales basados en evidencias para el fitness grupal y personal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25FP27CF002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EPLAN Electric P8: Software de diseño eléctrico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25FP27CF001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16" calcext:value-type="date">
            <text:p>16/03/25</text:p>
          </table:table-cell>
          <table:table-cell office:value-type="string" calcext:value-type="string">
            <text:p>Comunicaciones industriales con PLC e introducción al IoT industrial 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2CF004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30" calcext:value-type="date">
            <text:p>30/03/25</text:p>
          </table:table-cell>
          <table:table-cell office:value-type="string" calcext:value-type="string">
            <text:p>GNS3. Virtualización de sistemas, equipos y redes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25FP32CF002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AWS Academy: Primeros pasos y creación de entornos en la nube</text:p>
          </table:table-cell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25FP32CF003</text:p>
          </table:table-cell>
          <table:table-cell office:value-type="date" office:date-value="2025-01-27" calcext:value-type="date">
            <text:p>27/01/25</text:p>
          </table:table-cell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Introducción a Docker y <text:s/>Kubernetes</text:p>
          </table:table-cell>
          <table:table-cell office:value-type="float" office:value="329" calcext:value-type="float">
            <text:p>32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25FP43CF162</text:p>
          </table:table-cell>
          <table:table-cell table:number-columns-repeated="2" office:value-type="date" office:date-value="2025-01-28" calcext:value-type="date">
            <text:p>28/01/25</text:p>
          </table:table-cell>
          <table:table-cell office:value-type="string" calcext:value-type="string">
            <text:p>La Inteligencia Artificial en formación profesional: preparando al profesional del futuro</text:p>
          </table:table-cell>
          <table:table-cell office:value-type="float" office:value="418" calcext:value-type="float">
            <text:p>418</text:p>
          </table:table-cell>
          <table:table-cell office:value-type="float" office:value="270" calcext:value-type="float">
            <text:p>270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25FP43CF020</text:p>
          </table:table-cell>
          <table:table-cell office:value-type="date" office:date-value="2025-01-28" calcext:value-type="date">
            <text:p>28/01/25</text:p>
          </table:table-cell>
          <table:table-cell office:value-type="date" office:date-value="2025-04-11" calcext:value-type="date">
            <text:p>11/04/25</text:p>
          </table:table-cell>
          <table:table-cell office:value-type="string" calcext:value-type="string">
            <text:p>La digitalización y la sostenibilidad en la empresa de hoy: casos de éxito</text:p>
          </table:table-cell>
          <table:table-cell office:value-type="float" office:value="1892" calcext:value-type="float">
            <text:p>1892</text:p>
          </table:table-cell>
          <table:table-cell office:value-type="float" office:value="1475" calcext:value-type="float">
            <text:p>1475</text:p>
          </table:table-cell>
          <table:table-cell office:value-type="float" office:value="1032" calcext:value-type="float">
            <text:p>1032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25FP38CF005</text:p>
          </table:table-cell>
          <table:table-cell office:value-type="date" office:date-value="2025-02-01" calcext:value-type="date">
            <text:p>01/02/25</text:p>
          </table:table-cell>
          <table:table-cell office:value-type="date" office:date-value="2025-03-29" calcext:value-type="date">
            <text:p>29/03/25</text:p>
          </table:table-cell>
          <table:table-cell office:value-type="string" calcext:value-type="string">
            <text:p>Aulas como <text:s/>espacios de felicidad y amabilidad para la primera infancia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35CF004</text:p>
          </table:table-cell>
          <table:table-cell office:value-type="date" office:date-value="2025-02-03" calcext:value-type="date">
            <text:p>03/02/25</text:p>
          </table:table-cell>
          <table:table-cell office:value-type="date" office:date-value="2025-03-06" calcext:value-type="date">
            <text:p>06/03/25</text:p>
          </table:table-cell>
          <table:table-cell office:value-type="string" calcext:value-type="string">
            <text:p>Puesta en marcha y aplicación práctica en el aula del autómata SCHNEIDER Modicon M221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43CF085</text:p>
          </table:table-cell>
          <table:table-cell office:value-type="date" office:date-value="2025-02-03" calcext:value-type="date">
            <text:p>03/02/25</text:p>
          </table:table-cell>
          <table:table-cell office:value-type="date" office:date-value="2025-02-18" calcext:value-type="date">
            <text:p>18/02/25</text:p>
          </table:table-cell>
          <table:table-cell office:value-type="string" calcext:value-type="string">
            <text:p>Inglés logístico portuario en un entorno de empresas simuladas en el comercio internacional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35CF002</text:p>
          </table:table-cell>
          <table:table-cell office:value-type="date" office:date-value="2025-02-04" calcext:value-type="date">
            <text:p>04/02/25</text:p>
          </table:table-cell>
          <table:table-cell office:value-type="date" office:date-value="2025-02-05" calcext:value-type="date">
            <text:p>05/02/25</text:p>
          </table:table-cell>
          <table:table-cell office:value-type="string" calcext:value-type="string">
            <text:p>Sistemas de climatización: aerotermia y VRF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25FP37CF007</text:p>
          </table:table-cell>
          <table:table-cell office:value-type="date" office:date-value="2025-02-10" calcext:value-type="date">
            <text:p>10/02/25</text:p>
          </table:table-cell>
          <table:table-cell office:value-type="date" office:date-value="2025-02-24" calcext:value-type="date">
            <text:p>24/02/25</text:p>
          </table:table-cell>
          <table:table-cell office:value-type="string" calcext:value-type="string">
            <text:p>Atención inicial en pacientes politraumatizados: enfoque en múltiples escenarios</text:p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37CF012</text:p>
          </table:table-cell>
          <table:table-cell office:value-type="date" office:date-value="2025-02-12" calcext:value-type="date">
            <text:p>12/02/25</text:p>
          </table:table-cell>
          <table:table-cell office:value-type="date" office:date-value="2025-02-26" calcext:value-type="date">
            <text:p>26/02/25</text:p>
          </table:table-cell>
          <table:table-cell office:value-type="string" calcext:value-type="string">
            <text:p>Aplicaciones teórico prácticas de los Técnicos medios de emergencias sanitarias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25CF005</text:p>
          </table:table-cell>
          <table:table-cell office:value-type="date" office:date-value="2025-02-15" calcext:value-type="date">
            <text:p>15/02/25</text:p>
          </table:table-cell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Introducción al modelado con Blender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25FP20CF006</text:p>
          </table:table-cell>
          <table:table-cell office:value-type="date" office:date-value="2025-02-17" calcext:value-type="date">
            <text:p>17/02/25</text:p>
          </table:table-cell>
          <table:table-cell office:value-type="date" office:date-value="2025-04-02" calcext:value-type="date">
            <text:p>02/04/25</text:p>
          </table:table-cell>
          <table:table-cell office:value-type="string" calcext:value-type="string">
            <text:p>Marketing en el deporte: branding, fan engagement, patrocinio e innovaciones de futuro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25FP38CF003</text:p>
          </table:table-cell>
          <table:table-cell office:value-type="date" office:date-value="2025-02-19" calcext:value-type="date">
            <text:p>19/02/25</text:p>
          </table:table-cell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Comunicación en Lengua de Signos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19CF006</text:p>
          </table:table-cell>
          <table:table-cell office:value-type="date" office:date-value="2025-02-21" calcext:value-type="date">
            <text:p>21/02/25</text:p>
          </table:table-cell>
          <table:table-cell office:value-type="date" office:date-value="2025-02-23" calcext:value-type="date">
            <text:p>23/02/25</text:p>
          </table:table-cell>
          <table:table-cell office:value-type="string" calcext:value-type="string">
            <text:p>Técnicas de secado con flores y verdes para realizar tus propias composiciones florales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80CF001</text:p>
          </table:table-cell>
          <table:table-cell table:number-columns-repeated="2" office:value-type="date" office:date-value="2025-02-25" calcext:value-type="date">
            <text:p>25/02/25</text:p>
          </table:table-cell>
          <table:table-cell office:value-type="string" calcext:value-type="string">
            <text:p>Formación simulador de Realidad Virtual SimulWind 20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023</text:p>
          </table:table-cell>
          <table:table-cell office:value-type="date" office:date-value="2025-02-26" calcext:value-type="date">
            <text:p>26/02/25</text:p>
          </table:table-cell>
          <table:table-cell office:value-type="date" office:date-value="2025-05-07" calcext:value-type="date">
            <text:p>07/05/25</text:p>
          </table:table-cell>
          <table:table-cell office:value-type="string" calcext:value-type="string">
            <text:p>Programando con la nueva Ley de FP</text:p>
          </table:table-cell>
          <table:table-cell office:value-type="float" office:value="1848" calcext:value-type="float">
            <text:p>1848</text:p>
          </table:table-cell>
          <table:table-cell office:value-type="float" office:value="743" calcext:value-type="float">
            <text:p>743</text:p>
          </table:table-cell>
          <table:table-cell office:value-type="float" office:value="524" calcext:value-type="float">
            <text:p>524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25FP64CF002</text:p>
          </table:table-cell>
          <table:table-cell office:value-type="date" office:date-value="2025-02-27" calcext:value-type="date">
            <text:p>27/02/25</text:p>
          </table:table-cell>
          <table:table-cell office:value-type="date" office:date-value="2025-02-28" calcext:value-type="date">
            <text:p>28/02/25</text:p>
          </table:table-cell>
          <table:table-cell office:value-type="string" calcext:value-type="string">
            <text:p>El valor de la FP. El valor de las personas</text:p>
          </table:table-cell>
          <table:table-cell office:value-type="float" office:value="596" calcext:value-type="float">
            <text:p>596</text:p>
          </table:table-cell>
          <table:table-cell office:value-type="float" office:value="311" calcext:value-type="float">
            <text:p>311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25FP33CF002</text:p>
          </table:table-cell>
          <table:table-cell office:value-type="date" office:date-value="2025-03-03" calcext:value-type="date">
            <text:p>03/03/25</text:p>
          </table:table-cell>
          <table:table-cell office:value-type="date" office:date-value="2025-04-14" calcext:value-type="date">
            <text:p>14/04/25</text:p>
          </table:table-cell>
          <table:table-cell office:value-type="string" calcext:value-type="string">
            <text:p>Programación CNC aplicada a sector carpintería y mobiliario con Autodesk Fusio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15</text:p>
          </table:table-cell>
          <table:table-cell office:value-type="date" office:date-value="2025-03-03" calcext:value-type="date">
            <text:p>03/03/25</text:p>
          </table:table-cell>
          <table:table-cell office:value-type="date" office:date-value="2025-05-04" calcext:value-type="date">
            <text:p>04/05/25</text:p>
          </table:table-cell>
          <table:table-cell office:value-type="string" calcext:value-type="string">
            <text:p>Digitalización aplicada al sistema productivo en la nueva Ley de FP </text:p>
          </table:table-cell>
          <table:table-cell office:value-type="float" office:value="1580" calcext:value-type="float">
            <text:p>1580</text:p>
          </table:table-cell>
          <table:table-cell office:value-type="float" office:value="1276" calcext:value-type="float">
            <text:p>1276</text:p>
          </table:table-cell>
          <table:table-cell office:value-type="float" office:value="1037" calcext:value-type="float">
            <text:p>1037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25FP38CF004</text:p>
          </table:table-cell>
          <table:table-cell office:value-type="date" office:date-value="2025-03-04" calcext:value-type="date">
            <text:p>04/03/25</text:p>
          </table:table-cell>
          <table:table-cell office:value-type="date" office:date-value="2025-03-20" calcext:value-type="date">
            <text:p>20/03/25</text:p>
          </table:table-cell>
          <table:table-cell office:value-type="string" calcext:value-type="string">
            <text:p>Herramientas digitales en el aula para trabajar el desarrollo cognitivo de personas en situación de dependenci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4CF002</text:p>
          </table:table-cell>
          <table:table-cell office:value-type="date" office:date-value="2025-03-04" calcext:value-type="date">
            <text:p>04/03/25</text:p>
          </table:table-cell>
          <table:table-cell office:value-type="date" office:date-value="2025-04-17" calcext:value-type="date">
            <text:p>17/04/25</text:p>
          </table:table-cell>
          <table:table-cell office:value-type="string" calcext:value-type="string">
            <text:p>IPE I: Retos y desafíos derivados del cambio curricular en la especialidad de FOL </text:p>
          </table:table-cell>
          <table:table-cell office:value-type="float" office:value="351" calcext:value-type="float">
            <text:p>351</text:p>
          </table:table-cell>
          <table:table-cell office:value-type="float" office:value="257" calcext:value-type="float">
            <text:p>257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25FP20CF008</text:p>
          </table:table-cell>
          <table:table-cell office:value-type="date" office:date-value="2025-03-06" calcext:value-type="date">
            <text:p>06/03/25</text:p>
          </table:table-cell>
          <table:table-cell office:value-type="date" office:date-value="2025-04-06" calcext:value-type="date">
            <text:p>06/04/25</text:p>
          </table:table-cell>
          <table:table-cell office:value-type="string" calcext:value-type="string">
            <text:p>La orientación deportiva como educación activa al aire libre 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22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Actualización en nutricosméticos enfocados a servicios de Imagen Personal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25FP37CF013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Técnicas básicas en microbiología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3CF218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3-18" calcext:value-type="date">
            <text:p>18/03/25</text:p>
          </table:table-cell>
          <table:table-cell office:value-type="string" calcext:value-type="string">
            <text:p>SF4C: nutrición saludable, economía circular y sostenible 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20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4-29" calcext:value-type="date">
            <text:p>29/04/25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19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4-29" calcext:value-type="date">
            <text:p>29/04/25</text:p>
          </table:table-cell>
          <table:table-cell office:value-type="string" calcext:value-type="string">
            <text:p>Evaluación y acreditación de la competencia profesional: Formación para personal asesor y evaluador del PEAC permanente en la Comunidad Valenciana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24</text:p>
          </table:table-cell>
          <table:table-cell office:value-type="date" office:date-value="2025-03-10" calcext:value-type="date">
            <text:p>10/03/25</text:p>
          </table:table-cell>
          <table:table-cell office:value-type="date" office:date-value="2025-05-05" calcext:value-type="date">
            <text:p>05/05/25</text:p>
          </table:table-cell>
          <table:table-cell office:value-type="string" calcext:value-type="string">
            <text:p>Actualización INCOTERMS 2020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12</text:p>
          </table:table-cell>
          <table:table-cell office:value-type="date" office:date-value="2025-03-12" calcext:value-type="date">
            <text:p>12/03/25</text:p>
          </table:table-cell>
          <table:table-cell office:value-type="date" office:date-value="2025-05-28" calcext:value-type="date">
            <text:p>28/05/25</text:p>
          </table:table-cell>
          <table:table-cell office:value-type="string" calcext:value-type="string">
            <text:p>Sostenibilidad: Calidad del aire. 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25CF006</text:p>
          </table:table-cell>
          <table:table-cell office:value-type="date" office:date-value="2025-03-15" calcext:value-type="date">
            <text:p>15/03/25</text:p>
          </table:table-cell>
          <table:table-cell office:value-type="date" office:date-value="2025-04-12" calcext:value-type="date">
            <text:p>12/04/25</text:p>
          </table:table-cell>
          <table:table-cell office:value-type="string" calcext:value-type="string">
            <text:p>Manejo básico de MQ50 y MagicQ de Chamsys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27CF007</text:p>
          </table:table-cell>
          <table:table-cell office:value-type="date" office:date-value="2025-03-21" calcext:value-type="date">
            <text:p>21/03/25</text:p>
          </table:table-cell>
          <table:table-cell office:value-type="date" office:date-value="2025-05-09" calcext:value-type="date">
            <text:p>09/05/25</text:p>
          </table:table-cell>
          <table:table-cell office:value-type="string" calcext:value-type="string">
            <text:p>Aprende KNX practicando. Nivel 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7CF015</text:p>
          </table:table-cell>
          <table:table-cell office:value-type="date" office:date-value="2025-03-21" calcext:value-type="date">
            <text:p>21/03/25</text:p>
          </table:table-cell>
          <table:table-cell office:value-type="date" office:date-value="2025-04-11" calcext:value-type="date">
            <text:p>11/04/25</text:p>
          </table:table-cell>
          <table:table-cell office:value-type="string" calcext:value-type="string">
            <text:p>Introducción a la evaluación de muestras citológicas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25FP20CF009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4-12" calcext:value-type="date">
            <text:p>12/04/25</text:p>
          </table:table-cell>
          <table:table-cell office:value-type="string" calcext:value-type="string">
            <text:p>Fitness en Sala de Entrenamiento Polivalente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27CF008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Introducción a Docker para Electricidad y Electrónica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27CF009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Sistemas IoT industriales con pasarelas eWON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27CF010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Sistemas de visión artificial. Nivel básico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2CF005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Cisco CCNA 1: Introducción a las redes</text:p>
          </table:table-cell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2CF006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5-11" calcext:value-type="date">
            <text:p>11/05/25</text:p>
          </table:table-cell>
          <table:table-cell office:value-type="string" calcext:value-type="string">
            <text:p>Arquitecturas y despliegues en AWS</text:p>
          </table:table-cell>
          <table:table-cell office:value-type="float" office:value="315" calcext:value-type="float">
            <text:p>31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5CF008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4-02" calcext:value-type="date">
            <text:p>02/04/25</text:p>
          </table:table-cell>
          <table:table-cell office:value-type="string" calcext:value-type="string">
            <text:p>Principios básicos del Pump Down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08</text:p>
          </table:table-cell>
          <table:table-cell office:value-type="date" office:date-value="2025-03-24" calcext:value-type="date">
            <text:p>24/03/25</text:p>
          </table:table-cell>
          <table:table-cell office:value-type="date" office:date-value="2025-04-30" calcext:value-type="date">
            <text:p>30/04/25</text:p>
          </table:table-cell>
          <table:table-cell office:value-type="string" calcext:value-type="string">
            <text:p>Kdenlive y OBS para la creación de videotutoriales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80CF002</text:p>
          </table:table-cell>
          <table:table-cell office:value-type="date" office:date-value="2025-03-25" calcext:value-type="date">
            <text:p>25/03/25</text:p>
          </table:table-cell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Seguridad y Salud Laboral en el Ciclo Integral del Agua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18</text:p>
          </table:table-cell>
          <table:table-cell office:value-type="date" office:date-value="2025-03-26" calcext:value-type="date">
            <text:p>26/03/25</text:p>
          </table:table-cell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Recursos digitales con IA para maquilladores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7CF016</text:p>
          </table:table-cell>
          <table:table-cell office:value-type="date" office:date-value="2025-03-31" calcext:value-type="date">
            <text:p>31/03/25</text:p>
          </table:table-cell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Aplicaciones de Realidad Virtual y Aumentada. Familia de Sanidad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43CF214</text:p>
          </table:table-cell>
          <table:table-cell office:value-type="date" office:date-value="2025-03-31" calcext:value-type="date">
            <text:p>31/03/25</text:p>
          </table:table-cell>
          <table:table-cell office:value-type="date" office:date-value="2025-05-12" calcext:value-type="date">
            <text:p>12/05/25</text:p>
          </table:table-cell>
          <table:table-cell office:value-type="string" calcext:value-type="string">
            <text:p>Metodologías activas para la nueva <text:s/>Ley de FP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43CF242</text:p>
          </table:table-cell>
          <table:table-cell office:value-type="date" office:date-value="2025-03-31" calcext:value-type="date">
            <text:p>31/03/25</text:p>
          </table:table-cell>
          <table:table-cell office:value-type="date" office:date-value="2025-05-23" calcext:value-type="date">
            <text:p>23/05/25</text:p>
          </table:table-cell>
          <table:table-cell office:value-type="string" calcext:value-type="string">
            <text:p>La investigación de mercado como clave de éxito empresarial: caso práctico de una casa rural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80CF003</text:p>
          </table:table-cell>
          <table:table-cell office:value-type="date" office:date-value="2025-04-01" calcext:value-type="date">
            <text:p>01/04/25</text:p>
          </table:table-cell>
          <table:table-cell office:value-type="date" office:date-value="2025-04-08" calcext:value-type="date">
            <text:p>08/04/25</text:p>
          </table:table-cell>
          <table:table-cell office:value-type="string" calcext:value-type="string">
            <text:p>Instalaciones fotovoltaicas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25FP43CF213</text:p>
          </table:table-cell>
          <table:table-cell office:value-type="date" office:date-value="2025-04-01" calcext:value-type="date">
            <text:p>01/04/25</text:p>
          </table:table-cell>
          <table:table-cell office:value-type="date" office:date-value="2025-05-13" calcext:value-type="date">
            <text:p>13/05/25</text:p>
          </table:table-cell>
          <table:table-cell office:value-type="string" calcext:value-type="string">
            <text:p>Metodologías activas para la Nueva Ley de FP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8CF006</text:p>
          </table:table-cell>
          <table:table-cell office:value-type="date" office:date-value="2025-04-02" calcext:value-type="date">
            <text:p>02/04/25</text:p>
          </table:table-cell>
          <table:table-cell office:value-type="date" office:date-value="2025-04-30" calcext:value-type="date">
            <text:p>30/04/25</text:p>
          </table:table-cell>
          <table:table-cell office:value-type="string" calcext:value-type="string">
            <text:p>Habilidades de comunicación para una interacción saludable y empática</text:p>
          </table:table-cell>
          <table:table-cell office:value-type="float" office:value="242" calcext:value-type="float">
            <text:p>242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28CF003</text:p>
          </table:table-cell>
          <table:table-cell office:value-type="date" office:date-value="2025-04-03" calcext:value-type="date">
            <text:p>03/04/25</text:p>
          </table:table-cell>
          <table:table-cell office:value-type="date" office:date-value="2025-05-29" calcext:value-type="date">
            <text:p>29/05/25</text:p>
          </table:table-cell>
          <table:table-cell office:value-type="string" calcext:value-type="string">
            <text:p>Soldadura en atmósfera protegida MAG y TIG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03</text:p>
          </table:table-cell>
          <table:table-cell office:value-type="date" office:date-value="2025-04-03" calcext:value-type="date">
            <text:p>03/04/25</text:p>
          </table:table-cell>
          <table:table-cell office:value-type="date" office:date-value="2025-04-10" calcext:value-type="date">
            <text:p>10/04/25</text:p>
          </table:table-cell>
          <table:table-cell office:value-type="string" calcext:value-type="string">
            <text:p>Actualización en corrientes fisiológicamente activas 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20CF004</text:p>
          </table:table-cell>
          <table:table-cell office:value-type="date" office:date-value="2025-04-04" calcext:value-type="date">
            <text:p>04/04/25</text:p>
          </table:table-cell>
          <table:table-cell office:value-type="date" office:date-value="2025-04-05" calcext:value-type="date">
            <text:p>05/04/25</text:p>
          </table:table-cell>
          <table:table-cell office:value-type="string" calcext:value-type="string">
            <text:p>Maniobras básicas en escalada: conocimientos básicos para la autonomía del docente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25FP38CF011</text:p>
          </table:table-cell>
          <table:table-cell table:number-columns-repeated="2" office:value-type="date" office:date-value="2025-04-04" calcext:value-type="date">
            <text:p>04/04/25</text:p>
          </table:table-cell>
          <table:table-cell office:value-type="string" calcext:value-type="string">
            <text:p>V Intercambio de experiencias docentes de la Familia Profesional de SSC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38CF012</text:p>
          </table:table-cell>
          <table:table-cell office:value-type="date" office:date-value="2025-04-07" calcext:value-type="date">
            <text:p>07/04/25</text:p>
          </table:table-cell>
          <table:table-cell office:value-type="date" office:date-value="2025-05-12" calcext:value-type="date">
            <text:p>12/05/25</text:p>
          </table:table-cell>
          <table:table-cell office:value-type="string" calcext:value-type="string">
            <text:p>Gestión de equipos de profesionales de Servicios Socioculturales y a la Comunidad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7CF018</text:p>
          </table:table-cell>
          <table:table-cell table:number-columns-repeated="2" office:value-type="date" office:date-value="2025-04-09" calcext:value-type="date">
            <text:p>09/04/25</text:p>
          </table:table-cell>
          <table:table-cell office:value-type="string" calcext:value-type="string">
            <text:p>Jornadas de profesorado de emergencias sanitarias. TES 2025: Del currículum a la realidad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25FP43CF237</text:p>
          </table:table-cell>
          <table:table-cell office:value-type="date" office:date-value="2025-05-04" calcext:value-type="date">
            <text:p>04/05/25</text:p>
          </table:table-cell>
          <table:table-cell office:value-type="date" office:date-value="2025-05-08" calcext:value-type="date">
            <text:p>08/05/25</text:p>
          </table:table-cell>
          <table:table-cell office:value-type="string" calcext:value-type="string">
            <text:p>Experiencia inmersiva en el modelo de FP alemán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25FP27CF012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Robótica Industrial. Iniciación al Robot FANUC y al ROBOGUIDE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27CF013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29" calcext:value-type="date">
            <text:p>29/06/25</text:p>
          </table:table-cell>
          <table:table-cell office:value-type="string" calcext:value-type="string">
            <text:p>Robótica Colaborativa (UR3e) y su integración en sistemas automáticos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27CF014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Programación y supervisión con Machine Expert del autómata TM241 de Schneider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2CF011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Introducción a Git y su aplicación en el aula</text:p>
          </table:table-cell>
          <table:table-cell office:value-type="float" office:value="258" calcext:value-type="float">
            <text:p>25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2CF012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5" calcext:value-type="date">
            <text:p>15/06/25</text:p>
          </table:table-cell>
          <table:table-cell office:value-type="string" calcext:value-type="string">
            <text:p>Desarrollo front-end con React y Vue.js</text:p>
          </table:table-cell>
          <table:table-cell office:value-type="float" office:value="225" calcext:value-type="float">
            <text:p>22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5CF010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5-08" calcext:value-type="date">
            <text:p>08/05/25</text:p>
          </table:table-cell>
          <table:table-cell office:value-type="string" calcext:value-type="string">
            <text:p>Bomba de calor. Principios básicos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5CF018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05" calcext:value-type="date">
            <text:p>05/06/25</text:p>
          </table:table-cell>
          <table:table-cell office:value-type="string" calcext:value-type="string">
            <text:p>Autodesk Inventor para principiantes: fundamentos y aplicaciones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7CF014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5-20" calcext:value-type="date">
            <text:p>20/05/25</text:p>
          </table:table-cell>
          <table:table-cell office:value-type="string" calcext:value-type="string">
            <text:p>Fundamentos y técnicas de análisis bioquímicos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27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5-30" calcext:value-type="date">
            <text:p>30/05/25</text:p>
          </table:table-cell>
          <table:table-cell office:value-type="string" calcext:value-type="string">
            <text:p>Marketing digital y redes sociales para pequeños alojamientos turísticos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23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02" calcext:value-type="date">
            <text:p>02/06/25</text:p>
          </table:table-cell>
          <table:table-cell office:value-type="string" calcext:value-type="string">
            <text:p>Taller de IA Generativa. Creación de aplicaciones para el Aula</text:p>
          </table:table-cell>
          <table:table-cell office:value-type="float" office:value="875" calcext:value-type="float">
            <text:p>875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44CF004</text:p>
          </table:table-cell>
          <table:table-cell office:value-type="date" office:date-value="2025-05-05" calcext:value-type="date">
            <text:p>05/05/25</text:p>
          </table:table-cell>
          <table:table-cell office:value-type="date" office:date-value="2025-06-11" calcext:value-type="date">
            <text:p>11/06/25</text:p>
          </table:table-cell>
          <table:table-cell office:value-type="string" calcext:value-type="string">
            <text:p>Impartir IPE en FP Básica</text:p>
          </table:table-cell>
          <table:table-cell office:value-type="float" office:value="355" calcext:value-type="float">
            <text:p>355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25FP28CF006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5-14" calcext:value-type="date">
            <text:p>14/05/25</text:p>
          </table:table-cell>
          <table:table-cell office:value-type="string" calcext:value-type="string">
            <text:p>Mecanizado por control numérico. Simulador Fagor - Heidenhain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5CF016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6-24" calcext:value-type="date">
            <text:p>24/06/25</text:p>
          </table:table-cell>
          <table:table-cell office:value-type="string" calcext:value-type="string">
            <text:p>Configuración de instalaciones de aerotermia frente a convencionales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8CF013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Resolución de Conflictos y Comunicación Efectiva en los equipos docentes</text:p>
          </table:table-cell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string" calcext:value-type="string">
            <text:p>25FP38CF014</text:p>
          </table:table-cell>
          <table:table-cell office:value-type="date" office:date-value="2025-05-06" calcext:value-type="date">
            <text:p>06/05/25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Sistema de protección y ámbito educativo ¿Cómo lo hacemos?</text:p>
            <text:p/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3CF244</text:p>
          </table:table-cell>
          <table:table-cell office:value-type="date" office:date-value="2025-05-07" calcext:value-type="date">
            <text:p>07/05/25</text:p>
          </table:table-cell>
          <table:table-cell office:value-type="date" office:date-value="2025-06-10" calcext:value-type="date">
            <text:p>10/06/25</text:p>
          </table:table-cell>
          <table:table-cell office:value-type="string" calcext:value-type="string">
            <text:p>Ofimática avanzada para la gestión empresarial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43CF245</text:p>
          </table:table-cell>
          <table:table-cell office:value-type="date" office:date-value="2025-05-07" calcext:value-type="date">
            <text:p>07/05/25</text:p>
          </table:table-cell>
          <table:table-cell office:value-type="date" office:date-value="2025-06-20" calcext:value-type="date">
            <text:p>20/06/25</text:p>
          </table:table-cell>
          <table:table-cell office:value-type="string" calcext:value-type="string">
            <text:p> IPE I: Mentoría vocacional y empleabilidad con metodologías ágiles</text:p>
          </table:table-cell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30CF027</text:p>
          </table:table-cell>
          <table:table-cell office:value-type="date" office:date-value="2025-05-08" calcext:value-type="date">
            <text:p>08/05/25</text:p>
          </table:table-cell>
          <table:table-cell office:value-type="date" office:date-value="2025-05-29" calcext:value-type="date">
            <text:p>29/05/25</text:p>
          </table:table-cell>
          <table:table-cell office:value-type="string" calcext:value-type="string">
            <text:p>Características del cliente oncológico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32CF017</text:p>
          </table:table-cell>
          <table:table-cell table:number-columns-repeated="2" office:value-type="date" office:date-value="2025-05-08" calcext:value-type="date">
            <text:p>08/05/25</text:p>
          </table:table-cell>
          <table:table-cell office:value-type="string" calcext:value-type="string">
            <text:p>Jornadas del Cloud 2025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25FP43CF221</text:p>
          </table:table-cell>
          <table:table-cell office:value-type="date" office:date-value="2025-05-08" calcext:value-type="date">
            <text:p>08/05/25</text:p>
          </table:table-cell>
          <table:table-cell office:value-type="date" office:date-value="2025-06-16" calcext:value-type="date">
            <text:p>16/06/25</text:p>
          </table:table-cell>
          <table:table-cell office:value-type="string" calcext:value-type="string">
            <text:p>Sostenibilidad aplicada al sistema productivo en la nueva Ley de FP</text:p>
          </table:table-cell>
          <table:table-cell office:value-type="float" office:value="1789" calcext:value-type="float">
            <text:p>1789</text:p>
          </table:table-cell>
          <table:table-cell office:value-type="float" office:value="1425" calcext:value-type="float">
            <text:p>1425</text:p>
          </table:table-cell>
          <table:table-cell office:value-type="float" office:value="1270" calcext:value-type="float">
            <text:p>1270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25FP31CF002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30" calcext:value-type="date">
            <text:p>30/06/25</text:p>
          </table:table-cell>
          <table:table-cell office:value-type="string" calcext:value-type="string">
            <text:p>Elaboración de vinos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25FP32CF014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Programación en Inteligencia Artificial. Machine Learning y Deep Learning</text:p>
          </table:table-cell>
          <table:table-cell office:value-type="float" office:value="414" calcext:value-type="float">
            <text:p>4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32CF015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Arquitecturas y despliegues en AWS</text:p>
          </table:table-cell>
          <table:table-cell office:value-type="float" office:value="235" calcext:value-type="float">
            <text:p>235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32CF016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IaaC en la nube. Terraform y AWS CloudFormation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25FP43CF256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5-25" calcext:value-type="date">
            <text:p>25/05/25</text:p>
          </table:table-cell>
          <table:table-cell office:value-type="string" calcext:value-type="string">
            <text:p>Competencias Digitales. Nivel Básico</text:p>
          </table:table-cell>
          <table:table-cell office:value-type="float" office:value="2263" calcext:value-type="float">
            <text:p>2263</text:p>
          </table:table-cell>
          <table:table-cell office:value-type="float" office:value="2324" calcext:value-type="float">
            <text:p>2324</text:p>
          </table:table-cell>
          <table:table-cell office:value-type="float" office:value="2322" calcext:value-type="float">
            <text:p>232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25FP43CF246</text:p>
          </table:table-cell>
          <table:table-cell office:value-type="date" office:date-value="2025-05-12" calcext:value-type="date">
            <text:p>12/05/25</text:p>
          </table:table-cell>
          <table:table-cell office:value-type="date" office:date-value="2025-06-20" calcext:value-type="date">
            <text:p>20/06/25</text:p>
          </table:table-cell>
          <table:table-cell office:value-type="string" calcext:value-type="string">
            <text:p>Gestión financiera en el mundo actual</text:p>
          </table:table-cell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34CF012</text:p>
          </table:table-cell>
          <table:table-cell office:value-type="date" office:date-value="2025-05-14" calcext:value-type="date">
            <text:p>14/05/25</text:p>
          </table:table-cell>
          <table:table-cell office:value-type="date" office:date-value="2025-05-20" calcext:value-type="date">
            <text:p>20/05/25</text:p>
          </table:table-cell>
          <table:table-cell office:value-type="string" calcext:value-type="string">
            <text:p>Reparación y manipulación de fibras de carbono en vehículos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5FP43CF250</text:p>
          </table:table-cell>
          <table:table-cell office:value-type="date" office:date-value="2025-05-15" calcext:value-type="date">
            <text:p>15/05/25</text:p>
          </table:table-cell>
          <table:table-cell office:value-type="date" office:date-value="2025-06-18" calcext:value-type="date">
            <text:p>18/06/25</text:p>
          </table:table-cell>
          <table:table-cell office:value-type="string" calcext:value-type="string">
            <text:p>Redacción de solicitudes de Acreditación Erasmus KA120-VET (sector Formación Profesional)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25FP25CF001</text:p>
          </table:table-cell>
          <table:table-cell office:value-type="date" office:date-value="2025-05-17" calcext:value-type="date">
            <text:p>17/05/25</text:p>
          </table:table-cell>
          <table:table-cell office:value-type="date" office:date-value="2025-06-14" calcext:value-type="date">
            <text:p>14/06/25</text:p>
          </table:table-cell>
          <table:table-cell office:value-type="string" calcext:value-type="string">
            <text:p>Animación, motion graphics y postproducción de vídeo con After Effects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0CF017</text:p>
          </table:table-cell>
          <table:table-cell table:number-columns-repeated="2" office:value-type="date" office:date-value="2025-05-20" calcext:value-type="date">
            <text:p>20/05/25</text:p>
          </table:table-cell>
          <table:table-cell office:value-type="string" calcext:value-type="string">
            <text:p>Gestión de negocios de peluquería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04</text:p>
          </table:table-cell>
          <table:table-cell office:value-type="date" office:date-value="2025-05-26" calcext:value-type="date">
            <text:p>26/05/25</text:p>
          </table:table-cell>
          <table:table-cell office:value-type="date" office:date-value="2025-05-28" calcext:value-type="date">
            <text:p>28/05/25</text:p>
          </table:table-cell>
          <table:table-cell office:value-type="string" calcext:value-type="string">
            <text:p>Técnicas actuales para la realización de maquillaje de fantasía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16</text:p>
          </table:table-cell>
          <table:table-cell office:value-type="date" office:date-value="2025-05-26" calcext:value-type="date">
            <text:p>26/05/25</text:p>
          </table:table-cell>
          <table:table-cell office:value-type="date" office:date-value="2025-05-27" calcext:value-type="date">
            <text:p>27/05/25</text:p>
          </table:table-cell>
          <table:table-cell office:value-type="string" calcext:value-type="string">
            <text:p>Cambios de forma temporal mediante herramientas térmic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57</text:p>
          </table:table-cell>
          <table:table-cell office:value-type="date" office:date-value="2025-05-26" calcext:value-type="date">
            <text:p>26/05/25</text:p>
          </table:table-cell>
          <table:table-cell office:value-type="date" office:date-value="2025-06-08" calcext:value-type="date">
            <text:p>08/06/25</text:p>
          </table:table-cell>
          <table:table-cell office:value-type="string" calcext:value-type="string">
            <text:p>Competencias Digitales. Nivel Intermedio</text:p>
          </table:table-cell>
          <table:table-cell office:value-type="float" office:value="2335" calcext:value-type="float">
            <text:p>2335</text:p>
          </table:table-cell>
          <table:table-cell office:value-type="float" office:value="2407" calcext:value-type="float">
            <text:p>2407</text:p>
          </table:table-cell>
          <table:table-cell office:value-type="float" office:value="2405" calcext:value-type="float">
            <text:p>2405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25FP43CF255</text:p>
          </table:table-cell>
          <table:table-cell table:number-columns-repeated="2" office:value-type="date" office:date-value="2025-05-28" calcext:value-type="date">
            <text:p>28/05/25</text:p>
          </table:table-cell>
          <table:table-cell office:value-type="string" calcext:value-type="string">
            <text:p>Jornada CEFIRE de Formación Profesional, Enseñanzas Artísticas y Deportivas</text:p>
          </table:table-cell>
          <table:table-cell office:value-type="float" office:value="191" calcext:value-type="float">
            <text:p>191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25FP30CF028</text:p>
          </table:table-cell>
          <table:table-cell office:value-type="date" office:date-value="2025-06-02" calcext:value-type="date">
            <text:p>02/06/25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Cambios de forma temporal mediante herramientas térmicas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2CF013</text:p>
          </table:table-cell>
          <table:table-cell office:value-type="date" office:date-value="2025-06-02" calcext:value-type="date">
            <text:p>02/06/25</text:p>
          </table:table-cell>
          <table:table-cell office:value-type="date" office:date-value="2025-07-12" calcext:value-type="date">
            <text:p>12/07/25</text:p>
          </table:table-cell>
          <table:table-cell office:value-type="string" calcext:value-type="string">
            <text:p>Introducción a Microsoft Azure. Servicios IAAS y PAAS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25FP30CF013</text:p>
          </table:table-cell>
          <table:table-cell office:value-type="date" office:date-value="2025-06-09" calcext:value-type="date">
            <text:p>09/06/25</text:p>
          </table:table-cell>
          <table:table-cell office:value-type="date" office:date-value="2025-06-10" calcext:value-type="date">
            <text:p>10/06/25</text:p>
          </table:table-cell>
          <table:table-cell office:value-type="string" calcext:value-type="string">
            <text:p>Skill profesional en Peluquería Masculina y Barbería: Actualización de técnica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4CF011</text:p>
          </table:table-cell>
          <table:table-cell office:value-type="date" office:date-value="2025-06-09" calcext:value-type="date">
            <text:p>09/06/25</text:p>
          </table:table-cell>
          <table:table-cell office:value-type="date" office:date-value="2025-06-12" calcext:value-type="date">
            <text:p>12/06/25</text:p>
          </table:table-cell>
          <table:table-cell office:value-type="string" calcext:value-type="string">
            <text:p>Mantenimiento y diagnosis en vehículos híbridos y eléctricos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58</text:p>
          </table:table-cell>
          <table:table-cell office:value-type="date" office:date-value="2025-06-09" calcext:value-type="date">
            <text:p>09/06/25</text:p>
          </table:table-cell>
          <table:table-cell office:value-type="date" office:date-value="2025-06-22" calcext:value-type="date">
            <text:p>22/06/25</text:p>
          </table:table-cell>
          <table:table-cell office:value-type="string" calcext:value-type="string">
            <text:p>Competencias Digitales. Nivel Avanzado</text:p>
          </table:table-cell>
          <table:table-cell office:value-type="float" office:value="2117" calcext:value-type="float">
            <text:p>2117</text:p>
          </table:table-cell>
          <table:table-cell office:value-type="float" office:value="2142" calcext:value-type="float">
            <text:p>2142</text:p>
          </table:table-cell>
          <table:table-cell office:value-type="float" office:value="2140" calcext:value-type="float">
            <text:p>214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25FP43CF226</text:p>
          </table:table-cell>
          <table:table-cell office:value-type="date" office:date-value="2025-06-12" calcext:value-type="date">
            <text:p>12/06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Skills de Cocina Vegana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43CF263</text:p>
          </table:table-cell>
          <table:table-cell office:value-type="date" office:date-value="2025-06-16" calcext:value-type="date">
            <text:p>16/06/25</text:p>
          </table:table-cell>
          <table:table-cell office:value-type="date" office:date-value="2025-07-16" calcext:value-type="date">
            <text:p>16/07/25</text:p>
          </table:table-cell>
          <table:table-cell office:value-type="string" calcext:value-type="string">
            <text:p>Intercambio de experiencias educativas campeonatos Skills CV</text:p>
          </table:table-cell>
          <table:table-cell office:value-type="float" office:value="284" calcext:value-type="float">
            <text:p>284</text:p>
          </table:table-cell>
          <table:table-cell office:value-type="float" office:value="338" calcext:value-type="float">
            <text:p>338</text:p>
          </table:table-cell>
          <table:table-cell office:value-type="float" office:value="284" calcext:value-type="float">
            <text:p>284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25FP30CF001</text:p>
          </table:table-cell>
          <table:table-cell office:value-type="date" office:date-value="2025-06-17" calcext:value-type="date">
            <text:p>17/06/25</text:p>
          </table:table-cell>
          <table:table-cell office:value-type="date" office:date-value="2025-07-01" calcext:value-type="date">
            <text:p>01/07/25</text:p>
          </table:table-cell>
          <table:table-cell office:value-type="string" calcext:value-type="string">
            <text:p>Skill básico en la elaboración de tocados para peluquería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9CF002</text:p>
          </table:table-cell>
          <table:table-cell office:value-type="date" office:date-value="2025-06-17" calcext:value-type="date">
            <text:p>17/06/25</text:p>
          </table:table-cell>
          <table:table-cell office:value-type="date" office:date-value="2025-07-02" calcext:value-type="date">
            <text:p>02/07/25</text:p>
          </table:table-cell>
          <table:table-cell office:value-type="string" calcext:value-type="string">
            <text:p>Elaboración del cuaderno de vestuario de escena <text:s/>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0CF006</text:p>
          </table:table-cell>
          <table:table-cell office:value-type="date" office:date-value="2025-06-18" calcext:value-type="date">
            <text:p>18/06/25</text:p>
          </table:table-cell>
          <table:table-cell office:value-type="date" office:date-value="2025-06-19" calcext:value-type="date">
            <text:p>19/06/25</text:p>
          </table:table-cell>
          <table:table-cell office:value-type="string" calcext:value-type="string">
            <text:p>Skill Estética: Técnicas de Pestañas para realzar la mirad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07</text:p>
          </table:table-cell>
          <table:table-cell table:number-columns-repeated="2" office:value-type="date" office:date-value="2025-06-18" calcext:value-type="date">
            <text:p>18/06/25</text:p>
          </table:table-cell>
          <table:table-cell office:value-type="string" calcext:value-type="string">
            <text:p>Nuevas técnicas en micropigmentación de ojos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80CF005</text:p>
          </table:table-cell>
          <table:table-cell office:value-type="date" office:date-value="2025-06-19" calcext:value-type="date">
            <text:p>19/06/25</text:p>
          </table:table-cell>
          <table:table-cell office:value-type="date" office:date-value="2025-06-27" calcext:value-type="date">
            <text:p>27/06/25</text:p>
          </table:table-cell>
          <table:table-cell office:value-type="string" calcext:value-type="string">
            <text:p>Subestaciones eléctricas y centros de transformación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89CF001</text:p>
          </table:table-cell>
          <table:table-cell office:value-type="date" office:date-value="2025-06-19" calcext:value-type="date">
            <text:p>19/06/25</text:p>
          </table:table-cell>
          <table:table-cell office:value-type="date" office:date-value="2025-07-30" calcext:value-type="date">
            <text:p>30/07/25</text:p>
          </table:table-cell>
          <table:table-cell office:value-type="string" calcext:value-type="string">
            <text:p>Orientación profesional en el sistema de FP-Módulo 1</text:p>
          </table:table-cell>
          <table:table-cell office:value-type="float" office:value="1112" calcext:value-type="float">
            <text:p>1112</text:p>
          </table:table-cell>
          <table:table-cell office:value-type="float" office:value="1005" calcext:value-type="float">
            <text:p>1005</text:p>
          </table:table-cell>
          <table:table-cell office:value-type="float" office:value="769" calcext:value-type="float">
            <text:p>769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25FP26CF002</text:p>
          </table:table-cell>
          <table:table-cell office:value-type="date" office:date-value="2025-06-23" calcext:value-type="date">
            <text:p>23/06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Aislamiento de fachadas (SATE). Aplicación a la eficiencia y rehabilitación de edificios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25FP30CF002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6-27" calcext:value-type="date">
            <text:p>27/06/25</text:p>
          </table:table-cell>
          <table:table-cell office:value-type="string" calcext:value-type="string">
            <text:p>Posticería para medios audiovisuales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25FP30CF019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6-27" calcext:value-type="date">
            <text:p>27/06/25</text:p>
          </table:table-cell>
          <table:table-cell office:value-type="string" calcext:value-type="string">
            <text:p>Recursos digitales con IA para maquilladores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5CF021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7-02" calcext:value-type="date">
            <text:p>02/07/25</text:p>
          </table:table-cell>
          <table:table-cell office:value-type="string" calcext:value-type="string">
            <text:p>Skill refrigeración: regulación y control de instalaciones frigoríficas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5FP37CF021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Actualització en Formulació Magistral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0CF003</text:p>
          </table:table-cell>
          <table:table-cell office:value-type="date" office:date-value="2025-06-25" calcext:value-type="date">
            <text:p>25/06/25</text:p>
          </table:table-cell>
          <table:table-cell office:value-type="date" office:date-value="2025-06-29" calcext:value-type="date">
            <text:p>29/06/25</text:p>
          </table:table-cell>
          <table:table-cell office:value-type="string" calcext:value-type="string">
            <text:p>Convivencias cerámicas 202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43CF262</text:p>
          </table:table-cell>
          <table:table-cell table:number-columns-repeated="2" office:value-type="date" office:date-value="2025-06-25" calcext:value-type="date">
            <text:p>25/06/25</text:p>
          </table:table-cell>
          <table:table-cell office:value-type="string" calcext:value-type="string">
            <text:p>Skills en FP Básica. Jornada "Codavant" nuevo enfoque del Grado Básico para la nueva Ley de FP</text:p>
          </table:table-cell>
          <table:table-cell office:value-type="float" office:value="184" calcext:value-type="float">
            <text:p>184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43CF251</text:p>
          </table:table-cell>
          <table:table-cell office:value-type="date" office:date-value="2025-06-26" calcext:value-type="date">
            <text:p>26/06/25</text:p>
          </table:table-cell>
          <table:table-cell office:value-type="date" office:date-value="2025-06-29" calcext:value-type="date">
            <text:p>29/06/25</text:p>
          </table:table-cell>
          <table:table-cell office:value-type="string" calcext:value-type="string">
            <text:p>I Feria Internacional de Difusión de Experiencias Erasmus: "Linking the Erasmus Community"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25FP43CF265</text:p>
          </table:table-cell>
          <table:table-cell table:number-columns-repeated="2" office:value-type="date" office:date-value="2025-06-26" calcext:value-type="date">
            <text:p>26/06/25</text:p>
          </table:table-cell>
          <table:table-cell office:value-type="string" calcext:value-type="string">
            <text:p>Jornada de Internacionalización en la Formación Profesional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5FP43CF222</text:p>
          </table:table-cell>
          <table:table-cell office:value-type="date" office:date-value="2025-06-26" calcext:value-type="date">
            <text:p>26/06/25</text:p>
          </table:table-cell>
          <table:table-cell office:value-type="date" office:date-value="2025-07-08" calcext:value-type="date">
            <text:p>08/07/25</text:p>
          </table:table-cell>
          <table:table-cell office:value-type="string" calcext:value-type="string">
            <text:p>Futuro protegido: IA, Sostenibilidad y Propiedad Intelectual en FP</text:p>
          </table:table-cell>
          <table:table-cell office:value-type="float" office:value="354" calcext:value-type="float">
            <text:p>354</text:p>
          </table:table-cell>
          <table:table-cell office:value-type="float" office:value="324" calcext:value-type="float">
            <text:p>324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25FP23CF002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07" calcext:value-type="date">
            <text:p>07/07/25</text:p>
          </table:table-cell>
          <table:table-cell office:value-type="string" calcext:value-type="string">
            <text:p>El color y su gestión en entornos productivos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80CF006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12" calcext:value-type="date">
            <text:p>12/07/25</text:p>
          </table:table-cell>
          <table:table-cell office:value-type="string" calcext:value-type="string">
            <text:p>Gestión de un parque eólico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7CF022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Aplicaciones prácticas en técnicas de ayuda odontológic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3CF228</text:p>
          </table:table-cell>
          <table:table-cell office:value-type="date" office:date-value="2025-06-30" calcext:value-type="date">
            <text:p>30/06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Curso básico sobre legionela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5FP19CF007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Skill 28.Técnicas de trabajo con material preservado para profesorado que prepara alumnado para las competiciones skills de floristerí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80CF007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Funcionamiento de instalaciones críticas en el ciclo integral del agua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24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Actualización en Skill de Masaje Facial: Nuevas técnicas 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25CF009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Realización en Directo con vMix, ATEM y Conexión de Equipos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7CF019</text:p>
          </table:table-cell>
          <table:table-cell office:value-type="date" office:date-value="2025-07-01" calcext:value-type="date">
            <text:p>01/07/25</text:p>
          </table:table-cell>
          <table:table-cell office:value-type="date" office:date-value="2025-07-04" calcext:value-type="date">
            <text:p>04/07/25</text:p>
          </table:table-cell>
          <table:table-cell office:value-type="string" calcext:value-type="string">
            <text:p>Skill41. Atención sociosanitaria. Cuidados de enfermería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23CF003</text:p>
          </table:table-cell>
          <table:table-cell office:value-type="date" office:date-value="2025-07-02" calcext:value-type="date">
            <text:p>02/07/25</text:p>
          </table:table-cell>
          <table:table-cell office:value-type="date" office:date-value="2025-07-03" calcext:value-type="date">
            <text:p>03/07/25</text:p>
          </table:table-cell>
          <table:table-cell office:value-type="string" calcext:value-type="string">
            <text:p>Rotulación y "wrapping" integral de vehículos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43CF247</text:p>
          </table:table-cell>
          <table:table-cell office:value-type="date" office:date-value="2025-07-02" calcext:value-type="date">
            <text:p>02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SF4C: nutrición saludable, economía circular y sostenible 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0CF029</text:p>
          </table:table-cell>
          <table:table-cell office:value-type="date" office:date-value="2025-07-03" calcext:value-type="date">
            <text:p>03/07/25</text:p>
          </table:table-cell>
          <table:table-cell office:value-type="date" office:date-value="2025-07-07" calcext:value-type="date">
            <text:p>07/07/25</text:p>
          </table:table-cell>
          <table:table-cell office:value-type="string" calcext:value-type="string">
            <text:p>Tratamientos estéticos previos y posteriores a una cirugía estética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26CF001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5" calcext:value-type="date">
            <text:p>15/07/25</text:p>
          </table:table-cell>
          <table:table-cell office:value-type="string" calcext:value-type="string">
            <text:p>Iniciación en REVIT - Edificación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25FP25CF007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Diseño, montaje y ajuste de sistemas de sonorización para espectáculos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35CF022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Montaje mecánico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5FP36CF005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Técnicas de análisis instrumental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6CF008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Ensayos de materiales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25FP36CF007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Fabricación de formas farmacéuticas no estériles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6CF006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Experimentación en quimica industrial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5FP37CF020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0" calcext:value-type="date">
            <text:p>10/07/25</text:p>
          </table:table-cell>
          <table:table-cell office:value-type="string" calcext:value-type="string">
            <text:p>Cultivos celulares y aplicaciones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25FP40CF001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08" calcext:value-type="date">
            <text:p>08/07/25</text:p>
          </table:table-cell>
          <table:table-cell office:value-type="string" calcext:value-type="string">
            <text:p>Vitrofusión, elaboración de vidrieras y termoformado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25FP43CF229</text:p>
          </table:table-cell>
          <table:table-cell office:value-type="date" office:date-value="2025-07-07" calcext:value-type="date">
            <text:p>07/07/25</text:p>
          </table:table-cell>
          <table:table-cell office:value-type="date" office:date-value="2025-07-11" calcext:value-type="date">
            <text:p>11/07/25</text:p>
          </table:table-cell>
          <table:table-cell office:value-type="string" calcext:value-type="string">
            <text:p>Tratamiento de aguas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25FP19CF008</text:p>
          </table:table-cell>
          <table:table-cell office:value-type="date" office:date-value="2025-07-08" calcext:value-type="date">
            <text:p>08/07/25</text:p>
          </table:table-cell>
          <table:table-cell office:value-type="date" office:date-value="2025-07-22" calcext:value-type="date">
            <text:p>22/07/25</text:p>
          </table:table-cell>
          <table:table-cell office:value-type="string" calcext:value-type="string">
            <text:p>IA + <text:s/>IOT como herramientas educativas para la familia agraria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25FP43CF266</text:p>
          </table:table-cell>
          <table:table-cell table:number-columns-repeated="2" office:value-type="date" office:date-value="2025-07-08" calcext:value-type="date">
            <text:p>08/07/25</text:p>
          </table:table-cell>
          <table:table-cell office:value-type="string" calcext:value-type="string">
            <text:p>Jornada de Internacionalización en la Formación Profesional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25FP43CF264</text:p>
          </table:table-cell>
          <table:table-cell office:value-type="date" office:date-value="2025-07-15" calcext:value-type="date">
            <text:p>15/07/25</text:p>
          </table:table-cell>
          <table:table-cell office:value-type="date" office:date-value="2025-07-23" calcext:value-type="date">
            <text:p>23/07/25</text:p>
          </table:table-cell>
          <table:table-cell office:value-type="string" calcext:value-type="string">
            <text:p>Gestión administrativa de la exportación utilizando un software de simulación empresarial</text:p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FP32CF020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39. GNS3. Virtualización de sistemas, equipos y redes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FP32CF022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1-23" calcext:value-type="date">
            <text:p>23/11/25</text:p>
          </table:table-cell>
          <table:table-cell office:value-type="string" calcext:value-type="string">
            <text:p>Skill 39. CCNA 2 v7: Conmutación, enrutamiento y fundamentos inalámbricos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5FP32CF023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0-26" calcext:value-type="date">
            <text:p>26/10/25</text:p>
          </table:table-cell>
          <table:table-cell office:value-type="string" calcext:value-type="string">
            <text:p>Skill 39. Introducción a MikroTik: configuración y administración de redes</text:p>
          </table:table-cell>
          <table:table-cell office:value-type="float" office:value="133" calcext:value-type="float">
            <text:p>13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FP35CF020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09-23" calcext:value-type="date">
            <text:p>23/09/25</text:p>
          </table:table-cell>
          <table:table-cell office:value-type="string" calcext:value-type="string">
            <text:p>Skills 07. Mecanizado convencional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FP38CF015</text:p>
          </table:table-cell>
          <table:table-cell office:value-type="date" office:date-value="2025-09-15" calcext:value-type="date">
            <text:p>15/09/25</text:p>
          </table:table-cell>
          <table:table-cell office:value-type="date" office:date-value="2025-10-05" calcext:value-type="date">
            <text:p>05/10/25</text:p>
          </table:table-cell>
          <table:table-cell office:value-type="string" calcext:value-type="string">
            <text:p>Nociones básicas de primeros auxilios en el aula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5FP20CF013</text:p>
          </table:table-cell>
          <table:table-cell office:value-type="date" office:date-value="2025-09-19" calcext:value-type="date">
            <text:p>19/09/25</text:p>
          </table:table-cell>
          <table:table-cell office:value-type="date" office:date-value="2025-10-12" calcext:value-type="date">
            <text:p>12/10/25</text:p>
          </table:table-cell>
          <table:table-cell office:value-type="string" calcext:value-type="string">
            <text:p>Nuevas Tendencias Entrenamiento de fuerza</text:p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FP20CF011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l pádel, deporte de implemento con más auge en salida profesional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FP32CF019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54. Hacking ético y ciberseguridad para entornos profesionales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5FP32CF021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kill 53. AWS Academy: Primeros pasos y creación de entornos en la nube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P43CF270</text:p>
          </table:table-cell>
          <table:table-cell office:value-type="date" office:date-value="2025-09-22" calcext:value-type="date">
            <text:p>22/09/25</text:p>
          </table:table-cell>
          <table:table-cell office:value-type="date" office:date-value="2025-11-20" calcext:value-type="date">
            <text:p>20/11/25</text:p>
          </table:table-cell>
          <table:table-cell office:value-type="string" calcext:value-type="string">
            <text:p>SKILL 52. Laboratori químic. Exercici interlaboratori com a proposta intermodular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5FP43CF271</text:p>
          </table:table-cell>
          <table:table-cell office:value-type="date" office:date-value="2025-09-23" calcext:value-type="date">
            <text:p>23/09/25</text:p>
          </table:table-cell>
          <table:table-cell office:value-type="date" office:date-value="2025-10-01" calcext:value-type="date">
            <text:p>01/10/25</text:p>
          </table:table-cell>
          <table:table-cell office:value-type="string" calcext:value-type="string">
            <text:p>Control de qualitat a la indústria alimentàri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5FP27CF015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istemas de visión artificial. Nivel avanzado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5FP27CF016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istemas de visión artificial. Nivel básico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FP27CF018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Programación y supervisión con Machine Expert y el autómata TM241 de Schneider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5FP31CF004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03" calcext:value-type="date">
            <text:p>03/10/25</text:p>
          </table:table-cell>
          <table:table-cell office:value-type="string" calcext:value-type="string">
            <text:p>Tratamientos térmicos en alimento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5FP35CF023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Skill 05. AutoCAD aplicado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5FP43CF253</text:p>
          </table:table-cell>
          <table:table-cell office:value-type="date" office:date-value="2025-09-29" calcext:value-type="date">
            <text:p>29/09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Programando con la nueva ley <text:s/>de FP</text:p>
          </table:table-cell>
          <table:table-cell office:value-type="float" office:value="1002" calcext:value-type="float">
            <text:p>1002</text:p>
          </table:table-cell>
          <table:table-cell office:value-type="float" office:value="738" calcext:value-type="float">
            <text:p>738</text:p>
          </table:table-cell>
          <table:table-cell office:value-type="float" office:value="569" calcext:value-type="float">
            <text:p>569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FP25CF012</text:p>
          </table:table-cell>
          <table:table-cell office:value-type="date" office:date-value="2025-10-01" calcext:value-type="date">
            <text:p>01/10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Diseño y desarrollo de videojuegos con Unity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FP43CF277</text:p>
          </table:table-cell>
          <table:table-cell office:value-type="date" office:date-value="2025-10-02" calcext:value-type="date">
            <text:p>02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ostenibilitat aplicada. Incorporació de la química verda al laboratori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5FP31CF005</text:p>
          </table:table-cell>
          <table:table-cell office:value-type="date" office:date-value="2025-10-03" calcext:value-type="date">
            <text:p>03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Gestión de residuos en los laboratorios de formación profesional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FP19CF009</text:p>
          </table:table-cell>
          <table:table-cell table:number-columns-repeated="2" office:value-type="date" office:date-value="2025-10-04" calcext:value-type="date">
            <text:p>04/10/25</text:p>
          </table:table-cell>
          <table:table-cell office:value-type="string" calcext:value-type="string">
            <text:p>Técnicas de trepa y poda en altura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5FP27CF01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Docker con ejemplos prácticos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5FP29CF00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ocina de colectividades, transformaciones culinarias <text:s/>y sus implicaciones físico-químicas 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5FP32CF024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ervicios administrados de Base de Datos en AWS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5FP32CF02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NLP: Introducción a la IA Generativa</text:p>
          </table:table-cell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5FP32CF02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Docker y <text:s/>Kubernetes</text:p>
          </table:table-cell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5FP32CF02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Programación de procesos, hilos y comunicaciones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5FP32CF029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Git y su aplicación en el aula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5FP32CF032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Microsoft Azure. Servicios IAAS y PAAS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5FP32CF03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Aprendizaje basado en retos y gamificación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5FP32CF030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l desarrollo multiplataforma con Flutter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5FP32CF02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Creación de recursos con Markdown: herramientas y estrategias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5FP32CF031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troducción a Laravel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5FP32CF033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Virtualización con LliureX y Proxmox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5FP32CF034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Gestión de la tarea docente con hojas de cálculo</text:p>
          </table:table-cell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5FP37CF02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4" calcext:value-type="date">
            <text:p>24/10/25</text:p>
          </table:table-cell>
          <table:table-cell office:value-type="string" calcext:value-type="string">
            <text:p>Skill 41. Actualización en Cuidados Auxiliares de Enfermería: atención hospitalaria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5FP43CF27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19" calcext:value-type="date">
            <text:p>19/10/25</text:p>
          </table:table-cell>
          <table:table-cell office:value-type="string" calcext:value-type="string">
            <text:p>Iniciación a los Sistemas de información geográfica (S.I.G.), aplicaciones al sector laboral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5FP43CF283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Contaminación atmosférica y calidad del aire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5FP43CF288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niciación a la Formación en empresa</text:p>
          </table:table-cell>
          <table:table-cell office:value-type="float" office:value="233" calcext:value-type="float">
            <text:p>23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5FP43CF28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De la idea al prototipo con impresión 3D</text:p>
          </table:table-cell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5FP43CF27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Metodologia AICLE a l'FP Anglés Tècnic. Nivell inicial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5FP43CF276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Metodologia AICLE a la FP  Anglès Tècnic. Nivell avançat</text:p>
            <text:p>Advanced CLIL course for vocational educational teachers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5FP43CF225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0-20" calcext:value-type="date">
            <text:p>20/10/25</text:p>
          </table:table-cell>
          <table:table-cell office:value-type="string" calcext:value-type="string">
            <text:p>Como trabajar las soft skills para aumentar las posibilidades de empleabilidad del alumnado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5FP44CF007</text:p>
          </table:table-cell>
          <table:table-cell office:value-type="date" office:date-value="2025-10-06" calcext:value-type="date">
            <text:p>06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Impartir IPE en FP Básica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5FP34CF013</text:p>
          </table:table-cell>
          <table:table-cell office:value-type="date" office:date-value="2025-10-07" calcext:value-type="date">
            <text:p>07/10/25</text:p>
          </table:table-cell>
          <table:table-cell office:value-type="date" office:date-value="2025-11-04" calcext:value-type="date">
            <text:p>04/11/25</text:p>
          </table:table-cell>
          <table:table-cell office:value-type="string" calcext:value-type="string">
            <text:p>Aplicaciones de la placa <text:s/>ESP32 y APP INVENTOR como recurso Open Source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5FP43CF280</text:p>
          </table:table-cell>
          <table:table-cell office:value-type="date" office:date-value="2025-10-07" calcext:value-type="date">
            <text:p>07/10/25</text:p>
          </table:table-cell>
          <table:table-cell office:value-type="date" office:date-value="2025-10-28" calcext:value-type="date">
            <text:p>28/10/25</text:p>
          </table:table-cell>
          <table:table-cell office:value-type="string" calcext:value-type="string">
            <text:p>Sostenibilitat aplicada a sector. <text:s/>Families Química,alimentària,seguretat i medi ambient i agrària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5FP30CF005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Creación de personajes 2D / 3D para caracterización: nivel intermedio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5FP30CF026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5" calcext:value-type="date">
            <text:p>15/10/25</text:p>
          </table:table-cell>
          <table:table-cell office:value-type="string" calcext:value-type="string">
            <text:p>Skill 29 Peluquería.Estilismo de Peinados: Enfoque para moda y audiovisual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5FP30CF021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5" calcext:value-type="date">
            <text:p>15/10/25</text:p>
          </table:table-cell>
          <table:table-cell office:value-type="string" calcext:value-type="string">
            <text:p>Skill 30 Estética. Escultura de uñ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5FP35CF024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2" calcext:value-type="date">
            <text:p>22/10/25</text:p>
          </table:table-cell>
          <table:table-cell office:value-type="string" calcext:value-type="string">
            <text:p>Instalación y puesta en marcha de equipos de climatización partidos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5FP33CF00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Gestión de materiales y componentes en Autodesk Fusión para el sector de la mader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5FP36CF01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17" calcext:value-type="date">
            <text:p>17/10/25</text:p>
          </table:table-cell>
          <table:table-cell office:value-type="string" calcext:value-type="string">
            <text:p>Ensayos de materiales. Biodegradabilidad y caracterizació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5FP37CF02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Avances y prácticas de Citogenética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5FP43CF282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3" calcext:value-type="date">
            <text:p>03/11/25</text:p>
          </table:table-cell>
          <table:table-cell office:value-type="string" calcext:value-type="string">
            <text:p>Metodologías activas para la Nueva Ley de FP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5FP43CF290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Alimentación saludable y consciente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5FP43CF273</text:p>
          </table:table-cell>
          <table:table-cell office:value-type="date" office:date-value="2025-10-13" calcext:value-type="date">
            <text:p>13/10/25</text:p>
          </table:table-cell>
          <table:table-cell office:value-type="date" office:date-value="2025-12-15" calcext:value-type="date">
            <text:p>15/12/25</text:p>
          </table:table-cell>
          <table:table-cell office:value-type="string" calcext:value-type="string">
            <text:p>Gestión de proyectos Erasmus+ KA121-VET y KA122-VET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5FP28CF004</text:p>
          </table:table-cell>
          <table:table-cell office:value-type="date" office:date-value="2025-10-14" calcext:value-type="date">
            <text:p>14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Tecnologías impresión 3D. FDM - SLA - SLS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5FP28CF008</text:p>
          </table:table-cell>
          <table:table-cell office:value-type="date" office:date-value="2025-10-14" calcext:value-type="date">
            <text:p>14/10/25</text:p>
          </table:table-cell>
          <table:table-cell office:value-type="date" office:date-value="2025-10-28" calcext:value-type="date">
            <text:p>28/10/25</text:p>
          </table:table-cell>
          <table:table-cell office:value-type="string" calcext:value-type="string">
            <text:p>Normativa para la fabricación de máquinas y entornos seguros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FP37CF025</text:p>
          </table:table-cell>
          <table:table-cell office:value-type="date" office:date-value="2025-10-16" calcext:value-type="date">
            <text:p>16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kill Farmacia y Parafarmacia. Escaparatismo farmacéutico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5FP20CF010</text:p>
          </table:table-cell>
          <table:table-cell office:value-type="date" office:date-value="2025-10-17" calcext:value-type="date">
            <text:p>17/10/25</text:p>
          </table:table-cell>
          <table:table-cell office:value-type="date" office:date-value="2025-10-25" calcext:value-type="date">
            <text:p>25/10/25</text:p>
          </table:table-cell>
          <table:table-cell office:value-type="string" calcext:value-type="string">
            <text:p>Actividades básicas de acondicionamiento físico con soporte musical: aeróbic y step</text:p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5FP25CF011</text:p>
          </table:table-cell>
          <table:table-cell office:value-type="date" office:date-value="2025-10-18" calcext:value-type="date">
            <text:p>18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Skill 50. Diseño y animación de juegos 3D con Blender (Avanzado)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5FP19CF011</text:p>
          </table:table-cell>
          <table:table-cell table:number-columns-repeated="2" office:value-type="date" office:date-value="2025-10-20" calcext:value-type="date">
            <text:p>20/10/25</text:p>
          </table:table-cell>
          <table:table-cell office:value-type="string" calcext:value-type="string">
            <text:p>Tecnologías inteligentes aplicadas a la familia agraria y sectores afine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5FP27CF01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23. Aprende KNX practicando. Nivel 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5FP27CF020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23. Aprende KNX practicando. Nivel 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5FP30CF032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Peluquería nupcial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5FP35CF032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Introducción al programa Factory IO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5FP37CF02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Creación de actividades H5p interactivas en el área de Sanidad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5FP30CF014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Actualización en Skill de Peluquería Masculina: Técnicas Especializadas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5FP43CF217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conomía circular-Reutilización-Servitización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5FP43CF279</text:p>
          </table:table-cell>
          <table:table-cell office:value-type="date" office:date-value="2025-10-20" calcext:value-type="date">
            <text:p>20/10/25</text:p>
          </table:table-cell>
          <table:table-cell office:value-type="date" office:date-value="2025-11-02" calcext:value-type="date">
            <text:p>02/11/25</text:p>
          </table:table-cell>
          <table:table-cell office:value-type="string" calcext:value-type="string">
            <text:p>Sistemas de información geográfica (SIG)  avanzados, consultas multicriterio y gestión de la informació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5FP30CF020</text:p>
          </table:table-cell>
          <table:table-cell table:number-columns-repeated="2" office:value-type="date" office:date-value="2025-10-21" calcext:value-type="date">
            <text:p>21/10/25</text:p>
          </table:table-cell>
          <table:table-cell office:value-type="string" calcext:value-type="string">
            <text:p>Gestión de negocio de estética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5FP35CF030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Instalación y puesta en marcha de equipos frigoríficos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FP35CF035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23" calcext:value-type="date">
            <text:p>23/10/25</text:p>
          </table:table-cell>
          <table:table-cell office:value-type="string" calcext:value-type="string">
            <text:p>Cálculo y montaje de conductos de fibra de vidrio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5FP37CF027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Tecnologías XR en la creación de casos clínicos e interpretación de imágenes diagnósticas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5FP83CF002</text:p>
          </table:table-cell>
          <table:table-cell office:value-type="date" office:date-value="2025-10-21" calcext:value-type="date">
            <text:p>21/10/25</text:p>
          </table:table-cell>
          <table:table-cell office:value-type="date" office:date-value="2025-11-04" calcext:value-type="date">
            <text:p>04/11/25</text:p>
          </table:table-cell>
          <table:table-cell office:value-type="string" calcext:value-type="string">
            <text:p>Skill: Educación y control ambiental: sanidad ambiental aplicada 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5FP30CF025</text:p>
          </table:table-cell>
          <table:table-cell office:value-type="date" office:date-value="2025-10-22" calcext:value-type="date">
            <text:p>22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Herbario: herramienta didáctica para perfumería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FP43CF236</text:p>
          </table:table-cell>
          <table:table-cell office:value-type="date" office:date-value="2025-10-22" calcext:value-type="date">
            <text:p>22/10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strategias Metodológicas para la Impartición de Módulos de FP en Inglé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5FP19CF010</text:p>
          </table:table-cell>
          <table:table-cell table:number-columns-repeated="2" office:value-type="date" office:date-value="2025-10-25" calcext:value-type="date">
            <text:p>25/10/25</text:p>
          </table:table-cell>
          <table:table-cell office:value-type="string" calcext:value-type="string">
            <text:p>Técnicas de trepa y poda en altura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5FP35CF036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29" calcext:value-type="date">
            <text:p>29/10/25</text:p>
          </table:table-cell>
          <table:table-cell office:value-type="string" calcext:value-type="string">
            <text:p>Cálculo y montaje de conductos de fibra de vidrio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5FP35CF040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Mecanizado avanzado en torno y fresadora convenciona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5FP29CF007</text:p>
          </table:table-cell>
          <table:table-cell office:value-type="date" office:date-value="2025-10-27" calcext:value-type="date">
            <text:p>27/10/25</text:p>
          </table:table-cell>
          <table:table-cell office:value-type="date" office:date-value="2025-10-31" calcext:value-type="date">
            <text:p>31/10/25</text:p>
          </table:table-cell>
          <table:table-cell office:value-type="string" calcext:value-type="string">
            <text:p>Panes especiales y masa madre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5FP80CF020</text:p>
          </table:table-cell>
          <table:table-cell office:value-type="date" office:date-value="2025-10-28" calcext:value-type="date">
            <text:p>28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Comunidades energéticas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5FP43CF293</text:p>
          </table:table-cell>
          <table:table-cell office:value-type="date" office:date-value="2025-10-29" calcext:value-type="date">
            <text:p>29/10/25</text:p>
          </table:table-cell>
          <table:table-cell office:value-type="date" office:date-value="2025-10-30" calcext:value-type="date">
            <text:p>30/10/25</text:p>
          </table:table-cell>
          <table:table-cell office:value-type="string" calcext:value-type="string">
            <text:p>SKILL 52. Laboratori. Proves tècniques amb simuladors de realitat virtu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5FP32CF040</text:p>
          </table:table-cell>
          <table:table-cell table:number-columns-repeated="2" office:value-type="date" office:date-value="2025-10-30" calcext:value-type="date">
            <text:p>30/10/25</text:p>
          </table:table-cell>
          <table:table-cell office:value-type="string" calcext:value-type="string">
            <text:p>Jornada de intercambio de experiencias de la familia informática y comunicaciones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5FP19CF012</text:p>
          </table:table-cell>
          <table:table-cell table:number-columns-repeated="2" office:value-type="date" office:date-value="2025-11-03" calcext:value-type="date">
            <text:p>03/11/25</text:p>
          </table:table-cell>
          <table:table-cell office:value-type="string" calcext:value-type="string">
            <text:p>Tecnologías inteligentes aplicadas a la familia agraria y sectores afines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5FP29CF014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17" calcext:value-type="date">
            <text:p>17/11/25</text:p>
          </table:table-cell>
          <table:table-cell office:value-type="string" calcext:value-type="string">
            <text:p>Skills 47. Técnicas elementales de pastelería y reposterí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5FP30CF033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1" calcext:value-type="date">
            <text:p>01/12/25</text:p>
          </table:table-cell>
          <table:table-cell office:value-type="string" calcext:value-type="string">
            <text:p>Skill 29 Peluquería. Confección de prótesis faciales pilosas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5FP32CF036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iseño aplicado a interfaces web con Flutter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5FP32CF037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esarrollo de módulos para Odoo</text:p>
            <text:p/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25FP32CF038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53. Introducción a Terraform y Salt Project</text:p>
            <text:p/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5FP32CF039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17. Desarrollo con PHP y Laravel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5FP35CF031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Entorno reglamentario y normativo para refrigerantes A2L y A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5FP35CF111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2-05" calcext:value-type="date">
            <text:p>05/12/25</text:p>
          </table:table-cell>
          <table:table-cell office:value-type="string" calcext:value-type="string">
            <text:p>Skill 04. Puesta en marcha y aplicación práctica del autómata SCHNEIDER Modicon M22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5FP35CF112</text:p>
          </table:table-cell>
          <table:table-cell office:value-type="date" office:date-value="2025-11-03" calcext:value-type="date">
            <text:p>03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05. Autodesk Inventor para principiantes: fundamentos y aplicaciones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5FP30CF030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Micropigmentación reconstructiva areolar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5FP30CF031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05" calcext:value-type="date">
            <text:p>05/11/25</text:p>
          </table:table-cell>
          <table:table-cell office:value-type="string" calcext:value-type="string">
            <text:p>Técnicas de maquillaje de fantasía para moros y cristianos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5FP30CF035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25" calcext:value-type="date">
            <text:p>25/11/25</text:p>
          </table:table-cell>
          <table:table-cell office:value-type="string" calcext:value-type="string">
            <text:p>Skill 30 Estética. Creación de prótesis de espuma de látex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5FP34CF014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2-02" calcext:value-type="date">
            <text:p>02/12/25</text:p>
          </table:table-cell>
          <table:table-cell office:value-type="string" calcext:value-type="string">
            <text:p>Skill 13. Peritación de daños y elaboración de presupuestos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5FP43CF297</text:p>
          </table:table-cell>
          <table:table-cell office:value-type="date" office:date-value="2025-11-04" calcext:value-type="date">
            <text:p>04/11/25</text:p>
          </table:table-cell>
          <table:table-cell office:value-type="date" office:date-value="2025-11-21" calcext:value-type="date">
            <text:p>21/11/25</text:p>
          </table:table-cell>
          <table:table-cell office:value-type="string" calcext:value-type="string">
            <text:p>Skill Emprendimiento. Entrena las soft skills para el emprendimiento con IA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5FP33CF004</text:p>
          </table:table-cell>
          <table:table-cell office:value-type="date" office:date-value="2025-11-05" calcext:value-type="date">
            <text:p>05/11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ls 24 y 25: Conocimiento Skills Carpintería y Ebanistería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5FP43CF295</text:p>
          </table:table-cell>
          <table:table-cell office:value-type="date" office:date-value="2025-11-05" calcext:value-type="date">
            <text:p>05/11/25</text:p>
          </table:table-cell>
          <table:table-cell office:value-type="date" office:date-value="2025-12-01" calcext:value-type="date">
            <text:p>01/12/25</text:p>
          </table:table-cell>
          <table:table-cell office:value-type="string" calcext:value-type="string">
            <text:p>Skill Emprendimiento.Visibiliza el emprendimiento con IA: marca personal y redes sociales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5FP29CF010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s 56. Marketing digital turístico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5FP30CF034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29 Peluquería. Posticería para peinados de época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5FP36CF014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Técnicas de análisis instrumental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5FP34CF015</text:p>
          </table:table-cell>
          <table:table-cell office:value-type="date" office:date-value="2025-11-06" calcext:value-type="date">
            <text:p>06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33. Iniciación a las tecnologías híbridas y eléctricas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5FP28CF009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10. Soldadura en atmósfera natural con electrodo revestido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5FP29CF009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29" calcext:value-type="date">
            <text:p>29/11/25</text:p>
          </table:table-cell>
          <table:table-cell office:value-type="string" calcext:value-type="string">
            <text:p>Skill 56. La promoción de los recursos turísticos: el Modernismo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5FP43CF296</text:p>
          </table:table-cell>
          <table:table-cell office:value-type="date" office:date-value="2025-11-10" calcext:value-type="date">
            <text:p>10/11/25</text:p>
          </table:table-cell>
          <table:table-cell office:value-type="date" office:date-value="2025-12-04" calcext:value-type="date">
            <text:p>04/12/25</text:p>
          </table:table-cell>
          <table:table-cell office:value-type="string" calcext:value-type="string">
            <text:p>Skill 50. De la idea al prototipo con impresión 3D en el aula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5FP43CF299</text:p>
          </table:table-cell>
          <table:table-cell table:number-columns-repeated="2" office:value-type="date" office:date-value="2025-11-11" calcext:value-type="date">
            <text:p>11/11/25</text:p>
          </table:table-cell>
          <table:table-cell office:value-type="string" calcext:value-type="string">
            <text:p>Jornada Team up: Restauración ecológica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5FP43CF300</text:p>
          </table:table-cell>
          <table:table-cell table:number-columns-repeated="2" office:value-type="date" office:date-value="2025-11-13" calcext:value-type="date">
            <text:p>13/11/25</text:p>
          </table:table-cell>
          <table:table-cell office:value-type="string" calcext:value-type="string">
            <text:p>Jornada Team up: Restauración ecológica.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5FP30CF036</text:p>
          </table:table-cell>
          <table:table-cell office:value-type="date" office:date-value="2025-11-14" calcext:value-type="date">
            <text:p>14/11/25</text:p>
          </table:table-cell>
          <table:table-cell office:value-type="date" office:date-value="2025-11-18" calcext:value-type="date">
            <text:p>18/11/25</text:p>
          </table:table-cell>
          <table:table-cell office:value-type="string" calcext:value-type="string">
            <text:p>Skill 30 Estética. Técnico Superior en Estética: Funciones en Medicina Estética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5FP29CF011</text:p>
          </table:table-cell>
          <table:table-cell office:value-type="date" office:date-value="2025-11-17" calcext:value-type="date">
            <text:p>17/11/25</text:p>
          </table:table-cell>
          <table:table-cell office:value-type="date" office:date-value="2025-11-25" calcext:value-type="date">
            <text:p>25/11/25</text:p>
          </table:table-cell>
          <table:table-cell office:value-type="string" calcext:value-type="string">
            <text:p>Skills 34. Cocina japonesa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5FP35CF114</text:p>
          </table:table-cell>
          <table:table-cell office:value-type="date" office:date-value="2025-11-17" calcext:value-type="date">
            <text:p>17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 15. Mecanizado de tuberías para instalaciones térmicas y de fluidos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5FP29CF015</text:p>
          </table:table-cell>
          <table:table-cell office:value-type="date" office:date-value="2025-11-18" calcext:value-type="date">
            <text:p>18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s 35. Curso de coctelería aplicada al servicio rea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5FP35CF115</text:p>
          </table:table-cell>
          <table:table-cell office:value-type="date" office:date-value="2025-11-19" calcext:value-type="date">
            <text:p>19/11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 38. Instalaciones de gran escala en la edificación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5FP35CF116</text:p>
          </table:table-cell>
          <table:table-cell office:value-type="date" office:date-value="2025-11-20" calcext:value-type="date">
            <text:p>20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05. Iniciación al diseño y fabricación aditiva (impresión 3D)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5FP19CF013</text:p>
          </table:table-cell>
          <table:table-cell office:value-type="date" office:date-value="2025-11-24" calcext:value-type="date">
            <text:p>24/11/25</text:p>
          </table:table-cell>
          <table:table-cell office:value-type="date" office:date-value="2025-11-26" calcext:value-type="date">
            <text:p>26/11/25</text:p>
          </table:table-cell>
          <table:table-cell office:value-type="string" calcext:value-type="string">
            <text:p>Skill 37. Perfeccionamiento en maquinaria específic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5FP36CF015</text:p>
          </table:table-cell>
          <table:table-cell office:value-type="date" office:date-value="2025-11-24" calcext:value-type="date">
            <text:p>24/11/25</text:p>
          </table:table-cell>
          <table:table-cell office:value-type="date" office:date-value="2025-11-28" calcext:value-type="date">
            <text:p>28/11/25</text:p>
          </table:table-cell>
          <table:table-cell office:value-type="string" calcext:value-type="string">
            <text:p>SKILL 52. Assajos biotecnològics aplicats a la família professional química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5FP29CF016</text:p>
          </table:table-cell>
          <table:table-cell table:number-columns-repeated="2" office:value-type="date" office:date-value="2025-11-28" calcext:value-type="date">
            <text:p>28/11/25</text:p>
          </table:table-cell>
          <table:table-cell office:value-type="string" calcext:value-type="string">
            <text:p>Skills 34 y 35. De Skills al éxito: innovación, talento y futuro en la FP de Hosteleria y Cocina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5FP19CF014</text:p>
          </table:table-cell>
          <table:table-cell office:value-type="date" office:date-value="2025-12-01" calcext:value-type="date">
            <text:p>01/12/25</text:p>
          </table:table-cell>
          <table:table-cell office:value-type="date" office:date-value="2025-12-03" calcext:value-type="date">
            <text:p>03/12/25</text:p>
          </table:table-cell>
          <table:table-cell office:value-type="string" calcext:value-type="string">
            <text:p>Skill 37. Perfeccionamiento en maquinaria específic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5FP27CF021</text:p>
          </table:table-cell>
          <table:table-cell office:value-type="date" office:date-value="2025-12-01" calcext:value-type="date">
            <text:p>01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KNX Nivel 1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5FP34CF016</text:p>
          </table:table-cell>
          <table:table-cell office:value-type="date" office:date-value="2025-12-05" calcext:value-type="date">
            <text:p>05/12/25</text:p>
          </table:table-cell>
          <table:table-cell office:value-type="date" office:date-value="2025-12-13" calcext:value-type="date">
            <text:p>13/12/25</text:p>
          </table:table-cell>
          <table:table-cell office:value-type="string" calcext:value-type="string">
            <text:p>CAD para la reconstrucción de piezas en termoplástico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5FP32CF041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3" calcext:value-type="date">
            <text:p>13/12/25</text:p>
          </table:table-cell>
          <table:table-cell office:value-type="string" calcext:value-type="string">
            <text:p>Proxmox avanzado en redes empresariale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5FP35CF121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7" calcext:value-type="date">
            <text:p>17/12/25</text:p>
          </table:table-cell>
          <table:table-cell office:value-type="string" calcext:value-type="string">
            <text:p>Construye en digital: BIM. Introducción a la Metodología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5FP35CF122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Monitoreo de instalaciones frigoríficas y su aplicación en el aul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5FP43CF306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Automatización en CODESYS con Delta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5FP43CF304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9" calcext:value-type="date">
            <text:p>19/12/25</text:p>
          </table:table-cell>
          <table:table-cell office:value-type="string" calcext:value-type="string">
            <text:p>Formació amb simuladors de realitat virtual aplicats a família química i afins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5FP43CF305</text:p>
          </table:table-cell>
          <table:table-cell office:value-type="date" office:date-value="2025-12-09" calcext:value-type="date">
            <text:p>09/12/25</text:p>
          </table:table-cell>
          <table:table-cell office:value-type="date" office:date-value="2025-12-19" calcext:value-type="date">
            <text:p>19/12/25</text:p>
          </table:table-cell>
          <table:table-cell office:value-type="string" calcext:value-type="string">
            <text:p>Formació amb simuladors de realitat virtual aplicats a família agrària i seguretat i medi ambient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5FP37CF030</text:p>
          </table:table-cell>
          <table:table-cell office:value-type="date" office:date-value="2025-12-10" calcext:value-type="date">
            <text:p>10/12/25</text:p>
          </table:table-cell>
          <table:table-cell office:value-type="date" office:date-value="2025-12-17" calcext:value-type="date">
            <text:p>17/12/25</text:p>
          </table:table-cell>
          <table:table-cell office:value-type="string" calcext:value-type="string">
            <text:p>Diseño y fabricación de prótesis tradicionales y flexible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5FP43CF303</text:p>
          </table:table-cell>
          <table:table-cell office:value-type="date" office:date-value="2025-12-10" calcext:value-type="date">
            <text:p>10/12/25</text:p>
          </table:table-cell>
          <table:table-cell office:value-type="date" office:date-value="2025-12-16" calcext:value-type="date">
            <text:p>16/12/25</text:p>
          </table:table-cell>
          <table:table-cell office:value-type="string" calcext:value-type="string">
            <text:p>Jornada campeonatos FPB CVSKILLS 2025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5FP30CF037</text:p>
          </table:table-cell>
          <table:table-cell office:value-type="date" office:date-value="2025-12-12" calcext:value-type="date">
            <text:p>12/12/25</text:p>
          </table:table-cell>
          <table:table-cell office:value-type="date" office:date-value="2025-12-20" calcext:value-type="date">
            <text:p>20/12/25</text:p>
          </table:table-cell>
          <table:table-cell office:value-type="string" calcext:value-type="string">
            <text:p>Tricopigmentación y micropigmentación paramédica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5FP35CF123</text:p>
          </table:table-cell>
          <table:table-cell office:value-type="date" office:date-value="2025-12-15" calcext:value-type="date">
            <text:p>15/12/25</text:p>
          </table:table-cell>
          <table:table-cell office:value-type="date" office:date-value="2025-12-18" calcext:value-type="date">
            <text:p>18/12/25</text:p>
          </table:table-cell>
          <table:table-cell office:value-type="string" calcext:value-type="string">
            <text:p>Procesos de torneado en mecanizado CNC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5FP43CF308</text:p>
          </table:table-cell>
          <table:table-cell office:value-type="date" office:date-value="2026-01-08" calcext:value-type="date">
            <text:p>08/01/26</text:p>
          </table:table-cell>
          <table:table-cell office:value-type="date" office:date-value="2026-01-22" calcext:value-type="date">
            <text:p>22/01/26</text:p>
          </table:table-cell>
          <table:table-cell office:value-type="string" calcext:value-type="string">
            <text:p>Redacción de proyectos Erasmus+ KA122 sector VET</text:p>
          </table:table-cell>
          <table:table-cell office:value-type="float" office:value="259" calcext:value-type="float">
            <text:p>259</text:p>
          </table:table-cell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formula="of:=SUM([.F2:.F276])" office:value-type="float" office:value="39925" calcext:value-type="float">
            <text:p>39925</text:p>
          </table:table-cell>
          <table:table-cell table:formula="of:=SUM([.G2:.G276])" office:value-type="float" office:value="25488" calcext:value-type="float">
            <text:p>25488</text:p>
          </table:table-cell>
          <table:table-cell table:formula="of:=SUM([.H2:.H276])" office:value-type="float" office:value="20574" calcext:value-type="float">
            <text:p>20574</text:p>
          </table:table-cell>
          <table:table-cell table:formula="of:=SUM([.I2:.I276])" office:value-type="float" office:value="6414" calcext:value-type="float">
            <text:p>6414</text:p>
          </table:table-cell>
          <table:table-cell table:formula="of:=SUM([.J2:.J276])" office:value-type="float" office:value="36889" calcext:value-type="float">
            <text:p>368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m_solicitudes</text:p>
          </table:table-cell>
          <table:table-cell office:value-type="string" calcext:value-type="string">
            <text:p>num_participantes</text:p>
          </table:table-cell>
          <table:table-cell office:value-type="string" calcext:value-type="string">
            <text:p>num_part_certificado</text:p>
          </table:table-cell>
          <table:table-cell office:value-type="string" calcext:value-type="string">
            <text:p>num_horas</text:p>
          </table:table-cell>
          <table:table-cell office:value-type="string" calcext:value-type="string">
            <text:p>num_plazas</text:p>
          </table:table-cell>
        </table:table-row>
      </table:table>
      <table:named-expressions/>
      <table:database-ranges>
        <table:database-range table:name="__Anonymous_Sheet_DB__0" table:target-range-address="'2025'.B1:'2025'.Y278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Hoja3.A1:Hoja3.G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5" style:display-name="PageStyle_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5T14:44:32.005348800</dc:date>
    <meta:editing-duration>PT53M53S</meta:editing-duration>
    <meta:editing-cycles>2</meta:editing-cycles>
    <meta:generator>LibreOffice/25.8.3.2$Windows_X86_64 LibreOffice_project/8ca8d55c161d602844f5428fa4b58097424e324e</meta:generator>
    <meta:document-statistic meta:table-count="6" meta:cell-count="1411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4.192cm" svg:y="0.316cm" chart:style-name="ch2">
          <text:p>Evolución CEFIRE FP últimos 3 años</text:p>
        </chart:title>
        <chart:legend chart:legend-position="end" svg:x="11.842cm" svg:y="2.956cm" style:legend-expansion="high" chart:style-name="ch3"/>
        <chart:plot-area chart:style-name="ch4" svg:x="1.331cm" svg:y="1.275cm" svg:width="10.191cm" svg:height="6.564cm">
          <chart:coordinate-region svg:x="2.538cm" svg:y="1.474cm" svg:width="8.984cm" svg:height="5.718cm"/>
          <chart:axis chart:dimension="x" chart:name="primary-x" chart:style-name="ch5" chartooo:axis-type="auto">
            <chartooo:date-scale/>
            <chart:title svg:x="6.007cm" svg:y="8.019cm" chart:style-name="ch2">
              <text:p><text:span text:style-name="T1">Años</text:span></text:p>
            </chart:title>
            <chart:categories table:cell-range-address="Hoja3.A2:Hoja3.A4"/>
            <chart:grid chart:style-name="ch6" chart:class="major"/>
          </chart:axis>
          <chart:axis chart:dimension="y" chart:name="primary-y" chart:style-name="ch7">
            <chart:title svg:x="0.451cm" svg:y="5.497cm" chart:style-name="ch8">
              <text:p><text:span text:style-name="T1">Particpantes</text:span></text:p>
            </chart:title>
            <chart:grid chart:style-name="ch6" chart:class="major"/>
          </chart:axis>
          <chart:series chart:style-name="ch9" chart:values-cell-range-address="Hoja3.B2:Hoja3.B4" chart:label-cell-address="Hoja3.B1:Hoja3.B1" chart:class="chart:bar">
            <chart:data-point chart:repeated="3"/>
          </chart:series>
          <chart:series chart:style-name="ch10" chart:values-cell-range-address="Hoja3.C2:Hoja3.C4" chart:label-cell-address="Hoja3.C1:Hoja3.C1" chart:class="chart:bar">
            <chart:data-point chart:repeated="3"/>
          </chart:series>
          <chart:series chart:style-name="ch11" chart:values-cell-range-address="Hoja3.D2:Hoja3.D4" chart:label-cell-address="Hoja3.D1:Hoja3.D1" chart:class="chart:bar">
            <chart:data-point chart:repeated="3"/>
          </chart:series>
          <chart:series chart:style-name="ch12" chart:values-cell-range-address="Hoja3.E2:Hoja3.E4" chart:label-cell-address="Hoja3.E1:Hoja3.E1" chart:class="chart:bar">
            <chart:data-point chart:repeated="3"/>
          </chart:series>
          <chart:series chart:style-name="ch13" chart:values-cell-range-address="Hoja3.F2:Hoja3.F4" chart:label-cell-address="Hoja3.F1:Hoja3.F1" chart:class="chart:bar">
            <chart:data-point chart:repeated="3"/>
          </chart:series>
          <chart:series chart:style-name="ch14" chart:values-cell-range-address="Hoja3.G2:Hoja3.G4" chart:label-cell-address="Hoja3.G1:Hoja3.G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ormaciones </text:p>
                <draw:g>
                  <svg:desc>Hoja3.B1:Hoja3.B1</svg:desc>
                </draw:g>
              </table:table-cell>
              <table:table-cell office:value-type="string">
                <text:p> num_solicitudes </text:p>
                <draw:g>
                  <svg:desc>Hoja3.C1:Hoja3.C1</svg:desc>
                </draw:g>
              </table:table-cell>
              <table:table-cell office:value-type="string">
                <text:p> num_participantes </text:p>
                <draw:g>
                  <svg:desc>Hoja3.D1:Hoja3.D1</svg:desc>
                </draw:g>
              </table:table-cell>
              <table:table-cell office:value-type="string">
                <text:p> num_part_certificado </text:p>
                <draw:g>
                  <svg:desc>Hoja3.E1:Hoja3.E1</svg:desc>
                </draw:g>
              </table:table-cell>
              <table:table-cell office:value-type="string">
                <text:p> num_horas </text:p>
                <draw:g>
                  <svg:desc>Hoja3.F1:Hoja3.F1</svg:desc>
                </draw:g>
              </table:table-cell>
              <table:table-cell office:value-type="string">
                <text:p> num_plazas </text:p>
                <draw:g>
                  <svg:desc>Hoja3.G1:Hoja3.G1</svg:desc>
                </draw:g>
              </table:table-cell>
            </table:table-row>
          </table:table-header-rows>
          <table:table-rows>
            <table:table-row>
              <table:table-cell office:value-type="float" office:value="2023">
                <text:p>2023</text:p>
                <draw:g>
                  <svg:desc>Hoja3.A2:Hoja3.A4</svg:desc>
                </draw:g>
              </table:table-cell>
              <table:table-cell office:value-type="float" office:value="227">
                <text:p>227</text:p>
                <draw:g>
                  <svg:desc>Hoja3.B2:Hoja3.B4</svg:desc>
                </draw:g>
              </table:table-cell>
              <table:table-cell office:value-type="float" office:value="16748">
                <text:p>16748</text:p>
                <draw:g>
                  <svg:desc>Hoja3.C2:Hoja3.C4</svg:desc>
                </draw:g>
              </table:table-cell>
              <table:table-cell office:value-type="float" office:value="8267">
                <text:p>8267</text:p>
                <draw:g>
                  <svg:desc>Hoja3.D2:Hoja3.D4</svg:desc>
                </draw:g>
              </table:table-cell>
              <table:table-cell office:value-type="float" office:value="6296">
                <text:p>6296</text:p>
                <draw:g>
                  <svg:desc>Hoja3.E2:Hoja3.E4</svg:desc>
                </draw:g>
              </table:table-cell>
              <table:table-cell office:value-type="float" office:value="5957">
                <text:p>5957</text:p>
                <draw:g>
                  <svg:desc>Hoja3.F2:Hoja3.F4</svg:desc>
                </draw:g>
              </table:table-cell>
              <table:table-cell office:value-type="float" office:value="8102">
                <text:p>8102</text:p>
                <draw:g>
                  <svg:desc>Hoja3.G2:Hoja3.G4</svg:desc>
                </draw:g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153">
                <text:p>153</text:p>
              </table:table-cell>
              <table:table-cell office:value-type="float" office:value="22721">
                <text:p>22721</text:p>
              </table:table-cell>
              <table:table-cell office:value-type="float" office:value="12327">
                <text:p>12327</text:p>
              </table:table-cell>
              <table:table-cell office:value-type="float" office:value="9315">
                <text:p>9315</text:p>
              </table:table-cell>
              <table:table-cell office:value-type="float" office:value="3564">
                <text:p>3564</text:p>
              </table:table-cell>
              <table:table-cell office:value-type="float" office:value="15801">
                <text:p>15801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275">
                <text:p>275</text:p>
              </table:table-cell>
              <table:table-cell office:value-type="float" office:value="39925">
                <text:p>39925</text:p>
              </table:table-cell>
              <table:table-cell office:value-type="float" office:value="25488">
                <text:p>25488</text:p>
              </table:table-cell>
              <table:table-cell office:value-type="float" office:value="20574">
                <text:p>20574</text:p>
              </table:table-cell>
              <table:table-cell office:value-type="float" office:value="6414">
                <text:p>6414</text:p>
              </table:table-cell>
              <table:table-cell office:value-type="float" office:value="36889">
                <text:p>36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